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5mm"/>
    </style:style>
    <style:style style:name="co2" style:family="table-column">
      <style:table-column-properties fo:break-before="auto" style:column-width="10.27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200.55mm"/>
    </style:style>
    <style:style style:name="co5" style:family="table-column">
      <style:table-column-properties fo:break-before="auto" style:column-width="17.67mm"/>
    </style:style>
    <style:style style:name="co6" style:family="table-column">
      <style:table-column-properties fo:break-before="auto" style:column-width="17.46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mm" fo:break-before="auto" style:use-optimal-row-height="true"/>
    </style:style>
    <style:style style:name="ro3" style:family="table-row">
      <style:table-row-properties style:row-height="12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</style:style>
    <style:style style:name="ce7" style:family="table-cell" style:parent-style-name="Default" style:data-style-name="N61"/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topic_table_all_900_with_clus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ank des Themas in Bezug auf die Steigung (Stärke des Trends)</text:p>
          </table:table-cell>
          <table:table-cell office:value-type="string" calcext:value-type="string">
            <text:p>topic Nr des Themas (nur interne Nummer / ID)</text:p>
          </table:table-cell>
          <table:table-cell office:value-type="string" calcext:value-type="string">
            <text:p>Clusterzugehörigkeit</text:p>
          </table:table-cell>
          <table:table-cell table:style-name="ce5" office:value-type="string" calcext:value-type="string">
            <text:p>Label (= top Wörter des Themas)</text:p>
          </table:table-cell>
          <table:table-cell table:style-name="ce7" office:value-type="string" calcext:value-type="string">
            <text:p>lm_slope (lineare Steigung des Trends)</text:p>
          </table:table-cell>
          <table:table-cell office:value-type="string" calcext:value-type="string">
            <text:p>p_slope (P Wert der Steigung der linearen Regression)</text:p>
          </table:table-cell>
          <table:table-cell office:value-type="string" calcext:value-type="string">
            <text:p>prob_cumsum (kumulative Wahrscheinlichkeit des Themas – also nicht Trend sondern Gesamtauftretenswahrscheinlichkeit über alle Jahre)</text:p>
          </table:table-cell>
          <table:table-cell office:value-type="string" calcext:value-type="string">
            <text:p>slope rank (gleich wie Spalte A)</text:p>
          </table:table-cell>
        </table:table-row>
        <table:table-row table:style-name="ro2">
          <table:table-cell table:style-name="ce1" office:value-type="string" calcext:value-type="string">
            <text:p>458</text:p>
          </table:table-cell>
          <table:table-cell table:style-name="ce1" office:value-type="string" calcext:value-type="string">
            <text:p>539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structure, structural, represent, complex, shape, null, structurally, explicitly, extent, recent, structur, numerous, specific, shell, influence, loci, reorganization, geometrical, least, ordinary_least_square</text:p>
          </table:table-cell>
          <table:table-cell office:value-type="float" office:value="-0.00000116" calcext:value-type="float">
            <text:p>-1,16E-06</text:p>
          </table:table-cell>
          <table:table-cell table:style-name="ce1" office:value-type="string" calcext:value-type="string">
            <text:p><text:s/>7.57e-01</text:p>
          </table:table-cell>
          <table:table-cell office:value-type="float" office:value="75.1" calcext:value-type="float">
            <text:p>75,1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table:style-name="ce1" office:value-type="string" calcext:value-type="string">
            <text:p>463</text:p>
          </table:table-cell>
          <table:table-cell table:style-name="ce1" office:value-type="string" calcext:value-type="string">
            <text:p>447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level, higher, hole, lower, moderate, variance, consist, correlation, levels, ras, tce, anova, achievement, spss, barge, fourth, ordinary_least_square, median, kettle, important_role</text:p>
          </table:table-cell>
          <table:table-cell office:value-type="float" office:value="-0.00000178" calcext:value-type="float">
            <text:p>-1,78E-06</text:p>
          </table:table-cell>
          <table:table-cell table:style-name="ce1" office:value-type="string" calcext:value-type="string">
            <text:p><text:s/>7.36e-01</text:p>
          </table:table-cell>
          <table:table-cell office:value-type="float" office:value="140.6" calcext:value-type="float">
            <text:p>140,6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table-cell table:style-name="ce1" office:value-type="string" calcext:value-type="string">
            <text:p>465</text:p>
          </table:table-cell>
          <table:table-cell table:style-name="ce1" office:value-type="string" calcext:value-type="string">
            <text:p>796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week, month, person, visit, oral, outcome, medication, receive, complete, weekly, mental, participant, assess, intensive_care_unit, day, greater, least, completion, primary, setting</text:p>
          </table:table-cell>
          <table:table-cell office:value-type="float" office:value="-0.00000181" calcext:value-type="float">
            <text:p>-1,81E-06</text:p>
          </table:table-cell>
          <table:table-cell table:style-name="ce1" office:value-type="string" calcext:value-type="string">
            <text:p><text:s/>6.82e-01</text:p>
          </table:table-cell>
          <table:table-cell office:value-type="float" office:value="84.2" calcext:value-type="float">
            <text:p>84,2</text:p>
          </table:table-cell>
          <table:table-cell office:value-type="float" office:value="465" calcext:value-type="float">
            <text:p>465</text:p>
          </table:table-cell>
        </table:table-row>
        <table:table-row table:style-name="ro2">
          <table:table-cell table:style-name="ce1" office:value-type="string" calcext:value-type="string">
            <text:p>481</text:p>
          </table:table-cell>
          <table:table-cell table:style-name="ce1" office:value-type="string" calcext:value-type="string">
            <text:p>523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threshold, speech, indonesia, mexico, causal, relationship, mexican, long_run, indonesian, hearing, causality, state, affect, level, bidirectional, effect, select, function, depend, statistical</text:p>
          </table:table-cell>
          <table:table-cell office:value-type="float" office:value="-0.00000298" calcext:value-type="float">
            <text:p>-2,98E-06</text:p>
          </table:table-cell>
          <table:table-cell table:style-name="ce1" office:value-type="string" calcext:value-type="string">
            <text:p><text:s/>4.89e-01</text:p>
          </table:table-cell>
          <table:table-cell office:value-type="float" office:value="75.7" calcext:value-type="float">
            <text:p>75,7</text:p>
          </table:table-cell>
          <table:table-cell office:value-type="float" office:value="481" calcext:value-type="float">
            <text:p>481</text:p>
          </table:table-cell>
        </table:table-row>
        <table:table-row table:style-name="ro2">
          <table:table-cell table:style-name="ce1" office:value-type="string" calcext:value-type="string">
            <text:p>485</text:p>
          </table:table-cell>
          <table:table-cell table:style-name="ce1" office:value-type="string" calcext:value-type="string">
            <text:p>201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intensity, offset, characteristic, influence, effect, relationship, locate, construct, hydroclimatic, typical, eating, cumulative, frequency, normalize, effectively, rapidly, long_term, side, greatly, relation</text:p>
          </table:table-cell>
          <table:table-cell office:value-type="float" office:value="-0.00000327" calcext:value-type="float">
            <text:p>-3,27E-06</text:p>
          </table:table-cell>
          <table:table-cell table:style-name="ce1" office:value-type="string" calcext:value-type="string">
            <text:p><text:s/>3.49e-01</text:p>
          </table:table-cell>
          <table:table-cell office:value-type="float" office:value="67.8" calcext:value-type="float">
            <text:p>67,8</text:p>
          </table:table-cell>
          <table:table-cell office:value-type="float" office:value="485" calcext:value-type="float">
            <text:p>485</text:p>
          </table:table-cell>
        </table:table-row>
        <table:table-row table:style-name="ro2">
          <table:table-cell table:style-name="ce1" office:value-type="string" calcext:value-type="string">
            <text:p>488</text:p>
          </table:table-cell>
          <table:table-cell table:style-name="ce1" office:value-type="string" calcext:value-type="string">
            <text:p>752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potential, measure, assess, assessment, future, integrative, additional, revision, prior, limitation, preliminary, widespread, reach, summary, previous, implication, frequently, attempt, survey, literature</text:p>
          </table:table-cell>
          <table:table-cell office:value-type="float" office:value="-0.00000335" calcext:value-type="float">
            <text:p>-3,35E-06</text:p>
          </table:table-cell>
          <table:table-cell table:style-name="ce1" office:value-type="string" calcext:value-type="string">
            <text:p><text:s/>4.06e-01</text:p>
          </table:table-cell>
          <table:table-cell office:value-type="float" office:value="92.3" calcext:value-type="float">
            <text:p>92,3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table:style-name="ce1" office:value-type="string" calcext:value-type="string">
            <text:p>489</text:p>
          </table:table-cell>
          <table:table-cell table:style-name="ce1" office:value-type="string" calcext:value-type="string">
            <text:p>325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score, age, higher, difference, gender, group, older, association, objective, man_woman, female, male, sample, scor, background, associations, cohort, appointment, bivariate, undergo</text:p>
          </table:table-cell>
          <table:table-cell office:value-type="float" office:value="-0.00000344" calcext:value-type="float">
            <text:p>-3,44E-06</text:p>
          </table:table-cell>
          <table:table-cell table:style-name="ce1" office:value-type="string" calcext:value-type="string">
            <text:p><text:s/>5.09e-01</text:p>
          </table:table-cell>
          <table:table-cell office:value-type="float" office:value="103.8" calcext:value-type="float">
            <text:p>103,8</text:p>
          </table:table-cell>
          <table:table-cell office:value-type="float" office:value="489" calcext:value-type="float">
            <text:p>489</text:p>
          </table:table-cell>
        </table:table-row>
        <table:table-row table:style-name="ro2">
          <table:table-cell table:style-name="ce1" office:value-type="string" calcext:value-type="string">
            <text:p>492</text:p>
          </table:table-cell>
          <table:table-cell table:style-name="ce1" office:value-type="string" calcext:value-type="string">
            <text:p>295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hydraulic, potential, expand, common, effort, continue, pressure, scotland, potentially, venue, decade, rapid, extent, globally, widely, frequent, theta, characterise, opportunity, substantial</text:p>
          </table:table-cell>
          <table:table-cell office:value-type="float" office:value="-0.0000036" calcext:value-type="float">
            <text:p>-3,60E-06</text:p>
          </table:table-cell>
          <table:table-cell table:style-name="ce1" office:value-type="string" calcext:value-type="string">
            <text:p><text:s/>3.04e-01</text:p>
          </table:table-cell>
          <table:table-cell office:value-type="float" office:value="75.2" calcext:value-type="float">
            <text:p>75,2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table:style-name="ce1" office:value-type="string" calcext:value-type="string">
            <text:p>500</text:p>
          </table:table-cell>
          <table:table-cell table:style-name="ce1" office:value-type="string" calcext:value-type="string">
            <text:p>687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migration, indigenous, spawn, migrant, individual, rear, spawning, move, bioinformatic, shift, facilitate, direction, route, natal, site, stopover, role, dynamics, consistent, contingent</text:p>
          </table:table-cell>
          <table:table-cell office:value-type="float" office:value="-0.00000401" calcext:value-type="float">
            <text:p>-4,01E-06</text:p>
          </table:table-cell>
          <table:table-cell table:style-name="ce1" office:value-type="string" calcext:value-type="string">
            <text:p><text:s/>3.46e-01</text:p>
          </table:table-cell>
          <table:table-cell office:value-type="float" office:value="64.5" calcext:value-type="float">
            <text:p>64,5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table:style-name="ce1" office:value-type="string" calcext:value-type="string">
            <text:p>501</text:p>
          </table:table-cell>
          <table:table-cell table:style-name="ce1" office:value-type="string" calcext:value-type="string">
            <text:p>806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photograph, dominant, remain, highly, ancient, tolerant, site, document, adapt, record, isolate, environment, urbanism, majority, worldwide, largely, understand, reason, similar, attach</text:p>
          </table:table-cell>
          <table:table-cell office:value-type="float" office:value="-0.00000405" calcext:value-type="float">
            <text:p>-4,05E-06</text:p>
          </table:table-cell>
          <table:table-cell table:style-name="ce1" office:value-type="string" calcext:value-type="string">
            <text:p><text:s/>2.63e-01</text:p>
          </table:table-cell>
          <table:table-cell office:value-type="float" office:value="75.2" calcext:value-type="float">
            <text:p>75,2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table:style-name="ce1" office:value-type="string" calcext:value-type="string">
            <text:p>516</text:p>
          </table:table-cell>
          <table:table-cell table:style-name="ce1" office:value-type="string" calcext:value-type="string">
            <text:p>155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effect, affect, decrease, addition, modify, dispersion, turn, factor, reduce, phenomenon, characteristic, difference, synchrony, add, differ, measure, highlight_importance, initial, profound, partial</text:p>
          </table:table-cell>
          <table:table-cell office:value-type="float" office:value="-0.00000499" calcext:value-type="float">
            <text:p>-4,99E-06</text:p>
          </table:table-cell>
          <table:table-cell table:style-name="ce1" office:value-type="string" calcext:value-type="string">
            <text:p><text:s/>2.78e-01</text:p>
          </table:table-cell>
          <table:table-cell office:value-type="float" office:value="110" calcext:value-type="float">
            <text:p>110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table:style-name="ce1" office:value-type="string" calcext:value-type="string">
            <text:p>522</text:p>
          </table:table-cell>
          <table:table-cell table:style-name="ce1" office:value-type="string" calcext:value-type="string">
            <text:p>859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genetic, history, range, genomic, restrict, structure, ecological_niche, marker, wide, gene_flow, population, genomics, restriction, distribute, hypothesis, pairwise, ecological, closely_related, subspecy, phenotypic</text:p>
          </table:table-cell>
          <table:table-cell office:value-type="float" office:value="-0.00000558" calcext:value-type="float">
            <text:p>-5,58E-06</text:p>
          </table:table-cell>
          <table:table-cell table:style-name="ce1" office:value-type="string" calcext:value-type="string">
            <text:p><text:s/>1.49e-01</text:p>
          </table:table-cell>
          <table:table-cell office:value-type="float" office:value="62.9" calcext:value-type="float">
            <text:p>62,9</text:p>
          </table:table-cell>
          <table:table-cell office:value-type="float" office:value="522" calcext:value-type="float">
            <text:p>522</text:p>
          </table:table-cell>
        </table:table-row>
        <table:table-row table:style-name="ro2">
          <table:table-cell table:style-name="ce1" office:value-type="string" calcext:value-type="string">
            <text:p>531</text:p>
          </table:table-cell>
          <table:table-cell table:style-name="ce1" office:value-type="string" calcext:value-type="string">
            <text:p>108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regime, shift, impact, influence, effect, cumulative, environmental, malaysia, factor, pca, potentially, principal_component_analysis, state, importance, mix, beneficial, responsible, opposite, quantify, detrimental</text:p>
          </table:table-cell>
          <table:table-cell office:value-type="float" office:value="-0.00000647" calcext:value-type="float">
            <text:p>-6,47E-06</text:p>
          </table:table-cell>
          <table:table-cell table:style-name="ce1" office:value-type="string" calcext:value-type="string">
            <text:p><text:s/>6.43e-02</text:p>
          </table:table-cell>
          <table:table-cell office:value-type="float" office:value="70" calcext:value-type="float">
            <text:p>70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table:style-name="ce1" office:value-type="string" calcext:value-type="string">
            <text:p>533</text:p>
          </table:table-cell>
          <table:table-cell table:style-name="ce1" office:value-type="string" calcext:value-type="string">
            <text:p>488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reference, sweden, relative_humidity, part, swedish, favourable, future, seaice, global, substantial, conductive, customization, respect, comparison, largest, directly, jump, shape, widely, confirm</text:p>
          </table:table-cell>
          <table:table-cell office:value-type="float" office:value="-0.0000067" calcext:value-type="float">
            <text:p>-6,70E-06</text:p>
          </table:table-cell>
          <table:table-cell table:style-name="ce1" office:value-type="string" calcext:value-type="string">
            <text:p><text:s/>5.95e-02</text:p>
          </table:table-cell>
          <table:table-cell office:value-type="float" office:value="71.4" calcext:value-type="float">
            <text:p>71,4</text:p>
          </table:table-cell>
          <table:table-cell office:value-type="float" office:value="533" calcext:value-type="float">
            <text:p>533</text:p>
          </table:table-cell>
        </table:table-row>
        <table:table-row table:style-name="ro2">
          <table:table-cell table:style-name="ce1" office:value-type="string" calcext:value-type="string">
            <text:p>534</text:p>
          </table:table-cell>
          <table:table-cell table:style-name="ce1" office:value-type="string" calcext:value-type="string">
            <text:p>461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export, brazil, indian, brazilian, passage, state, vent, isoprene, largest, previous, region, 1980, unique, clear, brightness, larger, decade, report, costa_rica, assess</text:p>
          </table:table-cell>
          <table:table-cell office:value-type="float" office:value="-0.00000677" calcext:value-type="float">
            <text:p>-6,77E-06</text:p>
          </table:table-cell>
          <table:table-cell table:style-name="ce1" office:value-type="string" calcext:value-type="string">
            <text:p><text:s/>8.29e-02</text:p>
          </table:table-cell>
          <table:table-cell office:value-type="float" office:value="73.7" calcext:value-type="float">
            <text:p>73,7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table:style-name="ce1" office:value-type="string" calcext:value-type="string">
            <text:p>540</text:p>
          </table:table-cell>
          <table:table-cell table:style-name="ce1" office:value-type="string" calcext:value-type="string">
            <text:p>341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movement, move, bear, shark, individual, tagg, understand, marine_reserve, central, remain, day, greater, capture, limit, incidental, spend, quantify, predator, larger, display</text:p>
          </table:table-cell>
          <table:table-cell office:value-type="float" office:value="-0.00000693" calcext:value-type="float">
            <text:p>-6,93E-06</text:p>
          </table:table-cell>
          <table:table-cell table:style-name="ce1" office:value-type="string" calcext:value-type="string">
            <text:p><text:s/>1.75e-01</text:p>
          </table:table-cell>
          <table:table-cell office:value-type="float" office:value="85.4" calcext:value-type="float">
            <text:p>85,4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table:style-name="ce1" office:value-type="string" calcext:value-type="string">
            <text:p>544</text:p>
          </table:table-cell>
          <table:table-cell table:style-name="ce1" office:value-type="string" calcext:value-type="string">
            <text:p>479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trace, american, legacy, greater, military, war, tail, chile, force, tertiary, generally, behavioral_intention, journey, relevant, consequence, widely, valuable, snowpack, association, infer</text:p>
          </table:table-cell>
          <table:table-cell office:value-type="float" office:value="-0.00000705" calcext:value-type="float">
            <text:p>-7,05E-06</text:p>
          </table:table-cell>
          <table:table-cell table:style-name="ce1" office:value-type="string" calcext:value-type="string">
            <text:p><text:s/>4.26e-02</text:p>
          </table:table-cell>
          <table:table-cell office:value-type="float" office:value="71.7" calcext:value-type="float">
            <text:p>71,7</text:p>
          </table:table-cell>
          <table:table-cell office:value-type="float" office:value="544" calcext:value-type="float">
            <text:p>544</text:p>
          </table:table-cell>
        </table:table-row>
        <table:table-row table:style-name="ro2">
          <table:table-cell table:style-name="ce1" office:value-type="string" calcext:value-type="string">
            <text:p>553</text:p>
          </table:table-cell>
          <table:table-cell table:style-name="ce1" office:value-type="string" calcext:value-type="string">
            <text:p>183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passive, sink, branch, tags, short, tag, highly, range, fibre, exhibit, critical, previous, recapture, lattice, tagg, limited, individual, presence, liv, substantial</text:p>
          </table:table-cell>
          <table:table-cell office:value-type="float" office:value="-0.00000751" calcext:value-type="float">
            <text:p>-7,51E-06</text:p>
          </table:table-cell>
          <table:table-cell table:style-name="ce1" office:value-type="string" calcext:value-type="string">
            <text:p><text:s/>3.19e-02</text:p>
          </table:table-cell>
          <table:table-cell office:value-type="float" office:value="65" calcext:value-type="float">
            <text:p>65</text:p>
          </table:table-cell>
          <table:table-cell office:value-type="float" office:value="553" calcext:value-type="float">
            <text:p>553</text:p>
          </table:table-cell>
        </table:table-row>
        <table:table-row table:style-name="ro2">
          <table:table-cell table:style-name="ce1" office:value-type="string" calcext:value-type="string">
            <text:p>563</text:p>
          </table:table-cell>
          <table:table-cell table:style-name="ce1" office:value-type="string" calcext:value-type="string">
            <text:p>217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commercial, least, limit, valuable, serve, highly, quantum, recently, recent, numerous, complementary, information, extremely, concentrate, effort, extensive, direct, essential, clear, copepod</text:p>
          </table:table-cell>
          <table:table-cell office:value-type="float" office:value="-0.00000794" calcext:value-type="float">
            <text:p>-7,94E-06</text:p>
          </table:table-cell>
          <table:table-cell table:style-name="ce1" office:value-type="string" calcext:value-type="string">
            <text:p><text:s/>2.03e-02</text:p>
          </table:table-cell>
          <table:table-cell office:value-type="float" office:value="73.1" calcext:value-type="float">
            <text:p>73,1</text:p>
          </table:table-cell>
          <table:table-cell office:value-type="float" office:value="563" calcext:value-type="float">
            <text:p>563</text:p>
          </table:table-cell>
        </table:table-row>
        <table:table-row table:style-name="ro2">
          <table:table-cell table:style-name="ce1" office:value-type="string" calcext:value-type="string">
            <text:p>565</text:p>
          </table:table-cell>
          <table:table-cell table:style-name="ce1" office:value-type="string" calcext:value-type="string">
            <text:p>839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black, young, age, difference, senior, confidence_interval, white, male_female, older, factor, characteristic, man, old, avoidance, independent, disparity, sexual_violence, demographic, explain, associations</text:p>
          </table:table-cell>
          <table:table-cell office:value-type="float" office:value="-0.00000799" calcext:value-type="float">
            <text:p>-7,99E-06</text:p>
          </table:table-cell>
          <table:table-cell table:style-name="ce1" office:value-type="string" calcext:value-type="string">
            <text:p><text:s/>3.42e-02</text:p>
          </table:table-cell>
          <table:table-cell office:value-type="float" office:value="65" calcext:value-type="float">
            <text:p>65</text:p>
          </table:table-cell>
          <table:table-cell office:value-type="float" office:value="565" calcext:value-type="float">
            <text:p>565</text:p>
          </table:table-cell>
        </table:table-row>
        <table:table-row table:style-name="ro2">
          <table:table-cell table:style-name="ce1" office:value-type="string" calcext:value-type="string">
            <text:p>574</text:p>
          </table:table-cell>
          <table:table-cell table:style-name="ce1" office:value-type="string" calcext:value-type="string">
            <text:p>761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biophysical, level, measure, remain, socioeconomic, metric, contrast, degree, greater, increasingly, promote, facilitate, represent, wider, colorado, protection, expect, generally, goal, human</text:p>
          </table:table-cell>
          <table:table-cell office:value-type="float" office:value="-0.00000858" calcext:value-type="float">
            <text:p>-8,58E-06</text:p>
          </table:table-cell>
          <table:table-cell table:style-name="ce1" office:value-type="string" calcext:value-type="string">
            <text:p><text:s/>2.10e-02</text:p>
          </table:table-cell>
          <table:table-cell office:value-type="float" office:value="81.4" calcext:value-type="float">
            <text:p>81,4</text:p>
          </table:table-cell>
          <table:table-cell office:value-type="float" office:value="574" calcext:value-type="float">
            <text:p>574</text:p>
          </table:table-cell>
        </table:table-row>
        <table:table-row table:style-name="ro2">
          <table:table-cell table:style-name="ce1" office:value-type="string" calcext:value-type="string">
            <text:p>575</text:p>
          </table:table-cell>
          <table:table-cell table:style-name="ce1" office:value-type="string" calcext:value-type="string">
            <text:p>598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stress, exposure, expose, effect, seawater, response, physiological, elevate, digitata, experiment, tolerance, growth, brown, oxygan, grow, bacteria, measure, exhibit, concentration, treatment</text:p>
          </table:table-cell>
          <table:table-cell office:value-type="float" office:value="-0.00000877" calcext:value-type="float">
            <text:p>-8,77E-06</text:p>
          </table:table-cell>
          <table:table-cell table:style-name="ce1" office:value-type="string" calcext:value-type="string">
            <text:p><text:s/>7.76e-02</text:p>
          </table:table-cell>
          <table:table-cell office:value-type="float" office:value="94.5" calcext:value-type="float">
            <text:p>94,5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table:style-name="ce1" office:value-type="string" calcext:value-type="string">
            <text:p>578</text:p>
          </table:table-cell>
          <table:table-cell table:style-name="ce1" office:value-type="string" calcext:value-type="string">
            <text:p>737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source, compound, potential, municipal, label, accumulate, tributary, primary, derive, microorganism, geochemical, specific, importance, attribute, provenance, laboratory, potentially, ultrasound, unique, identification</text:p>
          </table:table-cell>
          <table:table-cell office:value-type="float" office:value="-0.00000886" calcext:value-type="float">
            <text:p>-8,86E-06</text:p>
          </table:table-cell>
          <table:table-cell table:style-name="ce1" office:value-type="string" calcext:value-type="string">
            <text:p><text:s/>1.52e-02</text:p>
          </table:table-cell>
          <table:table-cell office:value-type="float" office:value="73.9" calcext:value-type="float">
            <text:p>73,9</text:p>
          </table:table-cell>
          <table:table-cell office:value-type="float" office:value="578" calcext:value-type="float">
            <text:p>578</text:p>
          </table:table-cell>
        </table:table-row>
        <table:table-row table:style-name="ro2">
          <table:table-cell table:style-name="ce1" office:value-type="string" calcext:value-type="string">
            <text:p>579</text:p>
          </table:table-cell>
          <table:table-cell table:style-name="ce1" office:value-type="string" calcext:value-type="string">
            <text:p>647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dam, removal, upstream, downstream, longitudinal, influence, nile, river, modification, landing, effort, trawl, total_suspend_matter, measure, burrow, observe, regulation, yangtze, disrupt, immediately</text:p>
          </table:table-cell>
          <table:table-cell office:value-type="float" office:value="-0.00000905" calcext:value-type="float">
            <text:p>-9,05E-06</text:p>
          </table:table-cell>
          <table:table-cell table:style-name="ce1" office:value-type="string" calcext:value-type="string">
            <text:p><text:s/>2.80e-02</text:p>
          </table:table-cell>
          <table:table-cell office:value-type="float" office:value="60.9" calcext:value-type="float">
            <text:p>60,9</text:p>
          </table:table-cell>
          <table:table-cell office:value-type="float" office:value="579" calcext:value-type="float">
            <text:p>579</text:p>
          </table:table-cell>
        </table:table-row>
        <table:table-row table:style-name="ro2">
          <table:table-cell table:style-name="ce1" office:value-type="string" calcext:value-type="string">
            <text:p>597</text:p>
          </table:table-cell>
          <table:table-cell table:style-name="ce1" office:value-type="string" calcext:value-type="string">
            <text:p>671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pollution, source, environmental, heavy_metal, pollutant, pollute, partitioning, level, release, incorporation, dominant, drastic, location, redox, determination, remain, uranium, fluorescent, simulated, additional</text:p>
          </table:table-cell>
          <table:table-cell office:value-type="float" office:value="-0.0000103" calcext:value-type="float">
            <text:p>-1,03E-05</text:p>
          </table:table-cell>
          <table:table-cell table:style-name="ce1" office:value-type="string" calcext:value-type="string">
            <text:p><text:s/>7.54e-03</text:p>
          </table:table-cell>
          <table:table-cell office:value-type="float" office:value="67.6" calcext:value-type="float">
            <text:p>67,6</text:p>
          </table:table-cell>
          <table:table-cell office:value-type="float" office:value="597" calcext:value-type="float">
            <text:p>597</text:p>
          </table:table-cell>
        </table:table-row>
        <table:table-row table:style-name="ro2">
          <table:table-cell table:style-name="ce1" office:value-type="string" calcext:value-type="string">
            <text:p>600</text:p>
          </table:table-cell>
          <table:table-cell table:style-name="ce1" office:value-type="string" calcext:value-type="string">
            <text:p>132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natural, anthropogenic, pool, alga, seaweed, occur, dominate, effect, evacuation, influence, presence, ecosystem, breach, primarily, induce, decline, addition, widespread, sustain, producer</text:p>
          </table:table-cell>
          <table:table-cell office:value-type="float" office:value="-0.0000105" calcext:value-type="float">
            <text:p>-1,05E-05</text:p>
          </table:table-cell>
          <table:table-cell table:style-name="ce1" office:value-type="string" calcext:value-type="string">
            <text:p><text:s/>5.60e-03</text:p>
          </table:table-cell>
          <table:table-cell office:value-type="float" office:value="66.9" calcext:value-type="float">
            <text:p>66,9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table:style-name="ce1" office:value-type="string" calcext:value-type="string">
            <text:p>620</text:p>
          </table:table-cell>
          <table:table-cell table:style-name="ce1" office:value-type="string" calcext:value-type="string">
            <text:p>114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africa, african, bacterial, east, kenya, asia, tanzania, uganda, southern, potential, west_africa, effort, extent, role, enhance, america, highest, rift, latin_america, date</text:p>
          </table:table-cell>
          <table:table-cell office:value-type="float" office:value="-0.0000125" calcext:value-type="float">
            <text:p>-1,25E-05</text:p>
          </table:table-cell>
          <table:table-cell table:style-name="ce1" office:value-type="string" calcext:value-type="string">
            <text:p><text:s/>1.56e-03</text:p>
          </table:table-cell>
          <table:table-cell office:value-type="float" office:value="68.9" calcext:value-type="float">
            <text:p>68,9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table:style-name="ce1" office:value-type="string" calcext:value-type="string">
            <text:p>627</text:p>
          </table:table-cell>
          <table:table-cell table:style-name="ce1" office:value-type="string" calcext:value-type="string">
            <text:p>732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artificial, common, proportion, natural, status, effort, occur, rare, represent, long, majority, strongly, cat, lack, slow, replenishment, facilitate, population, presence, rarely</text:p>
          </table:table-cell>
          <table:table-cell office:value-type="float" office:value="-0.0000132" calcext:value-type="float">
            <text:p>-1,32E-05</text:p>
          </table:table-cell>
          <table:table-cell table:style-name="ce1" office:value-type="string" calcext:value-type="string">
            <text:p><text:s/>2.11e-04</text:p>
          </table:table-cell>
          <table:table-cell office:value-type="float" office:value="72.8" calcext:value-type="float">
            <text:p>72,8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table:style-name="ce1" office:value-type="string" calcext:value-type="string">
            <text:p>634</text:p>
          </table:table-cell>
          <table:table-cell table:style-name="ce1" office:value-type="string" calcext:value-type="string">
            <text:p>663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group, assess, spider, inhibitory, categorize, subject, proportion, fenton, hci, min, laminaria, digit, vulnerable, lower, randomly_assign, worse, summary, functional_connectivity, allelopathic, hand</text:p>
          </table:table-cell>
          <table:table-cell office:value-type="float" office:value="-0.0000136" calcext:value-type="float">
            <text:p>-1,36E-05</text:p>
          </table:table-cell>
          <table:table-cell table:style-name="ce1" office:value-type="string" calcext:value-type="string">
            <text:p><text:s/>2.10e-03</text:p>
          </table:table-cell>
          <table:table-cell office:value-type="float" office:value="91.9" calcext:value-type="float">
            <text:p>91,9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table:style-name="ce1" office:value-type="string" calcext:value-type="string">
            <text:p>641</text:p>
          </table:table-cell>
          <table:table-cell table:style-name="ce1" office:value-type="string" calcext:value-type="string">
            <text:p>305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native, invasive, introduction, environmental, natural, grow, alien, condition, newly, exotic, factor, biological, affect, facet, plant, worldwide, relative, cover, change, lucc</text:p>
          </table:table-cell>
          <table:table-cell office:value-type="float" office:value="-0.0000142" calcext:value-type="float">
            <text:p>-1,42E-05</text:p>
          </table:table-cell>
          <table:table-cell table:style-name="ce1" office:value-type="string" calcext:value-type="string">
            <text:p><text:s/>1.72e-04</text:p>
          </table:table-cell>
          <table:table-cell office:value-type="float" office:value="66.8" calcext:value-type="float">
            <text:p>66,8</text:p>
          </table:table-cell>
          <table:table-cell office:value-type="float" office:value="641" calcext:value-type="float">
            <text:p>641</text:p>
          </table:table-cell>
        </table:table-row>
        <table:table-row table:style-name="ro2">
          <table:table-cell table:style-name="ce1" office:value-type="string" calcext:value-type="string">
            <text:p>642</text:p>
          </table:table-cell>
          <table:table-cell table:style-name="ce1" office:value-type="string" calcext:value-type="string">
            <text:p>481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relative, absolute, procurement, recent, approximately, account, least, previously, primarily, previous, cash, range, greatest, typical, level, transitional, rate, hpv, decade, new_york</text:p>
          </table:table-cell>
          <table:table-cell office:value-type="float" office:value="-0.0000142" calcext:value-type="float">
            <text:p>-1,42E-05</text:p>
          </table:table-cell>
          <table:table-cell table:style-name="ce1" office:value-type="string" calcext:value-type="string">
            <text:p><text:s/>9.16e-05</text:p>
          </table:table-cell>
          <table:table-cell office:value-type="float" office:value="75.5" calcext:value-type="float">
            <text:p>75,5</text:p>
          </table:table-cell>
          <table:table-cell office:value-type="float" office:value="642" calcext:value-type="float">
            <text:p>642</text:p>
          </table:table-cell>
        </table:table-row>
        <table:table-row table:style-name="ro2">
          <table:table-cell table:style-name="ce1" office:value-type="string" calcext:value-type="string">
            <text:p>647</text:p>
          </table:table-cell>
          <table:table-cell table:style-name="ce1" office:value-type="string" calcext:value-type="string">
            <text:p>1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role, influence, larger, strong, understanding, smaller, affect, relative_importance, trigger, interaction, short_term, amount, small, substantial, relative, play_important_role, processis, connectivity, synergistic, local</text:p>
          </table:table-cell>
          <table:table-cell office:value-type="float" office:value="-0.0000148" calcext:value-type="float">
            <text:p>-1,48E-05</text:p>
          </table:table-cell>
          <table:table-cell table:style-name="ce1" office:value-type="string" calcext:value-type="string">
            <text:p><text:s/>5.07e-05</text:p>
          </table:table-cell>
          <table:table-cell office:value-type="float" office:value="84.4" calcext:value-type="float">
            <text:p>84,4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table:style-name="ce1" office:value-type="string" calcext:value-type="string">
            <text:p>670</text:p>
          </table:table-cell>
          <table:table-cell table:style-name="ce1" office:value-type="string" calcext:value-type="string">
            <text:p>161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restoration, floodplain, restore, buffer, oyster, natural, ecological, channel, effort, project, degradation, quantify, habitat, landscape, vegetation, degraded, levee, success, maintain, anthropogenic</text:p>
          </table:table-cell>
          <table:table-cell office:value-type="float" office:value="-0.0000168" calcext:value-type="float">
            <text:p>-1,68E-05</text:p>
          </table:table-cell>
          <table:table-cell table:style-name="ce1" office:value-type="string" calcext:value-type="string">
            <text:p><text:s/>1.28e-03</text:p>
          </table:table-cell>
          <table:table-cell office:value-type="float" office:value="81.2" calcext:value-type="float">
            <text:p>81,2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table:style-name="ce1" office:value-type="string" calcext:value-type="string">
            <text:p>693</text:p>
          </table:table-cell>
          <table:table-cell table:style-name="ce1" office:value-type="string" calcext:value-type="string">
            <text:p>669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break, bar, fail, tropopause, typically, long, ability, usa, remain, attempt, largely, general, past, contrast, differ, lower, represent, vortice, wider, compile</text:p>
          </table:table-cell>
          <table:table-cell office:value-type="float" office:value="-0.0000187" calcext:value-type="float">
            <text:p>-1,87E-05</text:p>
          </table:table-cell>
          <table:table-cell table:style-name="ce1" office:value-type="string" calcext:value-type="string">
            <text:p><text:s/>8.20e-08</text:p>
          </table:table-cell>
          <table:table-cell office:value-type="float" office:value="65.2" calcext:value-type="float">
            <text:p>65,2</text:p>
          </table:table-cell>
          <table:table-cell office:value-type="float" office:value="693" calcext:value-type="float">
            <text:p>693</text:p>
          </table:table-cell>
        </table:table-row>
        <table:table-row table:style-name="ro2">
          <table:table-cell table:style-name="ce1" office:value-type="string" calcext:value-type="string">
            <text:p>702</text:p>
          </table:table-cell>
          <table:table-cell table:style-name="ce1" office:value-type="string" calcext:value-type="string">
            <text:p>569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growth, impervious_surface, garden, rapid, area, dynamics, shoot, compact, change, higher, annual, curb, turn, indicator, witness, infinity, index, boundarie, shenzhen, factor</text:p>
          </table:table-cell>
          <table:table-cell office:value-type="float" office:value="-0.0000198" calcext:value-type="float">
            <text:p>-1,98E-05</text:p>
          </table:table-cell>
          <table:table-cell table:style-name="ce1" office:value-type="string" calcext:value-type="string">
            <text:p><text:s/>4.77e-05</text:p>
          </table:table-cell>
          <table:table-cell office:value-type="float" office:value="92.4" calcext:value-type="float">
            <text:p>92,4</text:p>
          </table:table-cell>
          <table:table-cell office:value-type="float" office:value="702" calcext:value-type="float">
            <text:p>702</text:p>
          </table:table-cell>
        </table:table-row>
        <table:table-row table:style-name="ro2">
          <table:table-cell table:style-name="ce1" office:value-type="string" calcext:value-type="string">
            <text:p>716</text:p>
          </table:table-cell>
          <table:table-cell table:style-name="ce1" office:value-type="string" calcext:value-type="string">
            <text:p>744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geographic, subpopulation, distinct, locality, population, separate, geographical, evolutionary, variation, limit, south, west, genera, western, phenotypic, presence, mainland, constitute, taxa, east</text:p>
          </table:table-cell>
          <table:table-cell office:value-type="float" office:value="-0.0000219" calcext:value-type="float">
            <text:p>-2,19E-05</text:p>
          </table:table-cell>
          <table:table-cell table:style-name="ce1" office:value-type="string" calcext:value-type="string">
            <text:p><text:s/>6.79e-08</text:p>
          </table:table-cell>
          <table:table-cell office:value-type="float" office:value="75.9" calcext:value-type="float">
            <text:p>75,9</text:p>
          </table:table-cell>
          <table:table-cell office:value-type="float" office:value="716" calcext:value-type="float">
            <text:p>716</text:p>
          </table:table-cell>
        </table:table-row>
        <table:table-row table:style-name="ro2">
          <table:table-cell table:style-name="ce1" office:value-type="string" calcext:value-type="string">
            <text:p>720</text:p>
          </table:table-cell>
          <table:table-cell table:style-name="ce1" office:value-type="string" calcext:value-type="string">
            <text:p>34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population, decline, size, maintain, effective, limit, assess, long_term, wild, loss, local, level, fitness, genetic_diversity, extirpation, colonization, density, evidence, exploitation, sustain</text:p>
          </table:table-cell>
          <table:table-cell office:value-type="float" office:value="-0.0000226" calcext:value-type="float">
            <text:p>-2,26E-05</text:p>
          </table:table-cell>
          <table:table-cell table:style-name="ce1" office:value-type="string" calcext:value-type="string">
            <text:p><text:s/>3.48e-04</text:p>
          </table:table-cell>
          <table:table-cell office:value-type="float" office:value="126.3" calcext:value-type="float">
            <text:p>126,3</text:p>
          </table:table-cell>
          <table:table-cell office:value-type="float" office:value="720" calcext:value-type="float">
            <text:p>720</text:p>
          </table:table-cell>
        </table:table-row>
        <table:table-row table:style-name="ro2">
          <table:table-cell table:style-name="ce1" office:value-type="string" calcext:value-type="string">
            <text:p>725</text:p>
          </table:table-cell>
          <table:table-cell table:style-name="ce1" office:value-type="string" calcext:value-type="string">
            <text:p>890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freshwater, aquatic, riparian, river, ecosystem, connectivity, water, terrestrial, habitat, aquatic_ecosystem, rivers, management, ecological, fish, catchment, dryland, environmental, stream, connect, biodiversity</text:p>
          </table:table-cell>
          <table:table-cell office:value-type="float" office:value="-0.0000232" calcext:value-type="float">
            <text:p>-2,32E-05</text:p>
          </table:table-cell>
          <table:table-cell table:style-name="ce1" office:value-type="string" calcext:value-type="string">
            <text:p><text:s/>7.34e-05</text:p>
          </table:table-cell>
          <table:table-cell office:value-type="float" office:value="96.8" calcext:value-type="float">
            <text:p>96,8</text:p>
          </table:table-cell>
          <table:table-cell office:value-type="float" office:value="725" calcext:value-type="float">
            <text:p>725</text:p>
          </table:table-cell>
        </table:table-row>
        <table:table-row table:style-name="ro2">
          <table:table-cell table:style-name="ce1" office:value-type="string" calcext:value-type="string">
            <text:p>739</text:p>
          </table:table-cell>
          <table:table-cell table:style-name="ce1" office:value-type="string" calcext:value-type="string">
            <text:p>140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background, displacement, deformation, crash, force, structure, record, melting, full, related, evolution, represent, occur, additional, disc, partly, consistent, component, recording, reach</text:p>
          </table:table-cell>
          <table:table-cell office:value-type="float" office:value="-0.0000255" calcext:value-type="float">
            <text:p>-2,55E-05</text:p>
          </table:table-cell>
          <table:table-cell table:style-name="ce1" office:value-type="string" calcext:value-type="string">
            <text:p><text:s/>1.69e-11</text:p>
          </table:table-cell>
          <table:table-cell office:value-type="float" office:value="66" calcext:value-type="float">
            <text:p>66</text:p>
          </table:table-cell>
          <table:table-cell office:value-type="float" office:value="739" calcext:value-type="float">
            <text:p>739</text:p>
          </table:table-cell>
        </table:table-row>
        <table:table-row table:style-name="ro2">
          <table:table-cell table:style-name="ce1" office:value-type="string" calcext:value-type="string">
            <text:p>740</text:p>
          </table:table-cell>
          <table:table-cell table:style-name="ce1" office:value-type="string" calcext:value-type="string">
            <text:p>11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ecosystem, benthic, ecological, marine, trophic, connectivity, biological, macroinvertebrate, function, community, biota, zooplankton, consequence, nutrient, abundant, scale, ecologically, resilience, human, change</text:p>
          </table:table-cell>
          <table:table-cell office:value-type="float" office:value="-0.0000257" calcext:value-type="float">
            <text:p>-2,57E-05</text:p>
          </table:table-cell>
          <table:table-cell table:style-name="ce1" office:value-type="string" calcext:value-type="string">
            <text:p><text:s/>1.38e-05</text:p>
          </table:table-cell>
          <table:table-cell office:value-type="float" office:value="115.3" calcext:value-type="float">
            <text:p>115,3</text:p>
          </table:table-cell>
          <table:table-cell office:value-type="float" office:value="740" calcext:value-type="float">
            <text:p>740</text:p>
          </table:table-cell>
        </table:table-row>
        <table:table-row table:style-name="ro2">
          <table:table-cell table:style-name="ce1" office:value-type="string" calcext:value-type="string">
            <text:p>744</text:p>
          </table:table-cell>
          <table:table-cell table:style-name="ce1" office:value-type="string" calcext:value-type="string">
            <text:p>773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health, prevalence, diabete, portal, risk, age, adult, blood_pressure, cohort, adjust, hypertension, subgroup, older, asthma, burden, cardiovascular, patient_portal, malnutrition, report, disease</text:p>
          </table:table-cell>
          <table:table-cell office:value-type="float" office:value="-0.0000264" calcext:value-type="float">
            <text:p>-2,64E-05</text:p>
          </table:table-cell>
          <table:table-cell table:style-name="ce1" office:value-type="string" calcext:value-type="string">
            <text:p><text:s/>1.06e-04</text:p>
          </table:table-cell>
          <table:table-cell office:value-type="float" office:value="110.4" calcext:value-type="float">
            <text:p>110,4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table:style-name="ce1" office:value-type="string" calcext:value-type="string">
            <text:p>746</text:p>
          </table:table-cell>
          <table:table-cell table:style-name="ce1" office:value-type="string" calcext:value-type="string">
            <text:p>292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species, composition, richness, malaria, diversity, endemic, proportion, reforestation, least, conserve, ecology, explain, potentially, similarity, prep, level, relative, group, recolonization, widespread</text:p>
          </table:table-cell>
          <table:table-cell office:value-type="float" office:value="-0.0000266" calcext:value-type="float">
            <text:p>-2,66E-05</text:p>
          </table:table-cell>
          <table:table-cell table:style-name="ce1" office:value-type="string" calcext:value-type="string">
            <text:p><text:s/>2.82e-12</text:p>
          </table:table-cell>
          <table:table-cell office:value-type="float" office:value="59.9" calcext:value-type="float">
            <text:p>59,9</text:p>
          </table:table-cell>
          <table:table-cell office:value-type="float" office:value="746" calcext:value-type="float">
            <text:p>746</text:p>
          </table:table-cell>
        </table:table-row>
        <table:table-row table:style-name="ro2">
          <table:table-cell table:style-name="ce1" office:value-type="string" calcext:value-type="string">
            <text:p>752</text:p>
          </table:table-cell>
          <table:table-cell table:style-name="ce1" office:value-type="string" calcext:value-type="string">
            <text:p>783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fish, species, ecology, stressor, ecosystem, length, small, greater, highly, ecologist, strongly, differ, critical, effect, commercially, feed, diver, fork, inhabit, movement</text:p>
          </table:table-cell>
          <table:table-cell office:value-type="float" office:value="-0.0000282" calcext:value-type="float">
            <text:p>-2,82E-05</text:p>
          </table:table-cell>
          <table:table-cell table:style-name="ce1" office:value-type="string" calcext:value-type="string">
            <text:p><text:s/>2.43e-08</text:p>
          </table:table-cell>
          <table:table-cell office:value-type="float" office:value="80.6" calcext:value-type="float">
            <text:p>80,6</text:p>
          </table:table-cell>
          <table:table-cell office:value-type="float" office:value="752" calcext:value-type="float">
            <text:p>752</text:p>
          </table:table-cell>
        </table:table-row>
        <table:table-row table:style-name="ro2">
          <table:table-cell table:style-name="ce1" office:value-type="string" calcext:value-type="string">
            <text:p>768</text:p>
          </table:table-cell>
          <table:table-cell table:style-name="ce1" office:value-type="string" calcext:value-type="string">
            <text:p>72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adult, recruitment, juvenile, nursery, recruit, abundance, individual, abandonment, importance, local, hydrodynamic, assess, lagrangian, adjacent, shellfish, dynamics, snapper, collect, depend, fish</text:p>
          </table:table-cell>
          <table:table-cell office:value-type="float" office:value="-0.0000309" calcext:value-type="float">
            <text:p>-3,09E-05</text:p>
          </table:table-cell>
          <table:table-cell table:style-name="ce1" office:value-type="string" calcext:value-type="string">
            <text:p><text:s/>1.24e-10</text:p>
          </table:table-cell>
          <table:table-cell office:value-type="float" office:value="72.6" calcext:value-type="float">
            <text:p>72,6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table:style-name="ce1" office:value-type="string" calcext:value-type="string">
            <text:p>771</text:p>
          </table:table-cell>
          <table:table-cell table:style-name="ce1" office:value-type="string" calcext:value-type="string">
            <text:p>429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stand, plot, stem, old, growth, tree, grow, density, relationship, attribute, root, range, hedgerow, difference, depend, allometric, dead, herb, quercus, comprise</text:p>
          </table:table-cell>
          <table:table-cell office:value-type="float" office:value="-0.000031" calcext:value-type="float">
            <text:p>-3,10E-05</text:p>
          </table:table-cell>
          <table:table-cell table:style-name="ce1" office:value-type="string" calcext:value-type="string">
            <text:p><text:s/>1.08e-13</text:p>
          </table:table-cell>
          <table:table-cell office:value-type="float" office:value="69.4" calcext:value-type="float">
            <text:p>69,4</text:p>
          </table:table-cell>
          <table:table-cell office:value-type="float" office:value="771" calcext:value-type="float">
            <text:p>771</text:p>
          </table:table-cell>
        </table:table-row>
        <table:table-row table:style-name="ro2">
          <table:table-cell table:style-name="ce1" office:value-type="string" calcext:value-type="string">
            <text:p>788</text:p>
          </table:table-cell>
          <table:table-cell table:style-name="ce1" office:value-type="string" calcext:value-type="string">
            <text:p>189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land, county, farmland, cropland, spatial, planning, socioeconomic, expansion, china, spatially_explicit, natural, human_activity, metropolitan_area, spatial_temporal, breeze, conflict, fallow, yangtze_river_delta, midwest, classis</text:p>
          </table:table-cell>
          <table:table-cell office:value-type="float" office:value="-0.0000347" calcext:value-type="float">
            <text:p>-3,47E-05</text:p>
          </table:table-cell>
          <table:table-cell table:style-name="ce1" office:value-type="string" calcext:value-type="string">
            <text:p><text:s/>1.44e-07</text:p>
          </table:table-cell>
          <table:table-cell office:value-type="float" office:value="128.3" calcext:value-type="float">
            <text:p>128,3</text:p>
          </table:table-cell>
          <table:table-cell office:value-type="float" office:value="788" calcext:value-type="float">
            <text:p>788</text:p>
          </table:table-cell>
        </table:table-row>
        <table:table-row table:style-name="ro2">
          <table:table-cell table:style-name="ce1" office:value-type="string" calcext:value-type="string">
            <text:p>799</text:p>
          </table:table-cell>
          <table:table-cell table:style-name="ce1" office:value-type="string" calcext:value-type="string">
            <text:p>79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early, late, century, end, period, plateau, evolution, pack, similar, begin, 1970, phase, miocene, initial, mark, closely, earliest, rich, formation, aral</text:p>
          </table:table-cell>
          <table:table-cell office:value-type="float" office:value="-0.0000384" calcext:value-type="float">
            <text:p>-3,84E-05</text:p>
          </table:table-cell>
          <table:table-cell table:style-name="ce1" office:value-type="string" calcext:value-type="string">
            <text:p><text:s/>2.73e-20</text:p>
          </table:table-cell>
          <table:table-cell office:value-type="float" office:value="82.8" calcext:value-type="float">
            <text:p>82,8</text:p>
          </table:table-cell>
          <table:table-cell office:value-type="float" office:value="799" calcext:value-type="float">
            <text:p>799</text:p>
          </table:table-cell>
        </table:table-row>
        <table:table-row table:style-name="ro2">
          <table:table-cell table:style-name="ce1" office:value-type="string" calcext:value-type="string">
            <text:p>812</text:p>
          </table:table-cell>
          <table:table-cell table:style-name="ce1" office:value-type="string" calcext:value-type="string">
            <text:p>289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fishery, stock, fishing, management, catch, fisher, estimate, vessel, exploit, scallop, atlantic, target, tuna, biological, spatial, assess, small, support, overfishing, recruitment</text:p>
          </table:table-cell>
          <table:table-cell office:value-type="float" office:value="-0.0000404" calcext:value-type="float">
            <text:p>-4,04E-05</text:p>
          </table:table-cell>
          <table:table-cell table:style-name="ce1" office:value-type="string" calcext:value-type="string">
            <text:p><text:s/>7.04e-10</text:p>
          </table:table-cell>
          <table:table-cell office:value-type="float" office:value="99.2" calcext:value-type="float">
            <text:p>99,2</text:p>
          </table:table-cell>
          <table:table-cell office:value-type="float" office:value="812" calcext:value-type="float">
            <text:p>812</text:p>
          </table:table-cell>
        </table:table-row>
        <table:table-row table:style-name="ro2">
          <table:table-cell table:style-name="ce1" office:value-type="string" calcext:value-type="string">
            <text:p>814</text:p>
          </table:table-cell>
          <table:table-cell table:style-name="ce1" office:value-type="string" calcext:value-type="string">
            <text:p>868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population, genetic, genetic_diversity, structure, gene_flow, species, microsatellite, genetically, genetic_differentiation, isolation, pattern, range, diversity, historical, phylogeographic, sample, bayesian, isolation_distance, expansion, history</text:p>
          </table:table-cell>
          <table:table-cell office:value-type="float" office:value="-0.0000408" calcext:value-type="float">
            <text:p>-4,08E-05</text:p>
          </table:table-cell>
          <table:table-cell table:style-name="ce1" office:value-type="string" calcext:value-type="string">
            <text:p><text:s/>4.08e-05</text:p>
          </table:table-cell>
          <table:table-cell office:value-type="float" office:value="171.9" calcext:value-type="float">
            <text:p>171,9</text:p>
          </table:table-cell>
          <table:table-cell office:value-type="float" office:value="814" calcext:value-type="float">
            <text:p>814</text:p>
          </table:table-cell>
        </table:table-row>
        <table:table-row table:style-name="ro2">
          <table:table-cell table:style-name="ce1" office:value-type="string" calcext:value-type="string">
            <text:p>816</text:p>
          </table:table-cell>
          <table:table-cell table:style-name="ce1" office:value-type="string" calcext:value-type="string">
            <text:p>754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conservation, wildlife, priority, planning, management, landscape, conserve, plan, biodiversity, effort, area, land, action, threat, habitat, protection, human, endangered, carnivore, ecological</text:p>
          </table:table-cell>
          <table:table-cell office:value-type="float" office:value="-0.0000415" calcext:value-type="float">
            <text:p>-4,15E-05</text:p>
          </table:table-cell>
          <table:table-cell table:style-name="ce1" office:value-type="string" calcext:value-type="string">
            <text:p><text:s/>3.13e-08</text:p>
          </table:table-cell>
          <table:table-cell office:value-type="float" office:value="146" calcext:value-type="float">
            <text:p>146</text:p>
          </table:table-cell>
          <table:table-cell office:value-type="float" office:value="816" calcext:value-type="float">
            <text:p>816</text:p>
          </table:table-cell>
        </table:table-row>
        <table:table-row table:style-name="ro2">
          <table:table-cell table:style-name="ce1" office:value-type="string" calcext:value-type="string">
            <text:p>825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diversity, species, species_richness, biodiversity, community, taxonomic, composition, heterogeneity, macrophyte, ecology, conservation, biogeography, diverse, habitat, site, compositional, structure, connectivity, effect, decline</text:p>
          </table:table-cell>
          <table:table-cell office:value-type="float" office:value="-0.0000438" calcext:value-type="float">
            <text:p>-4,38E-05</text:p>
          </table:table-cell>
          <table:table-cell table:style-name="ce1" office:value-type="string" calcext:value-type="string">
            <text:p><text:s/>3.32e-11</text:p>
          </table:table-cell>
          <table:table-cell office:value-type="float" office:value="118.5" calcext:value-type="float">
            <text:p>118,5</text:p>
          </table:table-cell>
          <table:table-cell office:value-type="float" office:value="825" calcext:value-type="float">
            <text:p>825</text:p>
          </table:table-cell>
        </table:table-row>
        <table:table-row table:style-name="ro2">
          <table:table-cell table:style-name="ce1" office:value-type="string" calcext:value-type="string">
            <text:p>833</text:p>
          </table:table-cell>
          <table:table-cell table:style-name="ce1" office:value-type="string" calcext:value-type="string">
            <text:p>794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reef, coral, coral_reef, colony, caribbean, florida, ecosystem, gulf_mexico, species, marine, alga, calcification, similar, nematode, bleaching, bleach, live, wrack, marine_reserve, site</text:p>
          </table:table-cell>
          <table:table-cell office:value-type="float" office:value="-0.0000496" calcext:value-type="float">
            <text:p>-4,96E-05</text:p>
          </table:table-cell>
          <table:table-cell table:style-name="ce1" office:value-type="string" calcext:value-type="string">
            <text:p><text:s/>5.89e-10</text:p>
          </table:table-cell>
          <table:table-cell office:value-type="float" office:value="114.9" calcext:value-type="float">
            <text:p>114,9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table:style-name="ce1" office:value-type="string" calcext:value-type="string">
            <text:p>839</text:p>
          </table:table-cell>
          <table:table-cell table:style-name="ce1" office:value-type="string" calcext:value-type="string">
            <text:p>119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site, whale, haze, jaguar, least, remain, local, ancestry, nearby, identification, central, otc, semiarid, killer_whale, remnant, dry_season, highlight_importance, mammal, statistically_significant, survey</text:p>
          </table:table-cell>
          <table:table-cell office:value-type="float" office:value="-0.000054" calcext:value-type="float">
            <text:p>-5,40E-05</text:p>
          </table:table-cell>
          <table:table-cell table:style-name="ce1" office:value-type="string" calcext:value-type="string">
            <text:p><text:s/>1.85e-33</text:p>
          </table:table-cell>
          <table:table-cell office:value-type="float" office:value="95" calcext:value-type="float">
            <text:p>95</text:p>
          </table:table-cell>
          <table:table-cell office:value-type="float" office:value="839" calcext:value-type="float">
            <text:p>839</text:p>
          </table:table-cell>
        </table:table-row>
        <table:table-row table:style-name="ro2">
          <table:table-cell table:style-name="ce1" office:value-type="string" calcext:value-type="string">
            <text:p>872</text:p>
          </table:table-cell>
          <table:table-cell table:style-name="ce1" office:value-type="string" calcext:value-type="string">
            <text:p>450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habitat, species, connectivity, landscape, habitats, conservation, functional_connectivity, habitat_fragmentation, mosaic, corridor, biodiversity, pollinator, specialist, availability, bee, plantation, natural, focal, movement, disturbance</text:p>
          </table:table-cell>
          <table:table-cell office:value-type="float" office:value="-0.0000714" calcext:value-type="float">
            <text:p>-7,14E-05</text:p>
          </table:table-cell>
          <table:table-cell table:style-name="ce1" office:value-type="string" calcext:value-type="string">
            <text:p><text:s/>4.92e-18</text:p>
          </table:table-cell>
          <table:table-cell office:value-type="float" office:value="157.8" calcext:value-type="float">
            <text:p>157,8</text:p>
          </table:table-cell>
          <table:table-cell office:value-type="float" office:value="872" calcext:value-type="float">
            <text:p>872</text:p>
          </table:table-cell>
        </table:table-row>
        <table:table-row table:style-name="ro2">
          <table:table-cell table:style-name="ce1" office:value-type="string" calcext:value-type="string">
            <text:p>879</text:p>
          </table:table-cell>
          <table:table-cell table:style-name="ce1" office:value-type="string" calcext:value-type="string">
            <text:p>77</text:p>
          </table:table-cell>
          <table:table-cell office:value-type="string" calcext:value-type="string">
            <text:p>cold_topic_cluster_no_1</text:p>
          </table:table-cell>
          <table:table-cell office:value-type="string" calcext:value-type="string">
            <text:p>reserve, conservation, biodiversity, protect, protect_area, connectivity, area, network, biodiversity_conservation, planning, priority, maintain, persistence, protecte_area, connect, habitat, biological, plan, spatial, natura</text:p>
          </table:table-cell>
          <table:table-cell office:value-type="float" office:value="-0.0000804" calcext:value-type="float">
            <text:p>-8,04E-05</text:p>
          </table:table-cell>
          <table:table-cell table:style-name="ce1" office:value-type="string" calcext:value-type="string">
            <text:p><text:s/>1.19e-27</text:p>
          </table:table-cell>
          <table:table-cell office:value-type="float" office:value="120" calcext:value-type="float">
            <text:p>120</text:p>
          </table:table-cell>
          <table:table-cell office:value-type="float" office:value="879" calcext:value-type="float">
            <text:p>879</text:p>
          </table:table-cell>
        </table:table-row>
        <table:table-row table:style-name="ro2">
          <table:table-cell table:style-name="ce1" office:value-type="string" calcext:value-type="string">
            <text:p>454</text:p>
          </table:table-cell>
          <table:table-cell table:style-name="ce1" office:value-type="string" calcext:value-type="string">
            <text:p>66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damage, area, image, remote_sensing, information, obtain, remote_sense, crack, extracte, monitoring, technique, geometric, detection, identification, satellite, calculate, interpretation, google_earth, automatic, object</text:p>
          </table:table-cell>
          <table:table-cell office:value-type="float" office:value="-0.000000773" calcext:value-type="float">
            <text:p>-7,73E-07</text:p>
          </table:table-cell>
          <table:table-cell table:style-name="ce1" office:value-type="string" calcext:value-type="string">
            <text:p><text:s/>8.61e-01</text:p>
          </table:table-cell>
          <table:table-cell office:value-type="float" office:value="79.3" calcext:value-type="float">
            <text:p>79,3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table:style-name="ce1" office:value-type="string" calcext:value-type="string">
            <text:p>622</text:p>
          </table:table-cell>
          <table:table-cell table:style-name="ce1" office:value-type="string" calcext:value-type="string">
            <text:p>45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percent, average, predict, early, rate, probabilistic, early_warning, markov, recall, data, probability, assess, normal, mammography, statistical, fever, warn, aboveground, earlier, independent</text:p>
          </table:table-cell>
          <table:table-cell office:value-type="float" office:value="-0.0000127" calcext:value-type="float">
            <text:p>-1,27E-05</text:p>
          </table:table-cell>
          <table:table-cell table:style-name="ce1" office:value-type="string" calcext:value-type="string">
            <text:p><text:s/>4.03e-04</text:p>
          </table:table-cell>
          <table:table-cell office:value-type="float" office:value="67.7" calcext:value-type="float">
            <text:p>67,7</text:p>
          </table:table-cell>
          <table:table-cell office:value-type="float" office:value="622" calcext:value-type="float">
            <text:p>622</text:p>
          </table:table-cell>
        </table:table-row>
        <table:table-row table:style-name="ro2">
          <table:table-cell table:style-name="ce1" office:value-type="string" calcext:value-type="string">
            <text:p>656</text:p>
          </table:table-cell>
          <table:table-cell table:style-name="ce1" office:value-type="string" calcext:value-type="string">
            <text:p>115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band, image, landsat, satellite, sentinel, spectral, multispectral, remote_sensing, land, pixel, optical, acquire, imager, resolution, high_resolution, region, area, surface, spectral_band, accurate</text:p>
          </table:table-cell>
          <table:table-cell office:value-type="float" office:value="-0.0000151" calcext:value-type="float">
            <text:p>-1,51E-05</text:p>
          </table:table-cell>
          <table:table-cell table:style-name="ce1" office:value-type="string" calcext:value-type="string">
            <text:p><text:s/>3.71e-02</text:p>
          </table:table-cell>
          <table:table-cell office:value-type="float" office:value="139.5" calcext:value-type="float">
            <text:p>139,5</text:p>
          </table:table-cell>
          <table:table-cell office:value-type="float" office:value="656" calcext:value-type="float">
            <text:p>656</text:p>
          </table:table-cell>
        </table:table-row>
        <table:table-row table:style-name="ro2">
          <table:table-cell table:style-name="ce1" office:value-type="string" calcext:value-type="string">
            <text:p>657</text:p>
          </table:table-cell>
          <table:table-cell table:style-name="ce1" office:value-type="string" calcext:value-type="string">
            <text:p>354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sample, sampling, data, collect, select, information, bone, survey, implant, collection, multiple, correlate, investigation, stratified_random, descriptive_statistic, directly, independent, stratify, purposive, noninvasive</text:p>
          </table:table-cell>
          <table:table-cell office:value-type="float" office:value="-0.0000154" calcext:value-type="float">
            <text:p>-1,54E-05</text:p>
          </table:table-cell>
          <table:table-cell table:style-name="ce1" office:value-type="string" calcext:value-type="string">
            <text:p><text:s/>2.44e-04</text:p>
          </table:table-cell>
          <table:table-cell office:value-type="float" office:value="83.5" calcext:value-type="float">
            <text:p>83,5</text:p>
          </table:table-cell>
          <table:table-cell office:value-type="float" office:value="657" calcext:value-type="float">
            <text:p>657</text:p>
          </table:table-cell>
        </table:table-row>
        <table:table-row table:style-name="ro2">
          <table:table-cell table:style-name="ce1" office:value-type="string" calcext:value-type="string">
            <text:p>703</text:p>
          </table:table-cell>
          <table:table-cell table:style-name="ce1" office:value-type="string" calcext:value-type="string">
            <text:p>577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leaf_area_index, estimate, margin, peatland, intermediate, peat, mod, measure, range, produce, limited, data, larger, leaf_area, widely, limit, surround, higher, cam, actual</text:p>
          </table:table-cell>
          <table:table-cell office:value-type="float" office:value="-0.0000198" calcext:value-type="float">
            <text:p>-1,98E-05</text:p>
          </table:table-cell>
          <table:table-cell table:style-name="ce1" office:value-type="string" calcext:value-type="string">
            <text:p><text:s/>5.53e-07</text:p>
          </table:table-cell>
          <table:table-cell office:value-type="float" office:value="60.8" calcext:value-type="float">
            <text:p>60,8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table:style-name="ce1" office:value-type="string" calcext:value-type="string">
            <text:p>769</text:p>
          </table:table-cell>
          <table:table-cell table:style-name="ce1" office:value-type="string" calcext:value-type="string">
            <text:p>210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snow, soil_moisture, burn, snow_cover, melt, area, surface, smos, season, product, climate, situ, mountain, fraction, hydrological, remotely_sense, correlation, moisture, region, time_series</text:p>
          </table:table-cell>
          <table:table-cell office:value-type="float" office:value="-0.0000309" calcext:value-type="float">
            <text:p>-3,09E-05</text:p>
          </table:table-cell>
          <table:table-cell table:style-name="ce1" office:value-type="string" calcext:value-type="string">
            <text:p><text:s/>8.07e-07</text:p>
          </table:table-cell>
          <table:table-cell office:value-type="float" office:value="81.6" calcext:value-type="float">
            <text:p>81,6</text:p>
          </table:table-cell>
          <table:table-cell office:value-type="float" office:value="769" calcext:value-type="float">
            <text:p>769</text:p>
          </table:table-cell>
        </table:table-row>
        <table:table-row table:style-name="ro2">
          <table:table-cell table:style-name="ce1" office:value-type="string" calcext:value-type="string">
            <text:p>811</text:p>
          </table:table-cell>
          <table:table-cell table:style-name="ce1" office:value-type="string" calcext:value-type="string">
            <text:p>676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global_positioning_system, differential, range, modification, receiver, obtain, precision, perform, accuracy, maximal, irregularity, signal, comparison, modify, similar, deviation, point, locate, geometric, galaxy</text:p>
          </table:table-cell>
          <table:table-cell office:value-type="float" office:value="-0.0000403" calcext:value-type="float">
            <text:p>-4,03E-05</text:p>
          </table:table-cell>
          <table:table-cell table:style-name="ce1" office:value-type="string" calcext:value-type="string">
            <text:p><text:s/>5.22e-23</text:p>
          </table:table-cell>
          <table:table-cell office:value-type="float" office:value="75.5" calcext:value-type="float">
            <text:p>75,5</text:p>
          </table:table-cell>
          <table:table-cell office:value-type="float" office:value="811" calcext:value-type="float">
            <text:p>811</text:p>
          </table:table-cell>
        </table:table-row>
        <table:table-row table:style-name="ro2">
          <table:table-cell table:style-name="ce1" office:value-type="string" calcext:value-type="string">
            <text:p>815</text:p>
          </table:table-cell>
          <table:table-cell table:style-name="ce1" office:value-type="string" calcext:value-type="string">
            <text:p>705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direct, estimate, indirect, parameterization, deviation, oxygan, heat_flux, estimation, parameter, compute, measure, simulated, empirical, perform, precise, respect, experiment, dissolved, sensitivity, average</text:p>
          </table:table-cell>
          <table:table-cell office:value-type="float" office:value="-0.0000414" calcext:value-type="float">
            <text:p>-4,14E-05</text:p>
          </table:table-cell>
          <table:table-cell table:style-name="ce1" office:value-type="string" calcext:value-type="string">
            <text:p><text:s/>2.04e-26</text:p>
          </table:table-cell>
          <table:table-cell office:value-type="float" office:value="81" calcext:value-type="float">
            <text:p>81</text:p>
          </table:table-cell>
          <table:table-cell office:value-type="float" office:value="815" calcext:value-type="float">
            <text:p>815</text:p>
          </table:table-cell>
        </table:table-row>
        <table:table-row table:style-name="ro2">
          <table:table-cell table:style-name="ce1" office:value-type="string" calcext:value-type="string">
            <text:p>849</text:p>
          </table:table-cell>
          <table:table-cell table:style-name="ce1" office:value-type="string" calcext:value-type="string">
            <text:p>64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digital_elevation_model, topography, topographic, gully, landform, surface, ice_sheet, slope, basal, resolution, map, delineation, thinning, field, meltwater, data, generate, thin, tandem, recent</text:p>
          </table:table-cell>
          <table:table-cell office:value-type="float" office:value="-0.0000582" calcext:value-type="float">
            <text:p>-5,82E-05</text:p>
          </table:table-cell>
          <table:table-cell table:style-name="ce1" office:value-type="string" calcext:value-type="string">
            <text:p><text:s/>6.96e-26</text:p>
          </table:table-cell>
          <table:table-cell office:value-type="float" office:value="90" calcext:value-type="float">
            <text:p>90</text:p>
          </table:table-cell>
          <table:table-cell office:value-type="float" office:value="849" calcext:value-type="float">
            <text:p>849</text:p>
          </table:table-cell>
        </table:table-row>
        <table:table-row table:style-name="ro2">
          <table:table-cell table:style-name="ce1" office:value-type="string" calcext:value-type="string">
            <text:p>852</text:p>
          </table:table-cell>
          <table:table-cell table:style-name="ce1" office:value-type="string" calcext:value-type="string">
            <text:p>557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variation, degree, degree_degree, fluctuation, oscillation, frequency, cycle, exhibit, degrees, data, higher, month, hourly, average, force, empirical_orthogonal_function, radiative_force, difference, time_series, periodicity</text:p>
          </table:table-cell>
          <table:table-cell office:value-type="float" office:value="-0.0000601" calcext:value-type="float">
            <text:p>-6,01E-05</text:p>
          </table:table-cell>
          <table:table-cell table:style-name="ce1" office:value-type="string" calcext:value-type="string">
            <text:p><text:s/>2.46e-46</text:p>
          </table:table-cell>
          <table:table-cell office:value-type="float" office:value="81.5" calcext:value-type="float">
            <text:p>81,5</text:p>
          </table:table-cell>
          <table:table-cell office:value-type="float" office:value="852" calcext:value-type="float">
            <text:p>852</text:p>
          </table:table-cell>
        </table:table-row>
        <table:table-row table:style-name="ro2">
          <table:table-cell table:style-name="ce1" office:value-type="string" calcext:value-type="string">
            <text:p>861</text:p>
          </table:table-cell>
          <table:table-cell table:style-name="ce1" office:value-type="string" calcext:value-type="string">
            <text:p>221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map, mapping, land_cover, imagery, produce, area, data, accurate, accuracy, derive, gis, delineate, land, detail, remotely_sense, statistic, date, land_land_cover, update, freely</text:p>
          </table:table-cell>
          <table:table-cell office:value-type="float" office:value="-0.0000651" calcext:value-type="float">
            <text:p>-6,51E-05</text:p>
          </table:table-cell>
          <table:table-cell table:style-name="ce1" office:value-type="string" calcext:value-type="string">
            <text:p><text:s/>1.82e-23</text:p>
          </table:table-cell>
          <table:table-cell office:value-type="float" office:value="137.2" calcext:value-type="float">
            <text:p>137,2</text:p>
          </table:table-cell>
          <table:table-cell office:value-type="float" office:value="861" calcext:value-type="float">
            <text:p>861</text:p>
          </table:table-cell>
        </table:table-row>
        <table:table-row table:style-name="ro2">
          <table:table-cell table:style-name="ce1" office:value-type="string" calcext:value-type="string">
            <text:p>866</text:p>
          </table:table-cell>
          <table:table-cell table:style-name="ce1" office:value-type="string" calcext:value-type="string">
            <text:p>677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rainfall, radar, data, event, weather, estimate, extreme, period, variability, algorithm, amount, frequency, precipitation, clutter, reflectivity, region, occurrence, month, weather_station, threshold</text:p>
          </table:table-cell>
          <table:table-cell office:value-type="float" office:value="-0.0000685" calcext:value-type="float">
            <text:p>-6,85E-05</text:p>
          </table:table-cell>
          <table:table-cell table:style-name="ce1" office:value-type="string" calcext:value-type="string">
            <text:p><text:s/>1.52e-27</text:p>
          </table:table-cell>
          <table:table-cell office:value-type="float" office:value="94.8" calcext:value-type="float">
            <text:p>94,8</text:p>
          </table:table-cell>
          <table:table-cell office:value-type="float" office:value="866" calcext:value-type="float">
            <text:p>866</text:p>
          </table:table-cell>
        </table:table-row>
        <table:table-row table:style-name="ro2">
          <table:table-cell table:style-name="ce1" office:value-type="string" calcext:value-type="string">
            <text:p>869</text:p>
          </table:table-cell>
          <table:table-cell table:style-name="ce1" office:value-type="string" calcext:value-type="string">
            <text:p>446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area, terrain, map, mountain, geographic_information_system, gis, digital_elevation_model, altitude, data, mountainous, spatial, elevation, topographic, dem, geological, saudi_arabia, location, derive, factor, saudi</text:p>
          </table:table-cell>
          <table:table-cell office:value-type="float" office:value="-0.0000697" calcext:value-type="float">
            <text:p>-6,97E-05</text:p>
          </table:table-cell>
          <table:table-cell table:style-name="ce1" office:value-type="string" calcext:value-type="string">
            <text:p><text:s/>7.44e-36</text:p>
          </table:table-cell>
          <table:table-cell office:value-type="float" office:value="105.8" calcext:value-type="float">
            <text:p>105,8</text:p>
          </table:table-cell>
          <table:table-cell office:value-type="float" office:value="869" calcext:value-type="float">
            <text:p>869</text:p>
          </table:table-cell>
        </table:table-row>
        <table:table-row table:style-name="ro2">
          <table:table-cell table:style-name="ce1" office:value-type="string" calcext:value-type="string">
            <text:p>870</text:p>
          </table:table-cell>
          <table:table-cell table:style-name="ce1" office:value-type="string" calcext:value-type="string">
            <text:p>163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estimate, regional, scale, spatial_resolution, resolution, global, input, land, eddy_covariance, continental, subregion, finer, national, sebal, estimation, range, united_states, high_resolution, produce, similar</text:p>
          </table:table-cell>
          <table:table-cell office:value-type="float" office:value="-0.0000703" calcext:value-type="float">
            <text:p>-7,03E-05</text:p>
          </table:table-cell>
          <table:table-cell table:style-name="ce1" office:value-type="string" calcext:value-type="string">
            <text:p><text:s/>3.02e-36</text:p>
          </table:table-cell>
          <table:table-cell office:value-type="float" office:value="122.7" calcext:value-type="float">
            <text:p>122,7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table:style-name="ce1" office:value-type="string" calcext:value-type="string">
            <text:p>883</text:p>
          </table:table-cell>
          <table:table-cell table:style-name="ce1" office:value-type="string" calcext:value-type="string">
            <text:p>30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tropical, radiation, atmosphere, atmospheric, boundary_layer, surface_temperature, standard_deviation, climate, difference, surface, stratosphere, region, ground, average, similar, polarimetric, measurement, wafe, consistent, underestimate</text:p>
          </table:table-cell>
          <table:table-cell office:value-type="float" office:value="-0.0000857" calcext:value-type="float">
            <text:p>-8,57E-05</text:p>
          </table:table-cell>
          <table:table-cell table:style-name="ce1" office:value-type="string" calcext:value-type="string">
            <text:p><text:s/>1.09e-76</text:p>
          </table:table-cell>
          <table:table-cell office:value-type="float" office:value="81" calcext:value-type="float">
            <text:p>81</text:p>
          </table:table-cell>
          <table:table-cell office:value-type="float" office:value="883" calcext:value-type="float">
            <text:p>883</text:p>
          </table:table-cell>
        </table:table-row>
        <table:table-row table:style-name="ro2">
          <table:table-cell table:style-name="ce1" office:value-type="string" calcext:value-type="string">
            <text:p>890</text:p>
          </table:table-cell>
          <table:table-cell table:style-name="ce1" office:value-type="string" calcext:value-type="string">
            <text:p>707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atmospheric, observation, measurement, inversion, plume, satellite, retrieval, gosat, radiation, flux, radiative_transfer, global, surface, difference, xco2, radiometer, space, bia, average, validation</text:p>
          </table:table-cell>
          <table:table-cell office:value-type="float" office:value="-0.0000997" calcext:value-type="float">
            <text:p>-9,97E-05</text:p>
          </table:table-cell>
          <table:table-cell table:style-name="ce1" office:value-type="string" calcext:value-type="string">
            <text:p><text:s/>6.83e-45</text:p>
          </table:table-cell>
          <table:table-cell office:value-type="float" office:value="106.6" calcext:value-type="float">
            <text:p>106,6</text:p>
          </table:table-cell>
          <table:table-cell office:value-type="float" office:value="890" calcext:value-type="float">
            <text:p>890</text:p>
          </table:table-cell>
        </table:table-row>
        <table:table-row table:style-name="ro2">
          <table:table-cell table:style-name="ce1" office:value-type="string" calcext:value-type="string">
            <text:p>896</text:p>
          </table:table-cell>
          <table:table-cell table:style-name="ce1" office:value-type="string" calcext:value-type="string">
            <text:p>803</text:p>
          </table:table-cell>
          <table:table-cell office:value-type="string" calcext:value-type="string">
            <text:p>cold_topic_cluster_no_10</text:p>
          </table:table-cell>
          <table:table-cell office:value-type="string" calcext:value-type="string">
            <text:p>climatology, observation, climate, global, reanalysis, seasonal, observe, monthly, reproduce, observational, resolution, version, satellite, regional, comparison, enso, simulated, period, north_pacific, interannual</text:p>
          </table:table-cell>
          <table:table-cell office:value-type="float" office:value="-0.000149" calcext:value-type="float">
            <text:p>-1,49E-04</text:p>
          </table:table-cell>
          <table:table-cell table:style-name="ce1" office:value-type="string" calcext:value-type="string">
            <text:p><text:s/>7.65e-95</text:p>
          </table:table-cell>
          <table:table-cell office:value-type="float" office:value="140.8" calcext:value-type="float">
            <text:p>140,8</text:p>
          </table:table-cell>
          <table:table-cell office:value-type="float" office:value="896" calcext:value-type="float">
            <text:p>896</text:p>
          </table:table-cell>
        </table:table-row>
        <table:table-row table:style-name="ro2">
          <table:table-cell table:style-name="ce1" office:value-type="string" calcext:value-type="string">
            <text:p>470</text:p>
          </table:table-cell>
          <table:table-cell table:style-name="ce1" office:value-type="string" calcext:value-type="string">
            <text:p>452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channel, interference, transmission, multiple, transmit, rate, orthogonal, performance, access, signal, throughput, modulation, frequency, noma, spectrum, receive, scheme, fading, spectral, radio</text:p>
          </table:table-cell>
          <table:table-cell office:value-type="float" office:value="-0.0000022" calcext:value-type="float">
            <text:p>-2,20E-06</text:p>
          </table:table-cell>
          <table:table-cell table:style-name="ce1" office:value-type="string" calcext:value-type="string">
            <text:p><text:s/>7.51e-01</text:p>
          </table:table-cell>
          <table:table-cell office:value-type="float" office:value="116.9" calcext:value-type="float">
            <text:p>116,9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table:style-name="ce1" office:value-type="string" calcext:value-type="string">
            <text:p>476</text:p>
          </table:table-cell>
          <table:table-cell table:style-name="ce1" office:value-type="string" calcext:value-type="string">
            <text:p>607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control, controller, performance, actuator, predictive, nonlinear, dynamic, optimal, linear, mechanical, effectiveness, delay, force, real, programmable, introduce, brake, track, condition, validate</text:p>
          </table:table-cell>
          <table:table-cell office:value-type="float" office:value="-0.00000247" calcext:value-type="float">
            <text:p>-2,47E-06</text:p>
          </table:table-cell>
          <table:table-cell table:style-name="ce1" office:value-type="string" calcext:value-type="string">
            <text:p><text:s/>7.26e-01</text:p>
          </table:table-cell>
          <table:table-cell office:value-type="float" office:value="115.7" calcext:value-type="float">
            <text:p>115,7</text:p>
          </table:table-cell>
          <table:table-cell office:value-type="float" office:value="476" calcext:value-type="float">
            <text:p>476</text:p>
          </table:table-cell>
        </table:table-row>
        <table:table-row table:style-name="ro2">
          <table:table-cell table:style-name="ce1" office:value-type="string" calcext:value-type="string">
            <text:p>483</text:p>
          </table:table-cell>
          <table:table-cell table:style-name="ce1" office:value-type="string" calcext:value-type="string">
            <text:p>731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random, kernel, performance, gaussian, good, inference, estimation, autoregressive, real, arima, ssa, improvement, effectively, gully_erosion, generalization, accuracy, sample, reduce, error, handle</text:p>
          </table:table-cell>
          <table:table-cell office:value-type="float" office:value="-0.00000304" calcext:value-type="float">
            <text:p>-3,04E-06</text:p>
          </table:table-cell>
          <table:table-cell table:style-name="ce1" office:value-type="string" calcext:value-type="string">
            <text:p><text:s/>4.56e-01</text:p>
          </table:table-cell>
          <table:table-cell office:value-type="float" office:value="77" calcext:value-type="float">
            <text:p>77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 table:style-name="ce1" office:value-type="string" calcext:value-type="string">
            <text:p>484</text:p>
          </table:table-cell>
          <table:table-cell table:style-name="ce1" office:value-type="string" calcext:value-type="string">
            <text:p>709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coefficient, conversion, regression, support_vector_regression, wavelet, convert, nonlinear, parameter, algorithm, svr, decompose, input, superior, comparison, wavelet_transform, pm25, gaussian, weight, relative, advantage</text:p>
          </table:table-cell>
          <table:table-cell office:value-type="float" office:value="-0.00000314" calcext:value-type="float">
            <text:p>-3,14E-06</text:p>
          </table:table-cell>
          <table:table-cell table:style-name="ce1" office:value-type="string" calcext:value-type="string">
            <text:p><text:s/>4.73e-01</text:p>
          </table:table-cell>
          <table:table-cell office:value-type="float" office:value="79" calcext:value-type="float">
            <text:p>79</text:p>
          </table:table-cell>
          <table:table-cell office:value-type="float" office:value="484" calcext:value-type="float">
            <text:p>484</text:p>
          </table:table-cell>
        </table:table-row>
        <table:table-row table:style-name="ro2">
          <table:table-cell table:style-name="ce1" office:value-type="string" calcext:value-type="string">
            <text:p>497</text:p>
          </table:table-cell>
          <table:table-cell table:style-name="ce1" office:value-type="string" calcext:value-type="string">
            <text:p>117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path, move, length, divide, algorithm, time, combine, multiple, ant_colony, long, distance, traditional, hedge, lng, adjust, closer, randomly, line, play_important_role, galapagos</text:p>
          </table:table-cell>
          <table:table-cell office:value-type="float" office:value="-0.00000369" calcext:value-type="float">
            <text:p>-3,69E-06</text:p>
          </table:table-cell>
          <table:table-cell table:style-name="ce1" office:value-type="string" calcext:value-type="string">
            <text:p><text:s/>3.39e-01</text:p>
          </table:table-cell>
          <table:table-cell office:value-type="float" office:value="71.9" calcext:value-type="float">
            <text:p>71,9</text:p>
          </table:table-cell>
          <table:table-cell office:value-type="float" office:value="497" calcext:value-type="float">
            <text:p>497</text:p>
          </table:table-cell>
        </table:table-row>
        <table:table-row table:style-name="ro2">
          <table:table-cell table:style-name="ce1" office:value-type="string" calcext:value-type="string">
            <text:p>515</text:p>
          </table:table-cell>
          <table:table-cell table:style-name="ce1" office:value-type="string" calcext:value-type="string">
            <text:p>438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input, output, leakage, cache, performance, parameter, multilayer, simulation, caching, models, addition, feedforward, construct, efficiency, employ, real, least_square, tune, improvement, neural</text:p>
          </table:table-cell>
          <table:table-cell office:value-type="float" office:value="-0.00000497" calcext:value-type="float">
            <text:p>-4,97E-06</text:p>
          </table:table-cell>
          <table:table-cell table:style-name="ce1" office:value-type="string" calcext:value-type="string">
            <text:p><text:s/>2.76e-01</text:p>
          </table:table-cell>
          <table:table-cell office:value-type="float" office:value="92.5" calcext:value-type="float">
            <text:p>92,5</text:p>
          </table:table-cell>
          <table:table-cell office:value-type="float" office:value="515" calcext:value-type="float">
            <text:p>515</text:p>
          </table:table-cell>
        </table:table-row>
        <table:table-row table:style-name="ro2">
          <table:table-cell table:style-name="ce1" office:value-type="string" calcext:value-type="string">
            <text:p>530</text:p>
          </table:table-cell>
          <table:table-cell table:style-name="ce1" office:value-type="string" calcext:value-type="string">
            <text:p>566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parameter, gas, sensitivity, combustion, algorithm, calculate, steam, regression_tree, exergy_efficiency, select, constant, estimation, air, compressor, input, estimate, good, correlation, fitting, global_warming</text:p>
          </table:table-cell>
          <table:table-cell office:value-type="float" office:value="-0.00000627" calcext:value-type="float">
            <text:p>-6,27E-06</text:p>
          </table:table-cell>
          <table:table-cell table:style-name="ce1" office:value-type="string" calcext:value-type="string">
            <text:p><text:s/>1.80e-01</text:p>
          </table:table-cell>
          <table:table-cell office:value-type="float" office:value="78.5" calcext:value-type="float">
            <text:p>78,5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table:style-name="ce1" office:value-type="string" calcext:value-type="string">
            <text:p>546</text:p>
          </table:table-cell>
          <table:table-cell table:style-name="ce1" office:value-type="string" calcext:value-type="string">
            <text:p>712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control, fix, transient, time, vehicular, controlle, single, steady_state, dynamic, rejection, strategy, pitch, widely, consist, implement, speed, poi, king, varie, quickly</text:p>
          </table:table-cell>
          <table:table-cell office:value-type="float" office:value="-0.00000715" calcext:value-type="float">
            <text:p>-7,15E-06</text:p>
          </table:table-cell>
          <table:table-cell table:style-name="ce1" office:value-type="string" calcext:value-type="string">
            <text:p><text:s/>5.45e-02</text:p>
          </table:table-cell>
          <table:table-cell office:value-type="float" office:value="70.6" calcext:value-type="float">
            <text:p>70,6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table:style-name="ce1" office:value-type="string" calcext:value-type="string">
            <text:p>555</text:p>
          </table:table-cell>
          <table:table-cell table:style-name="ce1" office:value-type="string" calcext:value-type="string">
            <text:p>319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wheat, effective, continuous, experiment, rotation, weighting, sensitive, perform, reduce, yield, minimum, equal, simple, korean, robust, uniform, single, promise, cultivar, agronomic</text:p>
          </table:table-cell>
          <table:table-cell office:value-type="float" office:value="-0.00000761" calcext:value-type="float">
            <text:p>-7,61E-06</text:p>
          </table:table-cell>
          <table:table-cell table:style-name="ce1" office:value-type="string" calcext:value-type="string">
            <text:p><text:s/>3.42e-02</text:p>
          </table:table-cell>
          <table:table-cell office:value-type="float" office:value="67.1" calcext:value-type="float">
            <text:p>67,1</text:p>
          </table:table-cell>
          <table:table-cell office:value-type="float" office:value="555" calcext:value-type="float">
            <text:p>555</text:p>
          </table:table-cell>
        </table:table-row>
        <table:table-row table:style-name="ro2">
          <table:table-cell table:style-name="ce1" office:value-type="string" calcext:value-type="string">
            <text:p>668</text:p>
          </table:table-cell>
          <table:table-cell table:style-name="ce1" office:value-type="string" calcext:value-type="string">
            <text:p>580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parallel, hand, perform, task, operate, ability, evaluation, transform, process, efficiently, introduce, standard, fuzzy_inference, practical, expensive, fact, real_world, scalable, discover, reduce</text:p>
          </table:table-cell>
          <table:table-cell office:value-type="float" office:value="-0.0000165" calcext:value-type="float">
            <text:p>-1,65E-05</text:p>
          </table:table-cell>
          <table:table-cell table:style-name="ce1" office:value-type="string" calcext:value-type="string">
            <text:p><text:s/>4.51e-05</text:p>
          </table:table-cell>
          <table:table-cell office:value-type="float" office:value="81.6" calcext:value-type="float">
            <text:p>81,6</text:p>
          </table:table-cell>
          <table:table-cell office:value-type="float" office:value="668" calcext:value-type="float">
            <text:p>668</text:p>
          </table:table-cell>
        </table:table-row>
        <table:table-row table:style-name="ro2">
          <table:table-cell table:style-name="ce1" office:value-type="string" calcext:value-type="string">
            <text:p>671</text:p>
          </table:table-cell>
          <table:table-cell table:style-name="ce1" office:value-type="string" calcext:value-type="string">
            <text:p>474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processing, process, typical, filtering, technique, ability, split, perform, distortion, diffusion, tensor, derivative, widely, comparison, flag, decoding, limitation, merging, unique, convolution</text:p>
          </table:table-cell>
          <table:table-cell office:value-type="float" office:value="-0.0000168" calcext:value-type="float">
            <text:p>-1,68E-05</text:p>
          </table:table-cell>
          <table:table-cell table:style-name="ce1" office:value-type="string" calcext:value-type="string">
            <text:p><text:s/>6.54e-05</text:p>
          </table:table-cell>
          <table:table-cell office:value-type="float" office:value="83.1" calcext:value-type="float">
            <text:p>83,1</text:p>
          </table:table-cell>
          <table:table-cell office:value-type="float" office:value="671" calcext:value-type="float">
            <text:p>671</text:p>
          </table:table-cell>
        </table:table-row>
        <table:table-row table:style-name="ro2">
          <table:table-cell table:style-name="ce1" office:value-type="string" calcext:value-type="string">
            <text:p>718</text:p>
          </table:table-cell>
          <table:table-cell table:style-name="ce1" office:value-type="string" calcext:value-type="string">
            <text:p>267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technique, aggregation, techniques, employ, addition, effective, prove, additive, asynchronous, call, hull, powerful, stiffness, alternative, introduce, efficiently, extract, adopt, regularize, expensive</text:p>
          </table:table-cell>
          <table:table-cell office:value-type="float" office:value="-0.000022" calcext:value-type="float">
            <text:p>-2,20E-05</text:p>
          </table:table-cell>
          <table:table-cell table:style-name="ce1" office:value-type="string" calcext:value-type="string">
            <text:p><text:s/>1.30e-06</text:p>
          </table:table-cell>
          <table:table-cell office:value-type="float" office:value="99.8" calcext:value-type="float">
            <text:p>99,8</text:p>
          </table:table-cell>
          <table:table-cell office:value-type="float" office:value="718" calcext:value-type="float">
            <text:p>718</text:p>
          </table:table-cell>
        </table:table-row>
        <table:table-row table:style-name="ro2">
          <table:table-cell table:style-name="ce1" office:value-type="string" calcext:value-type="string">
            <text:p>754</text:p>
          </table:table-cell>
          <table:table-cell table:style-name="ce1" office:value-type="string" calcext:value-type="string">
            <text:p>164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detection, detect, filter, algorithm, detector, histogram, signal, remove, real_time, corruption, suspicious, effectively, capable, true, median, efficiently, postprocessing, interference, update, gray</text:p>
          </table:table-cell>
          <table:table-cell office:value-type="float" office:value="-0.0000288" calcext:value-type="float">
            <text:p>-2,88E-05</text:p>
          </table:table-cell>
          <table:table-cell table:style-name="ce1" office:value-type="string" calcext:value-type="string">
            <text:p><text:s/>3.31e-06</text:p>
          </table:table-cell>
          <table:table-cell office:value-type="float" office:value="130.3" calcext:value-type="float">
            <text:p>130,3</text:p>
          </table:table-cell>
          <table:table-cell office:value-type="float" office:value="754" calcext:value-type="float">
            <text:p>754</text:p>
          </table:table-cell>
        </table:table-row>
        <table:table-row table:style-name="ro2">
          <table:table-cell table:style-name="ce1" office:value-type="string" calcext:value-type="string">
            <text:p>765</text:p>
          </table:table-cell>
          <table:table-cell table:style-name="ce1" office:value-type="string" calcext:value-type="string">
            <text:p>277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assignment, effective, candidate, represent, subset, radius, dependent, technique, regularization, additional, property, multiple, modification, utilize, optical_thickness, prior, state_art, comprise, suitable, efficient</text:p>
          </table:table-cell>
          <table:table-cell office:value-type="float" office:value="-0.0000306" calcext:value-type="float">
            <text:p>-3,06E-05</text:p>
          </table:table-cell>
          <table:table-cell table:style-name="ce1" office:value-type="string" calcext:value-type="string">
            <text:p><text:s/>2.09e-14</text:p>
          </table:table-cell>
          <table:table-cell office:value-type="float" office:value="84.4" calcext:value-type="float">
            <text:p>84,4</text:p>
          </table:table-cell>
          <table:table-cell office:value-type="float" office:value="765" calcext:value-type="float">
            <text:p>765</text:p>
          </table:table-cell>
        </table:table-row>
        <table:table-row table:style-name="ro2">
          <table:table-cell table:style-name="ce1" office:value-type="string" calcext:value-type="string">
            <text:p>773</text:p>
          </table:table-cell>
          <table:table-cell table:style-name="ce1" office:value-type="string" calcext:value-type="string">
            <text:p>652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statistical, statistic, projection, downscaling, algorithm, historical, downscal, observe, scale, perform, reproduce, representative_concentration_pathway, variable, dynamical, climate, assessment, assess, assumption, daily, observed</text:p>
          </table:table-cell>
          <table:table-cell office:value-type="float" office:value="-0.0000314" calcext:value-type="float">
            <text:p>-3,14E-05</text:p>
          </table:table-cell>
          <table:table-cell table:style-name="ce1" office:value-type="string" calcext:value-type="string">
            <text:p><text:s/>4.44e-11</text:p>
          </table:table-cell>
          <table:table-cell office:value-type="float" office:value="88.5" calcext:value-type="float">
            <text:p>88,5</text:p>
          </table:table-cell>
          <table:table-cell office:value-type="float" office:value="773" calcext:value-type="float">
            <text:p>773</text:p>
          </table:table-cell>
        </table:table-row>
        <table:table-row table:style-name="ro2">
          <table:table-cell table:style-name="ce1" office:value-type="string" calcext:value-type="string">
            <text:p>806</text:p>
          </table:table-cell>
          <table:table-cell table:style-name="ce1" office:value-type="string" calcext:value-type="string">
            <text:p>350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code, formulation, inverse, simple, single, function, parameter, couple, specific, linear, independent, account, algorithm, tune, gait, jet, finite, condition, rho, generalize</text:p>
          </table:table-cell>
          <table:table-cell office:value-type="float" office:value="-0.000039" calcext:value-type="float">
            <text:p>-3,90E-05</text:p>
          </table:table-cell>
          <table:table-cell table:style-name="ce1" office:value-type="string" calcext:value-type="string">
            <text:p><text:s/>7.60e-22</text:p>
          </table:table-cell>
          <table:table-cell office:value-type="float" office:value="80.8" calcext:value-type="float">
            <text:p>80,8</text:p>
          </table:table-cell>
          <table:table-cell office:value-type="float" office:value="806" calcext:value-type="float">
            <text:p>806</text:p>
          </table:table-cell>
        </table:table-row>
        <table:table-row table:style-name="ro2">
          <table:table-cell table:style-name="ce1" office:value-type="string" calcext:value-type="string">
            <text:p>821</text:p>
          </table:table-cell>
          <table:table-cell table:style-name="ce1" office:value-type="string" calcext:value-type="string">
            <text:p>336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equation, calculate, calculation, mathematical, condition, cod, algorithm, baltic_sea, baltic, solve, steady_state, massachusetts, define, formulate, obtained, governing, explicit, lynx, numerically, time</text:p>
          </table:table-cell>
          <table:table-cell office:value-type="float" office:value="-0.0000427" calcext:value-type="float">
            <text:p>-4,27E-05</text:p>
          </table:table-cell>
          <table:table-cell table:style-name="ce1" office:value-type="string" calcext:value-type="string">
            <text:p><text:s/>1.23e-24</text:p>
          </table:table-cell>
          <table:table-cell office:value-type="float" office:value="81.2" calcext:value-type="float">
            <text:p>81,2</text:p>
          </table:table-cell>
          <table:table-cell office:value-type="float" office:value="821" calcext:value-type="float">
            <text:p>821</text:p>
          </table:table-cell>
        </table:table-row>
        <table:table-row table:style-name="ro2">
          <table:table-cell table:style-name="ce1" office:value-type="string" calcext:value-type="string">
            <text:p>837</text:p>
          </table:table-cell>
          <table:table-cell table:style-name="ce1" office:value-type="string" calcext:value-type="string">
            <text:p>485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interval, obtain, assumption, time, classical, exponential, compute, japanese, assume, sparse, quadratic, star, point, equation, construct, independent, bottom, statistical, fitting, good</text:p>
          </table:table-cell>
          <table:table-cell office:value-type="float" office:value="-0.0000518" calcext:value-type="float">
            <text:p>-5,18E-05</text:p>
          </table:table-cell>
          <table:table-cell table:style-name="ce1" office:value-type="string" calcext:value-type="string">
            <text:p><text:s/>1.59e-35</text:p>
          </table:table-cell>
          <table:table-cell office:value-type="float" office:value="85.9" calcext:value-type="float">
            <text:p>85,9</text:p>
          </table:table-cell>
          <table:table-cell office:value-type="float" office:value="837" calcext:value-type="float">
            <text:p>837</text:p>
          </table:table-cell>
        </table:table-row>
        <table:table-row table:style-name="ro2">
          <table:table-cell table:style-name="ce1" office:value-type="string" calcext:value-type="string">
            <text:p>853</text:p>
          </table:table-cell>
          <table:table-cell table:style-name="ce1" office:value-type="string" calcext:value-type="string">
            <text:p>33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signal, noise, algorithm, frequency, box, noisy, experiment, propagation, robust, sound, attenuation, adaptive, conventional, array, procedure, estimation, suppress, cubic, smoothing, extract</text:p>
          </table:table-cell>
          <table:table-cell office:value-type="float" office:value="-0.0000608" calcext:value-type="float">
            <text:p>-6,08E-05</text:p>
          </table:table-cell>
          <table:table-cell table:style-name="ce1" office:value-type="string" calcext:value-type="string">
            <text:p><text:s/>3.32e-23</text:p>
          </table:table-cell>
          <table:table-cell office:value-type="float" office:value="106.7" calcext:value-type="float">
            <text:p>106,7</text:p>
          </table:table-cell>
          <table:table-cell office:value-type="float" office:value="853" calcext:value-type="float">
            <text:p>853</text:p>
          </table:table-cell>
        </table:table-row>
        <table:table-row table:style-name="ro2">
          <table:table-cell table:style-name="ce1" office:value-type="string" calcext:value-type="string">
            <text:p>854</text:p>
          </table:table-cell>
          <table:table-cell table:style-name="ce1" office:value-type="string" calcext:value-type="string">
            <text:p>75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error, accuracy, robust, algorithm, correction, robustness, corruption, accurate, correct, noise, multiplier, net_primary_production, occlusion, subspace, outlier, accurately, relative, bit, estimator, introduce</text:p>
          </table:table-cell>
          <table:table-cell office:value-type="float" office:value="-0.000061" calcext:value-type="float">
            <text:p>-6,10E-05</text:p>
          </table:table-cell>
          <table:table-cell table:style-name="ce1" office:value-type="string" calcext:value-type="string">
            <text:p><text:s/>1.23e-21</text:p>
          </table:table-cell>
          <table:table-cell office:value-type="float" office:value="125.8" calcext:value-type="float">
            <text:p>125,8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table:style-name="ce1" office:value-type="string" calcext:value-type="string">
            <text:p>867</text:p>
          </table:table-cell>
          <table:table-cell table:style-name="ce1" office:value-type="string" calcext:value-type="string">
            <text:p>765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spectral, absorption, property, optical, wavelength, algorithm, derive, absorption_coefficient, range, lambda, parameter, characteristic, municipal_solid_waste, cdom, dependence, ratio, correlation, linear, relationship, backscattering</text:p>
          </table:table-cell>
          <table:table-cell office:value-type="float" office:value="-0.0000687" calcext:value-type="float">
            <text:p>-6,87E-05</text:p>
          </table:table-cell>
          <table:table-cell table:style-name="ce1" office:value-type="string" calcext:value-type="string">
            <text:p><text:s/>4.58e-41</text:p>
          </table:table-cell>
          <table:table-cell office:value-type="float" office:value="78.1" calcext:value-type="float">
            <text:p>78,1</text:p>
          </table:table-cell>
          <table:table-cell office:value-type="float" office:value="867" calcext:value-type="float">
            <text:p>867</text:p>
          </table:table-cell>
        </table:table-row>
        <table:table-row table:style-name="ro2">
          <table:table-cell table:style-name="ce1" office:value-type="string" calcext:value-type="string">
            <text:p>900</text:p>
          </table:table-cell>
          <table:table-cell table:style-name="ce1" office:value-type="string" calcext:value-type="string">
            <text:p>832</text:p>
          </table:table-cell>
          <table:table-cell office:value-type="string" calcext:value-type="string">
            <text:p>cold_topic_cluster_no_11</text:p>
          </table:table-cell>
          <table:table-cell office:value-type="string" calcext:value-type="string">
            <text:p>retrieval, retrieve, algorithm, band, radiance, measurement, spectra, microwave, channel, error, spectral, infrar, atmospheric, nir, aerosol_optical_thickne, ghz, swir, visible, spectrometer, absorption</text:p>
          </table:table-cell>
          <table:table-cell office:value-type="float" office:value="-0.000224" calcext:value-type="float">
            <text:p>-2,24E-04</text:p>
          </table:table-cell>
          <table:table-cell table:style-name="ce1" office:value-type="string" calcext:value-type="string">
            <text:p>2.16e-130</text:p>
          </table:table-cell>
          <table:table-cell office:value-type="float" office:value="166" calcext:value-type="float">
            <text:p>166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table:style-name="ce1" office:value-type="string" calcext:value-type="string">
            <text:p>459</text:p>
          </table:table-cell>
          <table:table-cell table:style-name="ce1" office:value-type="string" calcext:value-type="string">
            <text:p>775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automatic, accuracy, identification, monitoring, acquire, point, measurement, monitor, analysi, reliable, step, good, reference, unsupervised, collect, extract, difficult, measure, airborne</text:p>
          </table:table-cell>
          <table:table-cell office:value-type="float" office:value="-0.00000143" calcext:value-type="float">
            <text:p>-1,43E-06</text:p>
          </table:table-cell>
          <table:table-cell table:style-name="ce1" office:value-type="string" calcext:value-type="string">
            <text:p><text:s/>7.49e-01</text:p>
          </table:table-cell>
          <table:table-cell office:value-type="float" office:value="91.6" calcext:value-type="float">
            <text:p>91,6</text:p>
          </table:table-cell>
          <table:table-cell office:value-type="float" office:value="459" calcext:value-type="float">
            <text:p>459</text:p>
          </table:table-cell>
        </table:table-row>
        <table:table-row table:style-name="ro2">
          <table:table-cell table:style-name="ce1" office:value-type="string" calcext:value-type="string">
            <text:p>507</text:p>
          </table:table-cell>
          <table:table-cell table:style-name="ce1" office:value-type="string" calcext:value-type="string">
            <text:p>245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collect, statistic, source, discover, publicly, huge_amount, produce, visualization, national, description, gift, processing, merge, hadoop, interoperability, reference, information, correcte, series</text:p>
          </table:table-cell>
          <table:table-cell office:value-type="float" office:value="-0.00000433" calcext:value-type="float">
            <text:p>-4,33E-06</text:p>
          </table:table-cell>
          <table:table-cell table:style-name="ce1" office:value-type="string" calcext:value-type="string">
            <text:p><text:s/>5.30e-01</text:p>
          </table:table-cell>
          <table:table-cell office:value-type="float" office:value="168.9" calcext:value-type="float">
            <text:p>168,9</text:p>
          </table:table-cell>
          <table:table-cell office:value-type="float" office:value="507" calcext:value-type="float">
            <text:p>507</text:p>
          </table:table-cell>
        </table:table-row>
        <table:table-row table:style-name="ro2">
          <table:table-cell table:style-name="ce1" office:value-type="string" calcext:value-type="string">
            <text:p>581</text:p>
          </table:table-cell>
          <table:table-cell table:style-name="ce1" office:value-type="string" calcext:value-type="string">
            <text:p>264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detect, normal, statistical, technique, outlier, reliable, detecting, employ, chemical_oxygan_demand, conifer, bathymetric, collect, remove, testing, rbf, mature, validation, measuring, modeling</text:p>
          </table:table-cell>
          <table:table-cell office:value-type="float" office:value="-0.00000918" calcext:value-type="float">
            <text:p>-9,18E-06</text:p>
          </table:table-cell>
          <table:table-cell table:style-name="ce1" office:value-type="string" calcext:value-type="string">
            <text:p><text:s/>1.66e-02</text:p>
          </table:table-cell>
          <table:table-cell office:value-type="float" office:value="76" calcext:value-type="float">
            <text:p>76</text:p>
          </table:table-cell>
          <table:table-cell office:value-type="float" office:value="581" calcext:value-type="float">
            <text:p>581</text:p>
          </table:table-cell>
        </table:table-row>
        <table:table-row table:style-name="ro2">
          <table:table-cell table:style-name="ce1" office:value-type="string" calcext:value-type="string">
            <text:p>587</text:p>
          </table:table-cell>
          <table:table-cell table:style-name="ce1" office:value-type="string" calcext:value-type="string">
            <text:p>367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set, data, global, sigma, observation, era, pole, derive, variational, observational, independent, consistency, remanufacturing, capture, spatial_temporal, reanalysis, resolve, climate, earth, combine</text:p>
          </table:table-cell>
          <table:table-cell office:value-type="float" office:value="-0.00000959" calcext:value-type="float">
            <text:p>-9,59E-06</text:p>
          </table:table-cell>
          <table:table-cell table:style-name="ce1" office:value-type="string" calcext:value-type="string">
            <text:p><text:s/>2.60e-02</text:p>
          </table:table-cell>
          <table:table-cell office:value-type="float" office:value="84.1" calcext:value-type="float">
            <text:p>84,1</text:p>
          </table:table-cell>
          <table:table-cell office:value-type="float" office:value="587" calcext:value-type="float">
            <text:p>587</text:p>
          </table:table-cell>
        </table:table-row>
        <table:table-row table:style-name="ro2">
          <table:table-cell table:style-name="ce1" office:value-type="string" calcext:value-type="string">
            <text:p>589</text:p>
          </table:table-cell>
          <table:table-cell table:style-name="ce1" office:value-type="string" calcext:value-type="string">
            <text:p>123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canada, data, canadian, validation, validate, earth_observation, good, insulation, select, traffic_accident, dataset, assess, google_earth_engine, factor, zinc, receiver_operate_characteristic_curve, information, robust, assessment, sdm</text:p>
          </table:table-cell>
          <table:table-cell office:value-type="float" office:value="-0.00000961" calcext:value-type="float">
            <text:p>-9,61E-06</text:p>
          </table:table-cell>
          <table:table-cell table:style-name="ce1" office:value-type="string" calcext:value-type="string">
            <text:p><text:s/>6.47e-03</text:p>
          </table:table-cell>
          <table:table-cell office:value-type="float" office:value="64.9" calcext:value-type="float">
            <text:p>64,9</text:p>
          </table:table-cell>
          <table:table-cell office:value-type="float" office:value="589" calcext:value-type="float">
            <text:p>589</text:p>
          </table:table-cell>
        </table:table-row>
        <table:table-row table:style-name="ro2">
          <table:table-cell table:style-name="ce1" office:value-type="string" calcext:value-type="string">
            <text:p>598</text:p>
          </table:table-cell>
          <table:table-cell table:style-name="ce1" office:value-type="string" calcext:value-type="string">
            <text:p>238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reconstruction, reconstruct, proxy, gather, compressive, perform, covariance, quality, robust, incomplete, inference, multichannel, back, comparison, accurately, measurement, technique, directly, real</text:p>
          </table:table-cell>
          <table:table-cell office:value-type="float" office:value="-0.0000103" calcext:value-type="float">
            <text:p>-1,03E-05</text:p>
          </table:table-cell>
          <table:table-cell table:style-name="ce1" office:value-type="string" calcext:value-type="string">
            <text:p><text:s/>2.22e-02</text:p>
          </table:table-cell>
          <table:table-cell office:value-type="float" office:value="77.9" calcext:value-type="float">
            <text:p>77,9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table:style-name="ce1" office:value-type="string" calcext:value-type="string">
            <text:p>619</text:p>
          </table:table-cell>
          <table:table-cell table:style-name="ce1" office:value-type="string" calcext:value-type="string">
            <text:p>225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fusion, information, past, record, combine, historical, change, time, holocene, evolution, digital_terrain_model, multitemporal, support, cadastral, environmental, multisensor, high_resolution, quickbird, core</text:p>
          </table:table-cell>
          <table:table-cell office:value-type="float" office:value="-0.0000124" calcext:value-type="float">
            <text:p>-1,24E-05</text:p>
          </table:table-cell>
          <table:table-cell table:style-name="ce1" office:value-type="string" calcext:value-type="string">
            <text:p><text:s/>2.47e-03</text:p>
          </table:table-cell>
          <table:table-cell office:value-type="float" office:value="76.9" calcext:value-type="float">
            <text:p>76,9</text:p>
          </table:table-cell>
          <table:table-cell office:value-type="float" office:value="619" calcext:value-type="float">
            <text:p>619</text:p>
          </table:table-cell>
        </table:table-row>
        <table:table-row table:style-name="ro2">
          <table:table-cell table:style-name="ce1" office:value-type="string" calcext:value-type="string">
            <text:p>646</text:p>
          </table:table-cell>
          <table:table-cell table:style-name="ce1" office:value-type="string" calcext:value-type="string">
            <text:p>505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quantitative, obtain, assess, linear_regression, measure, quantify, calculate, derive, reference, reliable, temporal_resolution, modeling, tehran, monitor, indicator, accurate, assessing, usa, consistent</text:p>
          </table:table-cell>
          <table:table-cell office:value-type="float" office:value="-0.0000147" calcext:value-type="float">
            <text:p>-1,47E-05</text:p>
          </table:table-cell>
          <table:table-cell table:style-name="ce1" office:value-type="string" calcext:value-type="string">
            <text:p><text:s/>5.26e-04</text:p>
          </table:table-cell>
          <table:table-cell office:value-type="float" office:value="93.8" calcext:value-type="float">
            <text:p>93,8</text:p>
          </table:table-cell>
          <table:table-cell office:value-type="float" office:value="646" calcext:value-type="float">
            <text:p>646</text:p>
          </table:table-cell>
        </table:table-row>
        <table:table-row table:style-name="ro2">
          <table:table-cell table:style-name="ce1" office:value-type="string" calcext:value-type="string">
            <text:p>662</text:p>
          </table:table-cell>
          <table:table-cell table:style-name="ce1" office:value-type="string" calcext:value-type="string">
            <text:p>857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medium, validation, validate, comparison, agreement, water_vapour, close, observe, dataset, advanced, era_interim, collection, resolve, february, quality, monitor, suspend_particulate_matter, large_scale, reference</text:p>
          </table:table-cell>
          <table:table-cell office:value-type="float" office:value="-0.0000157" calcext:value-type="float">
            <text:p>-1,57E-05</text:p>
          </table:table-cell>
          <table:table-cell table:style-name="ce1" office:value-type="string" calcext:value-type="string">
            <text:p><text:s/>1.81e-05</text:p>
          </table:table-cell>
          <table:table-cell office:value-type="float" office:value="74.6" calcext:value-type="float">
            <text:p>74,6</text:p>
          </table:table-cell>
          <table:table-cell office:value-type="float" office:value="662" calcext:value-type="float">
            <text:p>662</text:p>
          </table:table-cell>
        </table:table-row>
        <table:table-row table:style-name="ro2">
          <table:table-cell table:style-name="ce1" office:value-type="string" calcext:value-type="string">
            <text:p>666</text:p>
          </table:table-cell>
          <table:table-cell table:style-name="ce1" office:value-type="string" calcext:value-type="string">
            <text:p>813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period, december, obtain, july, overestimate, overestimation, comparison, perform, area, european, november, addition, underestimation, probable, certificate, spatiotemporal, ecmwf, wet_dry, consecutive</text:p>
          </table:table-cell>
          <table:table-cell office:value-type="float" office:value="-0.0000161" calcext:value-type="float">
            <text:p>-1,61E-05</text:p>
          </table:table-cell>
          <table:table-cell table:style-name="ce1" office:value-type="string" calcext:value-type="string">
            <text:p><text:s/>4.10e-06</text:p>
          </table:table-cell>
          <table:table-cell office:value-type="float" office:value="70.9" calcext:value-type="float">
            <text:p>70,9</text:p>
          </table:table-cell>
          <table:table-cell office:value-type="float" office:value="666" calcext:value-type="float">
            <text:p>666</text:p>
          </table:table-cell>
        </table:table-row>
        <table:table-row table:style-name="ro2">
          <table:table-cell table:style-name="ce1" office:value-type="string" calcext:value-type="string">
            <text:p>681</text:p>
          </table:table-cell>
          <table:table-cell table:style-name="ce1" office:value-type="string" calcext:value-type="string">
            <text:p>477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precision, agreement, data, comparison, measurement, perform, monitor, assess, obtain, difference, precipitable_water_vapor, level, previous, accurate, lai, confirm, independently, instrument, void, generate</text:p>
          </table:table-cell>
          <table:table-cell office:value-type="float" office:value="-0.0000181" calcext:value-type="float">
            <text:p>-1,81E-05</text:p>
          </table:table-cell>
          <table:table-cell table:style-name="ce1" office:value-type="string" calcext:value-type="string">
            <text:p><text:s/>1.55e-06</text:p>
          </table:table-cell>
          <table:table-cell office:value-type="float" office:value="72.8" calcext:value-type="float">
            <text:p>72,8</text:p>
          </table:table-cell>
          <table:table-cell office:value-type="float" office:value="681" calcext:value-type="float">
            <text:p>681</text:p>
          </table:table-cell>
        </table:table-row>
        <table:table-row table:style-name="ro2">
          <table:table-cell table:style-name="ce1" office:value-type="string" calcext:value-type="string">
            <text:p>682</text:p>
          </table:table-cell>
          <table:table-cell table:style-name="ce1" office:value-type="string" calcext:value-type="string">
            <text:p>595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mission, spot, fly, exploration, concurrent, instrument, unique, generate, perform, nasa, atmospheric_correction, improvement, microwave_radiometer, template, field, advanced, compute, performance, sao_paulo</text:p>
          </table:table-cell>
          <table:table-cell office:value-type="float" office:value="-0.0000181" calcext:value-type="float">
            <text:p>-1,81E-05</text:p>
          </table:table-cell>
          <table:table-cell table:style-name="ce1" office:value-type="string" calcext:value-type="string">
            <text:p><text:s/>1.82e-06</text:p>
          </table:table-cell>
          <table:table-cell office:value-type="float" office:value="72.9" calcext:value-type="float">
            <text:p>72,9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table:style-name="ce1" office:value-type="string" calcext:value-type="string">
            <text:p>694</text:p>
          </table:table-cell>
          <table:table-cell table:style-name="ce1" office:value-type="string" calcext:value-type="string">
            <text:p>782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obtain, expect, horizon, potential, collect, som, map, interpretation, recently, natural_disaster, strongly, central, potentially, detailed, bpnn, himalaya, representative, field, correlate</text:p>
          </table:table-cell>
          <table:table-cell office:value-type="float" office:value="-0.0000188" calcext:value-type="float">
            <text:p>-1,88E-05</text:p>
          </table:table-cell>
          <table:table-cell table:style-name="ce1" office:value-type="string" calcext:value-type="string">
            <text:p><text:s/>2.07e-07</text:p>
          </table:table-cell>
          <table:table-cell office:value-type="float" office:value="73.1" calcext:value-type="float">
            <text:p>73,1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table-cell table:style-name="ce1" office:value-type="string" calcext:value-type="string">
            <text:p>719</text:p>
          </table:table-cell>
          <table:table-cell table:style-name="ce1" office:value-type="string" calcext:value-type="string">
            <text:p>39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average, data, range, trend, estimate, calculate, variation, meter, soc, quantify, decrease, annual, long_term, relative, general, waterway, vari, upward, lower, interannual_variability</text:p>
          </table:table-cell>
          <table:table-cell office:value-type="float" office:value="-0.0000223" calcext:value-type="float">
            <text:p>-2,23E-05</text:p>
          </table:table-cell>
          <table:table-cell table:style-name="ce1" office:value-type="string" calcext:value-type="string">
            <text:p><text:s/>2.01e-08</text:p>
          </table:table-cell>
          <table:table-cell office:value-type="float" office:value="78.8" calcext:value-type="float">
            <text:p>78,8</text:p>
          </table:table-cell>
          <table:table-cell office:value-type="float" office:value="719" calcext:value-type="float">
            <text:p>719</text:p>
          </table:table-cell>
        </table:table-row>
        <table:table-row table:style-name="ro2">
          <table:table-cell table:style-name="ce1" office:value-type="string" calcext:value-type="string">
            <text:p>728</text:p>
          </table:table-cell>
          <table:table-cell table:style-name="ce1" office:value-type="string" calcext:value-type="string">
            <text:p>811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derive, estimate, accurate, monitoring, resolution, advance, highly, climate_change, generally, readily, understanding, potential, modeling, shuttle_radar_topography_mission, availability, applicable, monitor, seviri, generation</text:p>
          </table:table-cell>
          <table:table-cell office:value-type="float" office:value="-0.0000238" calcext:value-type="float">
            <text:p>-2,38E-05</text:p>
          </table:table-cell>
          <table:table-cell table:style-name="ce1" office:value-type="string" calcext:value-type="string">
            <text:p><text:s/>5.78e-09</text:p>
          </table:table-cell>
          <table:table-cell office:value-type="float" office:value="85" calcext:value-type="float">
            <text:p>85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table:style-name="ce1" office:value-type="string" calcext:value-type="string">
            <text:p>743</text:p>
          </table:table-cell>
          <table:table-cell table:style-name="ce1" office:value-type="string" calcext:value-type="string">
            <text:p>248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estimate, estimation, height, measurement, data, agb, estimator, accuracy, transpiration, measure, canopy_height, parameter, derive, root_square_error, field, lidar, variance, equation, airborne_laser_scanning, validate</text:p>
          </table:table-cell>
          <table:table-cell office:value-type="float" office:value="-0.000026" calcext:value-type="float">
            <text:p>-2,60E-05</text:p>
          </table:table-cell>
          <table:table-cell table:style-name="ce1" office:value-type="string" calcext:value-type="string">
            <text:p><text:s/>1.72e-05</text:p>
          </table:table-cell>
          <table:table-cell office:value-type="float" office:value="113.9" calcext:value-type="float">
            <text:p>113,9</text:p>
          </table:table-cell>
          <table:table-cell office:value-type="float" office:value="743" calcext:value-type="float">
            <text:p>743</text:p>
          </table:table-cell>
        </table:table-row>
        <table:table-row table:style-name="ro2">
          <table:table-cell table:style-name="ce1" office:value-type="string" calcext:value-type="string">
            <text:p>748</text:p>
          </table:table-cell>
          <table:table-cell table:style-name="ce1" office:value-type="string" calcext:value-type="string">
            <text:p>63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time_series, calibration, data, calibrate, series, parameter, validation, modeling, period, derive, monthly, straw, comparison, simulated, time, symbolic, statistic, accurate, meteorological, perform</text:p>
          </table:table-cell>
          <table:table-cell office:value-type="float" office:value="-0.0000273" calcext:value-type="float">
            <text:p>-2,73E-05</text:p>
          </table:table-cell>
          <table:table-cell table:style-name="ce1" office:value-type="string" calcext:value-type="string">
            <text:p><text:s/>4.71e-08</text:p>
          </table:table-cell>
          <table:table-cell office:value-type="float" office:value="90.9" calcext:value-type="float">
            <text:p>90,9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table:style-name="ce1" office:value-type="string" calcext:value-type="string">
            <text:p>808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scale, remote_sensing, spatial_temporal, time_series, derive, remotely_sense, regional, spatial, observation, variability, remite_sense, dynamics, spatially, estimate, understand, altimeter, stratification, generate, accurate</text:p>
          </table:table-cell>
          <table:table-cell office:value-type="float" office:value="-0.0000396" calcext:value-type="float">
            <text:p>-3,96E-05</text:p>
          </table:table-cell>
          <table:table-cell table:style-name="ce1" office:value-type="string" calcext:value-type="string">
            <text:p><text:s/>1.96e-12</text:p>
          </table:table-cell>
          <table:table-cell office:value-type="float" office:value="119.3" calcext:value-type="float">
            <text:p>119,3</text:p>
          </table:table-cell>
          <table:table-cell office:value-type="float" office:value="808" calcext:value-type="float">
            <text:p>808</text:p>
          </table:table-cell>
        </table:table-row>
        <table:table-row table:style-name="ro2">
          <table:table-cell table:style-name="ce1" office:value-type="string" calcext:value-type="string">
            <text:p>848</text:p>
          </table:table-cell>
          <table:table-cell table:style-name="ce1" office:value-type="string" calcext:value-type="string">
            <text:p>377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erive, vertical, horizontal, data, gravity, advanced, obtain, microwave, difference, brightness_temperature, comparison, height, satellite, spaceborne, instantaneous, relative, greenway, combine, good_agreement, statistical</text:p>
          </table:table-cell>
          <table:table-cell office:value-type="float" office:value="-0.0000579" calcext:value-type="float">
            <text:p>-5,79E-05</text:p>
          </table:table-cell>
          <table:table-cell table:style-name="ce1" office:value-type="string" calcext:value-type="string">
            <text:p><text:s/>1.40e-50</text:p>
          </table:table-cell>
          <table:table-cell office:value-type="float" office:value="68.5" calcext:value-type="float">
            <text:p>68,5</text:p>
          </table:table-cell>
          <table:table-cell office:value-type="float" office:value="848" calcext:value-type="float">
            <text:p>848</text:p>
          </table:table-cell>
        </table:table-row>
        <table:table-row table:style-name="ro3">
          <table:table-cell table:style-name="ce1" office:value-type="string" calcext:value-type="string">
            <text:p>850</text:p>
          </table:table-cell>
          <table:table-cell table:style-name="ce1" office:value-type="string" calcext:value-type="string">
            <text:p>623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data, modi, albedo, tmodis, derive, albedue, estimate, distribution, comparison, obtain, moderate_resolution_image_spectroradiometer_modis, algorithm, temporal, bidirectional_reflectance, compute, function, geometry, uncertainty, copernicus, limb</text:p>
          </table:table-cell>
          <table:table-cell office:value-type="float" office:value="-0.0000597" calcext:value-type="float">
            <text:p>-5,97E-05</text:p>
          </table:table-cell>
          <table:table-cell table:style-name="ce1" office:value-type="string" calcext:value-type="string">
            <text:p><text:s/>3.94e-39</text:p>
          </table:table-cell>
          <table:table-cell office:value-type="float" office:value="71.4" calcext:value-type="float">
            <text:p>71,4</text:p>
          </table:table-cell>
          <table:table-cell office:value-type="float" office:value="850" calcext:value-type="float">
            <text:p>850</text:p>
          </table:table-cell>
        </table:table-row>
        <table:table-row table:style-name="ro2">
          <table:table-cell table:style-name="ce1" office:value-type="string" calcext:value-type="string">
            <text:p>863</text:p>
          </table:table-cell>
          <table:table-cell table:style-name="ce1" office:value-type="string" calcext:value-type="string">
            <text:p>255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bia, biase, estimate, error, data, correct, systematic, average, uncertainty, ssm, adjustment, station, validation, range, evaluation, respect, reproduce, similar, spurious, biased</text:p>
          </table:table-cell>
          <table:table-cell office:value-type="float" office:value="-0.0000654" calcext:value-type="float">
            <text:p>-6,54E-05</text:p>
          </table:table-cell>
          <table:table-cell table:style-name="ce1" office:value-type="string" calcext:value-type="string">
            <text:p><text:s/>5.32e-44</text:p>
          </table:table-cell>
          <table:table-cell office:value-type="float" office:value="86.3" calcext:value-type="float">
            <text:p>86,3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table-cell table:style-name="ce1" office:value-type="string" calcext:value-type="string">
            <text:p>882</text:p>
          </table:table-cell>
          <table:table-cell table:style-name="ce1" office:value-type="string" calcext:value-type="string">
            <text:p>54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measurement, instrument, fraction, consistency, comparison, range, column, accurate, algorithm, reference, nadir, accuracy, validate, error, precision, difference, sciamachy, acquire, angle, average</text:p>
          </table:table-cell>
          <table:table-cell office:value-type="float" office:value="-0.0000835" calcext:value-type="float">
            <text:p>-8,35E-05</text:p>
          </table:table-cell>
          <table:table-cell table:style-name="ce1" office:value-type="string" calcext:value-type="string">
            <text:p><text:s/>1.51e-57</text:p>
          </table:table-cell>
          <table:table-cell office:value-type="float" office:value="103.6" calcext:value-type="float">
            <text:p>103,6</text:p>
          </table:table-cell>
          <table:table-cell office:value-type="float" office:value="882" calcext:value-type="float">
            <text:p>882</text:p>
          </table:table-cell>
        </table:table-row>
        <table:table-row table:style-name="ro2">
          <table:table-cell table:style-name="ce1" office:value-type="string" calcext:value-type="string">
            <text:p>887</text:p>
          </table:table-cell>
          <table:table-cell table:style-name="ce1" office:value-type="string" calcext:value-type="string">
            <text:p>195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reflectance, algorithm, situ, derive, water, turbidity, ocean_color, sensor, measurement, coastal, ocean, remote_sense, constituent, optical, avhrr, imager, turbid, imagery, data, spectral</text:p>
          </table:table-cell>
          <table:table-cell office:value-type="float" office:value="-0.0000937" calcext:value-type="float">
            <text:p>-9,37E-05</text:p>
          </table:table-cell>
          <table:table-cell table:style-name="ce1" office:value-type="string" calcext:value-type="string">
            <text:p><text:s/>1.78e-49</text:p>
          </table:table-cell>
          <table:table-cell office:value-type="float" office:value="102.8" calcext:value-type="float">
            <text:p>102,8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table:style-name="ce1" office:value-type="string" calcext:value-type="string">
            <text:p>888</text:p>
          </table:table-cell>
          <table:table-cell table:style-name="ce1" office:value-type="string" calcext:value-type="string">
            <text:p>165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estimate, measurement, estimation, data, interpolation, error, observation, ground, derive, accurate, gps, obtain, kriging, glacial_isostatic_adjustment, gravity_recovery_climate_experiment, field, uncertainty, station, maximum_likelihood, location</text:p>
          </table:table-cell>
          <table:table-cell office:value-type="float" office:value="-0.0000971" calcext:value-type="float">
            <text:p>-9,71E-05</text:p>
          </table:table-cell>
          <table:table-cell table:style-name="ce1" office:value-type="string" calcext:value-type="string">
            <text:p><text:s/>2.33e-57</text:p>
          </table:table-cell>
          <table:table-cell office:value-type="float" office:value="121.8" calcext:value-type="float">
            <text:p>121,8</text:p>
          </table:table-cell>
          <table:table-cell office:value-type="float" office:value="888" calcext:value-type="float">
            <text:p>888</text:p>
          </table:table-cell>
        </table:table-row>
        <table:table-row table:style-name="ro2">
          <table:table-cell table:style-name="ce1" office:value-type="string" calcext:value-type="string">
            <text:p>891</text:p>
          </table:table-cell>
          <table:table-cell table:style-name="ce1" office:value-type="string" calcext:value-type="string">
            <text:p>696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product, satellite, global, retrieval, algorithm, validation, comparison, derive, version, land, climate, monthly, difference, observation, uncertainty, atmospheric_correction, consistent, error, data, retrieve</text:p>
          </table:table-cell>
          <table:table-cell office:value-type="float" office:value="-0.000102" calcext:value-type="float">
            <text:p>-1,02E-04</text:p>
          </table:table-cell>
          <table:table-cell table:style-name="ce1" office:value-type="string" calcext:value-type="string">
            <text:p><text:s/>1.36e-35</text:p>
          </table:table-cell>
          <table:table-cell office:value-type="float" office:value="147.8" calcext:value-type="float">
            <text:p>147,8</text:p>
          </table:table-cell>
          <table:table-cell office:value-type="float" office:value="891" calcext:value-type="float">
            <text:p>891</text:p>
          </table:table-cell>
        </table:table-row>
        <table:table-row table:style-name="ro2">
          <table:table-cell table:style-name="ce1" office:value-type="string" calcext:value-type="string">
            <text:p>894</text:p>
          </table:table-cell>
          <table:table-cell table:style-name="ce1" office:value-type="string" calcext:value-type="string">
            <text:p>55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satellite, operational, infrared, data, observation, sensor, product, algorithm, geostationary, visible_infrared, global, noaa, instrument, image_radiometer_suite, merge, infrar, ground, pixel, accuracy, modis</text:p>
          </table:table-cell>
          <table:table-cell office:value-type="float" office:value="-0.00011" calcext:value-type="float">
            <text:p>-1,10E-04</text:p>
          </table:table-cell>
          <table:table-cell table:style-name="ce1" office:value-type="string" calcext:value-type="string">
            <text:p><text:s/>3.13e-58</text:p>
          </table:table-cell>
          <table:table-cell office:value-type="float" office:value="117" calcext:value-type="float">
            <text:p>117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table:style-name="ce1" office:value-type="string" calcext:value-type="string">
            <text:p>895</text:p>
          </table:table-cell>
          <table:table-cell table:style-name="ce1" office:value-type="string" calcext:value-type="string">
            <text:p>243</text:p>
          </table:table-cell>
          <table:table-cell office:value-type="string" calcext:value-type="string">
            <text:p>cold_topic_cluster_no_12</text:p>
          </table:table-cell>
          <table:table-cell office:value-type="string" calcext:value-type="string">
            <text:p>observation, satellite, data, assimilation, situ, ground, orbit, measurement, launch, buoy, daily, surface, observing, nasa, accuracy, spatial_resolution, estimate, space, validation, ocean</text:p>
          </table:table-cell>
          <table:table-cell office:value-type="float" office:value="-0.000125" calcext:value-type="float">
            <text:p>-1,25E-04</text:p>
          </table:table-cell>
          <table:table-cell table:style-name="ce1" office:value-type="string" calcext:value-type="string">
            <text:p><text:s/>6.79e-78</text:p>
          </table:table-cell>
          <table:table-cell office:value-type="float" office:value="127.2" calcext:value-type="float">
            <text:p>127,2</text:p>
          </table:table-cell>
          <table:table-cell office:value-type="float" office:value="895" calcext:value-type="float">
            <text:p>895</text:p>
          </table:table-cell>
        </table:table-row>
        <table:table-row table:style-name="ro2">
          <table:table-cell table:style-name="ce1" office:value-type="string" calcext:value-type="string">
            <text:p>468</text:p>
          </table:table-cell>
          <table:table-cell table:style-name="ce1" office:value-type="string" calcext:value-type="string">
            <text:p>296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condition, tibetan_plateau, time, scale, characterize, ecoregion, extent, printing, affect, intense, quantitative, similar, change, lack, ink, attribute, decade, decrease, multiple, lag</text:p>
          </table:table-cell>
          <table:table-cell office:value-type="float" office:value="-0.00000209" calcext:value-type="float">
            <text:p>-2,09E-06</text:p>
          </table:table-cell>
          <table:table-cell table:style-name="ce1" office:value-type="string" calcext:value-type="string">
            <text:p><text:s/>5.43e-01</text:p>
          </table:table-cell>
          <table:table-cell office:value-type="float" office:value="64.6" calcext:value-type="float">
            <text:p>64,6</text:p>
          </table:table-cell>
          <table:table-cell office:value-type="float" office:value="468" calcext:value-type="float">
            <text:p>468</text:p>
          </table:table-cell>
        </table:table-row>
        <table:table-row table:style-name="ro2">
          <table:table-cell table:style-name="ce1" office:value-type="string" calcext:value-type="string">
            <text:p>486</text:p>
          </table:table-cell>
          <table:table-cell table:style-name="ce1" office:value-type="string" calcext:value-type="string">
            <text:p>207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dynamics, impact, understand, role, affect, penetration, change, food_web, level, stability, functioning, effect, influence, link, dynamic, period, central, close, explain, spread</text:p>
          </table:table-cell>
          <table:table-cell office:value-type="float" office:value="-0.00000331" calcext:value-type="float">
            <text:p>-3,31E-06</text:p>
          </table:table-cell>
          <table:table-cell table:style-name="ce1" office:value-type="string" calcext:value-type="string">
            <text:p><text:s/>4.13e-01</text:p>
          </table:table-cell>
          <table:table-cell office:value-type="float" office:value="84.1" calcext:value-type="float">
            <text:p>84,1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 table:style-name="ce1" office:value-type="string" calcext:value-type="string">
            <text:p>494</text:p>
          </table:table-cell>
          <table:table-cell table:style-name="ce1" office:value-type="string" calcext:value-type="string">
            <text:p>471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trend, change, annual, long_term, decade, climate_change, earlier, occur, mountain, decreasing_trend, drive, evolution, rate, greening, past_year, average, century, pattern, understand, northwest</text:p>
          </table:table-cell>
          <table:table-cell office:value-type="float" office:value="-0.00000361" calcext:value-type="float">
            <text:p>-3,61E-06</text:p>
          </table:table-cell>
          <table:table-cell table:style-name="ce1" office:value-type="string" calcext:value-type="string">
            <text:p><text:s/>4.82e-01</text:p>
          </table:table-cell>
          <table:table-cell office:value-type="float" office:value="109.7" calcext:value-type="float">
            <text:p>109,7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table:style-name="ce1" office:value-type="string" calcext:value-type="string">
            <text:p>510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effect, change, side, reduce, long_term, vineyard, specific, remain, 1960, greater, lower, 1990, largest, los, nonuniform, occur, qatar, alteration, control, trunk</text:p>
          </table:table-cell>
          <table:table-cell office:value-type="float" office:value="-0.00000448" calcext:value-type="float">
            <text:p>-4,48E-06</text:p>
          </table:table-cell>
          <table:table-cell table:style-name="ce1" office:value-type="string" calcext:value-type="string">
            <text:p><text:s/>1.88e-01</text:p>
          </table:table-cell>
          <table:table-cell office:value-type="float" office:value="66.9" calcext:value-type="float">
            <text:p>66,9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table:style-name="ce1" office:value-type="string" calcext:value-type="string">
            <text:p>511</text:p>
          </table:table-cell>
          <table:table-cell table:style-name="ce1" office:value-type="string" calcext:value-type="string">
            <text:p>838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wetland, ecosystem, hydrological, extent, coastal, ecological, dynamics, area, change, scale, swamp, biogeochemical, hydrology, understanding, ephemeral, region, process, influence, flooding, critical</text:p>
          </table:table-cell>
          <table:table-cell office:value-type="float" office:value="-0.00000452" calcext:value-type="float">
            <text:p>-4,52E-06</text:p>
          </table:table-cell>
          <table:table-cell table:style-name="ce1" office:value-type="string" calcext:value-type="string">
            <text:p><text:s/>4.16e-01</text:p>
          </table:table-cell>
          <table:table-cell office:value-type="float" office:value="71.3" calcext:value-type="float">
            <text:p>71,3</text:p>
          </table:table-cell>
          <table:table-cell office:value-type="float" office:value="511" calcext:value-type="float">
            <text:p>511</text:p>
          </table:table-cell>
        </table:table-row>
        <table:table-row table:style-name="ro2">
          <table:table-cell table:style-name="ce1" office:value-type="string" calcext:value-type="string">
            <text:p>520</text:p>
          </table:table-cell>
          <table:table-cell table:style-name="ce1" office:value-type="string" calcext:value-type="string">
            <text:p>246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spatial, pattern, hotspot, planning, area, map, geographical, spatial_autocorrelation, local, homogeneous, integrate, integrat, explain, geographic, zones, boundary, underlying, layout, importance, contiguous</text:p>
          </table:table-cell>
          <table:table-cell office:value-type="float" office:value="-0.00000539" calcext:value-type="float">
            <text:p>-5,39E-06</text:p>
          </table:table-cell>
          <table:table-cell table:style-name="ce1" office:value-type="string" calcext:value-type="string">
            <text:p><text:s/>2.77e-01</text:p>
          </table:table-cell>
          <table:table-cell office:value-type="float" office:value="100.5" calcext:value-type="float">
            <text:p>100,5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table:style-name="ce1" office:value-type="string" calcext:value-type="string">
            <text:p>528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soil, soil_organic_carbon, map, spatial, litter, distribution, carbon_stock, land, plot, mg_ha, predict, geology, topography, variability, palm, subsurface, saline, density, landscape, texture</text:p>
          </table:table-cell>
          <table:table-cell office:value-type="float" office:value="-0.00000606" calcext:value-type="float">
            <text:p>-6,06E-06</text:p>
          </table:table-cell>
          <table:table-cell table:style-name="ce1" office:value-type="string" calcext:value-type="string">
            <text:p><text:s/>2.37e-01</text:p>
          </table:table-cell>
          <table:table-cell office:value-type="float" office:value="69.8" calcext:value-type="float">
            <text:p>69,8</text:p>
          </table:table-cell>
          <table:table-cell office:value-type="float" office:value="528" calcext:value-type="float">
            <text:p>528</text:p>
          </table:table-cell>
        </table:table-row>
        <table:table-row table:style-name="ro2">
          <table:table-cell table:style-name="ce1" office:value-type="string" calcext:value-type="string">
            <text:p>551</text:p>
          </table:table-cell>
          <table:table-cell table:style-name="ce1" office:value-type="string" calcext:value-type="string">
            <text:p>621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disturbance, change, affect, decrease, recover, response, decline, magnitude, illegal, recovery, trigger, level, relative, avian, intense, northwest, disturb, slight, stretch, poaching</text:p>
          </table:table-cell>
          <table:table-cell office:value-type="float" office:value="-0.00000746" calcext:value-type="float">
            <text:p>-7,46E-06</text:p>
          </table:table-cell>
          <table:table-cell table:style-name="ce1" office:value-type="string" calcext:value-type="string">
            <text:p><text:s/>6.40e-02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</table:table-row>
        <table:table-row table:style-name="ro2">
          <table:table-cell table:style-name="ce1" office:value-type="string" calcext:value-type="string">
            <text:p>552</text:p>
          </table:table-cell>
          <table:table-cell table:style-name="ce1" office:value-type="string" calcext:value-type="string">
            <text:p>445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scale, leaf, small, variation, genotype, local, desertification, assess, quantify, larger, winter_wheat, spatial, consistent, quantitative, phenotyping, crater, environmental, broader, heterogeneity, driver</text:p>
          </table:table-cell>
          <table:table-cell office:value-type="float" office:value="-0.00000747" calcext:value-type="float">
            <text:p>-7,47E-06</text:p>
          </table:table-cell>
          <table:table-cell table:style-name="ce1" office:value-type="string" calcext:value-type="string">
            <text:p><text:s/>7.25e-02</text:p>
          </table:table-cell>
          <table:table-cell office:value-type="float" office:value="81.1" calcext:value-type="float">
            <text:p>81,1</text:p>
          </table:table-cell>
          <table:table-cell office:value-type="float" office:value="552" calcext:value-type="float">
            <text:p>552</text:p>
          </table:table-cell>
        </table:table-row>
        <table:table-row table:style-name="ro2">
          <table:table-cell table:style-name="ce1" office:value-type="string" calcext:value-type="string">
            <text:p>554</text:p>
          </table:table-cell>
          <table:table-cell table:style-name="ce1" office:value-type="string" calcext:value-type="string">
            <text:p>710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corridor, query, occupancy, potential, geographic, location, area, information, broad, related, spatially, north_american, human, presence, spatially_explicit, ecology, linkage, general, susceptible, capture</text:p>
          </table:table-cell>
          <table:table-cell office:value-type="float" office:value="-0.00000759" calcext:value-type="float">
            <text:p>-7,59E-06</text:p>
          </table:table-cell>
          <table:table-cell table:style-name="ce1" office:value-type="string" calcext:value-type="string">
            <text:p><text:s/>4.57e-02</text:p>
          </table:table-cell>
          <table:table-cell office:value-type="float" office:value="64" calcext:value-type="float">
            <text:p>64</text:p>
          </table:table-cell>
          <table:table-cell office:value-type="float" office:value="554" calcext:value-type="float">
            <text:p>554</text:p>
          </table:table-cell>
        </table:table-row>
        <table:table-row table:style-name="ro2">
          <table:table-cell table:style-name="ce1" office:value-type="string" calcext:value-type="string">
            <text:p>556</text:p>
          </table:table-cell>
          <table:table-cell table:style-name="ce1" office:value-type="string" calcext:value-type="string">
            <text:p>365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related, positively, negatively, measure, assess, age, population, factor, year_old, chronic_disease, dementia, level, correlate, email, objective, race, lower, difference, general_practitioner, effect</text:p>
          </table:table-cell>
          <table:table-cell office:value-type="float" office:value="-0.00000766" calcext:value-type="float">
            <text:p>-7,66E-06</text:p>
          </table:table-cell>
          <table:table-cell table:style-name="ce1" office:value-type="string" calcext:value-type="string">
            <text:p><text:s/>6.51e-02</text:p>
          </table:table-cell>
          <table:table-cell office:value-type="float" office:value="77.6" calcext:value-type="float">
            <text:p>77,6</text:p>
          </table:table-cell>
          <table:table-cell office:value-type="float" office:value="556" calcext:value-type="float">
            <text:p>556</text:p>
          </table:table-cell>
        </table:table-row>
        <table:table-row table:style-name="ro2">
          <table:table-cell table:style-name="ce1" office:value-type="string" calcext:value-type="string">
            <text:p>569</text:p>
          </table:table-cell>
          <table:table-cell table:style-name="ce1" office:value-type="string" calcext:value-type="string">
            <text:p>384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condition, measure, affect, index, shade, percentage, depend, explain, stress, effect, variation, anchor, ability, predict, conductance, highest, vary, degree, observ, vari</text:p>
          </table:table-cell>
          <table:table-cell office:value-type="float" office:value="-0.00000835" calcext:value-type="float">
            <text:p>-8,35E-06</text:p>
          </table:table-cell>
          <table:table-cell table:style-name="ce1" office:value-type="string" calcext:value-type="string">
            <text:p><text:s/>5.14e-02</text:p>
          </table:table-cell>
          <table:table-cell office:value-type="float" office:value="99.5" calcext:value-type="float">
            <text:p>99,5</text:p>
          </table:table-cell>
          <table:table-cell office:value-type="float" office:value="569" calcext:value-type="float">
            <text:p>569</text:p>
          </table:table-cell>
        </table:table-row>
        <table:table-row table:style-name="ro2">
          <table:table-cell table:style-name="ce1" office:value-type="string" calcext:value-type="string">
            <text:p>571</text:p>
          </table:table-cell>
          <table:table-cell table:style-name="ce1" office:value-type="string" calcext:value-type="string">
            <text:p>252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density, neighborhood, area, population, factor, auc, relationship, built_environment, characteristic, land, county, measure, resident, influence, census_tract, quantify, related, walk, qtp, areal</text:p>
          </table:table-cell>
          <table:table-cell office:value-type="float" office:value="-0.0000085" calcext:value-type="float">
            <text:p>-8,50E-06</text:p>
          </table:table-cell>
          <table:table-cell table:style-name="ce1" office:value-type="string" calcext:value-type="string">
            <text:p><text:s/>6.49e-02</text:p>
          </table:table-cell>
          <table:table-cell office:value-type="float" office:value="89" calcext:value-type="float">
            <text:p>89</text:p>
          </table:table-cell>
          <table:table-cell office:value-type="float" office:value="571" calcext:value-type="float">
            <text:p>571</text:p>
          </table:table-cell>
        </table:table-row>
        <table:table-row table:style-name="ro2">
          <table:table-cell table:style-name="ce1" office:value-type="string" calcext:value-type="string">
            <text:p>576</text:p>
          </table:table-cell>
          <table:table-cell table:style-name="ce1" office:value-type="string" calcext:value-type="string">
            <text:p>713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change, effect, induce, susceptibility, response, period, decrease, respond, absorb, event, underlying, doc, subcatchment, considerable, represent, minor, source, subsequent, central, belgium</text:p>
          </table:table-cell>
          <table:table-cell office:value-type="float" office:value="-0.00000879" calcext:value-type="float">
            <text:p>-8,79E-06</text:p>
          </table:table-cell>
          <table:table-cell table:style-name="ce1" office:value-type="string" calcext:value-type="string">
            <text:p><text:s/>7.91e-03</text:p>
          </table:table-cell>
          <table:table-cell office:value-type="float" office:value="65.5" calcext:value-type="float">
            <text:p>65,5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table:style-name="ce1" office:value-type="string" calcext:value-type="string">
            <text:p>582</text:p>
          </table:table-cell>
          <table:table-cell table:style-name="ce1" office:value-type="string" calcext:value-type="string">
            <text:p>673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change, display, affect, intrinsic, influence, structure, environmental, quantitative, cascade, generally, impact, understanding, trophic, effect, scale, derive, differ, broadly, determined, vari</text:p>
          </table:table-cell>
          <table:table-cell office:value-type="float" office:value="-0.00000934" calcext:value-type="float">
            <text:p>-9,34E-06</text:p>
          </table:table-cell>
          <table:table-cell table:style-name="ce1" office:value-type="string" calcext:value-type="string">
            <text:p><text:s/>2.25e-03</text:p>
          </table:table-cell>
          <table:table-cell office:value-type="float" office:value="61" calcext:value-type="float">
            <text:p>61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table:style-name="ce1" office:value-type="string" calcext:value-type="string">
            <text:p>591</text:p>
          </table:table-cell>
          <table:table-cell table:style-name="ce1" office:value-type="string" calcext:value-type="string">
            <text:p>777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long_term, trend, sign, decrease, characterize, observ, texas, similar, sheet, yellow_river, locate, lower, reach, so2, deeper, pit, observe, assess, depth, mesophotic</text:p>
          </table:table-cell>
          <table:table-cell office:value-type="float" office:value="-0.00000976" calcext:value-type="float">
            <text:p>-9,76E-06</text:p>
          </table:table-cell>
          <table:table-cell table:style-name="ce1" office:value-type="string" calcext:value-type="string">
            <text:p><text:s/>8.58e-03</text:p>
          </table:table-cell>
          <table:table-cell office:value-type="float" office:value="75.5" calcext:value-type="float">
            <text:p>75,5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 table:style-name="ce1" office:value-type="string" calcext:value-type="string">
            <text:p>592</text:p>
          </table:table-cell>
          <table:table-cell table:style-name="ce1" office:value-type="string" calcext:value-type="string">
            <text:p>848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disorder, related, emotional, episode, assess, cirrus, report, frequently, thin, negative, higher, dsm, affect, psychiatric, ptsd, similar, detect, difference, observ, lower</text:p>
          </table:table-cell>
          <table:table-cell office:value-type="float" office:value="-0.00000984" calcext:value-type="float">
            <text:p>-9,84E-06</text:p>
          </table:table-cell>
          <table:table-cell table:style-name="ce1" office:value-type="string" calcext:value-type="string">
            <text:p><text:s/>1.49e-02</text:p>
          </table:table-cell>
          <table:table-cell office:value-type="float" office:value="61.7" calcext:value-type="float">
            <text:p>61,7</text:p>
          </table:table-cell>
          <table:table-cell office:value-type="float" office:value="592" calcext:value-type="float">
            <text:p>592</text:p>
          </table:table-cell>
        </table:table-row>
        <table:table-row table:style-name="ro2">
          <table:table-cell table:style-name="ce1" office:value-type="string" calcext:value-type="string">
            <text:p>601</text:p>
          </table:table-cell>
          <table:table-cell table:style-name="ce1" office:value-type="string" calcext:value-type="string">
            <text:p>866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animal, match, pair, wild, matching, individual, similar, propensity, surround, guild, capture, understanding, predict, change, behavior, rodent, greater, ability, link, population</text:p>
          </table:table-cell>
          <table:table-cell office:value-type="float" office:value="-0.0000105" calcext:value-type="float">
            <text:p>-1,05E-05</text:p>
          </table:table-cell>
          <table:table-cell table:style-name="ce1" office:value-type="string" calcext:value-type="string">
            <text:p><text:s/>5.52e-03</text:p>
          </table:table-cell>
          <table:table-cell office:value-type="float" office:value="72.4" calcext:value-type="float">
            <text:p>72,4</text:p>
          </table:table-cell>
          <table:table-cell office:value-type="float" office:value="601" calcext:value-type="float">
            <text:p>601</text:p>
          </table:table-cell>
        </table:table-row>
        <table:table-row table:style-name="ro2">
          <table:table-cell table:style-name="ce1" office:value-type="string" calcext:value-type="string">
            <text:p>639</text:p>
          </table:table-cell>
          <table:table-cell table:style-name="ce1" office:value-type="string" calcext:value-type="string">
            <text:p>600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lake, lakes, change, area, level, similar, shallow, largest, extent, chronology, perch, oxbow, record, drainage, subbasin, regional, urmia, dome, stable, strong</text:p>
          </table:table-cell>
          <table:table-cell office:value-type="float" office:value="-0.0000141" calcext:value-type="float">
            <text:p>-1,41E-05</text:p>
          </table:table-cell>
          <table:table-cell table:style-name="ce1" office:value-type="string" calcext:value-type="string">
            <text:p><text:s/>1.06e-02</text:p>
          </table:table-cell>
          <table:table-cell office:value-type="float" office:value="73.4" calcext:value-type="float">
            <text:p>73,4</text:p>
          </table:table-cell>
          <table:table-cell office:value-type="float" office:value="639" calcext:value-type="float">
            <text:p>639</text:p>
          </table:table-cell>
        </table:table-row>
        <table:table-row table:style-name="ro2">
          <table:table-cell table:style-name="ce1" office:value-type="string" calcext:value-type="string">
            <text:p>640</text:p>
          </table:table-cell>
          <table:table-cell table:style-name="ce1" office:value-type="string" calcext:value-type="string">
            <text:p>855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connectivity, landscape, dispersal, remnant, habitat, fragmentation, isolation, persistence, effect, corridor, australia, disperse, scale, isolated, habitat_patch, viability, measure, adjacent, local, retain</text:p>
          </table:table-cell>
          <table:table-cell office:value-type="float" office:value="-0.0000141" calcext:value-type="float">
            <text:p>-1,41E-05</text:p>
          </table:table-cell>
          <table:table-cell table:style-name="ce1" office:value-type="string" calcext:value-type="string">
            <text:p><text:s/>9.12e-03</text:p>
          </table:table-cell>
          <table:table-cell office:value-type="float" office:value="100.5" calcext:value-type="float">
            <text:p>100,5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table:style-name="ce1" office:value-type="string" calcext:value-type="string">
            <text:p>643</text:p>
          </table:table-cell>
          <table:table-cell table:style-name="ce1" office:value-type="string" calcext:value-type="string">
            <text:p>355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scaling, italy, affect, territory, influence, geological, locate, scale, mouth, southern, importance, characterize, mediterranean, brackish, autumn, range, explosive, larger, factor, environmental</text:p>
          </table:table-cell>
          <table:table-cell office:value-type="float" office:value="-0.0000144" calcext:value-type="float">
            <text:p>-1,44E-05</text:p>
          </table:table-cell>
          <table:table-cell table:style-name="ce1" office:value-type="string" calcext:value-type="string">
            <text:p><text:s/>4.81e-05</text:p>
          </table:table-cell>
          <table:table-cell office:value-type="float" office:value="70.8" calcext:value-type="float">
            <text:p>70,8</text:p>
          </table:table-cell>
          <table:table-cell office:value-type="float" office:value="643" calcext:value-type="float">
            <text:p>643</text:p>
          </table:table-cell>
        </table:table-row>
        <table:table-row table:style-name="ro2">
          <table:table-cell table:style-name="ce1" office:value-type="string" calcext:value-type="string">
            <text:p>644</text:p>
          </table:table-cell>
          <table:table-cell table:style-name="ce1" office:value-type="string" calcext:value-type="string">
            <text:p>129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population, contemporary, expansion, expand, distribution, glacial_maximum, vector, mosquito, persist, long, recently, canada, seabird, tick, persistence, pattern, largely, mexico, central, nationally</text:p>
          </table:table-cell>
          <table:table-cell office:value-type="float" office:value="-0.0000145" calcext:value-type="float">
            <text:p>-1,45E-05</text:p>
          </table:table-cell>
          <table:table-cell table:style-name="ce1" office:value-type="string" calcext:value-type="string">
            <text:p><text:s/>1.94e-04</text:p>
          </table:table-cell>
          <table:table-cell office:value-type="float" office:value="69" calcext:value-type="float">
            <text:p>69</text:p>
          </table:table-cell>
          <table:table-cell office:value-type="float" office:value="644" calcext:value-type="float">
            <text:p>644</text:p>
          </table:table-cell>
        </table:table-row>
        <table:table-row table:style-name="ro2">
          <table:table-cell table:style-name="ce1" office:value-type="string" calcext:value-type="string">
            <text:p>649</text:p>
          </table:table-cell>
          <table:table-cell table:style-name="ce1" office:value-type="string" calcext:value-type="string">
            <text:p>512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region, highly, proportion, area, sensitive, similar, trough, assess, effect, prone, affect, occur, scoring, delineate, define, long_term, occupy, greatest, depend, afforestation</text:p>
          </table:table-cell>
          <table:table-cell office:value-type="float" office:value="-0.0000149" calcext:value-type="float">
            <text:p>-1,49E-05</text:p>
          </table:table-cell>
          <table:table-cell table:style-name="ce1" office:value-type="string" calcext:value-type="string">
            <text:p><text:s/>9.68e-06</text:p>
          </table:table-cell>
          <table:table-cell office:value-type="float" office:value="68.6" calcext:value-type="float">
            <text:p>68,6</text:p>
          </table:table-cell>
          <table:table-cell office:value-type="float" office:value="649" calcext:value-type="float">
            <text:p>649</text:p>
          </table:table-cell>
        </table:table-row>
        <table:table-row table:style-name="ro2">
          <table:table-cell table:style-name="ce1" office:value-type="string" calcext:value-type="string">
            <text:p>658</text:p>
          </table:table-cell>
          <table:table-cell table:style-name="ce1" office:value-type="string" calcext:value-type="string">
            <text:p>294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higher, lower, decrease, specific, hill, flat, dissolve_organic_carbon, directly, oregon, direct, seedling, longevity, small, spill, generally, condition, prior, state, dissolved_organic_carbon, actual</text:p>
          </table:table-cell>
          <table:table-cell office:value-type="float" office:value="-0.0000156" calcext:value-type="float">
            <text:p>-1,56E-05</text:p>
          </table:table-cell>
          <table:table-cell table:style-name="ce1" office:value-type="string" calcext:value-type="string">
            <text:p><text:s/>3.30e-06</text:p>
          </table:table-cell>
          <table:table-cell office:value-type="float" office:value="65.3" calcext:value-type="float">
            <text:p>65,3</text:p>
          </table:table-cell>
          <table:table-cell office:value-type="float" office:value="658" calcext:value-type="float">
            <text:p>658</text:p>
          </table:table-cell>
        </table:table-row>
        <table:table-row table:style-name="ro2">
          <table:table-cell table:style-name="ce1" office:value-type="string" calcext:value-type="string">
            <text:p>663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change, grassland, dynamics, environmental, grazing, condition, driver, effect, induce, quantify, impact, assess, pattern, alte, ecosystem, historical, maintain, century, consistent, land</text:p>
          </table:table-cell>
          <table:table-cell office:value-type="float" office:value="-0.0000159" calcext:value-type="float">
            <text:p>-1,59E-05</text:p>
          </table:table-cell>
          <table:table-cell table:style-name="ce1" office:value-type="string" calcext:value-type="string">
            <text:p><text:s/>2.93e-04</text:p>
          </table:table-cell>
          <table:table-cell office:value-type="float" office:value="82.7" calcext:value-type="float">
            <text:p>82,7</text:p>
          </table:table-cell>
          <table:table-cell office:value-type="float" office:value="663" calcext:value-type="float">
            <text:p>663</text:p>
          </table:table-cell>
        </table:table-row>
        <table:table-row table:style-name="ro2">
          <table:table-cell table:style-name="ce1" office:value-type="string" calcext:value-type="string">
            <text:p>667</text:p>
          </table:table-cell>
          <table:table-cell table:style-name="ce1" office:value-type="string" calcext:value-type="string">
            <text:p>698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land, area, urban, urbanization, change, landscape, pattern, spatial, land_cover, planning, land_land_cover, urbanized, settlement, build, metric, fringe, gis, human_activity, periurban, surround</text:p>
          </table:table-cell>
          <table:table-cell office:value-type="float" office:value="-0.0000164" calcext:value-type="float">
            <text:p>-1,64E-05</text:p>
          </table:table-cell>
          <table:table-cell table:style-name="ce1" office:value-type="string" calcext:value-type="string">
            <text:p><text:s/>3.32e-02</text:p>
          </table:table-cell>
          <table:table-cell office:value-type="float" office:value="140.5" calcext:value-type="float">
            <text:p>140,5</text:p>
          </table:table-cell>
          <table:table-cell office:value-type="float" office:value="667" calcext:value-type="float">
            <text:p>667</text:p>
          </table:table-cell>
        </table:table-row>
        <table:table-row table:style-name="ro2">
          <table:table-cell table:style-name="ce1" office:value-type="string" calcext:value-type="string">
            <text:p>672</text:p>
          </table:table-cell>
          <table:table-cell table:style-name="ce1" office:value-type="string" calcext:value-type="string">
            <text:p>378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area, surround, occupy, small, protect, dolphin, buffer, proportion, protection, greece, presence, survey, intensively, spain, biodiversity_conservation, peripheral, combination, largely, size, humpback_whale</text:p>
          </table:table-cell>
          <table:table-cell office:value-type="float" office:value="-0.0000168" calcext:value-type="float">
            <text:p>-1,68E-05</text:p>
          </table:table-cell>
          <table:table-cell table:style-name="ce1" office:value-type="string" calcext:value-type="string">
            <text:p><text:s/>2.60e-03</text:p>
          </table:table-cell>
          <table:table-cell office:value-type="float" office:value="134.9" calcext:value-type="float">
            <text:p>134,9</text:p>
          </table:table-cell>
          <table:table-cell office:value-type="float" office:value="672" calcext:value-type="float">
            <text:p>672</text:p>
          </table:table-cell>
        </table:table-row>
        <table:table-row table:style-name="ro2">
          <table:table-cell table:style-name="ce1" office:value-type="string" calcext:value-type="string">
            <text:p>674</text:p>
          </table:table-cell>
          <table:table-cell table:style-name="ce1" office:value-type="string" calcext:value-type="string">
            <text:p>133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area, potential, occurrence, locate, availability, central, region, represent, cover, assess, remain, brazil, entire, location, highest, least, herbaceous, generally, quartile, geographic</text:p>
          </table:table-cell>
          <table:table-cell office:value-type="float" office:value="-0.0000172" calcext:value-type="float">
            <text:p>-1,72E-05</text:p>
          </table:table-cell>
          <table:table-cell table:style-name="ce1" office:value-type="string" calcext:value-type="string">
            <text:p><text:s/>1.69e-04</text:p>
          </table:table-cell>
          <table:table-cell office:value-type="float" office:value="93.8" calcext:value-type="float">
            <text:p>93,8</text:p>
          </table:table-cell>
          <table:table-cell office:value-type="float" office:value="674" calcext:value-type="float">
            <text:p>674</text:p>
          </table:table-cell>
        </table:table-row>
        <table:table-row table:style-name="ro2">
          <table:table-cell table:style-name="ce1" office:value-type="string" calcext:value-type="string">
            <text:p>678</text:p>
          </table:table-cell>
          <table:table-cell table:style-name="ce1" office:value-type="string" calcext:value-type="string">
            <text:p>556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area, protect_area, marine_protect_area, protection, conservation, assess, management, ecological, target, ecologically, connectivity, national_park, protected_area, spacing, cover, region, scale, size, conserve, inform</text:p>
          </table:table-cell>
          <table:table-cell office:value-type="float" office:value="-0.0000177" calcext:value-type="float">
            <text:p>-1,77E-05</text:p>
          </table:table-cell>
          <table:table-cell table:style-name="ce1" office:value-type="string" calcext:value-type="string">
            <text:p><text:s/>4.98e-04</text:p>
          </table:table-cell>
          <table:table-cell office:value-type="float" office:value="76.8" calcext:value-type="float">
            <text:p>76,8</text:p>
          </table:table-cell>
          <table:table-cell office:value-type="float" office:value="678" calcext:value-type="float">
            <text:p>678</text:p>
          </table:table-cell>
        </table:table-row>
        <table:table-row table:style-name="ro2">
          <table:table-cell table:style-name="ce1" office:value-type="string" calcext:value-type="string">
            <text:p>679</text:p>
          </table:table-cell>
          <table:table-cell table:style-name="ce1" office:value-type="string" calcext:value-type="string">
            <text:p>271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region, regional, desert, local, cattle, arid, microbiome, western, level, sea_breeze, northeast, united_states, large_scale, territorial, largest, neighbor, scarce, xinjiang, spatially, central</text:p>
          </table:table-cell>
          <table:table-cell office:value-type="float" office:value="-0.0000179" calcext:value-type="float">
            <text:p>-1,79E-05</text:p>
          </table:table-cell>
          <table:table-cell table:style-name="ce1" office:value-type="string" calcext:value-type="string">
            <text:p><text:s/>6.33e-04</text:p>
          </table:table-cell>
          <table:table-cell office:value-type="float" office:value="114.3" calcext:value-type="float">
            <text:p>114,3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table-cell table:style-name="ce1" office:value-type="string" calcext:value-type="string">
            <text:p>683</text:p>
          </table:table-cell>
          <table:table-cell table:style-name="ce1" office:value-type="string" calcext:value-type="string">
            <text:p>364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local, environmental, regional, turnover, scale, biotic, distance, gradient, propagule, community, importance, metacommunity, differ, variable, impulse, relationship, assemblage, variation, dissimilarity, host</text:p>
          </table:table-cell>
          <table:table-cell office:value-type="float" office:value="-0.0000181" calcext:value-type="float">
            <text:p>-1,81E-05</text:p>
          </table:table-cell>
          <table:table-cell table:style-name="ce1" office:value-type="string" calcext:value-type="string">
            <text:p><text:s/>1.06e-05</text:p>
          </table:table-cell>
          <table:table-cell office:value-type="float" office:value="72" calcext:value-type="float">
            <text:p>72</text:p>
          </table:table-cell>
          <table:table-cell office:value-type="float" office:value="683" calcext:value-type="float">
            <text:p>683</text:p>
          </table:table-cell>
        </table:table-row>
        <table:table-row table:style-name="ro2">
          <table:table-cell table:style-name="ce1" office:value-type="string" calcext:value-type="string">
            <text:p>686</text:p>
          </table:table-cell>
          <table:table-cell table:style-name="ce1" office:value-type="string" calcext:value-type="string">
            <text:p>315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pattern, temporal, spatial, dynamics, mussel, spatial_temporal, scale, spatially, hot_spot, distribution, space, quantify, understand, distinct, reflect, temporal_variability, polar_stratospheric_cloud, persistent, underlying, syntax</text:p>
          </table:table-cell>
          <table:table-cell office:value-type="float" office:value="-0.0000183" calcext:value-type="float">
            <text:p>-1,83E-05</text:p>
          </table:table-cell>
          <table:table-cell table:style-name="ce1" office:value-type="string" calcext:value-type="string">
            <text:p><text:s/>6.22e-05</text:p>
          </table:table-cell>
          <table:table-cell office:value-type="float" office:value="90.1" calcext:value-type="float">
            <text:p>90,1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table:style-name="ce1" office:value-type="string" calcext:value-type="string">
            <text:p>687</text:p>
          </table:table-cell>
          <table:table-cell table:style-name="ce1" office:value-type="string" calcext:value-type="string">
            <text:p>656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proximity, close, location, outlet, fidelity, geographic, higher, quantify, spatial, influence, rangeland, connectivity, availability, evident, separate, effect, highly, pattern, adjacent, primarily</text:p>
          </table:table-cell>
          <table:table-cell office:value-type="float" office:value="-0.0000183" calcext:value-type="float">
            <text:p>-1,83E-05</text:p>
          </table:table-cell>
          <table:table-cell table:style-name="ce1" office:value-type="string" calcext:value-type="string">
            <text:p><text:s/>1.23e-07</text:p>
          </table:table-cell>
          <table:table-cell office:value-type="float" office:value="71.1" calcext:value-type="float">
            <text:p>71,1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table:style-name="ce1" office:value-type="string" calcext:value-type="string">
            <text:p>700</text:p>
          </table:table-cell>
          <table:table-cell table:style-name="ce1" office:value-type="string" calcext:value-type="string">
            <text:p>395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future, scenario, climate_change, climate, change, project, general_circulation_model, global, fan, 21st_century, period, simulate, regional, baseline, modeling, end, ipcc, precipitation, gcm, run</text:p>
          </table:table-cell>
          <table:table-cell office:value-type="float" office:value="-0.0000196" calcext:value-type="float">
            <text:p>-1,96E-05</text:p>
          </table:table-cell>
          <table:table-cell table:style-name="ce1" office:value-type="string" calcext:value-type="string">
            <text:p><text:s/>1.47e-03</text:p>
          </table:table-cell>
          <table:table-cell office:value-type="float" office:value="108.5" calcext:value-type="float">
            <text:p>108,5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table:style-name="ce1" office:value-type="string" calcext:value-type="string">
            <text:p>705</text:p>
          </table:table-cell>
          <table:table-cell table:style-name="ce1" office:value-type="string" calcext:value-type="string">
            <text:p>801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lagoon, coastal, coast, overlap, shore, origin, copper, variability, greenland, quantile, adjacent, characterize, higher, sea, degree, coasts, brine, couple, portion, varie</text:p>
          </table:table-cell>
          <table:table-cell office:value-type="float" office:value="-0.00002" calcext:value-type="float">
            <text:p>-2,00E-05</text:p>
          </table:table-cell>
          <table:table-cell table:style-name="ce1" office:value-type="string" calcext:value-type="string">
            <text:p><text:s/>4.29e-08</text:p>
          </table:table-cell>
          <table:table-cell office:value-type="float" office:value="61.9" calcext:value-type="float">
            <text:p>61,9</text:p>
          </table:table-cell>
          <table:table-cell office:value-type="float" office:value="705" calcext:value-type="float">
            <text:p>705</text:p>
          </table:table-cell>
        </table:table-row>
        <table:table-row table:style-name="ro2">
          <table:table-cell table:style-name="ce1" office:value-type="string" calcext:value-type="string">
            <text:p>710</text:p>
          </table:table-cell>
          <table:table-cell table:style-name="ce1" office:value-type="string" calcext:value-type="string">
            <text:p>870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lineage, specimen, diversification, sponge, recent, pattern, fossil, shrimp, sequence, brown, central, range, distribution, abundant, occur, mountains, madagascar, divergent, distinct, eastern</text:p>
          </table:table-cell>
          <table:table-cell office:value-type="float" office:value="-0.0000206" calcext:value-type="float">
            <text:p>-2,06E-05</text:p>
          </table:table-cell>
          <table:table-cell table:style-name="ce1" office:value-type="string" calcext:value-type="string">
            <text:p><text:s/>2.75e-05</text:p>
          </table:table-cell>
          <table:table-cell office:value-type="float" office:value="85.1" calcext:value-type="float">
            <text:p>85,1</text:p>
          </table:table-cell>
          <table:table-cell office:value-type="float" office:value="710" calcext:value-type="float">
            <text:p>710</text:p>
          </table:table-cell>
        </table:table-row>
        <table:table-row table:style-name="ro2">
          <table:table-cell table:style-name="ce1" office:value-type="string" calcext:value-type="string">
            <text:p>712</text:p>
          </table:table-cell>
          <table:table-cell table:style-name="ce1" office:value-type="string" calcext:value-type="string">
            <text:p>112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range, extinction, ability, dynamics, persistence, tumor, survival, effect, size, dependent, local, abilitie, strong, predict, highly, refuge, stronger, contrast, assess, endangered</text:p>
          </table:table-cell>
          <table:table-cell office:value-type="float" office:value="-0.0000211" calcext:value-type="float">
            <text:p>-2,11E-05</text:p>
          </table:table-cell>
          <table:table-cell table:style-name="ce1" office:value-type="string" calcext:value-type="string">
            <text:p><text:s/>2.01e-07</text:p>
          </table:table-cell>
          <table:table-cell office:value-type="float" office:value="75.9" calcext:value-type="float">
            <text:p>75,9</text:p>
          </table:table-cell>
          <table:table-cell office:value-type="float" office:value="712" calcext:value-type="float">
            <text:p>712</text:p>
          </table:table-cell>
        </table:table-row>
        <table:table-row table:style-name="ro2">
          <table:table-cell table:style-name="ce1" office:value-type="string" calcext:value-type="string">
            <text:p>715</text:p>
          </table:table-cell>
          <table:table-cell table:style-name="ce1" office:value-type="string" calcext:value-type="string">
            <text:p>702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water, condition, level, phosphorus, hydrodynamic, occur, decrease, reach, drain, shrinkage, period, variation, human_activity, eutrophication, initial, change, extent, maximum, dynamics, wet_season</text:p>
          </table:table-cell>
          <table:table-cell office:value-type="float" office:value="-0.0000215" calcext:value-type="float">
            <text:p>-2,15E-05</text:p>
          </table:table-cell>
          <table:table-cell table:style-name="ce1" office:value-type="string" calcext:value-type="string">
            <text:p><text:s/>1.41e-09</text:p>
          </table:table-cell>
          <table:table-cell office:value-type="float" office:value="61.1" calcext:value-type="float">
            <text:p>61,1</text:p>
          </table:table-cell>
          <table:table-cell office:value-type="float" office:value="715" calcext:value-type="float">
            <text:p>715</text:p>
          </table:table-cell>
        </table:table-row>
        <table:table-row table:style-name="ro2">
          <table:table-cell table:style-name="ce1" office:value-type="string" calcext:value-type="string">
            <text:p>721</text:p>
          </table:table-cell>
          <table:table-cell table:style-name="ce1" office:value-type="string" calcext:value-type="string">
            <text:p>500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dry, wet, condition, climate, cropping, convection, higher, region, day, humid, lower, tropic, represent, larger, potential, season, mesoscale, fraction, observ, rainfall</text:p>
          </table:table-cell>
          <table:table-cell office:value-type="float" office:value="-0.0000227" calcext:value-type="float">
            <text:p>-2,27E-05</text:p>
          </table:table-cell>
          <table:table-cell table:style-name="ce1" office:value-type="string" calcext:value-type="string">
            <text:p><text:s/>1.74e-09</text:p>
          </table:table-cell>
          <table:table-cell office:value-type="float" office:value="67.5" calcext:value-type="float">
            <text:p>67,5</text:p>
          </table:table-cell>
          <table:table-cell office:value-type="float" office:value="721" calcext:value-type="float">
            <text:p>721</text:p>
          </table:table-cell>
        </table:table-row>
        <table:table-row table:style-name="ro2">
          <table:table-cell table:style-name="ce1" office:value-type="string" calcext:value-type="string">
            <text:p>723</text:p>
          </table:table-cell>
          <table:table-cell table:style-name="ce1" office:value-type="string" calcext:value-type="string">
            <text:p>865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seed, tolerance, potential, greater, woody, weed, temporary, viability, viable, mature, germination, lower, permanent, threaten, herbicide, contraction, assess, opt, differ, decline</text:p>
          </table:table-cell>
          <table:table-cell office:value-type="float" office:value="-0.0000229" calcext:value-type="float">
            <text:p>-2,29E-05</text:p>
          </table:table-cell>
          <table:table-cell table:style-name="ce1" office:value-type="string" calcext:value-type="string">
            <text:p><text:s/>2.56e-08</text:p>
          </table:table-cell>
          <table:table-cell office:value-type="float" office:value="68" calcext:value-type="float">
            <text:p>68</text:p>
          </table:table-cell>
          <table:table-cell office:value-type="float" office:value="723" calcext:value-type="float">
            <text:p>723</text:p>
          </table:table-cell>
        </table:table-row>
        <table:table-row table:style-name="ro2">
          <table:table-cell table:style-name="ce1" office:value-type="string" calcext:value-type="string">
            <text:p>726</text:p>
          </table:table-cell>
          <table:table-cell table:style-name="ce1" office:value-type="string" calcext:value-type="string">
            <text:p>393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ecosystem, biodiversity, taxa, biological, biome, diversity, dominate, invasive_species, composition, functioning, upland, community, diverse, species, tropical, assemblage, rich, shrubland, floristic, assess</text:p>
          </table:table-cell>
          <table:table-cell office:value-type="float" office:value="-0.0000232" calcext:value-type="float">
            <text:p>-2,32E-05</text:p>
          </table:table-cell>
          <table:table-cell table:style-name="ce1" office:value-type="string" calcext:value-type="string">
            <text:p><text:s/>1.61e-06</text:p>
          </table:table-cell>
          <table:table-cell office:value-type="float" office:value="90.2" calcext:value-type="float">
            <text:p>90,2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table:style-name="ce1" office:value-type="string" calcext:value-type="string">
            <text:p>729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range, potential, predict, suitable, distribution, shift, area, environmental, future, condition, nich, prediction, warming, geographic, climate, rcp, garp, expect, vector, temperature</text:p>
          </table:table-cell>
          <table:table-cell office:value-type="float" office:value="-0.0000241" calcext:value-type="float">
            <text:p>-2,41E-05</text:p>
          </table:table-cell>
          <table:table-cell table:style-name="ce1" office:value-type="string" calcext:value-type="string">
            <text:p><text:s/>8.24e-05</text:p>
          </table:table-cell>
          <table:table-cell office:value-type="float" office:value="125.9" calcext:value-type="float">
            <text:p>125,9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table:style-name="ce1" office:value-type="string" calcext:value-type="string">
            <text:p>736</text:p>
          </table:table-cell>
          <table:table-cell table:style-name="ce1" office:value-type="string" calcext:value-type="string">
            <text:p>723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central, europe, western, eastern, part, region, hypothesis, continental, invert, central_asia, confirm, level, locate, united_states, dominate, poland, extent, calculator, iberian_peninsula, reject</text:p>
          </table:table-cell>
          <table:table-cell office:value-type="float" office:value="-0.0000252" calcext:value-type="float">
            <text:p>-2,52E-05</text:p>
          </table:table-cell>
          <table:table-cell table:style-name="ce1" office:value-type="string" calcext:value-type="string">
            <text:p><text:s/>3.55e-08</text:p>
          </table:table-cell>
          <table:table-cell office:value-type="float" office:value="98.4" calcext:value-type="float">
            <text:p>98,4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table:style-name="ce1" office:value-type="string" calcext:value-type="string">
            <text:p>745</text:p>
          </table:table-cell>
          <table:table-cell table:style-name="ce1" office:value-type="string" calcext:value-type="string">
            <text:p>495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variability, potential, scale, pacific_ocean, scal, n2o, mechanistic, largest, lower, suspend, denitrification, similar, region, typically, primarily, entire, realistic, homogeneity, confirm, predict</text:p>
          </table:table-cell>
          <table:table-cell office:value-type="float" office:value="-0.0000265" calcext:value-type="float">
            <text:p>-2,65E-05</text:p>
          </table:table-cell>
          <table:table-cell table:style-name="ce1" office:value-type="string" calcext:value-type="string">
            <text:p><text:s/>8.77e-15</text:p>
          </table:table-cell>
          <table:table-cell office:value-type="float" office:value="65" calcext:value-type="float">
            <text:p>65</text:p>
          </table:table-cell>
          <table:table-cell office:value-type="float" office:value="745" calcext:value-type="float">
            <text:p>745</text:p>
          </table:table-cell>
        </table:table-row>
        <table:table-row table:style-name="ro2">
          <table:table-cell table:style-name="ce1" office:value-type="string" calcext:value-type="string">
            <text:p>747</text:p>
          </table:table-cell>
          <table:table-cell table:style-name="ce1" office:value-type="string" calcext:value-type="string">
            <text:p>107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variation, environmental, change, condition, response, niche, pattern, influence, gradient, factor, abiotic, environment, biogenic, common, evidence, hypothesize, relationship, differ, hypotheses, trait</text:p>
          </table:table-cell>
          <table:table-cell office:value-type="float" office:value="-0.0000271" calcext:value-type="float">
            <text:p>-2,71E-05</text:p>
          </table:table-cell>
          <table:table-cell table:style-name="ce1" office:value-type="string" calcext:value-type="string">
            <text:p><text:s/>1.46e-07</text:p>
          </table:table-cell>
          <table:table-cell office:value-type="float" office:value="107.8" calcext:value-type="float">
            <text:p>107,8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table:style-name="ce1" office:value-type="string" calcext:value-type="string">
            <text:p>757</text:p>
          </table:table-cell>
          <table:table-cell table:style-name="ce1" office:value-type="string" calcext:value-type="string">
            <text:p>422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plain, region, area, marginal, average, northern, alaska, synchronous, greater, oak, interior, grid_cell, extensive, loess_plateau, estimate, derive, highly, western, cover, crossing</text:p>
          </table:table-cell>
          <table:table-cell office:value-type="float" office:value="-0.0000295" calcext:value-type="float">
            <text:p>-2,95E-05</text:p>
          </table:table-cell>
          <table:table-cell table:style-name="ce1" office:value-type="string" calcext:value-type="string">
            <text:p><text:s/>2.58e-15</text:p>
          </table:table-cell>
          <table:table-cell office:value-type="float" office:value="68.9" calcext:value-type="float">
            <text:p>68,9</text:p>
          </table:table-cell>
          <table:table-cell office:value-type="float" office:value="757" calcext:value-type="float">
            <text:p>757</text:p>
          </table:table-cell>
        </table:table-row>
        <table:table-row table:style-name="ro2">
          <table:table-cell table:style-name="ce1" office:value-type="string" calcext:value-type="string">
            <text:p>759</text:p>
          </table:table-cell>
          <table:table-cell table:style-name="ce1" office:value-type="string" calcext:value-type="string">
            <text:p>810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area, cover, period, change, mm_yr, occur, approximately, decrease, volcanic, part, detect, concentrate, border, satellite_imagery, natural, kyr, mexico, global_positioning_system, occupy, activity</text:p>
          </table:table-cell>
          <table:table-cell office:value-type="float" office:value="-0.0000296" calcext:value-type="float">
            <text:p>-2,96E-05</text:p>
          </table:table-cell>
          <table:table-cell table:style-name="ce1" office:value-type="string" calcext:value-type="string">
            <text:p><text:s/>3.54e-13</text:p>
          </table:table-cell>
          <table:table-cell office:value-type="float" office:value="75.2" calcext:value-type="float">
            <text:p>75,2</text:p>
          </table:table-cell>
          <table:table-cell office:value-type="float" office:value="759" calcext:value-type="float">
            <text:p>759</text:p>
          </table:table-cell>
        </table:table-row>
        <table:table-row table:style-name="ro2">
          <table:table-cell table:style-name="ce1" office:value-type="string" calcext:value-type="string">
            <text:p>766</text:p>
          </table:table-cell>
          <table:table-cell table:style-name="ce1" office:value-type="string" calcext:value-type="string">
            <text:p>51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bird, california, breeding, breed, migratory, area, decline, grounds, conservation, remain, population, effort, migrate, explain, wintering, driver, range, loss, flyway, expect</text:p>
          </table:table-cell>
          <table:table-cell office:value-type="float" office:value="-0.0000306" calcext:value-type="float">
            <text:p>-3,06E-05</text:p>
          </table:table-cell>
          <table:table-cell table:style-name="ce1" office:value-type="string" calcext:value-type="string">
            <text:p><text:s/>2.39e-09</text:p>
          </table:table-cell>
          <table:table-cell office:value-type="float" office:value="72.3" calcext:value-type="float">
            <text:p>72,3</text:p>
          </table:table-cell>
          <table:table-cell office:value-type="float" office:value="766" calcext:value-type="float">
            <text:p>766</text:p>
          </table:table-cell>
        </table:table-row>
        <table:table-row table:style-name="ro2">
          <table:table-cell table:style-name="ce1" office:value-type="string" calcext:value-type="string">
            <text:p>767</text:p>
          </table:table-cell>
          <table:table-cell table:style-name="ce1" office:value-type="string" calcext:value-type="string">
            <text:p>451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range, distance, long, northern, eastern, movement, southern, insect, indian_ocean, occur, migratory, site, origin, connectivity, rainforest, argentina, telemetry, migrate, pattern, population</text:p>
          </table:table-cell>
          <table:table-cell office:value-type="float" office:value="-0.0000307" calcext:value-type="float">
            <text:p>-3,07E-05</text:p>
          </table:table-cell>
          <table:table-cell table:style-name="ce1" office:value-type="string" calcext:value-type="string">
            <text:p><text:s/>9.20e-13</text:p>
          </table:table-cell>
          <table:table-cell office:value-type="float" office:value="81.6" calcext:value-type="float">
            <text:p>81,6</text:p>
          </table:table-cell>
          <table:table-cell office:value-type="float" office:value="767" calcext:value-type="float">
            <text:p>767</text:p>
          </table:table-cell>
        </table:table-row>
        <table:table-row table:style-name="ro2">
          <table:table-cell table:style-name="ce1" office:value-type="string" calcext:value-type="string">
            <text:p>774</text:p>
          </table:table-cell>
          <table:table-cell table:style-name="ce1" office:value-type="string" calcext:value-type="string">
            <text:p>235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north, west, region, microbial, central, eastern, freeze, strong, degree, frost, difference, dominant, location, sea, south_east, freezing, maxima, atlantic_ocean, microbe, latitudes</text:p>
          </table:table-cell>
          <table:table-cell office:value-type="float" office:value="-0.0000314" calcext:value-type="float">
            <text:p>-3,14E-05</text:p>
          </table:table-cell>
          <table:table-cell table:style-name="ce1" office:value-type="string" calcext:value-type="string">
            <text:p><text:s/>9.90e-16</text:p>
          </table:table-cell>
          <table:table-cell office:value-type="float" office:value="77.4" calcext:value-type="float">
            <text:p>77,4</text:p>
          </table:table-cell>
          <table:table-cell office:value-type="float" office:value="774" calcext:value-type="float">
            <text:p>774</text:p>
          </table:table-cell>
        </table:table-row>
        <table:table-row table:style-name="ro2">
          <table:table-cell table:style-name="ce1" office:value-type="string" calcext:value-type="string">
            <text:p>775</text:p>
          </table:table-cell>
          <table:table-cell table:style-name="ce1" office:value-type="string" calcext:value-type="string">
            <text:p>529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species, distribution, habitat, suitable_habitat, predict, mammal, habitat_suitability, conservation, climatic, refugia, climate_change, niche, dispersal, modelling, wolf, area, extinction, anthropogenic, loss, mountain</text:p>
          </table:table-cell>
          <table:table-cell office:value-type="float" office:value="-0.0000314" calcext:value-type="float">
            <text:p>-3,14E-05</text:p>
          </table:table-cell>
          <table:table-cell table:style-name="ce1" office:value-type="string" calcext:value-type="string">
            <text:p><text:s/>2.95e-04</text:p>
          </table:table-cell>
          <table:table-cell office:value-type="float" office:value="154.4" calcext:value-type="float">
            <text:p>154,4</text:p>
          </table:table-cell>
          <table:table-cell office:value-type="float" office:value="775" calcext:value-type="float">
            <text:p>775</text:p>
          </table:table-cell>
        </table:table-row>
        <table:table-row table:style-name="ro2">
          <table:table-cell table:style-name="ce1" office:value-type="string" calcext:value-type="string">
            <text:p>779</text:p>
          </table:table-cell>
          <table:table-cell table:style-name="ce1" office:value-type="string" calcext:value-type="string">
            <text:p>130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scale, spatial, variability, multiple, regional, baseflow, spatially, understanding, orchard, extent, understand, indice, emergy, olive, spatiotemporal, account, limitation, explain, heterogeneity, gulf_maine</text:p>
          </table:table-cell>
          <table:table-cell office:value-type="float" office:value="-0.0000323" calcext:value-type="float">
            <text:p>-3,23E-05</text:p>
          </table:table-cell>
          <table:table-cell table:style-name="ce1" office:value-type="string" calcext:value-type="string">
            <text:p><text:s/>1.13e-10</text:p>
          </table:table-cell>
          <table:table-cell office:value-type="float" office:value="103.9" calcext:value-type="float">
            <text:p>103,9</text:p>
          </table:table-cell>
          <table:table-cell office:value-type="float" office:value="779" calcext:value-type="float">
            <text:p>779</text:p>
          </table:table-cell>
        </table:table-row>
        <table:table-row table:style-name="ro2">
          <table:table-cell table:style-name="ce1" office:value-type="string" calcext:value-type="string">
            <text:p>780</text:p>
          </table:table-cell>
          <table:table-cell table:style-name="ce1" office:value-type="string" calcext:value-type="string">
            <text:p>282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valley, area, coast, inland, coastline, geomorphological, occur, fill, collapse, high_resolution, incision, coastal, facy, extensive, region, stratigraphic, fluvial, erosion, position, dominate</text:p>
          </table:table-cell>
          <table:table-cell office:value-type="float" office:value="-0.0000323" calcext:value-type="float">
            <text:p>-3,23E-05</text:p>
          </table:table-cell>
          <table:table-cell table:style-name="ce1" office:value-type="string" calcext:value-type="string">
            <text:p><text:s/>1.39e-12</text:p>
          </table:table-cell>
          <table:table-cell office:value-type="float" office:value="84.2" calcext:value-type="float">
            <text:p>84,2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table:style-name="ce1" office:value-type="string" calcext:value-type="string">
            <text:p>782</text:p>
          </table:table-cell>
          <table:table-cell table:style-name="ce1" office:value-type="string" calcext:value-type="string">
            <text:p>154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habitat, species, deep_sea, site, feeding, shallow, butterfly, population, predation, islands, depth, connectivity, isolation, island, invertebrate, conservation, nesting, highly, structure, offshore</text:p>
          </table:table-cell>
          <table:table-cell office:value-type="float" office:value="-0.0000334" calcext:value-type="float">
            <text:p>-3,34E-05</text:p>
          </table:table-cell>
          <table:table-cell table:style-name="ce1" office:value-type="string" calcext:value-type="string">
            <text:p><text:s/>3.98e-11</text:p>
          </table:table-cell>
          <table:table-cell office:value-type="float" office:value="83.5" calcext:value-type="float">
            <text:p>83,5</text:p>
          </table:table-cell>
          <table:table-cell office:value-type="float" office:value="782" calcext:value-type="float">
            <text:p>782</text:p>
          </table:table-cell>
        </table:table-row>
        <table:table-row table:style-name="ro2">
          <table:table-cell table:style-name="ce1" office:value-type="string" calcext:value-type="string">
            <text:p>786</text:p>
          </table:table-cell>
          <table:table-cell table:style-name="ce1" office:value-type="string" calcext:value-type="string">
            <text:p>491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shelf, south, phosphoru, cape, western, antarctica, isolate, geographically, similar, west, influence, south_africa, isolated, location, continental_shelf, small, limit, previous, west_coast, greater</text:p>
          </table:table-cell>
          <table:table-cell office:value-type="float" office:value="-0.0000345" calcext:value-type="float">
            <text:p>-3,45E-05</text:p>
          </table:table-cell>
          <table:table-cell table:style-name="ce1" office:value-type="string" calcext:value-type="string">
            <text:p><text:s/>8.19e-18</text:p>
          </table:table-cell>
          <table:table-cell office:value-type="float" office:value="71.6" calcext:value-type="float">
            <text:p>71,6</text:p>
          </table:table-cell>
          <table:table-cell office:value-type="float" office:value="786" calcext:value-type="float">
            <text:p>786</text:p>
          </table:table-cell>
        </table:table-row>
        <table:table-row table:style-name="ro2">
          <table:table-cell table:style-name="ce1" office:value-type="string" calcext:value-type="string">
            <text:p>787</text:p>
          </table:table-cell>
          <table:table-cell table:style-name="ce1" office:value-type="string" calcext:value-type="string">
            <text:p>478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abundance, species, assemblage, invasion, aquaculture, taxa, fish_assemblage, amphibian, site, structure, fauna, frog, invertebrate, higher, environmental, distribution, substrate, faunal, local, depth</text:p>
          </table:table-cell>
          <table:table-cell office:value-type="float" office:value="-0.0000346" calcext:value-type="float">
            <text:p>-3,46E-05</text:p>
          </table:table-cell>
          <table:table-cell table:style-name="ce1" office:value-type="string" calcext:value-type="string">
            <text:p><text:s/>2.02e-10</text:p>
          </table:table-cell>
          <table:table-cell office:value-type="float" office:value="93.6" calcext:value-type="float">
            <text:p>93,6</text:p>
          </table:table-cell>
          <table:table-cell office:value-type="float" office:value="787" calcext:value-type="float">
            <text:p>787</text:p>
          </table:table-cell>
        </table:table-row>
        <table:table-row table:style-name="ro2">
          <table:table-cell table:style-name="ce1" office:value-type="string" calcext:value-type="string">
            <text:p>789</text:p>
          </table:table-cell>
          <table:table-cell table:style-name="ce1" office:value-type="string" calcext:value-type="string">
            <text:p>513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distribution, spatial, scale, pattern, occurrence, regional, local, map, geographic, provincial, represent, spatial_temporal, extent, distribute, region, temporal_variation, density, relationship, range, correlate</text:p>
          </table:table-cell>
          <table:table-cell office:value-type="float" office:value="-0.000035" calcext:value-type="float">
            <text:p>-3,50E-05</text:p>
          </table:table-cell>
          <table:table-cell table:style-name="ce1" office:value-type="string" calcext:value-type="string">
            <text:p><text:s/>1.96e-15</text:p>
          </table:table-cell>
          <table:table-cell office:value-type="float" office:value="90.3" calcext:value-type="float">
            <text:p>90,3</text:p>
          </table:table-cell>
          <table:table-cell office:value-type="float" office:value="789" calcext:value-type="float">
            <text:p>789</text:p>
          </table:table-cell>
        </table:table-row>
        <table:table-row table:style-name="ro2">
          <table:table-cell table:style-name="ce1" office:value-type="string" calcext:value-type="string">
            <text:p>792</text:p>
          </table:table-cell>
          <table:table-cell table:style-name="ce1" office:value-type="string" calcext:value-type="string">
            <text:p>321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change, decrease, occur, period, detect, abrupt, time, affect, modification, understand, 1984, landsat_image, modify, beginning, land_land_cover, detection, difficult, yearly, lu_lc, structural</text:p>
          </table:table-cell>
          <table:table-cell office:value-type="float" office:value="-0.000037" calcext:value-type="float">
            <text:p>-3,70E-05</text:p>
          </table:table-cell>
          <table:table-cell table:style-name="ce1" office:value-type="string" calcext:value-type="string">
            <text:p><text:s/>8.81e-10</text:p>
          </table:table-cell>
          <table:table-cell office:value-type="float" office:value="151.2" calcext:value-type="float">
            <text:p>151,2</text:p>
          </table:table-cell>
          <table:table-cell office:value-type="float" office:value="792" calcext:value-type="float">
            <text:p>792</text:p>
          </table:table-cell>
        </table:table-row>
        <table:table-row table:style-name="ro2">
          <table:table-cell table:style-name="ce1" office:value-type="string" calcext:value-type="string">
            <text:p>794</text:p>
          </table:table-cell>
          <table:table-cell table:style-name="ce1" office:value-type="string" calcext:value-type="string">
            <text:p>502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gradient, variance, range, reproduction, contrast, latitudinal, decline, decrease, relative, dependent, depend, organism, effect, sorghum, sensitive, highly, elevational, strongly, shift, recent</text:p>
          </table:table-cell>
          <table:table-cell office:value-type="float" office:value="-0.0000372" calcext:value-type="float">
            <text:p>-3,72E-05</text:p>
          </table:table-cell>
          <table:table-cell table:style-name="ce1" office:value-type="string" calcext:value-type="string">
            <text:p><text:s/>2.44e-22</text:p>
          </table:table-cell>
          <table:table-cell office:value-type="float" office:value="74.5" calcext:value-type="float">
            <text:p>74,5</text:p>
          </table:table-cell>
          <table:table-cell office:value-type="float" office:value="794" calcext:value-type="float">
            <text:p>794</text:p>
          </table:table-cell>
        </table:table-row>
        <table:table-row table:style-name="ro2">
          <table:table-cell table:style-name="ce1" office:value-type="string" calcext:value-type="string">
            <text:p>797</text:p>
          </table:table-cell>
          <table:table-cell table:style-name="ce1" office:value-type="string" calcext:value-type="string">
            <text:p>131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loss, change, rate, retreat, lose, decrease, area, elevation, decline, period, accelerate, cover, rapid, continue, extent, entire, grace, equivalent, digital_elevation_model, ice_cap</text:p>
          </table:table-cell>
          <table:table-cell office:value-type="float" office:value="-0.0000381" calcext:value-type="float">
            <text:p>-3,81E-05</text:p>
          </table:table-cell>
          <table:table-cell table:style-name="ce1" office:value-type="string" calcext:value-type="string">
            <text:p><text:s/>8.97e-12</text:p>
          </table:table-cell>
          <table:table-cell office:value-type="float" office:value="108.9" calcext:value-type="float">
            <text:p>108,9</text:p>
          </table:table-cell>
          <table:table-cell office:value-type="float" office:value="797" calcext:value-type="float">
            <text:p>797</text:p>
          </table:table-cell>
        </table:table-row>
        <table:table-row table:style-name="ro2">
          <table:table-cell table:style-name="ce1" office:value-type="string" calcext:value-type="string">
            <text:p>801</text:p>
          </table:table-cell>
          <table:table-cell table:style-name="ce1" office:value-type="string" calcext:value-type="string">
            <text:p>318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difference, higher, greater, contrast, explain, larger, similarity, consistent, sample, exhibit, distinct, related, partially, general, small, common, vary, piracy, group, narrow</text:p>
          </table:table-cell>
          <table:table-cell office:value-type="float" office:value="-0.0000385" calcext:value-type="float">
            <text:p>-3,85E-05</text:p>
          </table:table-cell>
          <table:table-cell table:style-name="ce1" office:value-type="string" calcext:value-type="string">
            <text:p><text:s/>2.83e-18</text:p>
          </table:table-cell>
          <table:table-cell office:value-type="float" office:value="105.7" calcext:value-type="float">
            <text:p>105,7</text:p>
          </table:table-cell>
          <table:table-cell office:value-type="float" office:value="801" calcext:value-type="float">
            <text:p>801</text:p>
          </table:table-cell>
        </table:table-row>
        <table:table-row table:style-name="ro2">
          <table:table-cell table:style-name="ce1" office:value-type="string" calcext:value-type="string">
            <text:p>802</text:p>
          </table:table-cell>
          <table:table-cell table:style-name="ce1" office:value-type="string" calcext:value-type="string">
            <text:p>791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coastal, shoreline, area, gulf, coastal_zone, change, accretion, bathymetry, zones, anthropogenic, atoll, period, wave, inundation, marine, historical, site, water, littoral, gravel</text:p>
          </table:table-cell>
          <table:table-cell office:value-type="float" office:value="-0.0000385" calcext:value-type="float">
            <text:p>-3,85E-05</text:p>
          </table:table-cell>
          <table:table-cell table:style-name="ce1" office:value-type="string" calcext:value-type="string">
            <text:p><text:s/>5.56e-11</text:p>
          </table:table-cell>
          <table:table-cell office:value-type="float" office:value="98.1" calcext:value-type="float">
            <text:p>98,1</text:p>
          </table:table-cell>
          <table:table-cell office:value-type="float" office:value="802" calcext:value-type="float">
            <text:p>802</text:p>
          </table:table-cell>
        </table:table-row>
        <table:table-row table:style-name="ro2">
          <table:table-cell table:style-name="ce1" office:value-type="string" calcext:value-type="string">
            <text:p>810</text:p>
          </table:table-cell>
          <table:table-cell table:style-name="ce1" office:value-type="string" calcext:value-type="string">
            <text:p>330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australia, atlantic, region, tropical, australian, south, species, temperate, subtropical, distribution, marker, pacific, western_australia, cryptic, previously, origin, pattern, haplotype, harbor, highly</text:p>
          </table:table-cell>
          <table:table-cell office:value-type="float" office:value="-0.00004" calcext:value-type="float">
            <text:p>-4,00E-05</text:p>
          </table:table-cell>
          <table:table-cell table:style-name="ce1" office:value-type="string" calcext:value-type="string">
            <text:p><text:s/>9.21e-16</text:p>
          </table:table-cell>
          <table:table-cell office:value-type="float" office:value="91.5" calcext:value-type="float">
            <text:p>91,5</text:p>
          </table:table-cell>
          <table:table-cell office:value-type="float" office:value="810" calcext:value-type="float">
            <text:p>810</text:p>
          </table:table-cell>
        </table:table-row>
        <table:table-row table:style-name="ro2">
          <table:table-cell table:style-name="ce1" office:value-type="string" calcext:value-type="string">
            <text:p>817</text:p>
          </table:table-cell>
          <table:table-cell table:style-name="ce1" office:value-type="string" calcext:value-type="string">
            <text:p>215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climate, climatic, climate_change, temperature, global, change, warm, temperate, response, boreal, cool, driver, cooling, shift, annual, north_america, effect, magnitude, air_temperature, summer</text:p>
          </table:table-cell>
          <table:table-cell office:value-type="float" office:value="-0.0000418" calcext:value-type="float">
            <text:p>-4,18E-05</text:p>
          </table:table-cell>
          <table:table-cell table:style-name="ce1" office:value-type="string" calcext:value-type="string">
            <text:p><text:s/>3.88e-11</text:p>
          </table:table-cell>
          <table:table-cell office:value-type="float" office:value="133.4" calcext:value-type="float">
            <text:p>133,4</text:p>
          </table:table-cell>
          <table:table-cell office:value-type="float" office:value="817" calcext:value-type="float">
            <text:p>817</text:p>
          </table:table-cell>
        </table:table-row>
        <table:table-row table:style-name="ro2">
          <table:table-cell table:style-name="ce1" office:value-type="string" calcext:value-type="string">
            <text:p>818</text:p>
          </table:table-cell>
          <table:table-cell table:style-name="ce1" office:value-type="string" calcext:value-type="string">
            <text:p>327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record, trend, change, consistent, recent, decade, observed, past, shift, observ, half, difference, merra, twentieth_century, upper, smaller, global, european, stronger, time_series</text:p>
          </table:table-cell>
          <table:table-cell office:value-type="float" office:value="-0.0000419" calcext:value-type="float">
            <text:p>-4,19E-05</text:p>
          </table:table-cell>
          <table:table-cell table:style-name="ce1" office:value-type="string" calcext:value-type="string">
            <text:p><text:s/>5.44e-27</text:p>
          </table:table-cell>
          <table:table-cell office:value-type="float" office:value="79.8" calcext:value-type="float">
            <text:p>79,8</text:p>
          </table:table-cell>
          <table:table-cell office:value-type="float" office:value="818" calcext:value-type="float">
            <text:p>818</text:p>
          </table:table-cell>
        </table:table-row>
        <table:table-row table:style-name="ro2">
          <table:table-cell table:style-name="ce1" office:value-type="string" calcext:value-type="string">
            <text:p>819</text:p>
          </table:table-cell>
          <table:table-cell table:style-name="ce1" office:value-type="string" calcext:value-type="string">
            <text:p>845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estuary, fragment, predator, species, estuarine, coastal, abundance, marine, prey, pelagic, trophic, herbivore, ecological, influence, connectivity, higher, fish, terrestrial, pattern, diet</text:p>
          </table:table-cell>
          <table:table-cell office:value-type="float" office:value="-0.0000419" calcext:value-type="float">
            <text:p>-4,19E-05</text:p>
          </table:table-cell>
          <table:table-cell table:style-name="ce1" office:value-type="string" calcext:value-type="string">
            <text:p><text:s/>1.54e-15</text:p>
          </table:table-cell>
          <table:table-cell office:value-type="float" office:value="80.5" calcext:value-type="float">
            <text:p>80,5</text:p>
          </table:table-cell>
          <table:table-cell office:value-type="float" office:value="819" calcext:value-type="float">
            <text:p>819</text:p>
          </table:table-cell>
        </table:table-row>
        <table:table-row table:style-name="ro2">
          <table:table-cell table:style-name="ce1" office:value-type="string" calcext:value-type="string">
            <text:p>820</text:p>
          </table:table-cell>
          <table:table-cell table:style-name="ce1" office:value-type="string" calcext:value-type="string">
            <text:p>177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larval, larva, connectivity, fish, population, settlement, habitat, species, otolith, life_history, seascape, pattern, juvenile, stage, fishery, spawning, pry, grounds, early, management</text:p>
          </table:table-cell>
          <table:table-cell office:value-type="float" office:value="-0.0000426" calcext:value-type="float">
            <text:p>-4,26E-05</text:p>
          </table:table-cell>
          <table:table-cell table:style-name="ce1" office:value-type="string" calcext:value-type="string">
            <text:p><text:s/>3.32e-07</text:p>
          </table:table-cell>
          <table:table-cell office:value-type="float" office:value="127" calcext:value-type="float">
            <text:p>127</text:p>
          </table:table-cell>
          <table:table-cell office:value-type="float" office:value="820" calcext:value-type="float">
            <text:p>820</text:p>
          </table:table-cell>
        </table:table-row>
        <table:table-row table:style-name="ro2">
          <table:table-cell table:style-name="ce1" office:value-type="string" calcext:value-type="string">
            <text:p>826</text:p>
          </table:table-cell>
          <table:table-cell table:style-name="ce1" office:value-type="string" calcext:value-type="string">
            <text:p>184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watershed, watersh, land, area, land_cover, soil, water, conservation, change, degradation, remote_sensing, map, vegetation, semiarid, multitemporal, erosion, locate, digital_elevation_model, natural, remote_sense</text:p>
          </table:table-cell>
          <table:table-cell office:value-type="float" office:value="-0.0000442" calcext:value-type="float">
            <text:p>-4,42E-05</text:p>
          </table:table-cell>
          <table:table-cell table:style-name="ce1" office:value-type="string" calcext:value-type="string">
            <text:p><text:s/>2.61e-15</text:p>
          </table:table-cell>
          <table:table-cell office:value-type="float" office:value="86.9" calcext:value-type="float">
            <text:p>86,9</text:p>
          </table:table-cell>
          <table:table-cell office:value-type="float" office:value="826" calcext:value-type="float">
            <text:p>826</text:p>
          </table:table-cell>
        </table:table-row>
        <table:table-row table:style-name="ro2">
          <table:table-cell table:style-name="ce1" office:value-type="string" calcext:value-type="string">
            <text:p>829</text:p>
          </table:table-cell>
          <table:table-cell table:style-name="ce1" office:value-type="string" calcext:value-type="string">
            <text:p>428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area, map, geographical, gis, distribution, spatial, locate, km_km, mapping, calculate, represent, location, spatially, geospatial, vortex, land, extent, human_activity, complementarity, generate</text:p>
          </table:table-cell>
          <table:table-cell office:value-type="float" office:value="-0.0000455" calcext:value-type="float">
            <text:p>-4,55E-05</text:p>
          </table:table-cell>
          <table:table-cell table:style-name="ce1" office:value-type="string" calcext:value-type="string">
            <text:p><text:s/>3.07e-18</text:p>
          </table:table-cell>
          <table:table-cell office:value-type="float" office:value="106.5" calcext:value-type="float">
            <text:p>106,5</text:p>
          </table:table-cell>
          <table:table-cell office:value-type="float" office:value="829" calcext:value-type="float">
            <text:p>829</text:p>
          </table:table-cell>
        </table:table-row>
        <table:table-row table:style-name="ro2">
          <table:table-cell table:style-name="ce1" office:value-type="string" calcext:value-type="string">
            <text:p>830</text:p>
          </table:table-cell>
          <table:table-cell table:style-name="ce1" office:value-type="string" calcext:value-type="string">
            <text:p>653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island, area, coastal, small, coast, sea_level_rise, peninsula, south, north, locate, coastline, strait, eastern, western, vulnerable, lie, region, southern, east, surround</text:p>
          </table:table-cell>
          <table:table-cell office:value-type="float" office:value="-0.0000455" calcext:value-type="float">
            <text:p>-4,55E-05</text:p>
          </table:table-cell>
          <table:table-cell table:style-name="ce1" office:value-type="string" calcext:value-type="string">
            <text:p><text:s/>4.76e-18</text:p>
          </table:table-cell>
          <table:table-cell office:value-type="float" office:value="92.2" calcext:value-type="float">
            <text:p>92,2</text:p>
          </table:table-cell>
          <table:table-cell office:value-type="float" office:value="830" calcext:value-type="float">
            <text:p>830</text:p>
          </table:table-cell>
        </table:table-row>
        <table:table-row table:style-name="ro2">
          <table:table-cell table:style-name="ce1" office:value-type="string" calcext:value-type="string">
            <text:p>835</text:p>
          </table:table-cell>
          <table:table-cell table:style-name="ce1" office:value-type="string" calcext:value-type="string">
            <text:p>332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pacific, region, asian, archipelago, pattern, eastern, atlantic, divergence, quaternary, south_america, pleistocene, glacial, island, islands, east, period, basin, southeast_asia, andes, regional</text:p>
          </table:table-cell>
          <table:table-cell office:value-type="float" office:value="-0.000051" calcext:value-type="float">
            <text:p>-5,10E-05</text:p>
          </table:table-cell>
          <table:table-cell table:style-name="ce1" office:value-type="string" calcext:value-type="string">
            <text:p><text:s/>6.99e-23</text:p>
          </table:table-cell>
          <table:table-cell office:value-type="float" office:value="94" calcext:value-type="float">
            <text:p>94</text:p>
          </table:table-cell>
          <table:table-cell office:value-type="float" office:value="835" calcext:value-type="float">
            <text:p>835</text:p>
          </table:table-cell>
        </table:table-row>
        <table:table-row table:style-name="ro2">
          <table:table-cell table:style-name="ce1" office:value-type="string" calcext:value-type="string">
            <text:p>843</text:p>
          </table:table-cell>
          <table:table-cell table:style-name="ce1" office:value-type="string" calcext:value-type="string">
            <text:p>312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elevation, slope, area, digital_elevation_model, topographic, shallow, depth, derive, curvature, gradient, region, high_resolution, higher, topographical, cover, distribution, lower, mountainous, site, spatial</text:p>
          </table:table-cell>
          <table:table-cell office:value-type="float" office:value="-0.0000555" calcext:value-type="float">
            <text:p>-5,55E-05</text:p>
          </table:table-cell>
          <table:table-cell table:style-name="ce1" office:value-type="string" calcext:value-type="string">
            <text:p><text:s/>2.01e-25</text:p>
          </table:table-cell>
          <table:table-cell office:value-type="float" office:value="98" calcext:value-type="float">
            <text:p>98</text:p>
          </table:table-cell>
          <table:table-cell office:value-type="float" office:value="843" calcext:value-type="float">
            <text:p>843</text:p>
          </table:table-cell>
        </table:table-row>
        <table:table-row table:style-name="ro2">
          <table:table-cell table:style-name="ce1" office:value-type="string" calcext:value-type="string">
            <text:p>844</text:p>
          </table:table-cell>
          <table:table-cell table:style-name="ce1" office:value-type="string" calcext:value-type="string">
            <text:p>283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population, genetic, structure, connectivity, differentiation, demographic, sample, variation, individual, structuring, detect, allele, region, genetic_differentiation, level, microsatellite_loci, mtdna, mitochondrial, nuclear, evidence</text:p>
          </table:table-cell>
          <table:table-cell office:value-type="float" office:value="-0.0000557" calcext:value-type="float">
            <text:p>-5,57E-05</text:p>
          </table:table-cell>
          <table:table-cell table:style-name="ce1" office:value-type="string" calcext:value-type="string">
            <text:p><text:s/>1.04e-06</text:p>
          </table:table-cell>
          <table:table-cell office:value-type="float" office:value="217.5" calcext:value-type="float">
            <text:p>217,5</text:p>
          </table:table-cell>
          <table:table-cell office:value-type="float" office:value="844" calcext:value-type="float">
            <text:p>844</text:p>
          </table:table-cell>
        </table:table-row>
        <table:table-row table:style-name="ro2">
          <table:table-cell table:style-name="ce1" office:value-type="string" calcext:value-type="string">
            <text:p>864</text:p>
          </table:table-cell>
          <table:table-cell table:style-name="ce1" office:value-type="string" calcext:value-type="string">
            <text:p>733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southern, northern, region, south, part, asia, strong, southeast, east, southeastern, weak, regional, occurrence, southern_hemisphere, continental, northeast, equatorial, higher, northwestern, west</text:p>
          </table:table-cell>
          <table:table-cell office:value-type="float" office:value="-0.0000666" calcext:value-type="float">
            <text:p>-6,66E-05</text:p>
          </table:table-cell>
          <table:table-cell table:style-name="ce1" office:value-type="string" calcext:value-type="string">
            <text:p><text:s/>2.95e-33</text:p>
          </table:table-cell>
          <table:table-cell office:value-type="float" office:value="123.2" calcext:value-type="float">
            <text:p>123,2</text:p>
          </table:table-cell>
          <table:table-cell office:value-type="float" office:value="864" calcext:value-type="float">
            <text:p>864</text:p>
          </table:table-cell>
        </table:table-row>
        <table:table-row table:style-name="ro2">
          <table:table-cell table:style-name="ce1" office:value-type="string" calcext:value-type="string">
            <text:p>868</text:p>
          </table:table-cell>
          <table:table-cell table:style-name="ce1" office:value-type="string" calcext:value-type="string">
            <text:p>402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landscape, patch, fragmentation, connectivity, spatial, habitat_patch, scale, configuration, fragmented, pattern, ecological, area, natural, ecology, structure, land, distance, density, fragmented_landscape, assess</text:p>
          </table:table-cell>
          <table:table-cell office:value-type="float" office:value="-0.0000687" calcext:value-type="float">
            <text:p>-6,87E-05</text:p>
          </table:table-cell>
          <table:table-cell table:style-name="ce1" office:value-type="string" calcext:value-type="string">
            <text:p><text:s/>1.07e-13</text:p>
          </table:table-cell>
          <table:table-cell office:value-type="float" office:value="181.9" calcext:value-type="float">
            <text:p>181,9</text:p>
          </table:table-cell>
          <table:table-cell office:value-type="float" office:value="868" calcext:value-type="float">
            <text:p>868</text:p>
          </table:table-cell>
        </table:table-row>
        <table:table-row table:style-name="ro2">
          <table:table-cell table:style-name="ce1" office:value-type="string" calcext:value-type="string">
            <text:p>875</text:p>
          </table:table-cell>
          <table:table-cell table:style-name="ce1" office:value-type="string" calcext:value-type="string">
            <text:p>655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species, range, distribution, threaten, conservation, colonization, distributional, endemic, climatic, restrict, habitat, biogeographic, vulnerable, importance, fauna, occupy, tree, geographical, abundance, differ</text:p>
          </table:table-cell>
          <table:table-cell office:value-type="float" office:value="-0.0000766" calcext:value-type="float">
            <text:p>-7,66E-05</text:p>
          </table:table-cell>
          <table:table-cell table:style-name="ce1" office:value-type="string" calcext:value-type="string">
            <text:p><text:s/>7.08e-23</text:p>
          </table:table-cell>
          <table:table-cell office:value-type="float" office:value="156.9" calcext:value-type="float">
            <text:p>156,9</text:p>
          </table:table-cell>
          <table:table-cell office:value-type="float" office:value="875" calcext:value-type="float">
            <text:p>875</text:p>
          </table:table-cell>
        </table:table-row>
        <table:table-row table:style-name="ro2">
          <table:table-cell table:style-name="ce1" office:value-type="string" calcext:value-type="string">
            <text:p>876</text:p>
          </table:table-cell>
          <table:table-cell table:style-name="ce1" office:value-type="string" calcext:value-type="string">
            <text:p>157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dispersal, population, connectivity, species, distance, metapopulation, genetic, gene_flow, pattern, larval_dispersal, haplotype, demographic, conservation, genetic_diversity, marine, divergence, barrier, individual, populations, microsatellite_marker</text:p>
          </table:table-cell>
          <table:table-cell office:value-type="float" office:value="-0.0000776" calcext:value-type="float">
            <text:p>-7,76E-05</text:p>
          </table:table-cell>
          <table:table-cell table:style-name="ce1" office:value-type="string" calcext:value-type="string">
            <text:p><text:s/>1.90e-12</text:p>
          </table:table-cell>
          <table:table-cell office:value-type="float" office:value="214.7" calcext:value-type="float">
            <text:p>214,7</text:p>
          </table:table-cell>
          <table:table-cell office:value-type="float" office:value="876" calcext:value-type="float">
            <text:p>876</text:p>
          </table:table-cell>
        </table:table-row>
        <table:table-row table:style-name="ro2">
          <table:table-cell table:style-name="ce1" office:value-type="string" calcext:value-type="string">
            <text:p>878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sea_level, change, tide, isotope, crab, basin, tide_gauge, stable_isotope, sedimentary, grain_size, tidal, sediment, coast, nearshore, coastal, relative_sea_level, depositional, shallow, recession, uplift</text:p>
          </table:table-cell>
          <table:table-cell office:value-type="float" office:value="-0.0000797" calcext:value-type="float">
            <text:p>-7,97E-05</text:p>
          </table:table-cell>
          <table:table-cell table:style-name="ce1" office:value-type="string" calcext:value-type="string">
            <text:p><text:s/>1.10e-42</text:p>
          </table:table-cell>
          <table:table-cell office:value-type="float" office:value="98" calcext:value-type="float">
            <text:p>98</text:p>
          </table:table-cell>
          <table:table-cell office:value-type="float" office:value="878" calcext:value-type="float">
            <text:p>878</text:p>
          </table:table-cell>
        </table:table-row>
        <table:table-row table:style-name="ro2">
          <table:table-cell table:style-name="ce1" office:value-type="string" calcext:value-type="string">
            <text:p>884</text:p>
          </table:table-cell>
          <table:table-cell table:style-name="ce1" office:value-type="string" calcext:value-type="string">
            <text:p>597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glacier, ice, change, glacial, debris, mass_balance, surface, volume, mountain, ablation, region, altitude, asl, period, accumulation, moraine, icesat, geodetic, proglacial, measurement</text:p>
          </table:table-cell>
          <table:table-cell office:value-type="float" office:value="-0.0000892" calcext:value-type="float">
            <text:p>-8,92E-05</text:p>
          </table:table-cell>
          <table:table-cell table:style-name="ce1" office:value-type="string" calcext:value-type="string">
            <text:p><text:s/>1.80e-16</text:p>
          </table:table-cell>
          <table:table-cell office:value-type="float" office:value="133.1" calcext:value-type="float">
            <text:p>133,1</text:p>
          </table:table-cell>
          <table:table-cell office:value-type="float" office:value="884" calcext:value-type="float">
            <text:p>884</text:p>
          </table:table-cell>
        </table:table-row>
        <table:table-row table:style-name="ro2">
          <table:table-cell table:style-name="ce1" office:value-type="string" calcext:value-type="string">
            <text:p>889</text:p>
          </table:table-cell>
          <table:table-cell table:style-name="ce1" office:value-type="string" calcext:value-type="string">
            <text:p>840</text:p>
          </table:table-cell>
          <table:table-cell office:value-type="string" calcext:value-type="string">
            <text:p>cold_topic_cluster_no_2</text:p>
          </table:table-cell>
          <table:table-cell office:value-type="string" calcext:value-type="string">
            <text:p>climate, variability, warming, polar, region, latitude, atmospheric, seasonal, midlatitude, temperature, high_latitudes, climatic, magnitude, warmer, forcing, strong, ncep, winter, lst, earth</text:p>
          </table:table-cell>
          <table:table-cell office:value-type="float" office:value="-0.0000989" calcext:value-type="float">
            <text:p>-9,89E-05</text:p>
          </table:table-cell>
          <table:table-cell table:style-name="ce1" office:value-type="string" calcext:value-type="string">
            <text:p><text:s/>1.87e-59</text:p>
          </table:table-cell>
          <table:table-cell office:value-type="float" office:value="123.7" calcext:value-type="float">
            <text:p>123,7</text:p>
          </table:table-cell>
          <table:table-cell office:value-type="float" office:value="889" calcext:value-type="float">
            <text:p>889</text:p>
          </table:table-cell>
        </table:table-row>
        <table:table-row table:style-name="ro2"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869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cost, effectiveness, costeffective, monetary, decision, incremental, costeffectiveness, least, choose, savings, offer, manager, implement, flexible, account, objective, critical, acceptable, evalua, optimize</text:p>
          </table:table-cell>
          <table:table-cell office:value-type="float" office:value="-0.0000000267" calcext:value-type="float">
            <text:p>-2,67E-08</text:p>
          </table:table-cell>
          <table:table-cell table:style-name="ce1" office:value-type="string" calcext:value-type="string">
            <text:p><text:s/>9.95e-01</text:p>
          </table:table-cell>
          <table:table-cell office:value-type="float" office:value="82.9" calcext:value-type="float">
            <text:p>82,9</text:p>
          </table:table-cell>
          <table:table-cell office:value-type="float" office:value="448" calcext:value-type="float">
            <text:p>448</text:p>
          </table:table-cell>
        </table:table-row>
        <table:table-row table:style-name="ro2">
          <table:table-cell table:style-name="ce1" office:value-type="string" calcext:value-type="string">
            <text:p>457</text:p>
          </table:table-cell>
          <table:table-cell table:style-name="ce1" office:value-type="string" calcext:value-type="string">
            <text:p>415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software, hardware, platform, implement, virtualization, free, consist, capable, experimental, basic, detail, freely, domain, loop, automatically, processing, hand, interest, developed, commonly</text:p>
          </table:table-cell>
          <table:table-cell office:value-type="float" office:value="-0.00000111" calcext:value-type="float">
            <text:p>-1,11E-06</text:p>
          </table:table-cell>
          <table:table-cell table:style-name="ce1" office:value-type="string" calcext:value-type="string">
            <text:p><text:s/>8.03e-01</text:p>
          </table:table-cell>
          <table:table-cell office:value-type="float" office:value="83.7" calcext:value-type="float">
            <text:p>83,7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table:style-name="ce1" office:value-type="string" calcext:value-type="string">
            <text:p>472</text:p>
          </table:table-cell>
          <table:table-cell table:style-name="ce1" office:value-type="string" calcext:value-type="string">
            <text:p>231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corruption, setting, expert, expertise, personnel, assumption, modernization, practical, process, real, scientific, rigorous, state, call, imaginary, accessible, nature, knowledge, inadequate, adequate</text:p>
          </table:table-cell>
          <table:table-cell office:value-type="float" office:value="-0.00000226" calcext:value-type="float">
            <text:p>-2,26E-06</text:p>
          </table:table-cell>
          <table:table-cell table:style-name="ce1" office:value-type="string" calcext:value-type="string">
            <text:p><text:s/>5.82e-01</text:p>
          </table:table-cell>
          <table:table-cell office:value-type="float" office:value="79" calcext:value-type="float">
            <text:p>79</text:p>
          </table:table-cell>
          <table:table-cell office:value-type="float" office:value="472" calcext:value-type="float">
            <text:p>472</text:p>
          </table:table-cell>
        </table:table-row>
        <table:table-row table:style-name="ro2">
          <table:table-cell table:style-name="ce1" office:value-type="string" calcext:value-type="string">
            <text:p>490</text:p>
          </table:table-cell>
          <table:table-cell table:style-name="ce1" office:value-type="string" calcext:value-type="string">
            <text:p>584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programme, side, oriented, component, incorporate, introduce, long_term, management, realistic, strategy, integrated, consideration, impact, hybridization, demand_side, cost, future, command, nature, step</text:p>
          </table:table-cell>
          <table:table-cell office:value-type="float" office:value="-0.00000351" calcext:value-type="float">
            <text:p>-3,51E-06</text:p>
          </table:table-cell>
          <table:table-cell table:style-name="ce1" office:value-type="string" calcext:value-type="string">
            <text:p><text:s/>3.45e-01</text:p>
          </table:table-cell>
          <table:table-cell office:value-type="float" office:value="79.9" calcext:value-type="float">
            <text:p>79,9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table:style-name="ce1" office:value-type="string" calcext:value-type="string">
            <text:p>495</text:p>
          </table:table-cell>
          <table:table-cell table:style-name="ce1" office:value-type="string" calcext:value-type="string">
            <text:p>44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complex, uncertain, complexity, chance, situation, deal, characteristic, challenge, difficult, nature, developed, possibility, pan, simple, complicated, remain, subdivision, back, concept, tackle</text:p>
          </table:table-cell>
          <table:table-cell office:value-type="float" office:value="-0.00000363" calcext:value-type="float">
            <text:p>-3,63E-06</text:p>
          </table:table-cell>
          <table:table-cell table:style-name="ce1" office:value-type="string" calcext:value-type="string">
            <text:p><text:s/>3.71e-01</text:p>
          </table:table-cell>
          <table:table-cell office:value-type="float" office:value="92.8" calcext:value-type="float">
            <text:p>92,8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table-cell table:style-name="ce1" office:value-type="string" calcext:value-type="string">
            <text:p>514</text:p>
          </table:table-cell>
          <table:table-cell table:style-name="ce1" office:value-type="string" calcext:value-type="string">
            <text:p>699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step, budget, series, process, represent, integrate, implement, evaluation, explicit, promise, fully, upscaling, framework, augmentation, applicability, advantage, recently, limitation, accurate, extend</text:p>
          </table:table-cell>
          <table:table-cell office:value-type="float" office:value="-0.00000491" calcext:value-type="float">
            <text:p>-4,91E-06</text:p>
          </table:table-cell>
          <table:table-cell table:style-name="ce1" office:value-type="string" calcext:value-type="string">
            <text:p><text:s/>2.02e-01</text:p>
          </table:table-cell>
          <table:table-cell office:value-type="float" office:value="83.7" calcext:value-type="float">
            <text:p>83,7</text:p>
          </table:table-cell>
          <table:table-cell office:value-type="float" office:value="514" calcext:value-type="float">
            <text:p>514</text:p>
          </table:table-cell>
        </table:table-row>
        <table:table-row table:style-name="ro2">
          <table:table-cell table:style-name="ce1" office:value-type="string" calcext:value-type="string">
            <text:p>543</text:p>
          </table:table-cell>
          <table:table-cell table:style-name="ce1" office:value-type="string" calcext:value-type="string">
            <text:p>591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process, frame, bioenergy, synthesis, transformation, challenge, leak, stage, redesign, organize, enable, facilitate, feedstock, ensure, success, interest, valuable, physiotherapist, conceptual_framework, clarify</text:p>
          </table:table-cell>
          <table:table-cell office:value-type="float" office:value="-0.00000702" calcext:value-type="float">
            <text:p>-7,02E-06</text:p>
          </table:table-cell>
          <table:table-cell table:style-name="ce1" office:value-type="string" calcext:value-type="string">
            <text:p><text:s/>1.31e-01</text:p>
          </table:table-cell>
          <table:table-cell office:value-type="float" office:value="101.6" calcext:value-type="float">
            <text:p>101,6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table:style-name="ce1" office:value-type="string" calcext:value-type="string">
            <text:p>557</text:p>
          </table:table-cell>
          <table:table-cell table:style-name="ce1" office:value-type="string" calcext:value-type="string">
            <text:p>874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process, initial, final, experimental, improvement, quality, oxygen, influent, complex, selective, automation, good, evaluation, desire, feasibility, solution, determination, successfully, testing, task</text:p>
          </table:table-cell>
          <table:table-cell office:value-type="float" office:value="-0.00000768" calcext:value-type="float">
            <text:p>-7,68E-06</text:p>
          </table:table-cell>
          <table:table-cell table:style-name="ce1" office:value-type="string" calcext:value-type="string">
            <text:p><text:s/>8.22e-02</text:p>
          </table:table-cell>
          <table:table-cell office:value-type="float" office:value="98" calcext:value-type="float">
            <text:p>98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table:style-name="ce1" office:value-type="string" calcext:value-type="string">
            <text:p>585</text:p>
          </table:table-cell>
          <table:table-cell table:style-name="ce1" office:value-type="string" calcext:value-type="string">
            <text:p>535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problem, special, discrete, missing, instance, introduce, substitution, violation, extend, practical, symbol, bubble, abuse, choice, literature, broker, transform, arise, respect, powerful</text:p>
          </table:table-cell>
          <table:table-cell office:value-type="float" office:value="-0.00000938" calcext:value-type="float">
            <text:p>-9,38E-06</text:p>
          </table:table-cell>
          <table:table-cell table:style-name="ce1" office:value-type="string" calcext:value-type="string">
            <text:p><text:s/>1.34e-02</text:p>
          </table:table-cell>
          <table:table-cell office:value-type="float" office:value="71.2" calcext:value-type="float">
            <text:p>71,2</text:p>
          </table:table-cell>
          <table:table-cell office:value-type="float" office:value="585" calcext:value-type="float">
            <text:p>585</text:p>
          </table:table-cell>
        </table:table-row>
        <table:table-row table:style-name="ro2">
          <table:table-cell table:style-name="ce1" office:value-type="string" calcext:value-type="string">
            <text:p>599</text:p>
          </table:table-cell>
          <table:table-cell table:style-name="ce1" office:value-type="string" calcext:value-type="string">
            <text:p>194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interface, residual, table, complex, define, discriminative, depend, inertia, programming, process, validate, refrigerant, easy, introduce, detailed, point, goal, criterion, illustrate, account</text:p>
          </table:table-cell>
          <table:table-cell office:value-type="float" office:value="-0.0000104" calcext:value-type="float">
            <text:p>-1,04E-05</text:p>
          </table:table-cell>
          <table:table-cell table:style-name="ce1" office:value-type="string" calcext:value-type="string">
            <text:p><text:s/>6.48e-03</text:p>
          </table:table-cell>
          <table:table-cell office:value-type="float" office:value="74.5" calcext:value-type="float">
            <text:p>74,5</text:p>
          </table:table-cell>
          <table:table-cell office:value-type="float" office:value="599" calcext:value-type="float">
            <text:p>599</text:p>
          </table:table-cell>
        </table:table-row>
        <table:table-row table:style-name="ro2">
          <table:table-cell table:style-name="ce1" office:value-type="string" calcext:value-type="string">
            <text:p>610</text:p>
          </table:table-cell>
          <table:table-cell table:style-name="ce1" office:value-type="string" calcext:value-type="string">
            <text:p>542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subject, elastic, realize, facade, dynamically, experiment, effective, guidance, simple, motion, interest, leg, actuation, nature, adjust, state, predictability, locomotion, orientation, professor</text:p>
          </table:table-cell>
          <table:table-cell office:value-type="float" office:value="-0.0000115" calcext:value-type="float">
            <text:p>-1,15E-05</text:p>
          </table:table-cell>
          <table:table-cell table:style-name="ce1" office:value-type="string" calcext:value-type="string">
            <text:p><text:s/>7.11e-03</text:p>
          </table:table-cell>
          <table:table-cell office:value-type="float" office:value="84.4" calcext:value-type="float">
            <text:p>84,4</text:p>
          </table:table-cell>
          <table:table-cell office:value-type="float" office:value="610" calcext:value-type="float">
            <text:p>610</text:p>
          </table:table-cell>
        </table:table-row>
        <table:table-row table:style-name="ro2">
          <table:table-cell table:style-name="ce1" office:value-type="string" calcext:value-type="string">
            <text:p>628</text:p>
          </table:table-cell>
          <table:table-cell table:style-name="ce1" office:value-type="string" calcext:value-type="string">
            <text:p>148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alternative, permit, rare, introduce, complete, create, traditional, copyright, act, regular, addition, implement, obstacle, commonly, ideal, add, protection, digitisation, promise, offer</text:p>
          </table:table-cell>
          <table:table-cell office:value-type="float" office:value="-0.0000132" calcext:value-type="float">
            <text:p>-1,32E-05</text:p>
          </table:table-cell>
          <table:table-cell table:style-name="ce1" office:value-type="string" calcext:value-type="string">
            <text:p><text:s/>4.74e-04</text:p>
          </table:table-cell>
          <table:table-cell office:value-type="float" office:value="79" calcext:value-type="float">
            <text:p>79</text:p>
          </table:table-cell>
          <table:table-cell office:value-type="float" office:value="628" calcext:value-type="float">
            <text:p>628</text:p>
          </table:table-cell>
        </table:table-row>
        <table:table-row table:style-name="ro2">
          <table:table-cell table:style-name="ce1" office:value-type="string" calcext:value-type="string">
            <text:p>708</text:p>
          </table:table-cell>
          <table:table-cell table:style-name="ce1" office:value-type="string" calcext:value-type="string">
            <text:p>7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program, implement, effectiveness, preparedness, tsunami, evaluation, prevention, incentive, efficacy, additional, level, enhance, encourage, chicago, wellness, strengthen, strategy, adapt, prioritize, statistically_significant</text:p>
          </table:table-cell>
          <table:table-cell office:value-type="float" office:value="-0.0000202" calcext:value-type="float">
            <text:p>-2,02E-05</text:p>
          </table:table-cell>
          <table:table-cell table:style-name="ce1" office:value-type="string" calcext:value-type="string">
            <text:p><text:s/>1.31e-05</text:p>
          </table:table-cell>
          <table:table-cell office:value-type="float" office:value="91.1" calcext:value-type="float">
            <text:p>91,1</text:p>
          </table:table-cell>
          <table:table-cell office:value-type="float" office:value="708" calcext:value-type="float">
            <text:p>708</text:p>
          </table:table-cell>
        </table:table-row>
        <table:table-row table:style-name="ro2">
          <table:table-cell table:style-name="ce1" office:value-type="string" calcext:value-type="string">
            <text:p>727</text:p>
          </table:table-cell>
          <table:table-cell table:style-name="ce1" office:value-type="string" calcext:value-type="string">
            <text:p>774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control, strategy, hvac, simulation, predictive, implement, operate, condition, air_conditioning, energy_savings, avoid, feedback, air_conditioner, state, heating_ventilation_air_conditioning, effectiveness, operator, tank, intelligent, reduction</text:p>
          </table:table-cell>
          <table:table-cell office:value-type="float" office:value="-0.0000237" calcext:value-type="float">
            <text:p>-2,37E-05</text:p>
          </table:table-cell>
          <table:table-cell table:style-name="ce1" office:value-type="string" calcext:value-type="string">
            <text:p><text:s/>8.43e-04</text:p>
          </table:table-cell>
          <table:table-cell office:value-type="float" office:value="157" calcext:value-type="float">
            <text:p>157</text:p>
          </table:table-cell>
          <table:table-cell office:value-type="float" office:value="727" calcext:value-type="float">
            <text:p>727</text:p>
          </table:table-cell>
        </table:table-row>
        <table:table-row table:style-name="ro2">
          <table:table-cell table:style-name="ce1" office:value-type="string" calcext:value-type="string">
            <text:p>858</text:p>
          </table:table-cell>
          <table:table-cell table:style-name="ce1" office:value-type="string" calcext:value-type="string">
            <text:p>534</text:p>
          </table:table-cell>
          <table:table-cell office:value-type="string" calcext:value-type="string">
            <text:p>cold_topic_cluster_no_3</text:p>
          </table:table-cell>
          <table:table-cell office:value-type="string" calcext:value-type="string">
            <text:p>process, construction, effluent, wastewater_treatment, biological, operation, treat, wwtp, quality, treatment, industrial, aeration, control, bioreactor, aerobic, alternative, dissolve_oxygen, anoxic, demolition, biochemical</text:p>
          </table:table-cell>
          <table:table-cell office:value-type="float" office:value="-0.0000631" calcext:value-type="float">
            <text:p>-6,31E-05</text:p>
          </table:table-cell>
          <table:table-cell table:style-name="ce1" office:value-type="string" calcext:value-type="string">
            <text:p><text:s/>8.43e-26</text:p>
          </table:table-cell>
          <table:table-cell office:value-type="float" office:value="96.4" calcext:value-type="float">
            <text:p>96,4</text:p>
          </table:table-cell>
          <table:table-cell office:value-type="float" office:value="858" calcext:value-type="float">
            <text:p>858</text:p>
          </table:table-cell>
        </table:table-row>
        <table:table-row table:style-name="ro2">
          <table:table-cell table:style-name="ce1" office:value-type="string" calcext:value-type="string">
            <text:p>467</text:p>
          </table:table-cell>
          <table:table-cell table:style-name="ce1" office:value-type="string" calcext:value-type="string">
            <text:p>306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location, distance, walking, geographical, time, travel, site, bamboo, nearby, short, select, position, long, candidate, initial, roads, radius, trip, destination, criterion</text:p>
          </table:table-cell>
          <table:table-cell office:value-type="float" office:value="-0.00000198" calcext:value-type="float">
            <text:p>-1,98E-06</text:p>
          </table:table-cell>
          <table:table-cell table:style-name="ce1" office:value-type="string" calcext:value-type="string">
            <text:p><text:s/>6.39e-01</text:p>
          </table:table-cell>
          <table:table-cell office:value-type="float" office:value="86.6" calcext:value-type="float">
            <text:p>86,6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table-cell table:style-name="ce1" office:value-type="string" calcext:value-type="string">
            <text:p>474</text:p>
          </table:table-cell>
          <table:table-cell table:style-name="ce1" office:value-type="string" calcext:value-type="string">
            <text:p>247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water, surface, inland, body, management, monitor, reservoir, agricultural, discharge, seasonal, dsl, poyang_lake, rivers, combine, seasonal_variation, monthly, dilution, domestic, spatiotemporal, phycocyanin</text:p>
          </table:table-cell>
          <table:table-cell office:value-type="float" office:value="-0.00000237" calcext:value-type="float">
            <text:p>-2,37E-06</text:p>
          </table:table-cell>
          <table:table-cell table:style-name="ce1" office:value-type="string" calcext:value-type="string">
            <text:p><text:s/>7.02e-01</text:p>
          </table:table-cell>
          <table:table-cell office:value-type="float" office:value="111.7" calcext:value-type="float">
            <text:p>111,7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table:style-name="ce1" office:value-type="string" calcext:value-type="string">
            <text:p>508</text:p>
          </table:table-cell>
          <table:table-cell table:style-name="ce1" office:value-type="string" calcext:value-type="string">
            <text:p>606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production, produce, acid, effect, sulfate, biofuel, bio, fertilization, amount, growth, fermentation, pretreatment, productivity, dependent, endogenous, biomass, microalga, cultivation, bush, attractive</text:p>
          </table:table-cell>
          <table:table-cell office:value-type="float" office:value="-0.00000436" calcext:value-type="float">
            <text:p>-4,36E-06</text:p>
          </table:table-cell>
          <table:table-cell table:style-name="ce1" office:value-type="string" calcext:value-type="string">
            <text:p><text:s/>3.41e-01</text:p>
          </table:table-cell>
          <table:table-cell office:value-type="float" office:value="74.2" calcext:value-type="float">
            <text:p>74,2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table:style-name="ce1" office:value-type="string" calcext:value-type="string">
            <text:p>518</text:p>
          </table:table-cell>
          <table:table-cell table:style-name="ce1" office:value-type="string" calcext:value-type="string">
            <text:p>62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connection, heterogeneity, heterogeneous, perturbation, connectivity, intrusion, topological, account, degree, characteristic, propagation, strong, frontier, local, structure, soil_organic_matter, realistic, feature, propagate, fundamental</text:p>
          </table:table-cell>
          <table:table-cell office:value-type="float" office:value="-0.00000512" calcext:value-type="float">
            <text:p>-5,12E-06</text:p>
          </table:table-cell>
          <table:table-cell table:style-name="ce1" office:value-type="string" calcext:value-type="string">
            <text:p><text:s/>1.83e-01</text:p>
          </table:table-cell>
          <table:table-cell office:value-type="float" office:value="80.8" calcext:value-type="float">
            <text:p>80,8</text:p>
          </table:table-cell>
          <table:table-cell office:value-type="float" office:value="518" calcext:value-type="float">
            <text:p>518</text:p>
          </table:table-cell>
        </table:table-row>
        <table:table-row table:style-name="ro2">
          <table:table-cell table:style-name="ce1" office:value-type="string" calcext:value-type="string">
            <text:p>535</text:p>
          </table:table-cell>
          <table:table-cell table:style-name="ce1" office:value-type="string" calcext:value-type="string">
            <text:p>686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modify, weight, modified, coupling, account, degree, characteristic, weighted, status, indicator, construct, hospitalization, couple, index, fractal_dimension, milling, fractal, prove, combine, incomplete</text:p>
          </table:table-cell>
          <table:table-cell office:value-type="float" office:value="-0.00000679" calcext:value-type="float">
            <text:p>-6,79E-06</text:p>
          </table:table-cell>
          <table:table-cell table:style-name="ce1" office:value-type="string" calcext:value-type="string">
            <text:p><text:s/>6.10e-02</text:p>
          </table:table-cell>
          <table:table-cell office:value-type="float" office:value="73.3" calcext:value-type="float">
            <text:p>73,3</text:p>
          </table:table-cell>
          <table:table-cell office:value-type="float" office:value="535" calcext:value-type="float">
            <text:p>535</text:p>
          </table:table-cell>
        </table:table-row>
        <table:table-row table:style-name="ro2">
          <table:table-cell table:style-name="ce1" office:value-type="string" calcext:value-type="string">
            <text:p>541</text:p>
          </table:table-cell>
          <table:table-cell table:style-name="ce1" office:value-type="string" calcext:value-type="string">
            <text:p>263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water, supply, water_shortage, water_scarcity, hydraulic, conjunctive, flow, shallow, total_suspend_solid, deep, quantity, impoundment, agricultural, surface, wastewater, desalinate, murray_darling, constraint, southeastern, epanet</text:p>
          </table:table-cell>
          <table:table-cell office:value-type="float" office:value="-0.00000696" calcext:value-type="float">
            <text:p>-6,96E-06</text:p>
          </table:table-cell>
          <table:table-cell table:style-name="ce1" office:value-type="string" calcext:value-type="string">
            <text:p><text:s/>3.68e-01</text:p>
          </table:table-cell>
          <table:table-cell office:value-type="float" office:value="149.6" calcext:value-type="float">
            <text:p>149,6</text:p>
          </table:table-cell>
          <table:table-cell office:value-type="float" office:value="541" calcext:value-type="float">
            <text:p>541</text:p>
          </table:table-cell>
        </table:table-row>
        <table:table-row table:style-name="ro2">
          <table:table-cell table:style-name="ce1" office:value-type="string" calcext:value-type="string">
            <text:p>548</text:p>
          </table:table-cell>
          <table:table-cell table:style-name="ce1" office:value-type="string" calcext:value-type="string">
            <text:p>127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critical, time, administration, phenomenon, long_term, phenomena, period, exceed, understand, month, part, investigation, extend, global, day, start, range, independent, hand, national_aeronautics</text:p>
          </table:table-cell>
          <table:table-cell office:value-type="float" office:value="-0.00000738" calcext:value-type="float">
            <text:p>-7,38E-06</text:p>
          </table:table-cell>
          <table:table-cell table:style-name="ce1" office:value-type="string" calcext:value-type="string">
            <text:p><text:s/>3.12e-02</text:p>
          </table:table-cell>
          <table:table-cell office:value-type="float" office:value="72.8" calcext:value-type="float">
            <text:p>72,8</text:p>
          </table:table-cell>
          <table:table-cell office:value-type="float" office:value="548" calcext:value-type="float">
            <text:p>548</text:p>
          </table:table-cell>
        </table:table-row>
        <table:table-row table:style-name="ro2">
          <table:table-cell table:style-name="ce1" office:value-type="string" calcext:value-type="string">
            <text:p>549</text:p>
          </table:table-cell>
          <table:table-cell table:style-name="ce1" office:value-type="string" calcext:value-type="string">
            <text:p>679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surgery, median, outcome, hospital, complication, rate, underwent, liver, stay, time, mortality_rate, open, center, serum, arterial, resection, therapeutic, cancer, loss, safe</text:p>
          </table:table-cell>
          <table:table-cell office:value-type="float" office:value="-0.00000739" calcext:value-type="float">
            <text:p>-7,39E-06</text:p>
          </table:table-cell>
          <table:table-cell table:style-name="ce1" office:value-type="string" calcext:value-type="string">
            <text:p><text:s/>2.82e-01</text:p>
          </table:table-cell>
          <table:table-cell office:value-type="float" office:value="82" calcext:value-type="float">
            <text:p>82</text:p>
          </table:table-cell>
          <table:table-cell office:value-type="float" office:value="549" calcext:value-type="float">
            <text:p>549</text:p>
          </table:table-cell>
        </table:table-row>
        <table:table-row table:style-name="ro2">
          <table:table-cell table:style-name="ce1" office:value-type="string" calcext:value-type="string">
            <text:p>550</text:p>
          </table:table-cell>
          <table:table-cell table:style-name="ce1" office:value-type="string" calcext:value-type="string">
            <text:p>9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modelling, combine, mesh, represent, scale, bioga, relevant, locally, local, process, define, additional, pls, statistical, anaerobic_digestion, variety, couple, enable, selective, lack</text:p>
          </table:table-cell>
          <table:table-cell office:value-type="float" office:value="-0.00000742" calcext:value-type="float">
            <text:p>-7,42E-06</text:p>
          </table:table-cell>
          <table:table-cell table:style-name="ce1" office:value-type="string" calcext:value-type="string">
            <text:p><text:s/>3.61e-02</text:p>
          </table:table-cell>
          <table:table-cell office:value-type="float" office:value="70" calcext:value-type="float">
            <text:p>70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table:style-name="ce1" office:value-type="string" calcext:value-type="string">
            <text:p>564</text:p>
          </table:table-cell>
          <table:table-cell table:style-name="ce1" office:value-type="string" calcext:value-type="string">
            <text:p>414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event, occur, tropical_cyclone, occurrence, time, frequently, strong, damage, intensity, represent, quantify, spore, period, threshold, temporal, evolution, floods, landfall, warm, consistent</text:p>
          </table:table-cell>
          <table:table-cell office:value-type="float" office:value="-0.00000797" calcext:value-type="float">
            <text:p>-7,97E-06</text:p>
          </table:table-cell>
          <table:table-cell table:style-name="ce1" office:value-type="string" calcext:value-type="string">
            <text:p><text:s/>9.75e-02</text:p>
          </table:table-cell>
          <table:table-cell office:value-type="float" office:value="91" calcext:value-type="float">
            <text:p>91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table-cell table:style-name="ce1" office:value-type="string" calcext:value-type="string">
            <text:p>572</text:p>
          </table:table-cell>
          <table:table-cell table:style-name="ce1" office:value-type="string" calcext:value-type="string">
            <text:p>118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variable, predictor, regression, environmental, dependent, correlation, statistical, modeling, selection, categorical, prediction, run, random_forests, modelling, generalized, influence, krige, boost_regression_tree, obtain, nephrectomy</text:p>
          </table:table-cell>
          <table:table-cell office:value-type="float" office:value="-0.00000856" calcext:value-type="float">
            <text:p>-8,56E-06</text:p>
          </table:table-cell>
          <table:table-cell table:style-name="ce1" office:value-type="string" calcext:value-type="string">
            <text:p><text:s/>9.50e-02</text:p>
          </table:table-cell>
          <table:table-cell office:value-type="float" office:value="116.4" calcext:value-type="float">
            <text:p>116,4</text:p>
          </table:table-cell>
          <table:table-cell office:value-type="float" office:value="572" calcext:value-type="float">
            <text:p>572</text:p>
          </table:table-cell>
        </table:table-row>
        <table:table-row table:style-name="ro2">
          <table:table-cell table:style-name="ce1" office:value-type="string" calcext:value-type="string">
            <text:p>586</text:p>
          </table:table-cell>
          <table:table-cell table:style-name="ce1" office:value-type="string" calcext:value-type="string">
            <text:p>70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small, deep, synthetic_aperture_radar, compact, sar, fully, mismatch, single, array, size, detect, approximately, portion, part, radarsat, harmony_search, thresholding, least, range, furnace</text:p>
          </table:table-cell>
          <table:table-cell office:value-type="float" office:value="-0.0000094" calcext:value-type="float">
            <text:p>-9,40E-06</text:p>
          </table:table-cell>
          <table:table-cell table:style-name="ce1" office:value-type="string" calcext:value-type="string">
            <text:p><text:s/>1.39e-02</text:p>
          </table:table-cell>
          <table:table-cell office:value-type="float" office:value="74.1" calcext:value-type="float">
            <text:p>74,1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table:style-name="ce1" office:value-type="string" calcext:value-type="string">
            <text:p>594</text:p>
          </table:table-cell>
          <table:table-cell table:style-name="ce1" office:value-type="string" calcext:value-type="string">
            <text:p>408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flood, event, flood_risk, channel, terrace, river, hydrological, geomorphic, extreme, catchment, digital_elevation_model, basin, rainfall, hydraulic, hydrometeorological, volume, hydrograph, relief, slope, infiltration</text:p>
          </table:table-cell>
          <table:table-cell office:value-type="float" office:value="-0.00001" calcext:value-type="float">
            <text:p>-1,00E-05</text:p>
          </table:table-cell>
          <table:table-cell table:style-name="ce1" office:value-type="string" calcext:value-type="string">
            <text:p><text:s/>8.80e-02</text:p>
          </table:table-cell>
          <table:table-cell office:value-type="float" office:value="90.9" calcext:value-type="float">
            <text:p>90,9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table-cell table:style-name="ce1" office:value-type="string" calcext:value-type="string">
            <text:p>613</text:p>
          </table:table-cell>
          <table:table-cell table:style-name="ce1" office:value-type="string" calcext:value-type="string">
            <text:p>311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emission, reduction, laser, emit, global_warming, estimate, exhaust, gas, impact, powder, factor, modeling, seep, monoterpene, diesel_engine, carbon_emission, affect, co2, nitrous_oxide, biogenic_volatile_organic_compound</text:p>
          </table:table-cell>
          <table:table-cell office:value-type="float" office:value="-0.0000118" calcext:value-type="float">
            <text:p>-1,18E-05</text:p>
          </table:table-cell>
          <table:table-cell table:style-name="ce1" office:value-type="string" calcext:value-type="string">
            <text:p><text:s/>3.69e-02</text:p>
          </table:table-cell>
          <table:table-cell office:value-type="float" office:value="94.3" calcext:value-type="float">
            <text:p>94,3</text:p>
          </table:table-cell>
          <table:table-cell office:value-type="float" office:value="613" calcext:value-type="float">
            <text:p>613</text:p>
          </table:table-cell>
        </table:table-row>
        <table:table-row table:style-name="ro2">
          <table:table-cell table:style-name="ce1" office:value-type="string" calcext:value-type="string">
            <text:p>614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light, sand, dune, illumination, initiation, soybean, sandy, volumetric, higher, intensity, golden, characteristic, reflect, accurate, density, height, nondestructive, scatter, monitor, similar</text:p>
          </table:table-cell>
          <table:table-cell office:value-type="float" office:value="-0.0000118" calcext:value-type="float">
            <text:p>-1,18E-05</text:p>
          </table:table-cell>
          <table:table-cell table:style-name="ce1" office:value-type="string" calcext:value-type="string">
            <text:p><text:s/>2.19e-03</text:p>
          </table:table-cell>
          <table:table-cell office:value-type="float" office:value="67.9" calcext:value-type="float">
            <text:p>67,9</text:p>
          </table:table-cell>
          <table:table-cell office:value-type="float" office:value="614" calcext:value-type="float">
            <text:p>614</text:p>
          </table:table-cell>
        </table:table-row>
        <table:table-row table:style-name="ro2">
          <table:table-cell table:style-name="ce1" office:value-type="string" calcext:value-type="string">
            <text:p>617</text:p>
          </table:table-cell>
          <table:table-cell table:style-name="ce1" office:value-type="string" calcext:value-type="string">
            <text:p>830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dual, tidal, inundation, marsh, bed, sedimentation, rate, lower, combine, heat_exchanger, process, evolution, usa, abc, compose, characterize, detailed, mississippi_river, highly, markov_chain</text:p>
          </table:table-cell>
          <table:table-cell office:value-type="float" office:value="-0.0000122" calcext:value-type="float">
            <text:p>-1,22E-05</text:p>
          </table:table-cell>
          <table:table-cell table:style-name="ce1" office:value-type="string" calcext:value-type="string">
            <text:p><text:s/>7.90e-04</text:p>
          </table:table-cell>
          <table:table-cell office:value-type="float" office:value="59.2" calcext:value-type="float">
            <text:p>59,2</text:p>
          </table:table-cell>
          <table:table-cell office:value-type="float" office:value="617" calcext:value-type="float">
            <text:p>617</text:p>
          </table:table-cell>
        </table:table-row>
        <table:table-row table:style-name="ro2">
          <table:table-cell table:style-name="ce1" office:value-type="string" calcext:value-type="string">
            <text:p>621</text:p>
          </table:table-cell>
          <table:table-cell table:style-name="ce1" office:value-type="string" calcext:value-type="string">
            <text:p>568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version, accumulation, equal, short, inhabitant, represent, poland, highly, reference, create, comparable, additional, proper, detail, step, core, optic, manage, easily, prohibit</text:p>
          </table:table-cell>
          <table:table-cell office:value-type="float" office:value="-0.0000125" calcext:value-type="float">
            <text:p>-1,25E-05</text:p>
          </table:table-cell>
          <table:table-cell table:style-name="ce1" office:value-type="string" calcext:value-type="string">
            <text:p><text:s/>1.35e-04</text:p>
          </table:table-cell>
          <table:table-cell office:value-type="float" office:value="66.3" calcext:value-type="float">
            <text:p>66,3</text:p>
          </table:table-cell>
          <table:table-cell office:value-type="float" office:value="621" calcext:value-type="float">
            <text:p>621</text:p>
          </table:table-cell>
        </table:table-row>
        <table:table-row table:style-name="ro2">
          <table:table-cell table:style-name="ce1" office:value-type="string" calcext:value-type="string">
            <text:p>623</text:p>
          </table:table-cell>
          <table:table-cell table:style-name="ce1" office:value-type="string" calcext:value-type="string">
            <text:p>547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amount, permafrost, reduce, depend, decrease, time, remain, similar, retain, hazardous, extensive, thaw, solute, greatly, rapidly, small, rapid, highly, longer, limited</text:p>
          </table:table-cell>
          <table:table-cell office:value-type="float" office:value="-0.0000127" calcext:value-type="float">
            <text:p>-1,27E-05</text:p>
          </table:table-cell>
          <table:table-cell table:style-name="ce1" office:value-type="string" calcext:value-type="string">
            <text:p><text:s/>5.06e-04</text:p>
          </table:table-cell>
          <table:table-cell office:value-type="float" office:value="70.5" calcext:value-type="float">
            <text:p>70,5</text:p>
          </table:table-cell>
          <table:table-cell office:value-type="float" office:value="623" calcext:value-type="float">
            <text:p>623</text:p>
          </table:table-cell>
        </table:table-row>
        <table:table-row table:style-name="ro2">
          <table:table-cell table:style-name="ce1" office:value-type="string" calcext:value-type="string">
            <text:p>665</text:p>
          </table:table-cell>
          <table:table-cell table:style-name="ce1" office:value-type="string" calcext:value-type="string">
            <text:p>898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organic, mix, solid, ratio, liquid, yellow, determination, manure, sample, lower, mineral, chloride, formation, chemistry, separate, standard, ionic, aqueous, prepare, mixture</text:p>
          </table:table-cell>
          <table:table-cell office:value-type="float" office:value="-0.000016" calcext:value-type="float">
            <text:p>-1,60E-05</text:p>
          </table:table-cell>
          <table:table-cell table:style-name="ce1" office:value-type="string" calcext:value-type="string">
            <text:p><text:s/>7.88e-05</text:p>
          </table:table-cell>
          <table:table-cell office:value-type="float" office:value="68.7" calcext:value-type="float">
            <text:p>68,7</text:p>
          </table:table-cell>
          <table:table-cell office:value-type="float" office:value="665" calcext:value-type="float">
            <text:p>665</text:p>
          </table:table-cell>
        </table:table-row>
        <table:table-row table:style-name="ro2">
          <table:table-cell table:style-name="ce1" office:value-type="string" calcext:value-type="string">
            <text:p>680</text:p>
          </table:table-cell>
          <table:table-cell table:style-name="ce1" office:value-type="string" calcext:value-type="string">
            <text:p>781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metal, ion, pore, sample, mineral, neighbourhood, soil_organic_carbon_stock, porosity, assay, facial, oxidation, determination, surface, dissolution, soluble, rich, reaction, calcite, removal, spectroscopy</text:p>
          </table:table-cell>
          <table:table-cell office:value-type="float" office:value="-0.000018" calcext:value-type="float">
            <text:p>-1,80E-05</text:p>
          </table:table-cell>
          <table:table-cell table:style-name="ce1" office:value-type="string" calcext:value-type="string">
            <text:p><text:s/>1.78e-03</text:p>
          </table:table-cell>
          <table:table-cell office:value-type="float" office:value="100.2" calcext:value-type="float">
            <text:p>100,2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table:style-name="ce1" office:value-type="string" calcext:value-type="string">
            <text:p>688</text:p>
          </table:table-cell>
          <table:table-cell table:style-name="ce1" office:value-type="string" calcext:value-type="string">
            <text:p>541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hiv, testing, incidence, prevalence, infection, odd, msm, rate, adjust, hiv_aids, care, report, higher, sample, relapse, antibody, diagnose, clinic, logistic_regression, history</text:p>
          </table:table-cell>
          <table:table-cell office:value-type="float" office:value="-0.0000184" calcext:value-type="float">
            <text:p>-1,84E-05</text:p>
          </table:table-cell>
          <table:table-cell table:style-name="ce1" office:value-type="string" calcext:value-type="string">
            <text:p><text:s/>1.38e-03</text:p>
          </table:table-cell>
          <table:table-cell office:value-type="float" office:value="72.6" calcext:value-type="float">
            <text:p>72,6</text:p>
          </table:table-cell>
          <table:table-cell office:value-type="float" office:value="688" calcext:value-type="float">
            <text:p>688</text:p>
          </table:table-cell>
        </table:table-row>
        <table:table-row table:style-name="ro2">
          <table:table-cell table:style-name="ce1" office:value-type="string" calcext:value-type="string">
            <text:p>707</text:p>
          </table:table-cell>
          <table:table-cell table:style-name="ce1" office:value-type="string" calcext:value-type="string">
            <text:p>458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cold, warm, monsoon, maximum, jet, exhibit, degree, characteristic, feature, temperature, track, confirm, field, healing, instantaneous, sem, originate, frequently, time, release</text:p>
          </table:table-cell>
          <table:table-cell office:value-type="float" office:value="-0.0000201" calcext:value-type="float">
            <text:p>-2,01E-05</text:p>
          </table:table-cell>
          <table:table-cell table:style-name="ce1" office:value-type="string" calcext:value-type="string">
            <text:p><text:s/>1.91e-08</text:p>
          </table:table-cell>
          <table:table-cell office:value-type="float" office:value="62.6" calcext:value-type="float">
            <text:p>62,6</text:p>
          </table:table-cell>
          <table:table-cell office:value-type="float" office:value="707" calcext:value-type="float">
            <text:p>707</text:p>
          </table:table-cell>
        </table:table-row>
        <table:table-row table:style-name="ro2">
          <table:table-cell table:style-name="ce1" office:value-type="string" calcext:value-type="string">
            <text:p>711</text:p>
          </table:table-cell>
          <table:table-cell table:style-name="ce1" office:value-type="string" calcext:value-type="string">
            <text:p>416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probability, distance, function, occurrence, estimate, posterior, par, echo, metic, extend, unknown, euclidean_distance, coordinator, success, mineralization, higher, probabilitie, larger, greater, pad</text:p>
          </table:table-cell>
          <table:table-cell office:value-type="float" office:value="-0.0000206" calcext:value-type="float">
            <text:p>-2,06E-05</text:p>
          </table:table-cell>
          <table:table-cell table:style-name="ce1" office:value-type="string" calcext:value-type="string">
            <text:p><text:s/>1.02e-07</text:p>
          </table:table-cell>
          <table:table-cell office:value-type="float" office:value="76" calcext:value-type="float">
            <text:p>76</text:p>
          </table:table-cell>
          <table:table-cell office:value-type="float" office:value="711" calcext:value-type="float">
            <text:p>711</text:p>
          </table:table-cell>
        </table:table-row>
        <table:table-row table:style-name="ro2">
          <table:table-cell table:style-name="ce1" office:value-type="string" calcext:value-type="string">
            <text:p>731</text:p>
          </table:table-cell>
          <table:table-cell table:style-name="ce1" office:value-type="string" calcext:value-type="string">
            <text:p>659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global, globally, earth, world, globe, international, potato, planet, terrestrial, largest, continent, database, cycle, national, mission, recently, generate, advance, tropic, constrain</text:p>
          </table:table-cell>
          <table:table-cell office:value-type="float" office:value="-0.0000247" calcext:value-type="float">
            <text:p>-2,47E-05</text:p>
          </table:table-cell>
          <table:table-cell table:style-name="ce1" office:value-type="string" calcext:value-type="string">
            <text:p><text:s/>2.08e-07</text:p>
          </table:table-cell>
          <table:table-cell office:value-type="float" office:value="108.2" calcext:value-type="float">
            <text:p>108,2</text:p>
          </table:table-cell>
          <table:table-cell office:value-type="float" office:value="731" calcext:value-type="float">
            <text:p>731</text:p>
          </table:table-cell>
        </table:table-row>
        <table:table-row table:style-name="ro2">
          <table:table-cell table:style-name="ce1" office:value-type="string" calcext:value-type="string">
            <text:p>732</text:p>
          </table:table-cell>
          <table:table-cell table:style-name="ce1" office:value-type="string" calcext:value-type="string">
            <text:p>789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day, daily, night, period, average, ionospheric, week, june, approximately, may, maximum, september, daytime, barent_sea, interval, weather, monitor, heavy, track, early</text:p>
          </table:table-cell>
          <table:table-cell office:value-type="float" office:value="-0.0000248" calcext:value-type="float">
            <text:p>-2,48E-05</text:p>
          </table:table-cell>
          <table:table-cell table:style-name="ce1" office:value-type="string" calcext:value-type="string">
            <text:p><text:s/>1.27e-07</text:p>
          </table:table-cell>
          <table:table-cell office:value-type="float" office:value="103.6" calcext:value-type="float">
            <text:p>103,6</text:p>
          </table:table-cell>
          <table:table-cell office:value-type="float" office:value="732" calcext:value-type="float">
            <text:p>732</text:p>
          </table:table-cell>
        </table:table-row>
        <table:table-row table:style-name="ro2">
          <table:table-cell table:style-name="ce1" office:value-type="string" calcext:value-type="string">
            <text:p>734</text:p>
          </table:table-cell>
          <table:table-cell table:style-name="ce1" office:value-type="string" calcext:value-type="string">
            <text:p>561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distribution, distribute, location, probability, suitable, environmental, represent, widely, variable, crane, mediterranean, spatial, potentially, correlative, designate, balearic, strait, gibraltar, pinus, latitudinal</text:p>
          </table:table-cell>
          <table:table-cell office:value-type="float" office:value="-0.0000251" calcext:value-type="float">
            <text:p>-2,51E-05</text:p>
          </table:table-cell>
          <table:table-cell table:style-name="ce1" office:value-type="string" calcext:value-type="string">
            <text:p><text:s/>6.01e-08</text:p>
          </table:table-cell>
          <table:table-cell office:value-type="float" office:value="98.3" calcext:value-type="float">
            <text:p>98,3</text:p>
          </table:table-cell>
          <table:table-cell office:value-type="float" office:value="734" calcext:value-type="float">
            <text:p>734</text:p>
          </table:table-cell>
        </table:table-row>
        <table:table-row table:style-name="ro2">
          <table:table-cell table:style-name="ce1" office:value-type="string" calcext:value-type="string">
            <text:p>741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basin, streamflow, river_basin, hydrological, water, snowmelt, hydrologic, management, alteration, period, flow, variability, tributary, daily, monthly, septic, locate, station, middle, assessment</text:p>
          </table:table-cell>
          <table:table-cell office:value-type="float" office:value="-0.0000257" calcext:value-type="float">
            <text:p>-2,57E-05</text:p>
          </table:table-cell>
          <table:table-cell table:style-name="ce1" office:value-type="string" calcext:value-type="string">
            <text:p><text:s/>1.81e-04</text:p>
          </table:table-cell>
          <table:table-cell office:value-type="float" office:value="120.1" calcext:value-type="float">
            <text:p>120,1</text:p>
          </table:table-cell>
          <table:table-cell office:value-type="float" office:value="741" calcext:value-type="float">
            <text:p>741</text:p>
          </table:table-cell>
        </table:table-row>
        <table:table-row table:style-name="ro2">
          <table:table-cell table:style-name="ce1" office:value-type="string" calcext:value-type="string">
            <text:p>749</text:p>
          </table:table-cell>
          <table:table-cell table:style-name="ce1" office:value-type="string" calcext:value-type="string">
            <text:p>370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independent, field, general, white, produce, operational, finland, additional, part, specific, correct, previous, assume, finnish, statistically, add, essential, partly, remain, citrus</text:p>
          </table:table-cell>
          <table:table-cell office:value-type="float" office:value="-0.0000275" calcext:value-type="float">
            <text:p>-2,75E-05</text:p>
          </table:table-cell>
          <table:table-cell table:style-name="ce1" office:value-type="string" calcext:value-type="string">
            <text:p><text:s/>4.68e-15</text:p>
          </table:table-cell>
          <table:table-cell office:value-type="float" office:value="73.5" calcext:value-type="float">
            <text:p>73,5</text:p>
          </table:table-cell>
          <table:table-cell office:value-type="float" office:value="749" calcext:value-type="float">
            <text:p>749</text:p>
          </table:table-cell>
        </table:table-row>
        <table:table-row table:style-name="ro2">
          <table:table-cell table:style-name="ce1" office:value-type="string" calcext:value-type="string">
            <text:p>761</text:p>
          </table:table-cell>
          <table:table-cell table:style-name="ce1" office:value-type="string" calcext:value-type="string">
            <text:p>109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temperature, degree, temperatur, range, sensitivity, effect, pressure, cold, thermally, atlantic_meridional_overturning_circulation, condition, varying, duration, previous, tmax, latitude_longitude, boiler, summer_winter, models, cpt</text:p>
          </table:table-cell>
          <table:table-cell office:value-type="float" office:value="-0.0000303" calcext:value-type="float">
            <text:p>-3,03E-05</text:p>
          </table:table-cell>
          <table:table-cell table:style-name="ce1" office:value-type="string" calcext:value-type="string">
            <text:p><text:s/>4.00e-08</text:p>
          </table:table-cell>
          <table:table-cell office:value-type="float" office:value="112.3" calcext:value-type="float">
            <text:p>112,3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table:style-name="ce1" office:value-type="string" calcext:value-type="string">
            <text:p>772</text:p>
          </table:table-cell>
          <table:table-cell table:style-name="ce1" office:value-type="string" calcext:value-type="string">
            <text:p>614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mass, velocity, flow, elephant, foot, average, debris, volcanic, direction, outlet, wide, observe, thick, drive, strongly, meter, component, tongue, smaller, series</text:p>
          </table:table-cell>
          <table:table-cell office:value-type="float" office:value="-0.0000312" calcext:value-type="float">
            <text:p>-3,12E-05</text:p>
          </table:table-cell>
          <table:table-cell table:style-name="ce1" office:value-type="string" calcext:value-type="string">
            <text:p><text:s/>3.95e-14</text:p>
          </table:table-cell>
          <table:table-cell office:value-type="float" office:value="76.2" calcext:value-type="float">
            <text:p>76,2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table:style-name="ce1" office:value-type="string" calcext:value-type="string">
            <text:p>776</text:p>
          </table:table-cell>
          <table:table-cell table:style-name="ce1" office:value-type="string" calcext:value-type="string">
            <text:p>205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section, similar, plate, part, modern, time, feature, minor, age, holocene, period, evidence, drilling, glaciation, reconstruct, revise, fixation, infer, drive, preserve</text:p>
          </table:table-cell>
          <table:table-cell office:value-type="float" office:value="-0.0000317" calcext:value-type="float">
            <text:p>-3,17E-05</text:p>
          </table:table-cell>
          <table:table-cell table:style-name="ce1" office:value-type="string" calcext:value-type="string">
            <text:p><text:s/>2.54e-18</text:p>
          </table:table-cell>
          <table:table-cell office:value-type="float" office:value="70.8" calcext:value-type="float">
            <text:p>70,8</text:p>
          </table:table-cell>
          <table:table-cell office:value-type="float" office:value="776" calcext:value-type="float">
            <text:p>776</text:p>
          </table:table-cell>
        </table:table-row>
        <table:table-row table:style-name="ro2">
          <table:table-cell table:style-name="ce1" office:value-type="string" calcext:value-type="string">
            <text:p>781</text:p>
          </table:table-cell>
          <table:table-cell table:style-name="ce1" office:value-type="string" calcext:value-type="string">
            <text:p>545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source, pollutant, concentration, concentrations, pollution, particulate_matter, heavy, chemical, air, locate, highest, epa, snowfall, ftir, diameter, contamination, burning, nonpoint, contributor, hbv</text:p>
          </table:table-cell>
          <table:table-cell office:value-type="float" office:value="-0.0000333" calcext:value-type="float">
            <text:p>-3,33E-05</text:p>
          </table:table-cell>
          <table:table-cell table:style-name="ce1" office:value-type="string" calcext:value-type="string">
            <text:p><text:s/>1.64e-11</text:p>
          </table:table-cell>
          <table:table-cell office:value-type="float" office:value="98" calcext:value-type="float">
            <text:p>98</text:p>
          </table:table-cell>
          <table:table-cell office:value-type="float" office:value="781" calcext:value-type="float">
            <text:p>781</text:p>
          </table:table-cell>
        </table:table-row>
        <table:table-row table:style-name="ro2">
          <table:table-cell table:style-name="ce1" office:value-type="string" calcext:value-type="string">
            <text:p>803</text:p>
          </table:table-cell>
          <table:table-cell table:style-name="ce1" office:value-type="string" calcext:value-type="string">
            <text:p>674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depth, front, eddy, offshore, width, shallow, dept, structure, oceanic, boundary, physical, feature, fronts, circulation, field, ocean, mark, zone, coast, saltwater_intrusion</text:p>
          </table:table-cell>
          <table:table-cell office:value-type="float" office:value="-0.0000386" calcext:value-type="float">
            <text:p>-3,86E-05</text:p>
          </table:table-cell>
          <table:table-cell table:style-name="ce1" office:value-type="string" calcext:value-type="string">
            <text:p><text:s/>1.52e-17</text:p>
          </table:table-cell>
          <table:table-cell office:value-type="float" office:value="82.9" calcext:value-type="float">
            <text:p>82,9</text:p>
          </table:table-cell>
          <table:table-cell office:value-type="float" office:value="803" calcext:value-type="float">
            <text:p>803</text:p>
          </table:table-cell>
        </table:table-row>
        <table:table-row table:style-name="ro2">
          <table:table-cell table:style-name="ce1" office:value-type="string" calcext:value-type="string">
            <text:p>824</text:p>
          </table:table-cell>
          <table:table-cell table:style-name="ce1" office:value-type="string" calcext:value-type="string">
            <text:p>825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river, discharge, rivers, flow, water, riverine, river_basin, inflow, catchment, downstream, connectivity, freshwater, largest, source, hydrodynamic, highly, condition, hydrology, human_activity, flood</text:p>
          </table:table-cell>
          <table:table-cell office:value-type="float" office:value="-0.0000434" calcext:value-type="float">
            <text:p>-4,34E-05</text:p>
          </table:table-cell>
          <table:table-cell table:style-name="ce1" office:value-type="string" calcext:value-type="string">
            <text:p><text:s/>3.63e-11</text:p>
          </table:table-cell>
          <table:table-cell office:value-type="float" office:value="117.7" calcext:value-type="float">
            <text:p>117,7</text:p>
          </table:table-cell>
          <table:table-cell office:value-type="float" office:value="824" calcext:value-type="float">
            <text:p>824</text:p>
          </table:table-cell>
        </table:table-row>
        <table:table-row table:style-name="ro2">
          <table:table-cell table:style-name="ce1" office:value-type="string" calcext:value-type="string">
            <text:p>827</text:p>
          </table:table-cell>
          <table:table-cell table:style-name="ce1" office:value-type="string" calcext:value-type="string">
            <text:p>688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flow, catchment, hydrological, water, subsurface, hillslope, hydrology, rainfall_runoff, stream, flow_regime, runoff, soil, modeling, storage, hydraulic, watersh, headwater, upper, swat, assessment_tool_swat</text:p>
          </table:table-cell>
          <table:table-cell office:value-type="float" office:value="-0.0000451" calcext:value-type="float">
            <text:p>-4,51E-05</text:p>
          </table:table-cell>
          <table:table-cell table:style-name="ce1" office:value-type="string" calcext:value-type="string">
            <text:p><text:s/>1.22e-10</text:p>
          </table:table-cell>
          <table:table-cell office:value-type="float" office:value="137.9" calcext:value-type="float">
            <text:p>137,9</text:p>
          </table:table-cell>
          <table:table-cell office:value-type="float" office:value="827" calcext:value-type="float">
            <text:p>827</text:p>
          </table:table-cell>
        </table:table-row>
        <table:table-row table:style-name="ro2">
          <table:table-cell table:style-name="ce1" office:value-type="string" calcext:value-type="string">
            <text:p>831</text:p>
          </table:table-cell>
          <table:table-cell table:style-name="ce1" office:value-type="string" calcext:value-type="string">
            <text:p>202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ocean, marine, sea, antarctic, oceanographic, oceans, coastal, global, environment, organism, atlantic, defence, maker, force, variability, consistent, embayment, north_pacific, ross_sea, navy</text:p>
          </table:table-cell>
          <table:table-cell office:value-type="float" office:value="-0.0000478" calcext:value-type="float">
            <text:p>-4,78E-05</text:p>
          </table:table-cell>
          <table:table-cell table:style-name="ce1" office:value-type="string" calcext:value-type="string">
            <text:p><text:s/>2.49e-21</text:p>
          </table:table-cell>
          <table:table-cell office:value-type="float" office:value="93.2" calcext:value-type="float">
            <text:p>93,2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table:style-name="ce1" office:value-type="string" calcext:value-type="string">
            <text:p>838</text:p>
          </table:table-cell>
          <table:table-cell table:style-name="ce1" office:value-type="string" calcext:value-type="string">
            <text:p>230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concentration, nitrate, measure, measurement, sample, dissolve, no3, chemical, water, ammonium, range, dyes, nitrite, particle_size_distribution, laboratory, observ, immersion, bulk, relative, hydrologically</text:p>
          </table:table-cell>
          <table:table-cell office:value-type="float" office:value="-0.0000536" calcext:value-type="float">
            <text:p>-5,36E-05</text:p>
          </table:table-cell>
          <table:table-cell table:style-name="ce1" office:value-type="string" calcext:value-type="string">
            <text:p><text:s/>1.43e-32</text:p>
          </table:table-cell>
          <table:table-cell office:value-type="float" office:value="75.8" calcext:value-type="float">
            <text:p>75,8</text:p>
          </table:table-cell>
          <table:table-cell office:value-type="float" office:value="838" calcext:value-type="float">
            <text:p>838</text:p>
          </table:table-cell>
        </table:table-row>
        <table:table-row table:style-name="ro2">
          <table:table-cell table:style-name="ce1" office:value-type="string" calcext:value-type="string">
            <text:p>840</text:p>
          </table:table-cell>
          <table:table-cell table:style-name="ce1" office:value-type="string" calcext:value-type="string">
            <text:p>625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rate, uplift, decrease, constant, tectonic, lapse, time, similar, inlet, consecutive, assume, fission, slower, estimate, shorter, hypsometric, range, malta, active, steady</text:p>
          </table:table-cell>
          <table:table-cell office:value-type="float" office:value="-0.0000542" calcext:value-type="float">
            <text:p>-5,42E-05</text:p>
          </table:table-cell>
          <table:table-cell table:style-name="ce1" office:value-type="string" calcext:value-type="string">
            <text:p><text:s/>2.33e-28</text:p>
          </table:table-cell>
          <table:table-cell office:value-type="float" office:value="113.4" calcext:value-type="float">
            <text:p>113,4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table:style-name="ce1" office:value-type="string" calcext:value-type="string">
            <text:p>841</text:p>
          </table:table-cell>
          <table:table-cell table:style-name="ce1" office:value-type="string" calcext:value-type="string">
            <text:p>882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sediment, erosion, intertidal, diatom, sediment_yield, rate, suspend_sediment, cliff, supply, tectonic, morphology, rock, flux, source, change, drainage, erosional, coastline, slope, spit</text:p>
          </table:table-cell>
          <table:table-cell office:value-type="float" office:value="-0.0000543" calcext:value-type="float">
            <text:p>-5,43E-05</text:p>
          </table:table-cell>
          <table:table-cell table:style-name="ce1" office:value-type="string" calcext:value-type="string">
            <text:p><text:s/>9.36e-17</text:p>
          </table:table-cell>
          <table:table-cell office:value-type="float" office:value="105.7" calcext:value-type="float">
            <text:p>105,7</text:p>
          </table:table-cell>
          <table:table-cell office:value-type="float" office:value="841" calcext:value-type="float">
            <text:p>841</text:p>
          </table:table-cell>
        </table:table-row>
        <table:table-row table:style-name="ro3">
          <table:table-cell table:style-name="ce1" office:value-type="string" calcext:value-type="string">
            <text:p>842</text:p>
          </table:table-cell>
          <table:table-cell table:style-name="ce1" office:value-type="string" calcext:value-type="string">
            <text:p>293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wave, contamination, contaminate, pharmaceutical, mesoscale, surface, ocean, doppler, produce, effect, cyclonic, observation, obtain, phase, advanced_high_resolution_radiometer, advance_high_resolution_radiometer, strong, drifter, discontinuity, order_magnitude</text:p>
          </table:table-cell>
          <table:table-cell office:value-type="float" office:value="-0.0000551" calcext:value-type="float">
            <text:p>-5,51E-05</text:p>
          </table:table-cell>
          <table:table-cell table:style-name="ce1" office:value-type="string" calcext:value-type="string">
            <text:p><text:s/>1.72e-36</text:p>
          </table:table-cell>
          <table:table-cell office:value-type="float" office:value="72.3" calcext:value-type="float">
            <text:p>72,3</text:p>
          </table:table-cell>
          <table:table-cell office:value-type="float" office:value="842" calcext:value-type="float">
            <text:p>842</text:p>
          </table:table-cell>
        </table:table-row>
        <table:table-row table:style-name="ro2">
          <table:table-cell table:style-name="ce1" office:value-type="string" calcext:value-type="string">
            <text:p>845</text:p>
          </table:table-cell>
          <table:table-cell table:style-name="ce1" office:value-type="string" calcext:value-type="string">
            <text:p>153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salinity, sea_surface_temperature, ocean, injection, carbonate, surface, water, crust, alkalinity, sea_surface_salinity, observe, basin, latent_heat_flux, argo, physical, exchange, oceanographic, east, atlantic, atmosphere</text:p>
          </table:table-cell>
          <table:table-cell office:value-type="float" office:value="-0.0000565" calcext:value-type="float">
            <text:p>-5,65E-05</text:p>
          </table:table-cell>
          <table:table-cell table:style-name="ce1" office:value-type="string" calcext:value-type="string">
            <text:p><text:s/>3.02e-33</text:p>
          </table:table-cell>
          <table:table-cell office:value-type="float" office:value="70.4" calcext:value-type="float">
            <text:p>70,4</text:p>
          </table:table-cell>
          <table:table-cell office:value-type="float" office:value="845" calcext:value-type="float">
            <text:p>845</text:p>
          </table:table-cell>
        </table:table-row>
        <table:table-row table:style-name="ro2">
          <table:table-cell table:style-name="ce1" office:value-type="string" calcext:value-type="string">
            <text:p>846</text:p>
          </table:table-cell>
          <table:table-cell table:style-name="ce1" office:value-type="string" calcext:value-type="string">
            <text:p>611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particle, aod, june, october, september, backscatter, caliop, microphysical, particle_size, campaign, extinction, march, observation, derive, calipso, composition, retrieve, misr, strong, dominate</text:p>
          </table:table-cell>
          <table:table-cell office:value-type="float" office:value="-0.0000567" calcext:value-type="float">
            <text:p>-5,67E-05</text:p>
          </table:table-cell>
          <table:table-cell table:style-name="ce1" office:value-type="string" calcext:value-type="string">
            <text:p><text:s/>7.31e-33</text:p>
          </table:table-cell>
          <table:table-cell office:value-type="float" office:value="76.7" calcext:value-type="float">
            <text:p>76,7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table-cell table:style-name="ce1" office:value-type="string" calcext:value-type="string">
            <text:p>847</text:p>
          </table:table-cell>
          <table:table-cell table:style-name="ce1" office:value-type="string" calcext:value-type="string">
            <text:p>797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soil, soil_erosion, property, clay, depth, infiltration, loss, equation, field, topsoil, water, bulk, slope, root, capacity, degradation, rainfall, silt, sand, erosivity</text:p>
          </table:table-cell>
          <table:table-cell office:value-type="float" office:value="-0.0000573" calcext:value-type="float">
            <text:p>-5,73E-05</text:p>
          </table:table-cell>
          <table:table-cell table:style-name="ce1" office:value-type="string" calcext:value-type="string">
            <text:p><text:s/>2.64e-10</text:p>
          </table:table-cell>
          <table:table-cell office:value-type="float" office:value="162.1" calcext:value-type="float">
            <text:p>162,1</text:p>
          </table:table-cell>
          <table:table-cell office:value-type="float" office:value="847" calcext:value-type="float">
            <text:p>847</text:p>
          </table:table-cell>
        </table:table-row>
        <table:table-row table:style-name="ro2">
          <table:table-cell table:style-name="ce1" office:value-type="string" calcext:value-type="string">
            <text:p>862</text:p>
          </table:table-cell>
          <table:table-cell table:style-name="ce1" office:value-type="string" calcext:value-type="string">
            <text:p>562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profile, column, comparison, stratospheric, instrument, measure, difference, previous, lower, upper, good_agreement, sounding, part, cosmic, relative, survivability, launch, realistic, interferometer, larger</text:p>
          </table:table-cell>
          <table:table-cell office:value-type="float" office:value="-0.0000652" calcext:value-type="float">
            <text:p>-6,52E-05</text:p>
          </table:table-cell>
          <table:table-cell table:style-name="ce1" office:value-type="string" calcext:value-type="string">
            <text:p><text:s/>3.82e-49</text:p>
          </table:table-cell>
          <table:table-cell office:value-type="float" office:value="79.9" calcext:value-type="float">
            <text:p>79,9</text:p>
          </table:table-cell>
          <table:table-cell office:value-type="float" office:value="862" calcext:value-type="float">
            <text:p>862</text:p>
          </table:table-cell>
        </table:table-row>
        <table:table-row table:style-name="ro2">
          <table:table-cell table:style-name="ce1" office:value-type="string" calcext:value-type="string">
            <text:p>873</text:p>
          </table:table-cell>
          <table:table-cell table:style-name="ce1" office:value-type="string" calcext:value-type="string">
            <text:p>103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sea, transport, sst, atmosphere, atmospheric, organic_carbon, ocean, couple, advection, gyre, pco, arabian, salt, simulate, observation, seas, numerical, summer, region, seawater</text:p>
          </table:table-cell>
          <table:table-cell office:value-type="float" office:value="-0.0000716" calcext:value-type="float">
            <text:p>-7,16E-05</text:p>
          </table:table-cell>
          <table:table-cell table:style-name="ce1" office:value-type="string" calcext:value-type="string">
            <text:p><text:s/>2.34e-49</text:p>
          </table:table-cell>
          <table:table-cell office:value-type="float" office:value="83.1" calcext:value-type="float">
            <text:p>83,1</text:p>
          </table:table-cell>
          <table:table-cell office:value-type="float" office:value="873" calcext:value-type="float">
            <text:p>873</text:p>
          </table:table-cell>
        </table:table-row>
        <table:table-row table:style-name="ro2">
          <table:table-cell table:style-name="ce1" office:value-type="string" calcext:value-type="string">
            <text:p>874</text:p>
          </table:table-cell>
          <table:table-cell table:style-name="ce1" office:value-type="string" calcext:value-type="string">
            <text:p>846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lidar, dust, sky, sun, ground, observation, airborne, source, fine, cloud, altitude, single_scattering_albedo, atmosphere, seasonal_variation, layer, raman, earth, aerosol, sun_photometer, distribution</text:p>
          </table:table-cell>
          <table:table-cell office:value-type="float" office:value="-0.0000752" calcext:value-type="float">
            <text:p>-7,52E-05</text:p>
          </table:table-cell>
          <table:table-cell table:style-name="ce1" office:value-type="string" calcext:value-type="string">
            <text:p><text:s/>1.09e-39</text:p>
          </table:table-cell>
          <table:table-cell office:value-type="float" office:value="84.5" calcext:value-type="float">
            <text:p>84,5</text:p>
          </table:table-cell>
          <table:table-cell office:value-type="float" office:value="874" calcext:value-type="float">
            <text:p>874</text:p>
          </table:table-cell>
        </table:table-row>
        <table:table-row table:style-name="ro2">
          <table:table-cell table:style-name="ce1" office:value-type="string" calcext:value-type="string">
            <text:p>880</text:p>
          </table:table-cell>
          <table:table-cell table:style-name="ce1" office:value-type="string" calcext:value-type="string">
            <text:p>700</text:p>
          </table:table-cell>
          <table:table-cell office:value-type="string" calcext:value-type="string">
            <text:p>cold_topic_cluster_no_4</text:p>
          </table:table-cell>
          <table:table-cell office:value-type="string" calcext:value-type="string">
            <text:p>precipitation, rain, gauge, annual, tropical_rainfall_measuring_mission, rain_gauge, monthly, summer, grid, climatology, monsoon, season, imerg, winter, multisatellite, cmorph, month, merge, prediction, downscaled</text:p>
          </table:table-cell>
          <table:table-cell office:value-type="float" office:value="-0.000083" calcext:value-type="float">
            <text:p>-8,30E-05</text:p>
          </table:table-cell>
          <table:table-cell table:style-name="ce1" office:value-type="string" calcext:value-type="string">
            <text:p><text:s/>1.79e-29</text:p>
          </table:table-cell>
          <table:table-cell office:value-type="float" office:value="109.9" calcext:value-type="float">
            <text:p>109,9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table:style-name="ce1" office:value-type="string" calcext:value-type="string">
            <text:p>464</text:p>
          </table:table-cell>
          <table:table-cell table:style-name="ce1" office:value-type="string" calcext:value-type="string">
            <text:p>223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net, province, average, korea, approximately, higher, pm_concentration, calculate, wetness, soil_moisture_active_passive, baobab, entire, range, lowest, north, central, additionally, smallest, widely, south</text:p>
          </table:table-cell>
          <table:table-cell office:value-type="float" office:value="-0.0000018" calcext:value-type="float">
            <text:p>-1,80E-06</text:p>
          </table:table-cell>
          <table:table-cell table:style-name="ce1" office:value-type="string" calcext:value-type="string">
            <text:p><text:s/>6.15e-01</text:p>
          </table:table-cell>
          <table:table-cell office:value-type="float" office:value="65.8" calcext:value-type="float">
            <text:p>65,8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table-cell table:style-name="ce1" office:value-type="string" calcext:value-type="string">
            <text:p>466</text:p>
          </table:table-cell>
          <table:table-cell table:style-name="ce1" office:value-type="string" calcext:value-type="string">
            <text:p>254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capture, scale, large_scale, small, fine_scale, parcel, local, limit, coarse, characterize, feature, critical, dynamics, landowner, sufficient, structure, scal, open, potential, distribute</text:p>
          </table:table-cell>
          <table:table-cell office:value-type="float" office:value="-0.00000185" calcext:value-type="float">
            <text:p>-1,85E-06</text:p>
          </table:table-cell>
          <table:table-cell table:style-name="ce1" office:value-type="string" calcext:value-type="string">
            <text:p><text:s/>6.16e-01</text:p>
          </table:table-cell>
          <table:table-cell office:value-type="float" office:value="78" calcext:value-type="float">
            <text:p>78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table:style-name="ce1" office:value-type="string" calcext:value-type="string">
            <text:p>475</text:p>
          </table:table-cell>
          <table:table-cell table:style-name="ce1" office:value-type="string" calcext:value-type="string">
            <text:p>233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depression, fog, alert, fill, data, related, prescribe, waveform, previous, greater, highest, monitor, history, negative, approximately, emergency_department, association, tuberculosis, usa, likelihood</text:p>
          </table:table-cell>
          <table:table-cell office:value-type="float" office:value="-0.00000244" calcext:value-type="float">
            <text:p>-2,44E-06</text:p>
          </table:table-cell>
          <table:table-cell table:style-name="ce1" office:value-type="string" calcext:value-type="string">
            <text:p><text:s/>5.27e-01</text:p>
          </table:table-cell>
          <table:table-cell office:value-type="float" office:value="61.2" calcext:value-type="float">
            <text:p>61,2</text:p>
          </table:table-cell>
          <table:table-cell office:value-type="float" office:value="475" calcext:value-type="float">
            <text:p>475</text:p>
          </table:table-cell>
        </table:table-row>
        <table:table-row table:style-name="ro2">
          <table:table-cell table:style-name="ce1" office:value-type="string" calcext:value-type="string">
            <text:p>478</text:p>
          </table:table-cell>
          <table:table-cell table:style-name="ce1" office:value-type="string" calcext:value-type="string">
            <text:p>361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presence, variable, atmospheric_river, maxent, distribution, eta, models, highly, maximum_entropy, assess, moderate, absence, california, algorithm, rape, trail, feature, record, perform, usa</text:p>
          </table:table-cell>
          <table:table-cell office:value-type="float" office:value="-0.00000263" calcext:value-type="float">
            <text:p>-2,63E-06</text:p>
          </table:table-cell>
          <table:table-cell table:style-name="ce1" office:value-type="string" calcext:value-type="string">
            <text:p><text:s/>5.06e-01</text:p>
          </table:table-cell>
          <table:table-cell office:value-type="float" office:value="72.6" calcext:value-type="float">
            <text:p>72,6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table:style-name="ce1" office:value-type="string" calcext:value-type="string">
            <text:p>491</text:p>
          </table:table-cell>
          <table:table-cell table:style-name="ce1" office:value-type="string" calcext:value-type="string">
            <text:p>483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top, bottom, multivariate, category, characterize, understand, appraisal, dominant, correlation, contrast, distinct, close, essential, iii, infer, representative, pattern, distinguish, wide, reflect</text:p>
          </table:table-cell>
          <table:table-cell office:value-type="float" office:value="-0.00000353" calcext:value-type="float">
            <text:p>-3,53E-06</text:p>
          </table:table-cell>
          <table:table-cell table:style-name="ce1" office:value-type="string" calcext:value-type="string">
            <text:p><text:s/>3.10e-01</text:p>
          </table:table-cell>
          <table:table-cell office:value-type="float" office:value="75.6" calcext:value-type="float">
            <text:p>75,6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table:style-name="ce1" office:value-type="string" calcext:value-type="string">
            <text:p>496</text:p>
          </table:table-cell>
          <table:table-cell table:style-name="ce1" office:value-type="string" calcext:value-type="string">
            <text:p>122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higher, lower, rate, greater, comparison, taxi, analog, time, adc, antarctic_peninsula, previous, fewer, diurnal_cycle, palm_oil, potentially, mercury, possibly, replace, summer_winter, statistically_significant</text:p>
          </table:table-cell>
          <table:table-cell office:value-type="float" office:value="-0.00000365" calcext:value-type="float">
            <text:p>-3,65E-06</text:p>
          </table:table-cell>
          <table:table-cell table:style-name="ce1" office:value-type="string" calcext:value-type="string">
            <text:p><text:s/>4.03e-01</text:p>
          </table:table-cell>
          <table:table-cell office:value-type="float" office:value="87" calcext:value-type="float">
            <text:p>87</text:p>
          </table:table-cell>
          <table:table-cell office:value-type="float" office:value="496" calcext:value-type="float">
            <text:p>496</text:p>
          </table:table-cell>
        </table:table-row>
        <table:table-row table:style-name="ro2">
          <table:table-cell table:style-name="ce1" office:value-type="string" calcext:value-type="string">
            <text:p>499</text:p>
          </table:table-cell>
          <table:table-cell table:style-name="ce1" office:value-type="string" calcext:value-type="string">
            <text:p>128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rice, solar_radiation, potential, double, field, closure, measure, estimate, canopy, impact, yield, vapor, pressure, site, saturate, intensification, global, climate_change, utilize, transmittance</text:p>
          </table:table-cell>
          <table:table-cell office:value-type="float" office:value="-0.00000391" calcext:value-type="float">
            <text:p>-3,91E-06</text:p>
          </table:table-cell>
          <table:table-cell table:style-name="ce1" office:value-type="string" calcext:value-type="string">
            <text:p><text:s/>3.15e-01</text:p>
          </table:table-cell>
          <table:table-cell office:value-type="float" office:value="64.4" calcext:value-type="float">
            <text:p>64,4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style-name="ce1" office:value-type="string" calcext:value-type="string">
            <text:p>547</text:p>
          </table:table-cell>
          <table:table-cell table:style-name="ce1" office:value-type="string" calcext:value-type="string">
            <text:p>180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digital, camera, kelp, repeat, photography, photogrammetry, range, spp, date, collect, high_resolution, quantify, geostatistical, imagery, produce, terrestrial, generate, giant, sfm, obtain</text:p>
          </table:table-cell>
          <table:table-cell office:value-type="float" office:value="-0.00000722" calcext:value-type="float">
            <text:p>-7,22E-06</text:p>
          </table:table-cell>
          <table:table-cell table:style-name="ce1" office:value-type="string" calcext:value-type="string">
            <text:p><text:s/>8.54e-02</text:p>
          </table:table-cell>
          <table:table-cell office:value-type="float" office:value="68.3" calcext:value-type="float">
            <text:p>68,3</text:p>
          </table:table-cell>
          <table:table-cell office:value-type="float" office:value="547" calcext:value-type="float">
            <text:p>547</text:p>
          </table:table-cell>
        </table:table-row>
        <table:table-row table:style-name="ro2">
          <table:table-cell table:style-name="ce1" office:value-type="string" calcext:value-type="string">
            <text:p>566</text:p>
          </table:table-cell>
          <table:table-cell table:style-name="ce1" office:value-type="string" calcext:value-type="string">
            <text:p>10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france, pollen, macro, trap, ability, local, french, dependent, spike, micro, observe, combine, condition, radial_basis_function, assumption, reflect, potential, meso, crucial, comparison</text:p>
          </table:table-cell>
          <table:table-cell office:value-type="float" office:value="-0.00000811" calcext:value-type="float">
            <text:p>-8,11E-06</text:p>
          </table:table-cell>
          <table:table-cell table:style-name="ce1" office:value-type="string" calcext:value-type="string">
            <text:p><text:s/>2.77e-02</text:p>
          </table:table-cell>
          <table:table-cell office:value-type="float" office:value="69.4" calcext:value-type="float">
            <text:p>69,4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table:style-name="ce1" office:value-type="string" calcext:value-type="string">
            <text:p>583</text:p>
          </table:table-cell>
          <table:table-cell table:style-name="ce1" office:value-type="string" calcext:value-type="string">
            <text:p>759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fire, wildfire, fuel, regime, forest, spread, suppression, climate, burned, landscape, acropora, frequency, understand, burnt, region, occurrence, location, condition, event, ecosystem</text:p>
          </table:table-cell>
          <table:table-cell office:value-type="float" office:value="-0.00000934" calcext:value-type="float">
            <text:p>-9,34E-06</text:p>
          </table:table-cell>
          <table:table-cell table:style-name="ce1" office:value-type="string" calcext:value-type="string">
            <text:p><text:s/>1.16e-01</text:p>
          </table:table-cell>
          <table:table-cell office:value-type="float" office:value="66.2" calcext:value-type="float">
            <text:p>66,2</text:p>
          </table:table-cell>
          <table:table-cell office:value-type="float" office:value="583" calcext:value-type="float">
            <text:p>583</text:p>
          </table:table-cell>
        </table:table-row>
        <table:table-row table:style-name="ro2">
          <table:table-cell table:style-name="ce1" office:value-type="string" calcext:value-type="string">
            <text:p>584</text:p>
          </table:table-cell>
          <table:table-cell table:style-name="ce1" office:value-type="string" calcext:value-type="string">
            <text:p>288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inventory, landslide, factor, creek, assessment, scale, assess, database, processis, field, select, source, australia, measure, create, statistical, british_columbia, landslide_susceptibility, affect, aggregated</text:p>
          </table:table-cell>
          <table:table-cell office:value-type="float" office:value="-0.00000937" calcext:value-type="float">
            <text:p>-9,37E-06</text:p>
          </table:table-cell>
          <table:table-cell table:style-name="ce1" office:value-type="string" calcext:value-type="string">
            <text:p><text:s/>2.42e-02</text:p>
          </table:table-cell>
          <table:table-cell office:value-type="float" office:value="61" calcext:value-type="float">
            <text:p>61</text:p>
          </table:table-cell>
          <table:table-cell office:value-type="float" office:value="584" calcext:value-type="float">
            <text:p>584</text:p>
          </table:table-cell>
        </table:table-row>
        <table:table-row table:style-name="ro2">
          <table:table-cell table:style-name="ce1" office:value-type="string" calcext:value-type="string">
            <text:p>607</text:p>
          </table:table-cell>
          <table:table-cell table:style-name="ce1" office:value-type="string" calcext:value-type="string">
            <text:p>228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bay, phylogenetic, northern, degree, north_america, collect, coast, represent, omega, range, coastal, recent, clade, member, distinct, southward, 16_rrna_gene_sequence, persistent, taxonomic, dna</text:p>
          </table:table-cell>
          <table:table-cell office:value-type="float" office:value="-0.000011" calcext:value-type="float">
            <text:p>-1,10E-05</text:p>
          </table:table-cell>
          <table:table-cell table:style-name="ce1" office:value-type="string" calcext:value-type="string">
            <text:p><text:s/>1.84e-02</text:p>
          </table:table-cell>
          <table:table-cell office:value-type="float" office:value="68.9" calcext:value-type="float">
            <text:p>68,9</text:p>
          </table:table-cell>
          <table:table-cell office:value-type="float" office:value="607" calcext:value-type="float">
            <text:p>607</text:p>
          </table:table-cell>
        </table:table-row>
        <table:table-row table:style-name="ro2">
          <table:table-cell table:style-name="ce1" office:value-type="string" calcext:value-type="string">
            <text:p>608</text:p>
          </table:table-cell>
          <table:table-cell table:style-name="ce1" office:value-type="string" calcext:value-type="string">
            <text:p>891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season, fall, reproductive, population, decline, rate, success, size, nonbreeding, winter, seasonal, strong, half, differ, document, affect, crowdfunding, condition, largest, morocco</text:p>
          </table:table-cell>
          <table:table-cell office:value-type="float" office:value="-0.0000113" calcext:value-type="float">
            <text:p>-1,13E-05</text:p>
          </table:table-cell>
          <table:table-cell table:style-name="ce1" office:value-type="string" calcext:value-type="string">
            <text:p><text:s/>2.51e-03</text:p>
          </table:table-cell>
          <table:table-cell office:value-type="float" office:value="66.1" calcext:value-type="float">
            <text:p>66,1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table:style-name="ce1" office:value-type="string" calcext:value-type="string">
            <text:p>618</text:p>
          </table:table-cell>
          <table:table-cell table:style-name="ce1" office:value-type="string" calcext:value-type="string">
            <text:p>190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response, stroke, change, cue, surge, difference, measure, limit, alter, moderate, subject, higher, time, longer, differ, impact, sensitive, day, mud, physiology</text:p>
          </table:table-cell>
          <table:table-cell office:value-type="float" office:value="-0.0000123" calcext:value-type="float">
            <text:p>-1,23E-05</text:p>
          </table:table-cell>
          <table:table-cell table:style-name="ce1" office:value-type="string" calcext:value-type="string">
            <text:p><text:s/>6.20e-04</text:p>
          </table:table-cell>
          <table:table-cell office:value-type="float" office:value="65.2" calcext:value-type="float">
            <text:p>65,2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table:style-name="ce1" office:value-type="string" calcext:value-type="string">
            <text:p>624</text:p>
          </table:table-cell>
          <table:table-cell table:style-name="ce1" office:value-type="string" calcext:value-type="string">
            <text:p>335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tree, metric, bat, crown, individual, quantify, level, size, dissolve_organic_matter, characterize, derive, calculate, timber, structure, higher, understorey, pinus, shape, highly, cry</text:p>
          </table:table-cell>
          <table:table-cell office:value-type="float" office:value="-0.0000128" calcext:value-type="float">
            <text:p>-1,28E-05</text:p>
          </table:table-cell>
          <table:table-cell table:style-name="ce1" office:value-type="string" calcext:value-type="string">
            <text:p><text:s/>6.22e-03</text:p>
          </table:table-cell>
          <table:table-cell office:value-type="float" office:value="81.1" calcext:value-type="float">
            <text:p>81,1</text:p>
          </table:table-cell>
          <table:table-cell office:value-type="float" office:value="624" calcext:value-type="float">
            <text:p>624</text:p>
          </table:table-cell>
        </table:table-row>
        <table:table-row table:style-name="ro2">
          <table:table-cell table:style-name="ce1" office:value-type="string" calcext:value-type="string">
            <text:p>650</text:p>
          </table:table-cell>
          <table:table-cell table:style-name="ce1" office:value-type="string" calcext:value-type="string">
            <text:p>787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peak, timing, middle, decrease, occur, time, variation, average, similar, measure, reduction, response, dominate, morning, attenuation, correlate, induce, attribution, difference, leave</text:p>
          </table:table-cell>
          <table:table-cell office:value-type="float" office:value="-0.0000149" calcext:value-type="float">
            <text:p>-1,49E-05</text:p>
          </table:table-cell>
          <table:table-cell table:style-name="ce1" office:value-type="string" calcext:value-type="string">
            <text:p><text:s/>3.62e-05</text:p>
          </table:table-cell>
          <table:table-cell office:value-type="float" office:value="69.4" calcext:value-type="float">
            <text:p>69,4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table:style-name="ce1" office:value-type="string" calcext:value-type="string">
            <text:p>654</text:p>
          </table:table-cell>
          <table:table-cell table:style-name="ce1" office:value-type="string" calcext:value-type="string">
            <text:p>620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weather, climate, climatic, variable, pest, multivariate, local, generate, produce, large_scale, depend, environmental, predict, hot, prediction, highland, location, distribution, montane, strong</text:p>
          </table:table-cell>
          <table:table-cell office:value-type="float" office:value="-0.000015" calcext:value-type="float">
            <text:p>-1,50E-05</text:p>
          </table:table-cell>
          <table:table-cell table:style-name="ce1" office:value-type="string" calcext:value-type="string">
            <text:p><text:s/>1.00e-04</text:p>
          </table:table-cell>
          <table:table-cell office:value-type="float" office:value="68.9" calcext:value-type="float">
            <text:p>68,9</text:p>
          </table:table-cell>
          <table:table-cell office:value-type="float" office:value="654" calcext:value-type="float">
            <text:p>654</text:p>
          </table:table-cell>
        </table:table-row>
        <table:table-row table:style-name="ro2">
          <table:table-cell table:style-name="ce1" office:value-type="string" calcext:value-type="string">
            <text:p>675</text:p>
          </table:table-cell>
          <table:table-cell table:style-name="ce1" office:value-type="string" calcext:value-type="string">
            <text:p>749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morphology, japan, morphological, characteristic, characterize, reflect, structure, difference, continuum, consistent, clear, fundamental, organized, highly, typically, insight, considerable, counter, construct, occur</text:p>
          </table:table-cell>
          <table:table-cell office:value-type="float" office:value="-0.0000173" calcext:value-type="float">
            <text:p>-1,73E-05</text:p>
          </table:table-cell>
          <table:table-cell table:style-name="ce1" office:value-type="string" calcext:value-type="string">
            <text:p><text:s/>1.00e-06</text:p>
          </table:table-cell>
          <table:table-cell office:value-type="float" office:value="76" calcext:value-type="float">
            <text:p>76</text:p>
          </table:table-cell>
          <table:table-cell office:value-type="float" office:value="675" calcext:value-type="float">
            <text:p>675</text:p>
          </table:table-cell>
        </table:table-row>
        <table:table-row table:style-name="ro2">
          <table:table-cell table:style-name="ce1" office:value-type="string" calcext:value-type="string">
            <text:p>676</text:p>
          </table:table-cell>
          <table:table-cell table:style-name="ce1" office:value-type="string" calcext:value-type="string">
            <text:p>27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spring, may, occur, august, observ, turbulence, kinematic, seasonally, stronger, dominate, asymmetry, mixing, higher, turbulent, confirm, temporal_spatial, usa, eco, virginia, united_states</text:p>
          </table:table-cell>
          <table:table-cell office:value-type="float" office:value="-0.0000175" calcext:value-type="float">
            <text:p>-1,75E-05</text:p>
          </table:table-cell>
          <table:table-cell table:style-name="ce1" office:value-type="string" calcext:value-type="string">
            <text:p><text:s/>3.85e-07</text:p>
          </table:table-cell>
          <table:table-cell office:value-type="float" office:value="65.8" calcext:value-type="float">
            <text:p>65,8</text:p>
          </table:table-cell>
          <table:table-cell office:value-type="float" office:value="676" calcext:value-type="float">
            <text:p>676</text:p>
          </table:table-cell>
        </table:table-row>
        <table:table-row table:style-name="ro2">
          <table:table-cell table:style-name="ce1" office:value-type="string" calcext:value-type="string">
            <text:p>684</text:p>
          </table:table-cell>
          <table:table-cell table:style-name="ce1" office:value-type="string" calcext:value-type="string">
            <text:p>615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sample, collect, date, range, representative, record, small, collection, presence, addition, permutation, additional, urine, flora, avoid, potential, tokyo, regular, consistently, similar</text:p>
          </table:table-cell>
          <table:table-cell office:value-type="float" office:value="-0.0000181" calcext:value-type="float">
            <text:p>-1,81E-05</text:p>
          </table:table-cell>
          <table:table-cell table:style-name="ce1" office:value-type="string" calcext:value-type="string">
            <text:p><text:s/>7.26e-06</text:p>
          </table:table-cell>
          <table:table-cell office:value-type="float" office:value="80.4" calcext:value-type="float">
            <text:p>80,4</text:p>
          </table:table-cell>
          <table:table-cell office:value-type="float" office:value="684" calcext:value-type="float">
            <text:p>684</text:p>
          </table:table-cell>
        </table:table-row>
        <table:table-row table:style-name="ro2">
          <table:table-cell table:style-name="ce1" office:value-type="string" calcext:value-type="string">
            <text:p>689</text:p>
          </table:table-cell>
          <table:table-cell table:style-name="ce1" office:value-type="string" calcext:value-type="string">
            <text:p>369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forest, forests, area, landscape, inventory, management, canopy_cover, tree, dense, succession, disturbance, deciduous, spruce, density, fir, hectare, conversion, northern, annual, variable</text:p>
          </table:table-cell>
          <table:table-cell office:value-type="float" office:value="-0.0000185" calcext:value-type="float">
            <text:p>-1,85E-05</text:p>
          </table:table-cell>
          <table:table-cell table:style-name="ce1" office:value-type="string" calcext:value-type="string">
            <text:p><text:s/>1.28e-05</text:p>
          </table:table-cell>
          <table:table-cell office:value-type="float" office:value="60.4" calcext:value-type="float">
            <text:p>60,4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table-cell table:style-name="ce1" office:value-type="string" calcext:value-type="string">
            <text:p>695</text:p>
          </table:table-cell>
          <table:table-cell table:style-name="ce1" office:value-type="string" calcext:value-type="string">
            <text:p>214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hyperspectral, cycle, range, potential, represent, hurricane, fluorescence, derive, normalized, robust, strong, observe, nano, suitable, rainwater, fertile, similar, cyber_security, determination, relative</text:p>
          </table:table-cell>
          <table:table-cell office:value-type="float" office:value="-0.0000188" calcext:value-type="float">
            <text:p>-1,88E-05</text:p>
          </table:table-cell>
          <table:table-cell table:style-name="ce1" office:value-type="string" calcext:value-type="string">
            <text:p><text:s/>8.00e-08</text:p>
          </table:table-cell>
          <table:table-cell office:value-type="float" office:value="59.4" calcext:value-type="float">
            <text:p>59,4</text:p>
          </table:table-cell>
          <table:table-cell office:value-type="float" office:value="695" calcext:value-type="float">
            <text:p>695</text:p>
          </table:table-cell>
        </table:table-row>
        <table:table-row table:style-name="ro2">
          <table:table-cell table:style-name="ce1" office:value-type="string" calcext:value-type="string">
            <text:p>697</text:p>
          </table:table-cell>
          <table:table-cell table:style-name="ce1" office:value-type="string" calcext:value-type="string">
            <text:p>124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highest, mediterranean, lowest, terrestrial, organic_matter, mediterranean_sea, macroalga, basin, record, accumulation, least, western, variation, cyprus, strongly, explain, observ, correlate, clear, dump</text:p>
          </table:table-cell>
          <table:table-cell office:value-type="float" office:value="-0.0000192" calcext:value-type="float">
            <text:p>-1,92E-05</text:p>
          </table:table-cell>
          <table:table-cell table:style-name="ce1" office:value-type="string" calcext:value-type="string">
            <text:p><text:s/>2.28e-06</text:p>
          </table:table-cell>
          <table:table-cell office:value-type="float" office:value="79.6" calcext:value-type="float">
            <text:p>79,6</text:p>
          </table:table-cell>
          <table:table-cell office:value-type="float" office:value="697" calcext:value-type="float">
            <text:p>697</text:p>
          </table:table-cell>
        </table:table-row>
        <table:table-row table:style-name="ro2">
          <table:table-cell table:style-name="ce1" office:value-type="string" calcext:value-type="string">
            <text:p>706</text:p>
          </table:table-cell>
          <table:table-cell table:style-name="ce1" office:value-type="string" calcext:value-type="string">
            <text:p>599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ground, return, navigation, subsidence, area, stationary, ridge, period, insar, rate, nonstationary, aid, gps, pass, construct, field, investigation, maximum, motion, surround</text:p>
          </table:table-cell>
          <table:table-cell office:value-type="float" office:value="-0.00002" calcext:value-type="float">
            <text:p>-2,00E-05</text:p>
          </table:table-cell>
          <table:table-cell table:style-name="ce1" office:value-type="string" calcext:value-type="string">
            <text:p><text:s/>1.86e-05</text:p>
          </table:table-cell>
          <table:table-cell office:value-type="float" office:value="79.3" calcext:value-type="float">
            <text:p>79,3</text:p>
          </table:table-cell>
          <table:table-cell office:value-type="float" office:value="706" calcext:value-type="float">
            <text:p>706</text:p>
          </table:table-cell>
        </table:table-row>
        <table:table-row table:style-name="ro2">
          <table:table-cell table:style-name="ce1" office:value-type="string" calcext:value-type="string">
            <text:p>713</text:p>
          </table:table-cell>
          <table:table-cell table:style-name="ce1" office:value-type="string" calcext:value-type="string">
            <text:p>386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period, time, egg, april, january, date, trend, annual, average, november, longer, duration, change, timing, time_series, monthly, observ, intellectual_capital, season, july</text:p>
          </table:table-cell>
          <table:table-cell office:value-type="float" office:value="-0.0000211" calcext:value-type="float">
            <text:p>-2,11E-05</text:p>
          </table:table-cell>
          <table:table-cell table:style-name="ce1" office:value-type="string" calcext:value-type="string">
            <text:p><text:s/>5.20e-05</text:p>
          </table:table-cell>
          <table:table-cell office:value-type="float" office:value="116.5" calcext:value-type="float">
            <text:p>116,5</text:p>
          </table:table-cell>
          <table:table-cell office:value-type="float" office:value="713" calcext:value-type="float">
            <text:p>713</text:p>
          </table:table-cell>
        </table:table-row>
        <table:table-row table:style-name="ro2">
          <table:table-cell table:style-name="ce1" office:value-type="string" calcext:value-type="string">
            <text:p>714</text:p>
          </table:table-cell>
          <table:table-cell table:style-name="ce1" office:value-type="string" calcext:value-type="string">
            <text:p>746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zone, zones, upper, lower, reach, lateral, locate, middle, part, higher, redistribution, divide, similar, distribution, calculate, enhance, reflect, limited, region, pico</text:p>
          </table:table-cell>
          <table:table-cell office:value-type="float" office:value="-0.0000213" calcext:value-type="float">
            <text:p>-2,13E-05</text:p>
          </table:table-cell>
          <table:table-cell table:style-name="ce1" office:value-type="string" calcext:value-type="string">
            <text:p><text:s/>9.09e-08</text:p>
          </table:table-cell>
          <table:table-cell office:value-type="float" office:value="81.3" calcext:value-type="float">
            <text:p>81,3</text:p>
          </table:table-cell>
          <table:table-cell office:value-type="float" office:value="714" calcext:value-type="float">
            <text:p>714</text:p>
          </table:table-cell>
        </table:table-row>
        <table:table-row table:style-name="ro2">
          <table:table-cell table:style-name="ce1" office:value-type="string" calcext:value-type="string">
            <text:p>717</text:p>
          </table:table-cell>
          <table:table-cell table:style-name="ce1" office:value-type="string" calcext:value-type="string">
            <text:p>769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measure, level, calculate, tau, fertility, correlation, assess, median, measurement, quantify, evaluation, actual, repetition, least, indicator, directly, comprehensive, quantified, simple, thresholds</text:p>
          </table:table-cell>
          <table:table-cell office:value-type="float" office:value="-0.0000219" calcext:value-type="float">
            <text:p>-2,19E-05</text:p>
          </table:table-cell>
          <table:table-cell table:style-name="ce1" office:value-type="string" calcext:value-type="string">
            <text:p><text:s/>3.30e-07</text:p>
          </table:table-cell>
          <table:table-cell office:value-type="float" office:value="96.4" calcext:value-type="float">
            <text:p>96,4</text:p>
          </table:table-cell>
          <table:table-cell office:value-type="float" office:value="717" calcext:value-type="float">
            <text:p>717</text:p>
          </table:table-cell>
        </table:table-row>
        <table:table-row table:style-name="ro2">
          <table:table-cell table:style-name="ce1" office:value-type="string" calcext:value-type="string">
            <text:p>722</text:p>
          </table:table-cell>
          <table:table-cell table:style-name="ce1" office:value-type="string" calcext:value-type="string">
            <text:p>872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survey, beach, transect, site, adriatic, detailed, locate, field, shore, previously, northeastern, beache, photo, feature, northwestern, recreational, classify, quantify, assess, management</text:p>
          </table:table-cell>
          <table:table-cell office:value-type="float" office:value="-0.0000228" calcext:value-type="float">
            <text:p>-2,28E-05</text:p>
          </table:table-cell>
          <table:table-cell table:style-name="ce1" office:value-type="string" calcext:value-type="string">
            <text:p><text:s/>8.27e-08</text:p>
          </table:table-cell>
          <table:table-cell office:value-type="float" office:value="74.6" calcext:value-type="float">
            <text:p>74,6</text:p>
          </table:table-cell>
          <table:table-cell office:value-type="float" office:value="722" calcext:value-type="float">
            <text:p>722</text:p>
          </table:table-cell>
        </table:table-row>
        <table:table-row table:style-name="ro2">
          <table:table-cell table:style-name="ce1" office:value-type="string" calcext:value-type="string">
            <text:p>730</text:p>
          </table:table-cell>
          <table:table-cell table:style-name="ce1" office:value-type="string" calcext:value-type="string">
            <text:p>272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pattern, hierarchical, explain, influence, relationship, variation, variance, characterize, inter, reflect, temporal_spatial, observed, feature, clustering, linear, link, consistent, underly, distance, represent</text:p>
          </table:table-cell>
          <table:table-cell office:value-type="float" office:value="-0.0000242" calcext:value-type="float">
            <text:p>-2,42E-05</text:p>
          </table:table-cell>
          <table:table-cell table:style-name="ce1" office:value-type="string" calcext:value-type="string">
            <text:p><text:s/>1.53e-08</text:p>
          </table:table-cell>
          <table:table-cell office:value-type="float" office:value="93.4" calcext:value-type="float">
            <text:p>93,4</text:p>
          </table:table-cell>
          <table:table-cell office:value-type="float" office:value="730" calcext:value-type="float">
            <text:p>730</text:p>
          </table:table-cell>
        </table:table-row>
        <table:table-row table:style-name="ro2">
          <table:table-cell table:style-name="ce1" office:value-type="string" calcext:value-type="string">
            <text:p>733</text:p>
          </table:table-cell>
          <table:table-cell table:style-name="ce1" office:value-type="string" calcext:value-type="string">
            <text:p>593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cover, vegetation, plantation, site, bare, salt_marsh, plant, dominant, dominance, savanna, tree, greenness, boreal, understory, expansion, mature, tropical, occupy, ecological, differ</text:p>
          </table:table-cell>
          <table:table-cell office:value-type="float" office:value="-0.000025" calcext:value-type="float">
            <text:p>-2,50E-05</text:p>
          </table:table-cell>
          <table:table-cell table:style-name="ce1" office:value-type="string" calcext:value-type="string">
            <text:p><text:s/>4.36e-10</text:p>
          </table:table-cell>
          <table:table-cell office:value-type="float" office:value="71.5" calcext:value-type="float">
            <text:p>71,5</text:p>
          </table:table-cell>
          <table:table-cell office:value-type="float" office:value="733" calcext:value-type="float">
            <text:p>733</text:p>
          </table:table-cell>
        </table:table-row>
        <table:table-row table:style-name="ro2">
          <table:table-cell table:style-name="ce1" office:value-type="string" calcext:value-type="string">
            <text:p>753</text:p>
          </table:table-cell>
          <table:table-cell table:style-name="ce1" office:value-type="string" calcext:value-type="string">
            <text:p>169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count, bacteria, dispersion, tracer, mixing, roughness, presence, disperse, influenza, partial, remain, unique, occur, aid, commonly, observe, ict4d, difference, combination, residence</text:p>
          </table:table-cell>
          <table:table-cell office:value-type="float" office:value="-0.0000282" calcext:value-type="float">
            <text:p>-2,82E-05</text:p>
          </table:table-cell>
          <table:table-cell table:style-name="ce1" office:value-type="string" calcext:value-type="string">
            <text:p><text:s/>1.54e-13</text:p>
          </table:table-cell>
          <table:table-cell office:value-type="float" office:value="72.6" calcext:value-type="float">
            <text:p>72,6</text:p>
          </table:table-cell>
          <table:table-cell office:value-type="float" office:value="753" calcext:value-type="float">
            <text:p>753</text:p>
          </table:table-cell>
        </table:table-row>
        <table:table-row table:style-name="ro2">
          <table:table-cell table:style-name="ce1" office:value-type="string" calcext:value-type="string">
            <text:p>755</text:p>
          </table:table-cell>
          <table:table-cell table:style-name="ce1" office:value-type="string" calcext:value-type="string">
            <text:p>137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ratio, decrease, variation, relief, relative, similar, factor, component, greater, generally, mixing, aridity, highest, measure, period, vari, sulphate, varies, amplitude, harmonic</text:p>
          </table:table-cell>
          <table:table-cell office:value-type="float" office:value="-0.0000289" calcext:value-type="float">
            <text:p>-2,89E-05</text:p>
          </table:table-cell>
          <table:table-cell table:style-name="ce1" office:value-type="string" calcext:value-type="string">
            <text:p><text:s/>3.88e-13</text:p>
          </table:table-cell>
          <table:table-cell office:value-type="float" office:value="79.4" calcext:value-type="float">
            <text:p>79,4</text:p>
          </table:table-cell>
          <table:table-cell office:value-type="float" office:value="755" calcext:value-type="float">
            <text:p>755</text:p>
          </table:table-cell>
        </table:table-row>
        <table:table-row table:style-name="ro2">
          <table:table-cell table:style-name="ce1" office:value-type="string" calcext:value-type="string">
            <text:p>756</text:p>
          </table:table-cell>
          <table:table-cell table:style-name="ce1" office:value-type="string" calcext:value-type="string">
            <text:p>340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equivalent, thickness, meadow, multiscale, exhibit, similar, distribution, function, fjord, snowfall, represent, responsiveness, scale, occur, generally, himalayan, leopard, property, layer, presence</text:p>
          </table:table-cell>
          <table:table-cell office:value-type="float" office:value="-0.000029" calcext:value-type="float">
            <text:p>-2,90E-05</text:p>
          </table:table-cell>
          <table:table-cell table:style-name="ce1" office:value-type="string" calcext:value-type="string">
            <text:p><text:s/>1.03e-15</text:p>
          </table:table-cell>
          <table:table-cell office:value-type="float" office:value="66.6" calcext:value-type="float">
            <text:p>66,6</text:p>
          </table:table-cell>
          <table:table-cell office:value-type="float" office:value="756" calcext:value-type="float">
            <text:p>756</text:p>
          </table:table-cell>
        </table:table-row>
        <table:table-row table:style-name="ro2">
          <table:table-cell table:style-name="ce1" office:value-type="string" calcext:value-type="string">
            <text:p>764</text:p>
          </table:table-cell>
          <table:table-cell table:style-name="ce1" office:value-type="string" calcext:value-type="string">
            <text:p>326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size, small, larger, range, reef_fish, limit, largest, effect, dependent, distance, greater, michigan, para, relative, virgin, std, heavily, nonindigenous, metric, las</text:p>
          </table:table-cell>
          <table:table-cell office:value-type="float" office:value="-0.0000305" calcext:value-type="float">
            <text:p>-3,05E-05</text:p>
          </table:table-cell>
          <table:table-cell table:style-name="ce1" office:value-type="string" calcext:value-type="string">
            <text:p><text:s/>4.39e-13</text:p>
          </table:table-cell>
          <table:table-cell office:value-type="float" office:value="92.4" calcext:value-type="float">
            <text:p>92,4</text:p>
          </table:table-cell>
          <table:table-cell office:value-type="float" office:value="764" calcext:value-type="float">
            <text:p>764</text:p>
          </table:table-cell>
        </table:table-row>
        <table:table-row table:style-name="ro2">
          <table:table-cell table:style-name="ce1" office:value-type="string" calcext:value-type="string">
            <text:p>770</text:p>
          </table:table-cell>
          <table:table-cell table:style-name="ce1" office:value-type="string" calcext:value-type="string">
            <text:p>382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ch4, observe, electron, observ, observation, variation, slr, n2o_emission, photosynthetic, bundle, measure, flux, ppb, difference, gas, depend, month, density, exceed, summer</text:p>
          </table:table-cell>
          <table:table-cell office:value-type="float" office:value="-0.0000309" calcext:value-type="float">
            <text:p>-3,09E-05</text:p>
          </table:table-cell>
          <table:table-cell table:style-name="ce1" office:value-type="string" calcext:value-type="string">
            <text:p><text:s/>1.18e-13</text:p>
          </table:table-cell>
          <table:table-cell office:value-type="float" office:value="69.2" calcext:value-type="float">
            <text:p>69,2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 table:style-name="ce1" office:value-type="string" calcext:value-type="string">
            <text:p>784</text:p>
          </table:table-cell>
          <table:table-cell table:style-name="ce1" office:value-type="string" calcext:value-type="string">
            <text:p>818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temperature, air_temperature, air, thermal, condition, humidity, thermal_comfort, degree, variable, probe, meteorological, measurement, temperatur, cooler, adjust, dependent, measure, brightness_temperature, sensitive, npp</text:p>
          </table:table-cell>
          <table:table-cell office:value-type="float" office:value="-0.0000336" calcext:value-type="float">
            <text:p>-3,36E-05</text:p>
          </table:table-cell>
          <table:table-cell table:style-name="ce1" office:value-type="string" calcext:value-type="string">
            <text:p><text:s/>1.03e-10</text:p>
          </table:table-cell>
          <table:table-cell office:value-type="float" office:value="90.2" calcext:value-type="float">
            <text:p>90,2</text:p>
          </table:table-cell>
          <table:table-cell office:value-type="float" office:value="784" calcext:value-type="float">
            <text:p>784</text:p>
          </table:table-cell>
        </table:table-row>
        <table:table-row table:style-name="ro2">
          <table:table-cell table:style-name="ce1" office:value-type="string" calcext:value-type="string">
            <text:p>785</text:p>
          </table:table-cell>
          <table:table-cell table:style-name="ce1" office:value-type="string" calcext:value-type="string">
            <text:p>889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winter, summer, rock, formation, season, period, insolation, warming, pattern, degrees, relative, degree, south, expose, stable, seasonality, long_term, cover, typical, isotope</text:p>
          </table:table-cell>
          <table:table-cell office:value-type="float" office:value="-0.000034" calcext:value-type="float">
            <text:p>-3,40E-05</text:p>
          </table:table-cell>
          <table:table-cell table:style-name="ce1" office:value-type="string" calcext:value-type="string">
            <text:p><text:s/>1.93e-15</text:p>
          </table:table-cell>
          <table:table-cell office:value-type="float" office:value="80.4" calcext:value-type="float">
            <text:p>80,4</text:p>
          </table:table-cell>
          <table:table-cell office:value-type="float" office:value="785" calcext:value-type="float">
            <text:p>785</text:p>
          </table:table-cell>
        </table:table-row>
        <table:table-row table:style-name="ro2">
          <table:table-cell table:style-name="ce1" office:value-type="string" calcext:value-type="string">
            <text:p>793</text:p>
          </table:table-cell>
          <table:table-cell table:style-name="ce1" office:value-type="string" calcext:value-type="string">
            <text:p>469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length, size, shape, small, smaller, scatter, conservative, assume, ratio, average, aerodynamic, short, drag, higher, entire, fit, derive, generally, mix, percentage</text:p>
          </table:table-cell>
          <table:table-cell office:value-type="float" office:value="-0.000037" calcext:value-type="float">
            <text:p>-3,70E-05</text:p>
          </table:table-cell>
          <table:table-cell table:style-name="ce1" office:value-type="string" calcext:value-type="string">
            <text:p><text:s/>2.12e-21</text:p>
          </table:table-cell>
          <table:table-cell office:value-type="float" office:value="82.2" calcext:value-type="float">
            <text:p>82,2</text:p>
          </table:table-cell>
          <table:table-cell office:value-type="float" office:value="793" calcext:value-type="float">
            <text:p>793</text:p>
          </table:table-cell>
        </table:table-row>
        <table:table-row table:style-name="ro2">
          <table:table-cell table:style-name="ce1" office:value-type="string" calcext:value-type="string">
            <text:p>795</text:p>
          </table:table-cell>
          <table:table-cell table:style-name="ce1" office:value-type="string" calcext:value-type="string">
            <text:p>375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stream, ponds, connectivity, reach, flow, salmon, perennial, site, water, beta_diversity, condition, variable, trout, freshwater, hydrologic, seepage, landscape, longitudinal, effect, solitary</text:p>
          </table:table-cell>
          <table:table-cell office:value-type="float" office:value="-0.0000372" calcext:value-type="float">
            <text:p>-3,72E-05</text:p>
          </table:table-cell>
          <table:table-cell table:style-name="ce1" office:value-type="string" calcext:value-type="string">
            <text:p><text:s/>2.65e-15</text:p>
          </table:table-cell>
          <table:table-cell office:value-type="float" office:value="73.3" calcext:value-type="float">
            <text:p>73,3</text:p>
          </table:table-cell>
          <table:table-cell office:value-type="float" office:value="795" calcext:value-type="float">
            <text:p>795</text:p>
          </table:table-cell>
        </table:table-row>
        <table:table-row table:style-name="ro2">
          <table:table-cell table:style-name="ce1" office:value-type="string" calcext:value-type="string">
            <text:p>804</text:p>
          </table:table-cell>
          <table:table-cell table:style-name="ce1" office:value-type="string" calcext:value-type="string">
            <text:p>392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carbon, flux, ecosystem, co2, net, respiration, gross_primary_productivity, photosynthesis, global, estimate, climate_change, carbon_sequestration, terrestrial, annual, uncertainty, site, gpp, dynamics, derive, hrqol</text:p>
          </table:table-cell>
          <table:table-cell office:value-type="float" office:value="-0.0000387" calcext:value-type="float">
            <text:p>-3,87E-05</text:p>
          </table:table-cell>
          <table:table-cell table:style-name="ce1" office:value-type="string" calcext:value-type="string">
            <text:p><text:s/>4.67e-09</text:p>
          </table:table-cell>
          <table:table-cell office:value-type="float" office:value="110.9" calcext:value-type="float">
            <text:p>110,9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table:style-name="ce1" office:value-type="string" calcext:value-type="string">
            <text:p>805</text:p>
          </table:table-cell>
          <table:table-cell table:style-name="ce1" office:value-type="string" calcext:value-type="string">
            <text:p>665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similar, north_atlantic, difference, oceanic, common, define, belt, feature, condition, boundary, single, split, mirror, compartment, tidal_flat, exclude, produce, magnitude, assumption, eeg</text:p>
          </table:table-cell>
          <table:table-cell office:value-type="float" office:value="-0.0000389" calcext:value-type="float">
            <text:p>-3,89E-05</text:p>
          </table:table-cell>
          <table:table-cell table:style-name="ce1" office:value-type="string" calcext:value-type="string">
            <text:p><text:s/>2.03e-25</text:p>
          </table:table-cell>
          <table:table-cell office:value-type="float" office:value="77.9" calcext:value-type="float">
            <text:p>77,9</text:p>
          </table:table-cell>
          <table:table-cell office:value-type="float" office:value="805" calcext:value-type="float">
            <text:p>805</text:p>
          </table:table-cell>
        </table:table-row>
        <table:table-row table:style-name="ro2">
          <table:table-cell table:style-name="ce1" office:value-type="string" calcext:value-type="string">
            <text:p>832</text:p>
          </table:table-cell>
          <table:table-cell table:style-name="ce1" office:value-type="string" calcext:value-type="string">
            <text:p>493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vertical, motion, surface, geometry, global_positioning_system, observation, derive, similar, mount, station, infer, fit, coherent, earth, discrepancy, nh3, constrain, derivation, previous, separate</text:p>
          </table:table-cell>
          <table:table-cell office:value-type="float" office:value="-0.0000485" calcext:value-type="float">
            <text:p>-4,85E-05</text:p>
          </table:table-cell>
          <table:table-cell table:style-name="ce1" office:value-type="string" calcext:value-type="string">
            <text:p><text:s/>3.21e-28</text:p>
          </table:table-cell>
          <table:table-cell office:value-type="float" office:value="75.7" calcext:value-type="float">
            <text:p>75,7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table:style-name="ce1" office:value-type="string" calcext:value-type="string">
            <text:p>834</text:p>
          </table:table-cell>
          <table:table-cell table:style-name="ce1" office:value-type="string" calcext:value-type="string">
            <text:p>32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cycle, annual, seasonal, variation, season, average, diurnal, amplitude, decadal, month, time, june, trend, latitude, long_term, may, meteorological, estimate, scale, el_nino_southern_oscillation</text:p>
          </table:table-cell>
          <table:table-cell office:value-type="float" office:value="-0.0000505" calcext:value-type="float">
            <text:p>-5,05E-05</text:p>
          </table:table-cell>
          <table:table-cell table:style-name="ce1" office:value-type="string" calcext:value-type="string">
            <text:p><text:s/>8.59e-24</text:p>
          </table:table-cell>
          <table:table-cell office:value-type="float" office:value="101.4" calcext:value-type="float">
            <text:p>101,4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table:style-name="ce1" office:value-type="string" calcext:value-type="string">
            <text:p>836</text:p>
          </table:table-cell>
          <table:table-cell table:style-name="ce1" office:value-type="string" calcext:value-type="string">
            <text:p>401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vegetation, cover, canopy, normalized_difference_vegetation_index, shrub, ground, area, land, land_cover, ecosystem, derive, fractional, woodland, forests, grassland, fraction, leaf, plant, similar, landsat</text:p>
          </table:table-cell>
          <table:table-cell office:value-type="float" office:value="-0.0000516" calcext:value-type="float">
            <text:p>-5,16E-05</text:p>
          </table:table-cell>
          <table:table-cell table:style-name="ce1" office:value-type="string" calcext:value-type="string">
            <text:p><text:s/>8.36e-15</text:p>
          </table:table-cell>
          <table:table-cell office:value-type="float" office:value="117.3" calcext:value-type="float">
            <text:p>117,3</text:p>
          </table:table-cell>
          <table:table-cell office:value-type="float" office:value="836" calcext:value-type="float">
            <text:p>836</text:p>
          </table:table-cell>
        </table:table-row>
        <table:table-row table:style-name="ro2">
          <table:table-cell table:style-name="ce1" office:value-type="string" calcext:value-type="string">
            <text:p>851</text:p>
          </table:table-cell>
          <table:table-cell table:style-name="ce1" office:value-type="string" calcext:value-type="string">
            <text:p>684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runoff, drainage, water, hydrologic, discharge, catchment, surface, stormwater, watershed, impact, annual, rainfall, headwater, drain, precipitation, hydrology, river, flow, river_basin, area</text:p>
          </table:table-cell>
          <table:table-cell office:value-type="float" office:value="-0.0000597" calcext:value-type="float">
            <text:p>-5,97E-05</text:p>
          </table:table-cell>
          <table:table-cell table:style-name="ce1" office:value-type="string" calcext:value-type="string">
            <text:p><text:s/>2.50e-18</text:p>
          </table:table-cell>
          <table:table-cell office:value-type="float" office:value="115.9" calcext:value-type="float">
            <text:p>115,9</text:p>
          </table:table-cell>
          <table:table-cell office:value-type="float" office:value="851" calcext:value-type="float">
            <text:p>851</text:p>
          </table:table-cell>
        </table:table-row>
        <table:table-row table:style-name="ro2">
          <table:table-cell table:style-name="ce1" office:value-type="string" calcext:value-type="string">
            <text:p>859</text:p>
          </table:table-cell>
          <table:table-cell table:style-name="ce1" office:value-type="string" calcext:value-type="string">
            <text:p>102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aerosol_optical_depth, modis, property, radiative, product, aerosol, retrieve, dark, similar, aeronet, blue, satellite, terra, shortwave, surface_reflectance, situ_measurement, observe, correlation_coefficient, good_agreement, top_atmosphere</text:p>
          </table:table-cell>
          <table:table-cell office:value-type="float" office:value="-0.0000631" calcext:value-type="float">
            <text:p>-6,31E-05</text:p>
          </table:table-cell>
          <table:table-cell table:style-name="ce1" office:value-type="string" calcext:value-type="string">
            <text:p><text:s/>3.73e-25</text:p>
          </table:table-cell>
          <table:table-cell office:value-type="float" office:value="80.2" calcext:value-type="float">
            <text:p>80,2</text:p>
          </table:table-cell>
          <table:table-cell office:value-type="float" office:value="859" calcext:value-type="float">
            <text:p>859</text:p>
          </table:table-cell>
        </table:table-row>
        <table:table-row table:style-name="ro2">
          <table:table-cell table:style-name="ce1" office:value-type="string" calcext:value-type="string">
            <text:p>865</text:p>
          </table:table-cell>
          <table:table-cell table:style-name="ce1" office:value-type="string" calcext:value-type="string">
            <text:p>664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forest, forests, deforestation, cover, forestry, area, fragmentation, tree, loss, patch, forest_fragment, management, ecosystem, plot, quantify, southern, logging, lowland, threaten, conservation</text:p>
          </table:table-cell>
          <table:table-cell office:value-type="float" office:value="-0.0000682" calcext:value-type="float">
            <text:p>-6,82E-05</text:p>
          </table:table-cell>
          <table:table-cell table:style-name="ce1" office:value-type="string" calcext:value-type="string">
            <text:p><text:s/>3.25e-15</text:p>
          </table:table-cell>
          <table:table-cell office:value-type="float" office:value="154.4" calcext:value-type="float">
            <text:p>154,4</text:p>
          </table:table-cell>
          <table:table-cell office:value-type="float" office:value="865" calcext:value-type="float">
            <text:p>865</text:p>
          </table:table-cell>
        </table:table-row>
        <table:table-row table:style-name="ro2">
          <table:table-cell table:style-name="ce1" office:value-type="string" calcext:value-type="string">
            <text:p>871</text:p>
          </table:table-cell>
          <table:table-cell table:style-name="ce1" office:value-type="string" calcext:value-type="string">
            <text:p>592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ice, arctic, sea_ice, alpine, snow_depth, snow, cover, tundra, climate, arctic_ocean, climate_change, extent, sea_ice_concentration, satellite, surface, ice_thickness, summer, alps, open, estimate</text:p>
          </table:table-cell>
          <table:table-cell office:value-type="float" office:value="-0.0000709" calcext:value-type="float">
            <text:p>-7,09E-05</text:p>
          </table:table-cell>
          <table:table-cell table:style-name="ce1" office:value-type="string" calcext:value-type="string">
            <text:p><text:s/>3.22e-25</text:p>
          </table:table-cell>
          <table:table-cell office:value-type="float" office:value="94.6" calcext:value-type="float">
            <text:p>94,6</text:p>
          </table:table-cell>
          <table:table-cell office:value-type="float" office:value="871" calcext:value-type="float">
            <text:p>871</text:p>
          </table:table-cell>
        </table:table-row>
        <table:table-row table:style-name="ro2">
          <table:table-cell table:style-name="ce1" office:value-type="string" calcext:value-type="string">
            <text:p>877</text:p>
          </table:table-cell>
          <table:table-cell table:style-name="ce1" office:value-type="string" calcext:value-type="string">
            <text:p>111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surface, flux, land, measurement, derive, spatial_resolution, digital_terrain_model, radiation_budget, high_resolution, satellite, meteorological, difference, accurate, estimate, longwave_radiation, bare, observation, athens, inverse, clear_sky</text:p>
          </table:table-cell>
          <table:table-cell office:value-type="float" office:value="-0.0000782" calcext:value-type="float">
            <text:p>-7,82E-05</text:p>
          </table:table-cell>
          <table:table-cell table:style-name="ce1" office:value-type="string" calcext:value-type="string">
            <text:p><text:s/>5.53e-53</text:p>
          </table:table-cell>
          <table:table-cell office:value-type="float" office:value="97.9" calcext:value-type="float">
            <text:p>97,9</text:p>
          </table:table-cell>
          <table:table-cell office:value-type="float" office:value="877" calcext:value-type="float">
            <text:p>877</text:p>
          </table:table-cell>
        </table:table-row>
        <table:table-row table:style-name="ro2">
          <table:table-cell table:style-name="ce1" office:value-type="string" calcext:value-type="string">
            <text:p>886</text:p>
          </table:table-cell>
          <table:table-cell table:style-name="ce1" office:value-type="string" calcext:value-type="string">
            <text:p>624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cyclone, circulation, anomaly, anomally, pattern, synoptic, large_scale, sea_level_pressure, event, period, vorticity, composite, identification, centre, scale, characteristic, extratropical_cyclone, el_nino, western, intensification</text:p>
          </table:table-cell>
          <table:table-cell office:value-type="float" office:value="-0.0000929" calcext:value-type="float">
            <text:p>-9,29E-05</text:p>
          </table:table-cell>
          <table:table-cell table:style-name="ce1" office:value-type="string" calcext:value-type="string">
            <text:p><text:s/>1.07e-54</text:p>
          </table:table-cell>
          <table:table-cell office:value-type="float" office:value="81.6" calcext:value-type="float">
            <text:p>81,6</text:p>
          </table:table-cell>
          <table:table-cell office:value-type="float" office:value="886" calcext:value-type="float">
            <text:p>886</text:p>
          </table:table-cell>
        </table:table-row>
        <table:table-row table:style-name="ro2">
          <table:table-cell table:style-name="ce1" office:value-type="string" calcext:value-type="string">
            <text:p>898</text:p>
          </table:table-cell>
          <table:table-cell table:style-name="ce1" office:value-type="string" calcext:value-type="string">
            <text:p>760</text:p>
          </table:table-cell>
          <table:table-cell office:value-type="string" calcext:value-type="string">
            <text:p>cold_topic_cluster_no_5</text:p>
          </table:table-cell>
          <table:table-cell office:value-type="string" calcext:value-type="string">
            <text:p>aerosol, aerosol_optical_depth, scattering, retrieval, observation, aeronet, aerosol_optical, distribution, optical_depth, dust, region, fine_mode, optical_property, size, site, loading, burn, ground, coarse, exponent</text:p>
          </table:table-cell>
          <table:table-cell office:value-type="float" office:value="-0.000179" calcext:value-type="float">
            <text:p>-1,79E-04</text:p>
          </table:table-cell>
          <table:table-cell table:style-name="ce1" office:value-type="string" calcext:value-type="string">
            <text:p><text:s/>1.94e-68</text:p>
          </table:table-cell>
          <table:table-cell office:value-type="float" office:value="137.5" calcext:value-type="float">
            <text:p>137,5</text:p>
          </table:table-cell>
          <table:table-cell office:value-type="float" office:value="898" calcext:value-type="float">
            <text:p>898</text:p>
          </table:table-cell>
        </table:table-row>
        <table:table-row table:style-name="ro2">
          <table:table-cell table:style-name="ce1" office:value-type="string" calcext:value-type="string">
            <text:p>453</text:p>
          </table:table-cell>
          <table:table-cell table:style-name="ce1" office:value-type="string" calcext:value-type="string">
            <text:p>692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outcome, guideline, symptom, pain, evidence, outcomes, recommendation, report, quality_life, objective, health, antibiotic, psychosocial, clinical_trial, antimicrobial, general, effectiveness, criterion, cervical, poor</text:p>
          </table:table-cell>
          <table:table-cell office:value-type="float" office:value="-0.000000745" calcext:value-type="float">
            <text:p>-7,45E-07</text:p>
          </table:table-cell>
          <table:table-cell table:style-name="ce1" office:value-type="string" calcext:value-type="string">
            <text:p><text:s/>8.80e-01</text:p>
          </table:table-cell>
          <table:table-cell office:value-type="float" office:value="85.7" calcext:value-type="float">
            <text:p>85,7</text:p>
          </table:table-cell>
          <table:table-cell office:value-type="float" office:value="453" calcext:value-type="float">
            <text:p>453</text:p>
          </table:table-cell>
        </table:table-row>
        <table:table-row table:style-name="ro2">
          <table:table-cell table:style-name="ce1" office:value-type="string" calcext:value-type="string">
            <text:p>455</text:p>
          </table:table-cell>
          <table:table-cell table:style-name="ce1" office:value-type="string" calcext:value-type="string">
            <text:p>730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nature, general, environment, protect, suitable, construct, microbial_community, protection, account, limit, commercial, diverse, highly, define, reflect, connection, extrapolation, interest, recommend, inter</text:p>
          </table:table-cell>
          <table:table-cell office:value-type="float" office:value="-0.000000861" calcext:value-type="float">
            <text:p>-8,61E-07</text:p>
          </table:table-cell>
          <table:table-cell table:style-name="ce1" office:value-type="string" calcext:value-type="string">
            <text:p><text:s/>8.13e-01</text:p>
          </table:table-cell>
          <table:table-cell office:value-type="float" office:value="79.8" calcext:value-type="float">
            <text:p>79,8</text:p>
          </table:table-cell>
          <table:table-cell office:value-type="float" office:value="455" calcext:value-type="float">
            <text:p>455</text:p>
          </table:table-cell>
        </table:table-row>
        <table:table-row table:style-name="ro2">
          <table:table-cell table:style-name="ce1" office:value-type="string" calcext:value-type="string">
            <text:p>460</text:p>
          </table:table-cell>
          <table:table-cell table:style-name="ce1" office:value-type="string" calcext:value-type="string">
            <text:p>204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element, conceptual, tank, create, concept, master, renewal, research, structure, sustainability, goal, constitute, common, complexity, ensure, silica, generate, multidisciplinary, align, representation</text:p>
          </table:table-cell>
          <table:table-cell office:value-type="float" office:value="-0.00000153" calcext:value-type="float">
            <text:p>-1,53E-06</text:p>
          </table:table-cell>
          <table:table-cell table:style-name="ce1" office:value-type="string" calcext:value-type="string">
            <text:p><text:s/>6.89e-01</text:p>
          </table:table-cell>
          <table:table-cell office:value-type="float" office:value="78.2" calcext:value-type="float">
            <text:p>78,2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table:style-name="ce1" office:value-type="string" calcext:value-type="string">
            <text:p>461</text:p>
          </table:table-cell>
          <table:table-cell table:style-name="ce1" office:value-type="string" calcext:value-type="string">
            <text:p>162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manager, level, enhance, administrative, general, ability, survey, high_tech, affect, remain, essential, taiwan, relationship, wide, poorly, meaningful, effectively, impact, sustain, charger</text:p>
          </table:table-cell>
          <table:table-cell office:value-type="float" office:value="-0.00000156" calcext:value-type="float">
            <text:p>-1,56E-06</text:p>
          </table:table-cell>
          <table:table-cell table:style-name="ce1" office:value-type="string" calcext:value-type="string">
            <text:p><text:s/>6.72e-01</text:p>
          </table:table-cell>
          <table:table-cell office:value-type="float" office:value="76.7" calcext:value-type="float">
            <text:p>76,7</text:p>
          </table:table-cell>
          <table:table-cell office:value-type="float" office:value="461" calcext:value-type="float">
            <text:p>461</text:p>
          </table:table-cell>
        </table:table-row>
        <table:table-row table:style-name="ro2">
          <table:table-cell table:style-name="ce1" office:value-type="string" calcext:value-type="string">
            <text:p>462</text:p>
          </table:table-cell>
          <table:table-cell table:style-name="ce1" office:value-type="string" calcext:value-type="string">
            <text:p>379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country, international, institution, national, nation, foreign, papers, cross_border, romania, research, development, dispute, europe, romanian, developing_country, legislation, technical, related, lack, government</text:p>
          </table:table-cell>
          <table:table-cell office:value-type="float" office:value="-0.00000156" calcext:value-type="float">
            <text:p>-1,56E-06</text:p>
          </table:table-cell>
          <table:table-cell table:style-name="ce1" office:value-type="string" calcext:value-type="string">
            <text:p><text:s/>7.88e-01</text:p>
          </table:table-cell>
          <table:table-cell office:value-type="float" office:value="124.1" calcext:value-type="float">
            <text:p>124,1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table:style-name="ce1" office:value-type="string" calcext:value-type="string">
            <text:p>469</text:p>
          </table:table-cell>
          <table:table-cell table:style-name="ce1" office:value-type="string" calcext:value-type="string">
            <text:p>158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european, status, european_union, directive, norway, transnational, aesthetic, part, toolkit, norwegian, related, importance, relation, account, protection, profession, goal, general, percentile, assessment</text:p>
          </table:table-cell>
          <table:table-cell office:value-type="float" office:value="-0.00000209" calcext:value-type="float">
            <text:p>-2,09E-06</text:p>
          </table:table-cell>
          <table:table-cell table:style-name="ce1" office:value-type="string" calcext:value-type="string">
            <text:p><text:s/>6.01e-01</text:p>
          </table:table-cell>
          <table:table-cell office:value-type="float" office:value="81.1" calcext:value-type="float">
            <text:p>81,1</text:p>
          </table:table-cell>
          <table:table-cell office:value-type="float" office:value="469" calcext:value-type="float">
            <text:p>469</text:p>
          </table:table-cell>
        </table:table-row>
        <table:table-row table:style-name="ro2">
          <table:table-cell table:style-name="ce1" office:value-type="string" calcext:value-type="string">
            <text:p>482</text:p>
          </table:table-cell>
          <table:table-cell table:style-name="ce1" office:value-type="string" calcext:value-type="string">
            <text:p>565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pathway, relation, press, freedom, role, recent, residence, argue, expression, turn, force, understand, contrast, hypothesis, free, primary, newly, least, breastfeeding, earlier</text:p>
          </table:table-cell>
          <table:table-cell office:value-type="float" office:value="-0.00000302" calcext:value-type="float">
            <text:p>-3,02E-06</text:p>
          </table:table-cell>
          <table:table-cell table:style-name="ce1" office:value-type="string" calcext:value-type="string">
            <text:p><text:s/>4.21e-01</text:p>
          </table:table-cell>
          <table:table-cell office:value-type="float" office:value="77.2" calcext:value-type="float">
            <text:p>77,2</text:p>
          </table:table-cell>
          <table:table-cell office:value-type="float" office:value="482" calcext:value-type="float">
            <text:p>482</text:p>
          </table:table-cell>
        </table:table-row>
        <table:table-row table:style-name="ro2">
          <table:table-cell table:style-name="ce1" office:value-type="string" calcext:value-type="string">
            <text:p>493</text:p>
          </table:table-cell>
          <table:table-cell table:style-name="ce1" office:value-type="string" calcext:value-type="string">
            <text:p>251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discrimination, related, individual, ownership, algorithmic, executive, aids, egypt, measure, cognition, good, recent, german, majority, germany, violent, specifically, representative, limitation, holder</text:p>
          </table:table-cell>
          <table:table-cell office:value-type="float" office:value="-0.0000036" calcext:value-type="float">
            <text:p>-3,60E-06</text:p>
          </table:table-cell>
          <table:table-cell table:style-name="ce1" office:value-type="string" calcext:value-type="string">
            <text:p><text:s/>3.61e-01</text:p>
          </table:table-cell>
          <table:table-cell office:value-type="float" office:value="79.1" calcext:value-type="float">
            <text:p>79,1</text:p>
          </table:table-cell>
          <table:table-cell office:value-type="float" office:value="493" calcext:value-type="float">
            <text:p>493</text:p>
          </table:table-cell>
        </table:table-row>
        <table:table-row table:style-name="ro2">
          <table:table-cell table:style-name="ce1" office:value-type="string" calcext:value-type="string">
            <text:p>502</text:p>
          </table:table-cell>
          <table:table-cell table:style-name="ce1" office:value-type="string" calcext:value-type="string">
            <text:p>722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grade, write, material, related, readability, measure, recommend, description, electrical_conductivity, information, produce, add, thread, sixth, relevant, format, guideline, differ, coexistence, additional</text:p>
          </table:table-cell>
          <table:table-cell office:value-type="float" office:value="-0.00000405" calcext:value-type="float">
            <text:p>-4,05E-06</text:p>
          </table:table-cell>
          <table:table-cell table:style-name="ce1" office:value-type="string" calcext:value-type="string">
            <text:p><text:s/>3.11e-01</text:p>
          </table:table-cell>
          <table:table-cell office:value-type="float" office:value="62.8" calcext:value-type="float">
            <text:p>62,8</text:p>
          </table:table-cell>
          <table:table-cell office:value-type="float" office:value="502" calcext:value-type="float">
            <text:p>502</text:p>
          </table:table-cell>
        </table:table-row>
        <table:table-row table:style-name="ro2">
          <table:table-cell table:style-name="ce1" office:value-type="string" calcext:value-type="string">
            <text:p>503</text:p>
          </table:table-cell>
          <table:table-cell table:style-name="ce1" office:value-type="string" calcext:value-type="string">
            <text:p>612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add, potential, effort, turkey, sustain, recent, critical, nature, support, red_sea, goal, expect, generate, concerned, illustrate, difficult, dutch, long_term, draft, move</text:p>
          </table:table-cell>
          <table:table-cell office:value-type="float" office:value="-0.0000041" calcext:value-type="float">
            <text:p>-4,10E-06</text:p>
          </table:table-cell>
          <table:table-cell table:style-name="ce1" office:value-type="string" calcext:value-type="string">
            <text:p><text:s/>2.89e-01</text:p>
          </table:table-cell>
          <table:table-cell office:value-type="float" office:value="89.5" calcext:value-type="float">
            <text:p>89,5</text:p>
          </table:table-cell>
          <table:table-cell office:value-type="float" office:value="503" calcext:value-type="float">
            <text:p>503</text:p>
          </table:table-cell>
        </table:table-row>
        <table:table-row table:style-name="ro2">
          <table:table-cell table:style-name="ce1" office:value-type="string" calcext:value-type="string">
            <text:p>506</text:p>
          </table:table-cell>
          <table:table-cell table:style-name="ce1" office:value-type="string" calcext:value-type="string">
            <text:p>411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boundary, transparency, evidence, accountability, england, donor, relation, importance, implication, desktop, argue, question, concern, subject, scaffold, lack, potentially, meaningful, maintain, remain</text:p>
          </table:table-cell>
          <table:table-cell office:value-type="float" office:value="-0.00000428" calcext:value-type="float">
            <text:p>-4,28E-06</text:p>
          </table:table-cell>
          <table:table-cell table:style-name="ce1" office:value-type="string" calcext:value-type="string">
            <text:p><text:s/>2.69e-01</text:p>
          </table:table-cell>
          <table:table-cell office:value-type="float" office:value="76.6" calcext:value-type="float">
            <text:p>76,6</text:p>
          </table:table-cell>
          <table:table-cell office:value-type="float" office:value="506" calcext:value-type="float">
            <text:p>506</text:p>
          </table:table-cell>
        </table:table-row>
        <table:table-row table:style-name="ro2"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426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individual, understand, shape, ability, identification, relationship, residency, sedentary, group, recognize, translocation, largely, symbiodinium, capture, father, unexpected, family, empirical, broadly, drive</text:p>
          </table:table-cell>
          <table:table-cell office:value-type="float" office:value="-0.00000475" calcext:value-type="float">
            <text:p>-4,75E-06</text:p>
          </table:table-cell>
          <table:table-cell table:style-name="ce1" office:value-type="string" calcext:value-type="string">
            <text:p><text:s/>2.08e-01</text:p>
          </table:table-cell>
          <table:table-cell office:value-type="float" office:value="77.1" calcext:value-type="float">
            <text:p>77,1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table:style-name="ce1" office:value-type="string" calcext:value-type="string">
            <text:p>513</text:p>
          </table:table-cell>
          <table:table-cell table:style-name="ce1" office:value-type="string" calcext:value-type="string">
            <text:p>596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report, integrity, file, integrate, integrated, reporting, turkish, beetle, document, level, ditch, attempt, least, maintain, ebola_virus, viable, common, quality, connection, nonfinancial</text:p>
          </table:table-cell>
          <table:table-cell office:value-type="float" office:value="-0.00000477" calcext:value-type="float">
            <text:p>-4,77E-06</text:p>
          </table:table-cell>
          <table:table-cell table:style-name="ce1" office:value-type="string" calcext:value-type="string">
            <text:p><text:s/>2.12e-01</text:p>
          </table:table-cell>
          <table:table-cell office:value-type="float" office:value="70.9" calcext:value-type="float">
            <text:p>70,9</text:p>
          </table:table-cell>
          <table:table-cell office:value-type="float" office:value="513" calcext:value-type="float">
            <text:p>513</text:p>
          </table:table-cell>
        </table:table-row>
        <table:table-row table:style-name="ro2">
          <table:table-cell table:style-name="ce1" office:value-type="string" calcext:value-type="string">
            <text:p>521</text:p>
          </table:table-cell>
          <table:table-cell table:style-name="ce1" office:value-type="string" calcext:value-type="string">
            <text:p>763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information, source, website, seek, majority, google, internet, search_engine, websites, deaf, prefer, stimulation, evalua, survey, increasingly, portal, cmc, topic, social_media, webpage</text:p>
          </table:table-cell>
          <table:table-cell office:value-type="float" office:value="-0.00000549" calcext:value-type="float">
            <text:p>-5,49E-06</text:p>
          </table:table-cell>
          <table:table-cell table:style-name="ce1" office:value-type="string" calcext:value-type="string">
            <text:p><text:s/>3.46e-01</text:p>
          </table:table-cell>
          <table:table-cell office:value-type="float" office:value="96.7" calcext:value-type="float">
            <text:p>96,7</text:p>
          </table:table-cell>
          <table:table-cell office:value-type="float" office:value="521" calcext:value-type="float">
            <text:p>521</text:p>
          </table:table-cell>
        </table:table-row>
        <table:table-row table:style-name="ro2">
          <table:table-cell table:style-name="ce1" office:value-type="string" calcext:value-type="string">
            <text:p>524</text:p>
          </table:table-cell>
          <table:table-cell table:style-name="ce1" office:value-type="string" calcext:value-type="string">
            <text:p>300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natural, resource, management, planning, sustainable, area, greater, arthropod, toronto, sustainable_development, create, mol, protect, valuable, crucial, naturally, world, creation, matrix, districts</text:p>
          </table:table-cell>
          <table:table-cell office:value-type="float" office:value="-0.00000562" calcext:value-type="float">
            <text:p>-5,62E-06</text:p>
          </table:table-cell>
          <table:table-cell table:style-name="ce1" office:value-type="string" calcext:value-type="string">
            <text:p><text:s/>1.70e-01</text:p>
          </table:table-cell>
          <table:table-cell office:value-type="float" office:value="82.4" calcext:value-type="float">
            <text:p>82,4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table:style-name="ce1" office:value-type="string" calcext:value-type="string">
            <text:p>525</text:p>
          </table:table-cell>
          <table:table-cell table:style-name="ce1" office:value-type="string" calcext:value-type="string">
            <text:p>359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log, rehabilitation, back, inclusion, disability, assess, tiger, ensure, exclusive, addition, offer, prevent, least, consult, monitor, life, australia, accessible, difficulty, challenge</text:p>
          </table:table-cell>
          <table:table-cell office:value-type="float" office:value="-0.00000577" calcext:value-type="float">
            <text:p>-5,77E-06</text:p>
          </table:table-cell>
          <table:table-cell table:style-name="ce1" office:value-type="string" calcext:value-type="string">
            <text:p><text:s/>1.16e-01</text:p>
          </table:table-cell>
          <table:table-cell office:value-type="float" office:value="67.3" calcext:value-type="float">
            <text:p>67,3</text:p>
          </table:table-cell>
          <table:table-cell office:value-type="float" office:value="525" calcext:value-type="float">
            <text:p>525</text:p>
          </table:table-cell>
        </table:table-row>
        <table:table-row table:style-name="ro2">
          <table:table-cell table:style-name="ce1" office:value-type="string" calcext:value-type="string">
            <text:p>526</text:p>
          </table:table-cell>
          <table:table-cell table:style-name="ce1" office:value-type="string" calcext:value-type="string">
            <text:p>540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digital, geospatial, archive, museum, spanish, documentation, resource, environment, researcher, phenotype, software, add, enable, distribute, digitize, today, field, easy, email, support</text:p>
          </table:table-cell>
          <table:table-cell office:value-type="float" office:value="-0.00000586" calcext:value-type="float">
            <text:p>-5,86E-06</text:p>
          </table:table-cell>
          <table:table-cell table:style-name="ce1" office:value-type="string" calcext:value-type="string">
            <text:p><text:s/>1.51e-01</text:p>
          </table:table-cell>
          <table:table-cell office:value-type="float" office:value="74.9" calcext:value-type="float">
            <text:p>74,9</text:p>
          </table:table-cell>
          <table:table-cell office:value-type="float" office:value="526" calcext:value-type="float">
            <text:p>526</text:p>
          </table:table-cell>
        </table:table-row>
        <table:table-row table:style-name="ro2">
          <table:table-cell table:style-name="ce1" office:value-type="string" calcext:value-type="string">
            <text:p>527</text:p>
          </table:table-cell>
          <table:table-cell table:style-name="ce1" office:value-type="string" calcext:value-type="string">
            <text:p>151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man, injury, violence, prevention, arm, risk, severity, severe, physical, pneumonia, awareness, protective, evidence, kit, target, intervention, effort, fatal, intimate_partner_violence, objective</text:p>
          </table:table-cell>
          <table:table-cell office:value-type="float" office:value="-0.00000595" calcext:value-type="float">
            <text:p>-5,95E-06</text:p>
          </table:table-cell>
          <table:table-cell table:style-name="ce1" office:value-type="string" calcext:value-type="string">
            <text:p><text:s/>2.52e-01</text:p>
          </table:table-cell>
          <table:table-cell office:value-type="float" office:value="83.5" calcext:value-type="float">
            <text:p>83,5</text:p>
          </table:table-cell>
          <table:table-cell office:value-type="float" office:value="527" calcext:value-type="float">
            <text:p>527</text:p>
          </table:table-cell>
        </table:table-row>
        <table:table-row table:style-name="ro2">
          <table:table-cell table:style-name="ce1" office:value-type="string" calcext:value-type="string">
            <text:p>532</text:p>
          </table:table-cell>
          <table:table-cell table:style-name="ce1" office:value-type="string" calcext:value-type="string">
            <text:p>418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engineering, project, construction, designer, engineer, build, create, process, part, developer, enable, idea, future, requirement, solution, research, experience, practical, involve, problem</text:p>
          </table:table-cell>
          <table:table-cell office:value-type="float" office:value="-0.00000647" calcext:value-type="float">
            <text:p>-6,47E-06</text:p>
          </table:table-cell>
          <table:table-cell table:style-name="ce1" office:value-type="string" calcext:value-type="string">
            <text:p><text:s/>1.87e-01</text:p>
          </table:table-cell>
          <table:table-cell office:value-type="float" office:value="97.7" calcext:value-type="float">
            <text:p>97,7</text:p>
          </table:table-cell>
          <table:table-cell office:value-type="float" office:value="532" calcext:value-type="float">
            <text:p>532</text:p>
          </table:table-cell>
        </table:table-row>
        <table:table-row table:style-name="ro2">
          <table:table-cell table:style-name="ce1" office:value-type="string" calcext:value-type="string">
            <text:p>539</text:p>
          </table:table-cell>
          <table:table-cell table:style-name="ce1" office:value-type="string" calcext:value-type="string">
            <text:p>19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evolution, evolve, regulatory, evolutionary, complex, environment, change, rapidly, german, polygon, development, regulator, fundamental, facilitate, recent, increasingly, accelerate, platform, support, context</text:p>
          </table:table-cell>
          <table:table-cell office:value-type="float" office:value="-0.00000692" calcext:value-type="float">
            <text:p>-6,92E-06</text:p>
          </table:table-cell>
          <table:table-cell table:style-name="ce1" office:value-type="string" calcext:value-type="string">
            <text:p><text:s/>1.12e-01</text:p>
          </table:table-cell>
          <table:table-cell office:value-type="float" office:value="93.1" calcext:value-type="float">
            <text:p>93,1</text:p>
          </table:table-cell>
          <table:table-cell office:value-type="float" office:value="539" calcext:value-type="float">
            <text:p>539</text:p>
          </table:table-cell>
        </table:table-row>
        <table:table-row table:style-name="ro2">
          <table:table-cell table:style-name="ce1" office:value-type="string" calcext:value-type="string">
            <text:p>542</text:p>
          </table:table-cell>
          <table:table-cell table:style-name="ce1" office:value-type="string" calcext:value-type="string">
            <text:p>353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harvest, grass, harvesting, sustainable, potential, harvested, greater, grow, higher, laparoscopic, maintain, commercial, limit, exception, decrease, manager, resource, metamodel, extensive, fewer</text:p>
          </table:table-cell>
          <table:table-cell office:value-type="float" office:value="-0.000007" calcext:value-type="float">
            <text:p>-7,00E-06</text:p>
          </table:table-cell>
          <table:table-cell table:style-name="ce1" office:value-type="string" calcext:value-type="string">
            <text:p><text:s/>5.89e-02</text:p>
          </table:table-cell>
          <table:table-cell office:value-type="float" office:value="61.7" calcext:value-type="float">
            <text:p>61,7</text:p>
          </table:table-cell>
          <table:table-cell office:value-type="float" office:value="542" calcext:value-type="float">
            <text:p>542</text:p>
          </table:table-cell>
        </table:table-row>
        <table:table-row table:style-name="ro2">
          <table:table-cell table:style-name="ce1" office:value-type="string" calcext:value-type="string">
            <text:p>558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national, country, livestock, policy, programme, development, regional, local, authority, capacity, government, implementation, program, support, progress, project, fund, programm, strategy, administrative</text:p>
          </table:table-cell>
          <table:table-cell office:value-type="float" office:value="-0.00000769" calcext:value-type="float">
            <text:p>-7,69E-06</text:p>
          </table:table-cell>
          <table:table-cell table:style-name="ce1" office:value-type="string" calcext:value-type="string">
            <text:p><text:s/>1.25e-01</text:p>
          </table:table-cell>
          <table:table-cell office:value-type="float" office:value="101.7" calcext:value-type="float">
            <text:p>101,7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table:style-name="ce1" office:value-type="string" calcext:value-type="string">
            <text:p>559</text:p>
          </table:table-cell>
          <table:table-cell table:style-name="ce1" office:value-type="string" calcext:value-type="string">
            <text:p>570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project, funding, implement, success, initiate, interdisciplinary, involve, goal, grant, support, plan, archaeology, outcome, produce, collaboration, team, investment, foundation, experience, organize</text:p>
          </table:table-cell>
          <table:table-cell office:value-type="float" office:value="-0.00000772" calcext:value-type="float">
            <text:p>-7,72E-06</text:p>
          </table:table-cell>
          <table:table-cell table:style-name="ce1" office:value-type="string" calcext:value-type="string">
            <text:p><text:s/>1.53e-01</text:p>
          </table:table-cell>
          <table:table-cell office:value-type="float" office:value="110.1" calcext:value-type="float">
            <text:p>110,1</text:p>
          </table:table-cell>
          <table:table-cell office:value-type="float" office:value="559" calcext:value-type="float">
            <text:p>559</text:p>
          </table:table-cell>
        </table:table-row>
        <table:table-row table:style-name="ro2">
          <table:table-cell table:style-name="ce1" office:value-type="string" calcext:value-type="string">
            <text:p>561</text:p>
          </table:table-cell>
          <table:table-cell table:style-name="ce1" office:value-type="string" calcext:value-type="string">
            <text:p>670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create, establishment, effort, success, successful, serve, limit, component, offer, geography, circle, connection, shift, common, guide, traditional, integral, concern, scope, opportunity</text:p>
          </table:table-cell>
          <table:table-cell office:value-type="float" office:value="-0.0000079" calcext:value-type="float">
            <text:p>-7,90E-06</text:p>
          </table:table-cell>
          <table:table-cell table:style-name="ce1" office:value-type="string" calcext:value-type="string">
            <text:p><text:s/>4.45e-02</text:p>
          </table:table-cell>
          <table:table-cell office:value-type="float" office:value="90.1" calcext:value-type="float">
            <text:p>90,1</text:p>
          </table:table-cell>
          <table:table-cell office:value-type="float" office:value="561" calcext:value-type="float">
            <text:p>561</text:p>
          </table:table-cell>
        </table:table-row>
        <table:table-row table:style-name="ro2">
          <table:table-cell table:style-name="ce1" office:value-type="string" calcext:value-type="string">
            <text:p>562</text:p>
          </table:table-cell>
          <table:table-cell table:style-name="ce1" office:value-type="string" calcext:value-type="string">
            <text:p>191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nurse, nursing, shell, translation, difference, elemental, report, care, effective, participate, support, aged, danish, outcome, group, limited, deliver, specific, participating, settle</text:p>
          </table:table-cell>
          <table:table-cell office:value-type="float" office:value="-0.00000793" calcext:value-type="float">
            <text:p>-7,93E-06</text:p>
          </table:table-cell>
          <table:table-cell table:style-name="ce1" office:value-type="string" calcext:value-type="string">
            <text:p><text:s/>5.60e-02</text:p>
          </table:table-cell>
          <table:table-cell office:value-type="float" office:value="64.3" calcext:value-type="float">
            <text:p>64,3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table:style-name="ce1" office:value-type="string" calcext:value-type="string">
            <text:p>605</text:p>
          </table:table-cell>
          <table:table-cell table:style-name="ce1" office:value-type="string" calcext:value-type="string">
            <text:p>12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resident, digit, rapid, interest, related, majority, live, category, clarity, involve, cad, end, naming, rapidly, people, residential, march_april, routine, consistent, evidence</text:p>
          </table:table-cell>
          <table:table-cell office:value-type="float" office:value="-0.0000109" calcext:value-type="float">
            <text:p>-1,09E-05</text:p>
          </table:table-cell>
          <table:table-cell table:style-name="ce1" office:value-type="string" calcext:value-type="string">
            <text:p><text:s/>5.77e-03</text:p>
          </table:table-cell>
          <table:table-cell office:value-type="float" office:value="73.7" calcext:value-type="float">
            <text:p>73,7</text:p>
          </table:table-cell>
          <table:table-cell office:value-type="float" office:value="605" calcext:value-type="float">
            <text:p>605</text:p>
          </table:table-cell>
        </table:table-row>
        <table:table-row table:style-name="ro2">
          <table:table-cell table:style-name="ce1" office:value-type="string" calcext:value-type="string">
            <text:p>609</text:p>
          </table:table-cell>
          <table:table-cell table:style-name="ce1" office:value-type="string" calcext:value-type="string">
            <text:p>213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related, relationship, orientation, characteristic, extend, strong, description, explanation, extent, information, spain, interpretation, frequently, gnss, reasoning, belong, prior, possibility, extended, implication</text:p>
          </table:table-cell>
          <table:table-cell office:value-type="float" office:value="-0.0000114" calcext:value-type="float">
            <text:p>-1,14E-05</text:p>
          </table:table-cell>
          <table:table-cell table:style-name="ce1" office:value-type="string" calcext:value-type="string">
            <text:p><text:s/>3.02e-03</text:p>
          </table:table-cell>
          <table:table-cell office:value-type="float" office:value="86.9" calcext:value-type="float">
            <text:p>86,9</text:p>
          </table:table-cell>
          <table:table-cell office:value-type="float" office:value="609" calcext:value-type="float">
            <text:p>609</text:p>
          </table:table-cell>
        </table:table-row>
        <table:table-row table:style-name="ro2">
          <table:table-cell table:style-name="ce1" office:value-type="string" calcext:value-type="string">
            <text:p>630</text:p>
          </table:table-cell>
          <table:table-cell table:style-name="ce1" office:value-type="string" calcext:value-type="string">
            <text:p>240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ict, information_communication_technology, development, role, society, empirical, sector, impact, computer, mobile_phone, education, technological, economic_growth, service, gap, developed_country, theoretical, explain, foster, lack</text:p>
          </table:table-cell>
          <table:table-cell office:value-type="float" office:value="-0.0000134" calcext:value-type="float">
            <text:p>-1,34E-05</text:p>
          </table:table-cell>
          <table:table-cell table:style-name="ce1" office:value-type="string" calcext:value-type="string">
            <text:p><text:s/>8.60e-02</text:p>
          </table:table-cell>
          <table:table-cell office:value-type="float" office:value="138.3" calcext:value-type="float">
            <text:p>138,3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table:style-name="ce1" office:value-type="string" calcext:value-type="string">
            <text:p>632</text:p>
          </table:table-cell>
          <table:table-cell table:style-name="ce1" office:value-type="string" calcext:value-type="string">
            <text:p>241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complex, process, shape, environment, understanding, processis, pine, environmental, respond, influence, limitation, dynamic, curation, imply, surround, distinguish, complexity, portion, extensive, potentials</text:p>
          </table:table-cell>
          <table:table-cell office:value-type="float" office:value="-0.0000135" calcext:value-type="float">
            <text:p>-1,35E-05</text:p>
          </table:table-cell>
          <table:table-cell table:style-name="ce1" office:value-type="string" calcext:value-type="string">
            <text:p><text:s/>6.30e-04</text:p>
          </table:table-cell>
          <table:table-cell office:value-type="float" office:value="87.5" calcext:value-type="float">
            <text:p>87,5</text:p>
          </table:table-cell>
          <table:table-cell office:value-type="float" office:value="632" calcext:value-type="float">
            <text:p>632</text:p>
          </table:table-cell>
        </table:table-row>
        <table:table-row table:style-name="ro2">
          <table:table-cell table:style-name="ce1" office:value-type="string" calcext:value-type="string">
            <text:p>699</text:p>
          </table:table-cell>
          <table:table-cell table:style-name="ce1" office:value-type="string" calcext:value-type="string">
            <text:p>43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database, identification, specific, research, related, fingerprint, create, detailed, cooccurrence, classify, combination, source, highly, assist, date, papers, precise, previous, visualize, objective</text:p>
          </table:table-cell>
          <table:table-cell office:value-type="float" office:value="-0.0000195" calcext:value-type="float">
            <text:p>-1,95E-05</text:p>
          </table:table-cell>
          <table:table-cell table:style-name="ce1" office:value-type="string" calcext:value-type="string">
            <text:p><text:s/>9.76e-07</text:p>
          </table:table-cell>
          <table:table-cell office:value-type="float" office:value="82.5" calcext:value-type="float">
            <text:p>82,5</text:p>
          </table:table-cell>
          <table:table-cell office:value-type="float" office:value="699" calcext:value-type="float">
            <text:p>699</text:p>
          </table:table-cell>
        </table:table-row>
        <table:table-row table:style-name="ro2">
          <table:table-cell table:style-name="ce1" office:value-type="string" calcext:value-type="string">
            <text:p>823</text:p>
          </table:table-cell>
          <table:table-cell table:style-name="ce1" office:value-type="string" calcext:value-type="string">
            <text:p>528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information, knowledge, accessible, dissemination, archival, share, archive, access, institution, survey, concern, relevant, valuable, questionnaire, professional, communications, digital, descriptive, organization, outline</text:p>
          </table:table-cell>
          <table:table-cell office:value-type="float" office:value="-0.0000429" calcext:value-type="float">
            <text:p>-4,29E-05</text:p>
          </table:table-cell>
          <table:table-cell table:style-name="ce1" office:value-type="string" calcext:value-type="string">
            <text:p><text:s/>2.65e-10</text:p>
          </table:table-cell>
          <table:table-cell office:value-type="float" office:value="148" calcext:value-type="float">
            <text:p>148</text:p>
          </table:table-cell>
          <table:table-cell office:value-type="float" office:value="823" calcext:value-type="float">
            <text:p>823</text:p>
          </table:table-cell>
        </table:table-row>
        <table:table-row table:style-name="ro2">
          <table:table-cell table:style-name="ce1" office:value-type="string" calcext:value-type="string">
            <text:p>857</text:p>
          </table:table-cell>
          <table:table-cell table:style-name="ce1" office:value-type="string" calcext:value-type="string">
            <text:p>143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library, university, information, academic, librarian, staff, college, faculty, collection, higher_education, resource, service, training, publishing, collaboration, student, science, scholarly, teaching_learn, nigeria</text:p>
          </table:table-cell>
          <table:table-cell office:value-type="float" office:value="-0.0000621" calcext:value-type="float">
            <text:p>-6,21E-05</text:p>
          </table:table-cell>
          <table:table-cell table:style-name="ce1" office:value-type="string" calcext:value-type="string">
            <text:p><text:s/>1.48e-13</text:p>
          </table:table-cell>
          <table:table-cell office:value-type="float" office:value="126.9" calcext:value-type="float">
            <text:p>126,9</text:p>
          </table:table-cell>
          <table:table-cell office:value-type="float" office:value="857" calcext:value-type="float">
            <text:p>857</text:p>
          </table:table-cell>
        </table:table-row>
        <table:table-row table:style-name="ro2">
          <table:table-cell table:style-name="ce1" office:value-type="string" calcext:value-type="string">
            <text:p>881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skill, computer, technology, literacy, training, education, basic, numeracy, level, program, computers, technical, laptop, programme, educational, learn, software, learning, score, complete</text:p>
          </table:table-cell>
          <table:table-cell office:value-type="float" office:value="-0.0000833" calcext:value-type="float">
            <text:p>-8,33E-05</text:p>
          </table:table-cell>
          <table:table-cell table:style-name="ce1" office:value-type="string" calcext:value-type="string">
            <text:p><text:s/>2.40e-35</text:p>
          </table:table-cell>
          <table:table-cell office:value-type="float" office:value="115" calcext:value-type="float">
            <text:p>115</text:p>
          </table:table-cell>
          <table:table-cell office:value-type="float" office:value="881" calcext:value-type="float">
            <text:p>881</text:p>
          </table:table-cell>
        </table:table-row>
        <table:table-row table:style-name="ro2">
          <table:table-cell table:style-name="ce1" office:value-type="string" calcext:value-type="string">
            <text:p>885</text:p>
          </table:table-cell>
          <table:table-cell table:style-name="ce1" office:value-type="string" calcext:value-type="string">
            <text:p>877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internet, web, information, access, search, user, online, seek, computer, service, personal, download, literacy, communication, related, search_engine, communicate, education, searching, publicly</text:p>
          </table:table-cell>
          <table:table-cell office:value-type="float" office:value="-0.0000921" calcext:value-type="float">
            <text:p>-9,21E-05</text:p>
          </table:table-cell>
          <table:table-cell table:style-name="ce1" office:value-type="string" calcext:value-type="string">
            <text:p><text:s/>3.33e-30</text:p>
          </table:table-cell>
          <table:table-cell office:value-type="float" office:value="155.9" calcext:value-type="float">
            <text:p>155,9</text:p>
          </table:table-cell>
          <table:table-cell office:value-type="float" office:value="885" calcext:value-type="float">
            <text:p>885</text:p>
          </table:table-cell>
        </table:table-row>
        <table:table-row table:style-name="ro3">
          <table:table-cell table:style-name="ce1" office:value-type="string" calcext:value-type="string">
            <text:p>892</text:p>
          </table:table-cell>
          <table:table-cell table:style-name="ce1" office:value-type="string" calcext:value-type="string">
            <text:p>766</text:p>
          </table:table-cell>
          <table:table-cell office:value-type="string" calcext:value-type="string">
            <text:p>cold_topic_cluster_no_6</text:p>
          </table:table-cell>
          <table:table-cell office:value-type="string" calcext:value-type="string">
            <text:p>information, technology, auditing, exchange, kind, strategic, telecommunication, audit, managerial, information_communication_technology, communicate, theory, qualitative_quantitative, vendor, cope, tech, conceptualization, bridge_gap, convenience, emerging</text:p>
          </table:table-cell>
          <table:table-cell office:value-type="float" office:value="-0.000102" calcext:value-type="float">
            <text:p>-1,02E-04</text:p>
          </table:table-cell>
          <table:table-cell table:style-name="ce1" office:value-type="string" calcext:value-type="string">
            <text:p><text:s/>1.45e-39</text:p>
          </table:table-cell>
          <table:table-cell office:value-type="float" office:value="155.3" calcext:value-type="float">
            <text:p>155,3</text:p>
          </table:table-cell>
          <table:table-cell office:value-type="float" office:value="892" calcext:value-type="float">
            <text:p>892</text:p>
          </table:table-cell>
        </table:table-row>
        <table:table-row table:style-name="ro2">
          <table:table-cell table:style-name="ce1" office:value-type="string" calcext:value-type="string">
            <text:p>517</text:p>
          </table:table-cell>
          <table:table-cell table:style-name="ce1" office:value-type="string" calcext:value-type="string">
            <text:p>14</text:p>
          </table:table-cell>
          <table:table-cell office:value-type="string" calcext:value-type="string">
            <text:p>cold_topic_cluster_no_7</text:p>
          </table:table-cell>
          <table:table-cell office:value-type="string" calcext:value-type="string">
            <text:p>detection, algorithm, rate, verification, false, fast, eye, floor, reliable, perform, false_alarm, false_positive, reduce, counting, single, refinement, probability, combine, sexually_transmit_disease, advantage</text:p>
          </table:table-cell>
          <table:table-cell office:value-type="float" office:value="-0.00000503" calcext:value-type="float">
            <text:p>-5,03E-06</text:p>
          </table:table-cell>
          <table:table-cell table:style-name="ce1" office:value-type="string" calcext:value-type="string">
            <text:p><text:s/>2.20e-01</text:p>
          </table:table-cell>
          <table:table-cell office:value-type="float" office:value="72" calcext:value-type="float">
            <text:p>72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table:style-name="ce1" office:value-type="string" calcext:value-type="string">
            <text:p>537</text:p>
          </table:table-cell>
          <table:table-cell table:style-name="ce1" office:value-type="string" calcext:value-type="string">
            <text:p>716</text:p>
          </table:table-cell>
          <table:table-cell office:value-type="string" calcext:value-type="string">
            <text:p>cold_topic_cluster_no_7</text:p>
          </table:table-cell>
          <table:table-cell office:value-type="string" calcext:value-type="string">
            <text:p>problem, solve, approximation, solution, algorithm, multiple, introduce, exact, tackle, effectiveness, programme, optimal_solution, real_world, situation, recently, transform, guarantee, time, convergence, satisfy</text:p>
          </table:table-cell>
          <table:table-cell office:value-type="float" office:value="-0.00000688" calcext:value-type="float">
            <text:p>-6,88E-06</text:p>
          </table:table-cell>
          <table:table-cell table:style-name="ce1" office:value-type="string" calcext:value-type="string">
            <text:p><text:s/>2.38e-01</text:p>
          </table:table-cell>
          <table:table-cell office:value-type="float" office:value="123.6" calcext:value-type="float">
            <text:p>123,6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table-cell table:style-name="ce1" office:value-type="string" calcext:value-type="string">
            <text:p>593</text:p>
          </table:table-cell>
          <table:table-cell table:style-name="ce1" office:value-type="string" calcext:value-type="string">
            <text:p>509</text:p>
          </table:table-cell>
          <table:table-cell office:value-type="string" calcext:value-type="string">
            <text:p>cold_topic_cluster_no_7</text:p>
          </table:table-cell>
          <table:table-cell office:value-type="string" calcext:value-type="string">
            <text:p>experimental, conventional, fractional, obtain, parameter, oil_spill, reactor, algorithm, rate, performance, geometry, modeling, employ, numerical, spray, addition, validate, square_error, calculation, bed</text:p>
          </table:table-cell>
          <table:table-cell office:value-type="float" office:value="-0.00000989" calcext:value-type="float">
            <text:p>-9,89E-06</text:p>
          </table:table-cell>
          <table:table-cell table:style-name="ce1" office:value-type="string" calcext:value-type="string">
            <text:p><text:s/>4.98e-02</text:p>
          </table:table-cell>
          <table:table-cell office:value-type="float" office:value="94.8" calcext:value-type="float">
            <text:p>94,8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table-cell table:style-name="ce1" office:value-type="string" calcext:value-type="string">
            <text:p>636</text:p>
          </table:table-cell>
          <table:table-cell table:style-name="ce1" office:value-type="string" calcext:value-type="string">
            <text:p>281</text:p>
          </table:table-cell>
          <table:table-cell office:value-type="string" calcext:value-type="string">
            <text:p>cold_topic_cluster_no_7</text:p>
          </table:table-cell>
          <table:table-cell office:value-type="string" calcext:value-type="string">
            <text:p>algorithm, minimum, efficient, graphic, heuristic, multicore, effective, guarantee, previous, addition, great_lakes, efficiency, join, consist, simulation, obtain, construct, satisfy, reduce_energy_consumption, average</text:p>
          </table:table-cell>
          <table:table-cell office:value-type="float" office:value="-0.0000138" calcext:value-type="float">
            <text:p>-1,38E-05</text:p>
          </table:table-cell>
          <table:table-cell table:style-name="ce1" office:value-type="string" calcext:value-type="string">
            <text:p><text:s/>2.32e-03</text:p>
          </table:table-cell>
          <table:table-cell office:value-type="float" office:value="82.3" calcext:value-type="float">
            <text:p>82,3</text:p>
          </table:table-cell>
          <table:table-cell office:value-type="float" office:value="636" calcext:value-type="float">
            <text:p>636</text:p>
          </table:table-cell>
        </table:table-row>
        <table:table-row table:style-name="ro2">
          <table:table-cell table:style-name="ce1" office:value-type="string" calcext:value-type="string">
            <text:p>637</text:p>
          </table:table-cell>
          <table:table-cell table:style-name="ce1" office:value-type="string" calcext:value-type="string">
            <text:p>748</text:p>
          </table:table-cell>
          <table:table-cell office:value-type="string" calcext:value-type="string">
            <text:p>cold_topic_cluster_no_7</text:p>
          </table:table-cell>
          <table:table-cell office:value-type="string" calcext:value-type="string">
            <text:p>algorithm, bit, constraint, problem, technique, reduce, processor, search, task, efficient, power_consumption, benchmark, embed, call, combinatorial, energy_consumption, deadline, time, minimize_energy_consumption, runtime</text:p>
          </table:table-cell>
          <table:table-cell office:value-type="float" office:value="-0.0000138" calcext:value-type="float">
            <text:p>-1,38E-05</text:p>
          </table:table-cell>
          <table:table-cell table:style-name="ce1" office:value-type="string" calcext:value-type="string">
            <text:p><text:s/>3.35e-02</text:p>
          </table:table-cell>
          <table:table-cell office:value-type="float" office:value="121.7" calcext:value-type="float">
            <text:p>121,7</text:p>
          </table:table-cell>
          <table:table-cell office:value-type="float" office:value="637" calcext:value-type="float">
            <text:p>637</text:p>
          </table:table-cell>
        </table:table-row>
        <table:table-row table:style-name="ro2">
          <table:table-cell table:style-name="ce1" office:value-type="string" calcext:value-type="string">
            <text:p>651</text:p>
          </table:table-cell>
          <table:table-cell table:style-name="ce1" office:value-type="string" calcext:value-type="string">
            <text:p>627</text:p>
          </table:table-cell>
          <table:table-cell office:value-type="string" calcext:value-type="string">
            <text:p>cold_topic_cluster_no_7</text:p>
          </table:table-cell>
          <table:table-cell office:value-type="string" calcext:value-type="string">
            <text:p>scheme, simulation, performance, balance, efficient, algorithm, problem, toll, verify, resource_allocation, load_balancing, outperform, multiple, traditional, effectively, ensure, coding, maintain, extend, effectiveness</text:p>
          </table:table-cell>
          <table:table-cell office:value-type="float" office:value="-0.0000149" calcext:value-type="float">
            <text:p>-1,49E-05</text:p>
          </table:table-cell>
          <table:table-cell table:style-name="ce1" office:value-type="string" calcext:value-type="string">
            <text:p><text:s/>4.53e-03</text:p>
          </table:table-cell>
          <table:table-cell office:value-type="float" office:value="102.2" calcext:value-type="float">
            <text:p>102,2</text:p>
          </table:table-cell>
          <table:table-cell office:value-type="float" office:value="651" calcext:value-type="float">
            <text:p>651</text:p>
          </table:table-cell>
        </table:table-row>
        <table:table-row table:style-name="ro2">
          <table:table-cell table:style-name="ce1" office:value-type="string" calcext:value-type="string">
            <text:p>709</text:p>
          </table:table-cell>
          <table:table-cell table:style-name="ce1" office:value-type="string" calcext:value-type="string">
            <text:p>764</text:p>
          </table:table-cell>
          <table:table-cell office:value-type="string" calcext:value-type="string">
            <text:p>cold_topic_cluster_no_7</text:p>
          </table:table-cell>
          <table:table-cell office:value-type="string" calcext:value-type="string">
            <text:p>algorithm, improved, generate, stochastic, traditional, obtain, step, inter, accurate, divide, introduce, realistic, extend, running, run, estimation, automatically, evaluation, nonlinear, centroid</text:p>
          </table:table-cell>
          <table:table-cell office:value-type="float" office:value="-0.0000203" calcext:value-type="float">
            <text:p>-2,03E-05</text:p>
          </table:table-cell>
          <table:table-cell table:style-name="ce1" office:value-type="string" calcext:value-type="string">
            <text:p><text:s/>9.53e-06</text:p>
          </table:table-cell>
          <table:table-cell office:value-type="float" office:value="97.3" calcext:value-type="float">
            <text:p>97,3</text:p>
          </table:table-cell>
          <table:table-cell office:value-type="float" office:value="709" calcext:value-type="float">
            <text:p>709</text:p>
          </table:table-cell>
        </table:table-row>
        <table:table-row table:style-name="ro2">
          <table:table-cell table:style-name="ce1" office:value-type="string" calcext:value-type="string">
            <text:p>762</text:p>
          </table:table-cell>
          <table:table-cell table:style-name="ce1" office:value-type="string" calcext:value-type="string">
            <text:p>880</text:p>
          </table:table-cell>
          <table:table-cell office:value-type="string" calcext:value-type="string">
            <text:p>cold_topic_cluster_no_7</text:p>
          </table:table-cell>
          <table:table-cell office:value-type="string" calcext:value-type="string">
            <text:p>constraint, problem, solution, programming, stochastic, solve, constrain, formulation, planning, minimize, computational, robust, solve_problem, real, plan, pareto_front, generate, account, practical, scenario</text:p>
          </table:table-cell>
          <table:table-cell office:value-type="float" office:value="-0.0000304" calcext:value-type="float">
            <text:p>-3,04E-05</text:p>
          </table:table-cell>
          <table:table-cell table:style-name="ce1" office:value-type="string" calcext:value-type="string">
            <text:p><text:s/>1.30e-05</text:p>
          </table:table-cell>
          <table:table-cell office:value-type="float" office:value="147.7" calcext:value-type="float">
            <text:p>147,7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table-cell table:style-name="ce1" office:value-type="string" calcext:value-type="string">
            <text:p>777</text:p>
          </table:table-cell>
          <table:table-cell table:style-name="ce1" office:value-type="string" calcext:value-type="string">
            <text:p>681</text:p>
          </table:table-cell>
          <table:table-cell office:value-type="string" calcext:value-type="string">
            <text:p>cold_topic_cluster_no_7</text:p>
          </table:table-cell>
          <table:table-cell office:value-type="string" calcext:value-type="string">
            <text:p>linear, matrix, binary, algorithm, obtain, discriminant, solver, technique, minimum, calculate, vector, function, separate, assume, computation, conditioning, rate, radio_frequency, outperform, linear_programming</text:p>
          </table:table-cell>
          <table:table-cell office:value-type="float" office:value="-0.0000319" calcext:value-type="float">
            <text:p>-3,19E-05</text:p>
          </table:table-cell>
          <table:table-cell table:style-name="ce1" office:value-type="string" calcext:value-type="string">
            <text:p><text:s/>6.47e-13</text:p>
          </table:table-cell>
          <table:table-cell office:value-type="float" office:value="87" calcext:value-type="float">
            <text:p>87</text:p>
          </table:table-cell>
          <table:table-cell office:value-type="float" office:value="777" calcext:value-type="float">
            <text:p>777</text:p>
          </table:table-cell>
        </table:table-row>
        <table:table-row table:style-name="ro2">
          <table:table-cell table:style-name="ce1" office:value-type="string" calcext:value-type="string">
            <text:p>790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cold_topic_cluster_no_7</text:p>
          </table:table-cell>
          <table:table-cell office:value-type="string" calcext:value-type="string">
            <text:p>algorithm, evolutionary, performance, convergence, search, decomposition, experimental, comparison, verify, pig, avoid, introduce, genetic, spine, converge, shortest, operator, run, utilize, experiment</text:p>
          </table:table-cell>
          <table:table-cell office:value-type="float" office:value="-0.0000361" calcext:value-type="float">
            <text:p>-3,61E-05</text:p>
          </table:table-cell>
          <table:table-cell table:style-name="ce1" office:value-type="string" calcext:value-type="string">
            <text:p><text:s/>2.78e-07</text:p>
          </table:table-cell>
          <table:table-cell office:value-type="float" office:value="153.3" calcext:value-type="float">
            <text:p>153,3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table:style-name="ce1" office:value-type="string" calcext:value-type="string">
            <text:p>813</text:p>
          </table:table-cell>
          <table:table-cell table:style-name="ce1" office:value-type="string" calcext:value-type="string">
            <text:p>301</text:p>
          </table:table-cell>
          <table:table-cell office:value-type="string" calcext:value-type="string">
            <text:p>cold_topic_cluster_no_7</text:p>
          </table:table-cell>
          <table:table-cell office:value-type="string" calcext:value-type="string">
            <text:p>wastewater, removal, efficiency, flow, rate, buffer, remove, contaminant, periodic, operate, process, performance, real, electrolyte, condition, volatile, reactor, good, compound, optimize</text:p>
          </table:table-cell>
          <table:table-cell office:value-type="float" office:value="-0.0000404" calcext:value-type="float">
            <text:p>-4,04E-05</text:p>
          </table:table-cell>
          <table:table-cell table:style-name="ce1" office:value-type="string" calcext:value-type="string">
            <text:p><text:s/>9.21e-12</text:p>
          </table:table-cell>
          <table:table-cell office:value-type="float" office:value="102.2" calcext:value-type="float">
            <text:p>102,2</text:p>
          </table:table-cell>
          <table:table-cell office:value-type="float" office:value="813" calcext:value-type="float">
            <text:p>813</text:p>
          </table:table-cell>
        </table:table-row>
        <table:table-row table:style-name="ro2">
          <table:table-cell table:style-name="ce1" office:value-type="string" calcext:value-type="string">
            <text:p>822</text:p>
          </table:table-cell>
          <table:table-cell table:style-name="ce1" office:value-type="string" calcext:value-type="string">
            <text:p>553</text:p>
          </table:table-cell>
          <table:table-cell office:value-type="string" calcext:value-type="string">
            <text:p>cold_topic_cluster_no_7</text:p>
          </table:table-cell>
          <table:table-cell office:value-type="string" calcext:value-type="string">
            <text:p>parameter, algorithm, obtain, optimal, function, process, sequential, tuning, distillation, fit, mathematical, rotational, statistical, markov_chain_monte_carlo, computational, experimental, pruning, calibration, validate, experiment</text:p>
          </table:table-cell>
          <table:table-cell office:value-type="float" office:value="-0.0000428" calcext:value-type="float">
            <text:p>-4,28E-05</text:p>
          </table:table-cell>
          <table:table-cell table:style-name="ce1" office:value-type="string" calcext:value-type="string">
            <text:p><text:s/>7.19e-12</text:p>
          </table:table-cell>
          <table:table-cell office:value-type="float" office:value="137.8" calcext:value-type="float">
            <text:p>137,8</text:p>
          </table:table-cell>
          <table:table-cell office:value-type="float" office:value="822" calcext:value-type="float">
            <text:p>822</text:p>
          </table:table-cell>
        </table:table-row>
        <table:table-row table:style-name="ro2">
          <table:table-cell table:style-name="ce1" office:value-type="string" calcext:value-type="string">
            <text:p>449</text:p>
          </table:table-cell>
          <table:table-cell table:style-name="ce1" office:value-type="string" calcext:value-type="string">
            <text:p>304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environmental, impact, life_cycle, life_cycle_assessment, product, process, glass, material, production, alternative, lca, depletion, raw_material, perform, printer, end, consumption, burden, select, ecodesign</text:p>
          </table:table-cell>
          <table:table-cell office:value-type="float" office:value="-0.000000341" calcext:value-type="float">
            <text:p>-3,41E-07</text:p>
          </table:table-cell>
          <table:table-cell table:style-name="ce1" office:value-type="string" calcext:value-type="string">
            <text:p><text:s/>9.62e-01</text:p>
          </table:table-cell>
          <table:table-cell office:value-type="float" office:value="121" calcext:value-type="float">
            <text:p>121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table:style-name="ce1" office:value-type="string" calcext:value-type="string">
            <text:p>451</text:p>
          </table:table-cell>
          <table:table-cell table:style-name="ce1" office:value-type="string" calcext:value-type="string">
            <text:p>682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component, head, hand, display, structure, effective, commodity, fraud, portuguese, rely, technique, directly, scarce, wash, regularity, modify, hierarchical, eliminate, variety, exploit</text:p>
          </table:table-cell>
          <table:table-cell office:value-type="float" office:value="-0.000000395" calcext:value-type="float">
            <text:p>-3,95E-07</text:p>
          </table:table-cell>
          <table:table-cell table:style-name="ce1" office:value-type="string" calcext:value-type="string">
            <text:p><text:s/>9.16e-01</text:p>
          </table:table-cell>
          <table:table-cell office:value-type="float" office:value="74.4" calcext:value-type="float">
            <text:p>74,4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table-cell table:style-name="ce1" office:value-type="string" calcext:value-type="string">
            <text:p>471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layer, vaccine, mix, information, process, active, define, architecture, control, recently, heterogeneous, bins, basic, characteristic, transfer, validate, typical, capability, distribute, negligible</text:p>
          </table:table-cell>
          <table:table-cell office:value-type="float" office:value="-0.00000224" calcext:value-type="float">
            <text:p>-2,24E-06</text:p>
          </table:table-cell>
          <table:table-cell table:style-name="ce1" office:value-type="string" calcext:value-type="string">
            <text:p><text:s/>5.46e-01</text:p>
          </table:table-cell>
          <table:table-cell office:value-type="float" office:value="67.8" calcext:value-type="float">
            <text:p>67,8</text:p>
          </table:table-cell>
          <table:table-cell office:value-type="float" office:value="471" calcext:value-type="float">
            <text:p>471</text:p>
          </table:table-cell>
        </table:table-row>
        <table:table-row table:style-name="ro2">
          <table:table-cell table:style-name="ce1" office:value-type="string" calcext:value-type="string">
            <text:p>473</text:p>
          </table:table-cell>
          <table:table-cell table:style-name="ce1" office:value-type="string" calcext:value-type="string">
            <text:p>199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stable, characteristic, actual, diffuse, degree, irradiance, comprehensive, irradiation, unstable, china, adopt, solar_irradiance, rapid_urbanization, representative, maintain, quantitatively, loess, crucial, occur, physically</text:p>
          </table:table-cell>
          <table:table-cell office:value-type="float" office:value="-0.00000235" calcext:value-type="float">
            <text:p>-2,35E-06</text:p>
          </table:table-cell>
          <table:table-cell table:style-name="ce1" office:value-type="string" calcext:value-type="string">
            <text:p><text:s/>4.77e-01</text:p>
          </table:table-cell>
          <table:table-cell office:value-type="float" office:value="64.9" calcext:value-type="float">
            <text:p>64,9</text:p>
          </table:table-cell>
          <table:table-cell office:value-type="float" office:value="473" calcext:value-type="float">
            <text:p>473</text:p>
          </table:table-cell>
        </table:table-row>
        <table:table-row table:style-name="ro2">
          <table:table-cell table:style-name="ce1" office:value-type="string" calcext:value-type="string">
            <text:p>477</text:p>
          </table:table-cell>
          <table:table-cell table:style-name="ce1" office:value-type="string" calcext:value-type="string">
            <text:p>116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leave, subsystem, coordinate, tendency, gross_primary_production, whole, mechanism, asymmetric, bilateral, global, good, background, hemisphere, role, developmental, poor, contrast, insufficient, suffer, processis</text:p>
          </table:table-cell>
          <table:table-cell office:value-type="float" office:value="-0.00000257" calcext:value-type="float">
            <text:p>-2,57E-06</text:p>
          </table:table-cell>
          <table:table-cell table:style-name="ce1" office:value-type="string" calcext:value-type="string">
            <text:p><text:s/>4.87e-01</text:p>
          </table:table-cell>
          <table:table-cell office:value-type="float" office:value="74.1" calcext:value-type="float">
            <text:p>74,1</text:p>
          </table:table-cell>
          <table:table-cell office:value-type="float" office:value="477" calcext:value-type="float">
            <text:p>477</text:p>
          </table:table-cell>
        </table:table-row>
        <table:table-row table:style-name="ro2">
          <table:table-cell table:style-name="ce1" office:value-type="string" calcext:value-type="string">
            <text:p>479</text:p>
          </table:table-cell>
          <table:table-cell table:style-name="ce1" office:value-type="string" calcext:value-type="string">
            <text:p>743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internal, external, sensitive, float, southern_ocean, pure, filtration, force, detect, investigation, twin, property, reason, deploy, close, kuwait, simultaneously, capable, separation, bottom</text:p>
          </table:table-cell>
          <table:table-cell office:value-type="float" office:value="-0.00000275" calcext:value-type="float">
            <text:p>-2,75E-06</text:p>
          </table:table-cell>
          <table:table-cell table:style-name="ce1" office:value-type="string" calcext:value-type="string">
            <text:p><text:s/>4.42e-01</text:p>
          </table:table-cell>
          <table:table-cell office:value-type="float" office:value="71.7" calcext:value-type="float">
            <text:p>71,7</text:p>
          </table:table-cell>
          <table:table-cell office:value-type="float" office:value="479" calcext:value-type="float">
            <text:p>479</text:p>
          </table:table-cell>
        </table:table-row>
        <table:table-row table:style-name="ro2"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808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sound, alpha, radial, limit, simple, tap, fabricate, vegetable, easy, condition, free, specificity, progression, coate, suspension, single, easily, additionally, multifunctional, practical</text:p>
          </table:table-cell>
          <table:table-cell office:value-type="float" office:value="-0.00000289" calcext:value-type="float">
            <text:p>-2,89E-06</text:p>
          </table:table-cell>
          <table:table-cell table:style-name="ce1" office:value-type="string" calcext:value-type="string">
            <text:p><text:s/>4.32e-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table:style-name="ce1" office:value-type="string" calcext:value-type="string">
            <text:p>487</text:p>
          </table:table-cell>
          <table:table-cell table:style-name="ce1" office:value-type="string" calcext:value-type="string">
            <text:p>188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edge, extent, limit, intensive, clear, close, addition, clearing, extend, long, lack, potential, sufficient, adhesion, effective, centrality, process, rely, adequate, decade</text:p>
          </table:table-cell>
          <table:table-cell office:value-type="float" office:value="-0.00000331" calcext:value-type="float">
            <text:p>-3,31E-06</text:p>
          </table:table-cell>
          <table:table-cell table:style-name="ce1" office:value-type="string" calcext:value-type="string">
            <text:p><text:s/>3.49e-01</text:p>
          </table:table-cell>
          <table:table-cell office:value-type="float" office:value="71.9" calcext:value-type="float">
            <text:p>71,9</text:p>
          </table:table-cell>
          <table:table-cell office:value-type="float" office:value="487" calcext:value-type="float">
            <text:p>487</text:p>
          </table:table-cell>
        </table:table-row>
        <table:table-row table:style-name="ro2">
          <table:table-cell table:style-name="ce1" office:value-type="string" calcext:value-type="string">
            <text:p>498</text:p>
          </table:table-cell>
          <table:table-cell table:style-name="ce1" office:value-type="string" calcext:value-type="string">
            <text:p>809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procedure, surgical, assist, day, postoperative, breast, objective, operative, recurrence, recommend, surgeon, sensitivity_specificity, experience, eol, assisted, month, standard, elective, option, systematic</text:p>
          </table:table-cell>
          <table:table-cell office:value-type="float" office:value="-0.00000374" calcext:value-type="float">
            <text:p>-3,74E-06</text:p>
          </table:table-cell>
          <table:table-cell table:style-name="ce1" office:value-type="string" calcext:value-type="string">
            <text:p><text:s/>4.55e-01</text:p>
          </table:table-cell>
          <table:table-cell office:value-type="float" office:value="77.7" calcext:value-type="float">
            <text:p>77,7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table-cell table:style-name="ce1" office:value-type="string" calcext:value-type="string">
            <text:p>504</text:p>
          </table:table-cell>
          <table:table-cell table:style-name="ce1" office:value-type="string" calcext:value-type="string">
            <text:p>604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involve, multiple, defect, perform, characteristic, potential, level, affect, dwelling, simultaneous, comparative, ppp, complex, sperm, return, assume, combine, baseline, considerable, minute</text:p>
          </table:table-cell>
          <table:table-cell office:value-type="float" office:value="-0.00000413" calcext:value-type="float">
            <text:p>-4,13E-06</text:p>
          </table:table-cell>
          <table:table-cell table:style-name="ce1" office:value-type="string" calcext:value-type="string">
            <text:p><text:s/>2.29e-01</text:p>
          </table:table-cell>
          <table:table-cell office:value-type="float" office:value="68.2" calcext:value-type="float">
            <text:p>68,2</text:p>
          </table:table-cell>
          <table:table-cell office:value-type="float" office:value="504" calcext:value-type="float">
            <text:p>504</text:p>
          </table:table-cell>
        </table:table-row>
        <table:table-row table:style-name="ro2">
          <table:table-cell table:style-name="ce1" office:value-type="string" calcext:value-type="string">
            <text:p>505</text:p>
          </table:table-cell>
          <table:table-cell table:style-name="ce1" office:value-type="string" calcext:value-type="string">
            <text:p>536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diagnostic, diagnosis, clinical, diagnose, breast_cancer, examination, biomarker, treatment, rapid, objective, screening, lung, testing, specific, modality, perform, evaluation, treatament, referral, disease</text:p>
          </table:table-cell>
          <table:table-cell office:value-type="float" office:value="-0.00000425" calcext:value-type="float">
            <text:p>-4,25E-06</text:p>
          </table:table-cell>
          <table:table-cell table:style-name="ce1" office:value-type="string" calcext:value-type="string">
            <text:p><text:s/>3.88e-01</text:p>
          </table:table-cell>
          <table:table-cell office:value-type="float" office:value="78.3" calcext:value-type="float">
            <text:p>78,3</text:p>
          </table:table-cell>
          <table:table-cell office:value-type="float" office:value="505" calcext:value-type="float">
            <text:p>505</text:p>
          </table:table-cell>
        </table:table-row>
        <table:table-row table:style-name="ro2">
          <table:table-cell table:style-name="ce1" office:value-type="string" calcext:value-type="string">
            <text:p>509</text:p>
          </table:table-cell>
          <table:table-cell table:style-name="ce1" office:value-type="string" calcext:value-type="string">
            <text:p>101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cell, spectrum, sense, vibration, cognitive_radio, immune, frequency, excitation, utilize, vitro, extracellular, probe, hsi, geostationary_ocean_color_imager, enable, silicon, dense, perovskite, stimulation, fast</text:p>
          </table:table-cell>
          <table:table-cell office:value-type="float" office:value="-0.00000442" calcext:value-type="float">
            <text:p>-4,42E-06</text:p>
          </table:table-cell>
          <table:table-cell table:style-name="ce1" office:value-type="string" calcext:value-type="string">
            <text:p><text:s/>3.90e-01</text:p>
          </table:table-cell>
          <table:table-cell office:value-type="float" office:value="84.8" calcext:value-type="float">
            <text:p>84,8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table:style-name="ce1" office:value-type="string" calcext:value-type="string">
            <text:p>519</text:p>
          </table:table-cell>
          <table:table-cell table:style-name="ce1" office:value-type="string" calcext:value-type="string">
            <text:p>48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primary, secondary, coding, metic, overload, virtual_machine_consolidation, extensive, call, large_scale, previous, fewer, multiple, anode, gain, ohio, illustrate, consist, subgrid, clone, complete</text:p>
          </table:table-cell>
          <table:table-cell office:value-type="float" office:value="-0.00000523" calcext:value-type="float">
            <text:p>-5,23E-06</text:p>
          </table:table-cell>
          <table:table-cell table:style-name="ce1" office:value-type="string" calcext:value-type="string">
            <text:p><text:s/>1.44e-01</text:p>
          </table:table-cell>
          <table:table-cell office:value-type="float" office:value="71" calcext:value-type="float">
            <text:p>71</text:p>
          </table:table-cell>
          <table:table-cell office:value-type="float" office:value="519" calcext:value-type="float">
            <text:p>519</text:p>
          </table:table-cell>
        </table:table-row>
        <table:table-row table:style-name="ro2">
          <table:table-cell table:style-name="ce1" office:value-type="string" calcext:value-type="string">
            <text:p>523</text:p>
          </table:table-cell>
          <table:table-cell table:style-name="ce1" office:value-type="string" calcext:value-type="string">
            <text:p>770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retention, time, moment, expect, food_waste, depend, biosphere, define, symbiotic, span, realm, call, shifting, taihu, account, general, sufficient, special, belong, alternative</text:p>
          </table:table-cell>
          <table:table-cell office:value-type="float" office:value="-0.00000558" calcext:value-type="float">
            <text:p>-5,58E-06</text:p>
          </table:table-cell>
          <table:table-cell table:style-name="ce1" office:value-type="string" calcext:value-type="string">
            <text:p><text:s/>1.18e-01</text:p>
          </table:table-cell>
          <table:table-cell office:value-type="float" office:value="71.3" calcext:value-type="float">
            <text:p>71,3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table:style-name="ce1" office:value-type="string" calcext:value-type="string">
            <text:p>536</text:p>
          </table:table-cell>
          <table:table-cell table:style-name="ce1" office:value-type="string" calcext:value-type="string">
            <text:p>18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molecular, molecule, physiological, metabolic, mechanism, activity, plasticity, interaction, response, corn, environment, amino_acid, copy, transcription, quantitative, substation, characterize, process, glucose, midwive</text:p>
          </table:table-cell>
          <table:table-cell office:value-type="float" office:value="-0.00000684" calcext:value-type="float">
            <text:p>-6,84E-06</text:p>
          </table:table-cell>
          <table:table-cell table:style-name="ce1" office:value-type="string" calcext:value-type="string">
            <text:p><text:s/>1.00e-01</text:p>
          </table:table-cell>
          <table:table-cell office:value-type="float" office:value="70.4" calcext:value-type="float">
            <text:p>70,4</text:p>
          </table:table-cell>
          <table:table-cell office:value-type="float" office:value="536" calcext:value-type="float">
            <text:p>536</text:p>
          </table:table-cell>
        </table:table-row>
        <table:table-row table:style-name="ro2">
          <table:table-cell table:style-name="ce1" office:value-type="string" calcext:value-type="string">
            <text:p>545</text:p>
          </table:table-cell>
          <table:table-cell table:style-name="ce1" office:value-type="string" calcext:value-type="string">
            <text:p>398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state, reward, partial, handover, imperfect, account, theoretical, space, avoid, component, active, serbia, refer, additionally, local, perfect, update, markov_chain, firstly, properly</text:p>
          </table:table-cell>
          <table:table-cell office:value-type="float" office:value="-0.00000711" calcext:value-type="float">
            <text:p>-7,11E-06</text:p>
          </table:table-cell>
          <table:table-cell table:style-name="ce1" office:value-type="string" calcext:value-type="string">
            <text:p><text:s/>7.27e-02</text:p>
          </table:table-cell>
          <table:table-cell office:value-type="float" office:value="84.6" calcext:value-type="float">
            <text:p>84,6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table:style-name="ce1" office:value-type="string" calcext:value-type="string">
            <text:p>560</text:p>
          </table:table-cell>
          <table:table-cell table:style-name="ce1" office:value-type="string" calcext:value-type="string">
            <text:p>768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phase, ireland, process, cycle, change, irish, gravitational, intermodal, specific, exhumation, represent, previously, additional, limit, drive, perform, short_term, comprehensive, optimism, intermediate</text:p>
          </table:table-cell>
          <table:table-cell office:value-type="float" office:value="-0.00000778" calcext:value-type="float">
            <text:p>-7,78E-06</text:p>
          </table:table-cell>
          <table:table-cell table:style-name="ce1" office:value-type="string" calcext:value-type="string">
            <text:p><text:s/>3.71e-02</text:p>
          </table:table-cell>
          <table:table-cell office:value-type="float" office:value="72.4" calcext:value-type="float">
            <text:p>72,4</text:p>
          </table:table-cell>
          <table:table-cell office:value-type="float" office:value="560" calcext:value-type="float">
            <text:p>560</text:p>
          </table:table-cell>
        </table:table-row>
        <table:table-row table:style-name="ro2">
          <table:table-cell table:style-name="ce1" office:value-type="string" calcext:value-type="string">
            <text:p>567</text:p>
          </table:table-cell>
          <table:table-cell table:style-name="ce1" office:value-type="string" calcext:value-type="string">
            <text:p>755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cross, union, merge, introduce, matrice, effective, general, specific, potential, silver, user_equipment, specification, tune, advantage, deal, resonance, dense, full, complex, pair</text:p>
          </table:table-cell>
          <table:table-cell office:value-type="float" office:value="-0.00000815" calcext:value-type="float">
            <text:p>-8,15E-06</text:p>
          </table:table-cell>
          <table:table-cell table:style-name="ce1" office:value-type="string" calcext:value-type="string">
            <text:p><text:s/>1.70e-02</text:p>
          </table:table-cell>
          <table:table-cell office:value-type="float" office:value="69.1" calcext:value-type="float">
            <text:p>69,1</text:p>
          </table:table-cell>
          <table:table-cell office:value-type="float" office:value="567" calcext:value-type="float">
            <text:p>567</text:p>
          </table:table-cell>
        </table:table-row>
        <table:table-row table:style-name="ro2">
          <table:table-cell table:style-name="ce1" office:value-type="string" calcext:value-type="string">
            <text:p>568</text:p>
          </table:table-cell>
          <table:table-cell table:style-name="ce1" office:value-type="string" calcext:value-type="string">
            <text:p>876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environmental, pollution, economic, epsilon, environmentally, related, sustainability, environmentally_friendly, relevant, cholera, harmful, waste, disposal, introduce, agency, global_warming, expect, cleaner, alternative, eia</text:p>
          </table:table-cell>
          <table:table-cell office:value-type="float" office:value="-0.00000817" calcext:value-type="float">
            <text:p>-8,17E-06</text:p>
          </table:table-cell>
          <table:table-cell table:style-name="ce1" office:value-type="string" calcext:value-type="string">
            <text:p><text:s/>1.28e-01</text:p>
          </table:table-cell>
          <table:table-cell office:value-type="float" office:value="117.5" calcext:value-type="float">
            <text:p>117,5</text:p>
          </table:table-cell>
          <table:table-cell office:value-type="float" office:value="568" calcext:value-type="float">
            <text:p>568</text:p>
          </table:table-cell>
        </table:table-row>
        <table:table-row table:style-name="ro2">
          <table:table-cell table:style-name="ce1" office:value-type="string" calcext:value-type="string">
            <text:p>570</text:p>
          </table:table-cell>
          <table:table-cell table:style-name="ce1" office:value-type="string" calcext:value-type="string">
            <text:p>822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structure, coherence, generate, build, axis, ionosphere, property, whole, discover, description, serve, bottom, geometric, similarity, construction, quiet, dominance, attempt, composition, fractionation</text:p>
          </table:table-cell>
          <table:table-cell office:value-type="float" office:value="-0.00000846" calcext:value-type="float">
            <text:p>-8,46E-06</text:p>
          </table:table-cell>
          <table:table-cell table:style-name="ce1" office:value-type="string" calcext:value-type="string">
            <text:p><text:s/>2.43e-02</text:p>
          </table:table-cell>
          <table:table-cell office:value-type="float" office:value="78.8" calcext:value-type="float">
            <text:p>78,8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table:style-name="ce1" office:value-type="string" calcext:value-type="string">
            <text:p>580</text:p>
          </table:table-cell>
          <table:table-cell table:style-name="ce1" office:value-type="string" calcext:value-type="string">
            <text:p>71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delta, fruit, default, plankton, reduce, voting, vote, delof, tomato, rate, dip, dominant, niger, higher, deltas, voter, digestion, java, nitrogen, ratio</text:p>
          </table:table-cell>
          <table:table-cell office:value-type="float" office:value="-0.00000913" calcext:value-type="float">
            <text:p>-9,13E-06</text:p>
          </table:table-cell>
          <table:table-cell table:style-name="ce1" office:value-type="string" calcext:value-type="string">
            <text:p><text:s/>2.37e-02</text:p>
          </table:table-cell>
          <table:table-cell office:value-type="float" office:value="62.8" calcext:value-type="float">
            <text:p>62,8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table:style-name="ce1" office:value-type="string" calcext:value-type="string">
            <text:p>590</text:p>
          </table:table-cell>
          <table:table-cell table:style-name="ce1" office:value-type="string" calcext:value-type="string">
            <text:p>573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assessment, safety, evaluation, assess, assessament, ensure, evalua, assistant, specific, guide, vaginal, landuse, foam, transplant, potential, birth, perform, incorporate, hazardous, quality</text:p>
          </table:table-cell>
          <table:table-cell office:value-type="float" office:value="-0.00000972" calcext:value-type="float">
            <text:p>-9,72E-06</text:p>
          </table:table-cell>
          <table:table-cell table:style-name="ce1" office:value-type="string" calcext:value-type="string">
            <text:p><text:s/>3.41e-02</text:p>
          </table:table-cell>
          <table:table-cell office:value-type="float" office:value="91.9" calcext:value-type="float">
            <text:p>91,9</text:p>
          </table:table-cell>
          <table:table-cell office:value-type="float" office:value="590" calcext:value-type="float">
            <text:p>590</text:p>
          </table:table-cell>
        </table:table-row>
        <table:table-row table:style-name="ro2">
          <table:table-cell table:style-name="ce1" office:value-type="string" calcext:value-type="string">
            <text:p>603</text:p>
          </table:table-cell>
          <table:table-cell table:style-name="ce1" office:value-type="string" calcext:value-type="string">
            <text:p>506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reading, read, text, skill, comprehension, letter, linguistic, instruction, verbal, hear, textual, visual, essay, score, participant, phonological_awareness, difference, arabic, reading_comprehension, superior</text:p>
          </table:table-cell>
          <table:table-cell office:value-type="float" office:value="-0.0000108" calcext:value-type="float">
            <text:p>-1,08E-05</text:p>
          </table:table-cell>
          <table:table-cell table:style-name="ce1" office:value-type="string" calcext:value-type="string">
            <text:p><text:s/>1.38e-01</text:p>
          </table:table-cell>
          <table:table-cell office:value-type="float" office:value="104.5" calcext:value-type="float">
            <text:p>104,5</text:p>
          </table:table-cell>
          <table:table-cell office:value-type="float" office:value="603" calcext:value-type="float">
            <text:p>603</text:p>
          </table:table-cell>
        </table:table-row>
        <table:table-row table:style-name="ro2">
          <table:table-cell table:style-name="ce1" office:value-type="string" calcext:value-type="string">
            <text:p>604</text:p>
          </table:table-cell>
          <table:table-cell table:style-name="ce1" office:value-type="string" calcext:value-type="string">
            <text:p>720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evolution, complex, physical, directional, complexity, seafloor, slow, mechanism, manipulation, israel, rapid, dynamics, generate, distinct, profile, deep, fine, involve, broad, depth</text:p>
          </table:table-cell>
          <table:table-cell office:value-type="float" office:value="-0.0000108" calcext:value-type="float">
            <text:p>-1,08E-05</text:p>
          </table:table-cell>
          <table:table-cell table:style-name="ce1" office:value-type="string" calcext:value-type="string">
            <text:p><text:s/>2.93e-03</text:p>
          </table:table-cell>
          <table:table-cell office:value-type="float" office:value="74.9" calcext:value-type="float">
            <text:p>74,9</text:p>
          </table:table-cell>
          <table:table-cell office:value-type="float" office:value="604" calcext:value-type="float">
            <text:p>604</text:p>
          </table:table-cell>
        </table:table-row>
        <table:table-row table:style-name="ro2">
          <table:table-cell table:style-name="ce1" office:value-type="string" calcext:value-type="string">
            <text:p>606</text:p>
          </table:table-cell>
          <table:table-cell table:style-name="ce1" office:value-type="string" calcext:value-type="string">
            <text:p>626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property, aggregate, directly, employ, expect, seller, reflect, characterize, mechanism, supplementary, investigation, synthetic, series, sale, obtained, simultaneously, inefficiency, incorporation, illustrate, real</text:p>
          </table:table-cell>
          <table:table-cell office:value-type="float" office:value="-0.0000109" calcext:value-type="float">
            <text:p>-1,09E-05</text:p>
          </table:table-cell>
          <table:table-cell table:style-name="ce1" office:value-type="string" calcext:value-type="string">
            <text:p><text:s/>2.92e-03</text:p>
          </table:table-cell>
          <table:table-cell office:value-type="float" office:value="74.4" calcext:value-type="float">
            <text:p>74,4</text:p>
          </table:table-cell>
          <table:table-cell office:value-type="float" office:value="606" calcext:value-type="float">
            <text:p>606</text:p>
          </table:table-cell>
        </table:table-row>
        <table:table-row table:style-name="ro2">
          <table:table-cell table:style-name="ce1" office:value-type="string" calcext:value-type="string">
            <text:p>611</text:p>
          </table:table-cell>
          <table:table-cell table:style-name="ce1" office:value-type="string" calcext:value-type="string">
            <text:p>873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selection, select, candidate, choose, representative, gray, subtype, final, paddy, boat, procedure, rank, prefer, target, combine, criteria, identification, golf, depend, percentage</text:p>
          </table:table-cell>
          <table:table-cell office:value-type="float" office:value="-0.0000115" calcext:value-type="float">
            <text:p>-1,15E-05</text:p>
          </table:table-cell>
          <table:table-cell table:style-name="ce1" office:value-type="string" calcext:value-type="string">
            <text:p><text:s/>7.90e-03</text:p>
          </table:table-cell>
          <table:table-cell office:value-type="float" office:value="94.2" calcext:value-type="float">
            <text:p>94,2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table:style-name="ce1" office:value-type="string" calcext:value-type="string">
            <text:p>615</text:p>
          </table:table-cell>
          <table:table-cell table:style-name="ce1" office:value-type="string" calcext:value-type="string">
            <text:p>741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run, drive, motor, force, chemistry, fit, component, insight, improvement, reduce, limit, adapt, shift, small, dynamics, change, speed, commercially, exploit, asymmetrical</text:p>
          </table:table-cell>
          <table:table-cell office:value-type="float" office:value="-0.0000119" calcext:value-type="float">
            <text:p>-1,19E-05</text:p>
          </table:table-cell>
          <table:table-cell table:style-name="ce1" office:value-type="string" calcext:value-type="string">
            <text:p><text:s/>1.46e-03</text:p>
          </table:table-cell>
          <table:table-cell office:value-type="float" office:value="71" calcext:value-type="float">
            <text:p>71</text:p>
          </table:table-cell>
          <table:table-cell office:value-type="float" office:value="615" calcext:value-type="float">
            <text:p>615</text:p>
          </table:table-cell>
        </table:table-row>
        <table:table-row table:style-name="ro2">
          <table:table-cell table:style-name="ce1" office:value-type="string" calcext:value-type="string">
            <text:p>625</text:p>
          </table:table-cell>
          <table:table-cell table:style-name="ce1" office:value-type="string" calcext:value-type="string">
            <text:p>431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nutrient, feed, matter, production, inorganic, input, composition, enrichment, control, quality, cow, food, inputs, corn, moo, subsidy, animal, potential, grow, hypoxic</text:p>
          </table:table-cell>
          <table:table-cell office:value-type="float" office:value="-0.0000128" calcext:value-type="float">
            <text:p>-1,28E-05</text:p>
          </table:table-cell>
          <table:table-cell table:style-name="ce1" office:value-type="string" calcext:value-type="string">
            <text:p><text:s/>1.99e-03</text:p>
          </table:table-cell>
          <table:table-cell office:value-type="float" office:value="71.5" calcext:value-type="float">
            <text:p>71,5</text:p>
          </table:table-cell>
          <table:table-cell office:value-type="float" office:value="625" calcext:value-type="float">
            <text:p>625</text:p>
          </table:table-cell>
        </table:table-row>
        <table:table-row table:style-name="ro2">
          <table:table-cell table:style-name="ce1" office:value-type="string" calcext:value-type="string">
            <text:p>626</text:p>
          </table:table-cell>
          <table:table-cell table:style-name="ce1" office:value-type="string" calcext:value-type="string">
            <text:p>563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disease, infection, patient, clinical, viral, syndrome, treatment, cardiac, registry, diagnosis, pcr, perform, undergo, heart, renal, burden, confirm, control, treat, discharge</text:p>
          </table:table-cell>
          <table:table-cell office:value-type="float" office:value="-0.0000128" calcext:value-type="float">
            <text:p>-1,28E-05</text:p>
          </table:table-cell>
          <table:table-cell table:style-name="ce1" office:value-type="string" calcext:value-type="string">
            <text:p><text:s/>3.89e-02</text:p>
          </table:table-cell>
          <table:table-cell office:value-type="float" office:value="104" calcext:value-type="float">
            <text:p>104</text:p>
          </table:table-cell>
          <table:table-cell office:value-type="float" office:value="626" calcext:value-type="float">
            <text:p>626</text:p>
          </table:table-cell>
        </table:table-row>
        <table:table-row table:style-name="ro2">
          <table:table-cell table:style-name="ce1" office:value-type="string" calcext:value-type="string">
            <text:p>648</text:p>
          </table:table-cell>
          <table:table-cell table:style-name="ce1" office:value-type="string" calcext:value-type="string">
            <text:p>517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biological, nanoparticle, gene_expression, variant, synthesis, metabolism, cell, enzyme, involved, rough, regulate, induction, organism, gene, assay, specific, assemble, process, combination, addition</text:p>
          </table:table-cell>
          <table:table-cell office:value-type="float" office:value="-0.0000148" calcext:value-type="float">
            <text:p>-1,48E-05</text:p>
          </table:table-cell>
          <table:table-cell table:style-name="ce1" office:value-type="string" calcext:value-type="string">
            <text:p><text:s/>2.60e-03</text:p>
          </table:table-cell>
          <table:table-cell office:value-type="float" office:value="83.7" calcext:value-type="float">
            <text:p>83,7</text:p>
          </table:table-cell>
          <table:table-cell office:value-type="float" office:value="648" calcext:value-type="float">
            <text:p>648</text:p>
          </table:table-cell>
        </table:table-row>
        <table:table-row table:style-name="ro2">
          <table:table-cell table:style-name="ce1" office:value-type="string" calcext:value-type="string">
            <text:p>652</text:p>
          </table:table-cell>
          <table:table-cell table:style-name="ce1" office:value-type="string" calcext:value-type="string">
            <text:p>203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start, procedure, continuity, step, actual, deal, previous, account, unknown, fact, importance, traditional, polynomial, series, quantitative, usual, extend, applicable, easily, illustrate</text:p>
          </table:table-cell>
          <table:table-cell office:value-type="float" office:value="-0.0000149" calcext:value-type="float">
            <text:p>-1,49E-05</text:p>
          </table:table-cell>
          <table:table-cell table:style-name="ce1" office:value-type="string" calcext:value-type="string">
            <text:p><text:s/>7.57e-05</text:p>
          </table:table-cell>
          <table:table-cell office:value-type="float" office:value="83.7" calcext:value-type="float">
            <text:p>83,7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table-cell table:style-name="ce1" office:value-type="string" calcext:value-type="string">
            <text:p>653</text:p>
          </table:table-cell>
          <table:table-cell table:style-name="ce1" office:value-type="string" calcext:value-type="string">
            <text:p>610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short, long, common, time, systems, generate, produce, range, characteristic, related, option, consideration, feature, grape, length, extensive, choice, attractive, sufficient, component</text:p>
          </table:table-cell>
          <table:table-cell office:value-type="float" office:value="-0.0000149" calcext:value-type="float">
            <text:p>-1,49E-05</text:p>
          </table:table-cell>
          <table:table-cell table:style-name="ce1" office:value-type="string" calcext:value-type="string">
            <text:p><text:s/>1.46e-04</text:p>
          </table:table-cell>
          <table:table-cell office:value-type="float" office:value="86.9" calcext:value-type="float">
            <text:p>86,9</text:p>
          </table:table-cell>
          <table:table-cell office:value-type="float" office:value="653" calcext:value-type="float">
            <text:p>653</text:p>
          </table:table-cell>
        </table:table-row>
        <table:table-row table:style-name="ro2">
          <table:table-cell table:style-name="ce1" office:value-type="string" calcext:value-type="string">
            <text:p>655</text:p>
          </table:table-cell>
          <table:table-cell table:style-name="ce1" office:value-type="string" calcext:value-type="string">
            <text:p>729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volume, diameter, sludge, dimensional, scanning, filament, ontario, time, viscosity, process, specific, velocity, property, manufacture, introduce, relative, settling, fuse, modeling, printing</text:p>
          </table:table-cell>
          <table:table-cell office:value-type="float" office:value="-0.000015" calcext:value-type="float">
            <text:p>-1,50E-05</text:p>
          </table:table-cell>
          <table:table-cell table:style-name="ce1" office:value-type="string" calcext:value-type="string">
            <text:p><text:s/>4.30e-04</text:p>
          </table:table-cell>
          <table:table-cell office:value-type="float" office:value="77.2" calcext:value-type="float">
            <text:p>77,2</text:p>
          </table:table-cell>
          <table:table-cell office:value-type="float" office:value="655" calcext:value-type="float">
            <text:p>655</text:p>
          </table:table-cell>
        </table:table-row>
        <table:table-row table:style-name="ro2">
          <table:table-cell table:style-name="ce1" office:value-type="string" calcext:value-type="string">
            <text:p>664</text:p>
          </table:table-cell>
          <table:table-cell table:style-name="ce1" office:value-type="string" calcext:value-type="string">
            <text:p>52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unit, level, consist, unit_commitment, represent, canyon, size, compose, common, install, generate, assign, division, comprise, suitable, side, decomposition, additional, final, consiste</text:p>
          </table:table-cell>
          <table:table-cell office:value-type="float" office:value="-0.0000159" calcext:value-type="float">
            <text:p>-1,59E-05</text:p>
          </table:table-cell>
          <table:table-cell table:style-name="ce1" office:value-type="string" calcext:value-type="string">
            <text:p><text:s/>3.48e-05</text:p>
          </table:table-cell>
          <table:table-cell office:value-type="float" office:value="78.2" calcext:value-type="float">
            <text:p>78,2</text:p>
          </table:table-cell>
          <table:table-cell office:value-type="float" office:value="664" calcext:value-type="float">
            <text:p>664</text:p>
          </table:table-cell>
        </table:table-row>
        <table:table-row table:style-name="ro2">
          <table:table-cell table:style-name="ce1" office:value-type="string" calcext:value-type="string">
            <text:p>677</text:p>
          </table:table-cell>
          <table:table-cell table:style-name="ce1" office:value-type="string" calcext:value-type="string">
            <text:p>750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sequence, gene, dna, genome, marker, molecular, sequencing, loci, nuclear, detect, single_nucleotide_polymorphism, bind, mitochondrial, family, candidate, metabolite, resistance, transcriptome, barcode, biology</text:p>
          </table:table-cell>
          <table:table-cell office:value-type="float" office:value="-0.0000175" calcext:value-type="float">
            <text:p>-1,75E-05</text:p>
          </table:table-cell>
          <table:table-cell table:style-name="ce1" office:value-type="string" calcext:value-type="string">
            <text:p><text:s/>1.56e-02</text:p>
          </table:table-cell>
          <table:table-cell office:value-type="float" office:value="121.7" calcext:value-type="float">
            <text:p>121,7</text:p>
          </table:table-cell>
          <table:table-cell office:value-type="float" office:value="677" calcext:value-type="float">
            <text:p>677</text:p>
          </table:table-cell>
        </table:table-row>
        <table:table-row table:style-name="ro2">
          <table:table-cell table:style-name="ce1" office:value-type="string" calcext:value-type="string">
            <text:p>691</text:p>
          </table:table-cell>
          <table:table-cell table:style-name="ce1" office:value-type="string" calcext:value-type="string">
            <text:p>585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child, word, reader, family, task, phonological, early, difficulty, dyslexia, school, deficit, language, attention, kindergarten, digit_span, sentence, longitudinal, skill, measure, birth</text:p>
          </table:table-cell>
          <table:table-cell office:value-type="float" office:value="-0.0000186" calcext:value-type="float">
            <text:p>-1,86E-05</text:p>
          </table:table-cell>
          <table:table-cell table:style-name="ce1" office:value-type="string" calcext:value-type="string">
            <text:p><text:s/>2.37e-02</text:p>
          </table:table-cell>
          <table:table-cell office:value-type="float" office:value="132.7" calcext:value-type="float">
            <text:p>132,7</text:p>
          </table:table-cell>
          <table:table-cell office:value-type="float" office:value="691" calcext:value-type="float">
            <text:p>691</text:p>
          </table:table-cell>
        </table:table-row>
        <table:table-row table:style-name="ro2">
          <table:table-cell table:style-name="ce1" office:value-type="string" calcext:value-type="string">
            <text:p>701</text:p>
          </table:table-cell>
          <table:table-cell table:style-name="ce1" office:value-type="string" calcext:value-type="string">
            <text:p>257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core, processor, taiwan, instruction, run, custom, computer, parallel, common, fast, proportional, hardware, call, regenerative, processing, compute, architecture, introduce, modern, adopt</text:p>
          </table:table-cell>
          <table:table-cell office:value-type="float" office:value="-0.0000196" calcext:value-type="float">
            <text:p>-1,96E-05</text:p>
          </table:table-cell>
          <table:table-cell table:style-name="ce1" office:value-type="string" calcext:value-type="string">
            <text:p><text:s/>7.09e-06</text:p>
          </table:table-cell>
          <table:table-cell office:value-type="float" office:value="80.4" calcext:value-type="float">
            <text:p>80,4</text:p>
          </table:table-cell>
          <table:table-cell office:value-type="float" office:value="701" calcext:value-type="float">
            <text:p>701</text:p>
          </table:table-cell>
        </table:table-row>
        <table:table-row table:style-name="ro2">
          <table:table-cell table:style-name="ce1" office:value-type="string" calcext:value-type="string">
            <text:p>735</text:p>
          </table:table-cell>
          <table:table-cell table:style-name="ce1" office:value-type="string" calcext:value-type="string">
            <text:p>106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patient, clinical, admission, cohort, acute, perform, day, comorbidity, disease, prospective, mortality_rate, symptom, hip, status, retrospective, age, pulmonary, background, vascular, emergency_department</text:p>
          </table:table-cell>
          <table:table-cell office:value-type="float" office:value="-0.0000251" calcext:value-type="float">
            <text:p>-2,51E-05</text:p>
          </table:table-cell>
          <table:table-cell table:style-name="ce1" office:value-type="string" calcext:value-type="string">
            <text:p><text:s/>3.33e-03</text:p>
          </table:table-cell>
          <table:table-cell office:value-type="float" office:value="131.9" calcext:value-type="float">
            <text:p>131,9</text:p>
          </table:table-cell>
          <table:table-cell office:value-type="float" office:value="735" calcext:value-type="float">
            <text:p>735</text:p>
          </table:table-cell>
        </table:table-row>
        <table:table-row table:style-name="ro2">
          <table:table-cell table:style-name="ce1" office:value-type="string" calcext:value-type="string">
            <text:p>742</text:p>
          </table:table-cell>
          <table:table-cell table:style-name="ce1" office:value-type="string" calcext:value-type="string">
            <text:p>516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cancer, screen, screening, blood, dose, plasma, lung_cancer, common, treatment, computerize, receive, testing, positive, fapar, iqr, treat, stage, worldwide, early_stage, scree</text:p>
          </table:table-cell>
          <table:table-cell office:value-type="float" office:value="-0.0000259" calcext:value-type="float">
            <text:p>-2,59E-05</text:p>
          </table:table-cell>
          <table:table-cell table:style-name="ce1" office:value-type="string" calcext:value-type="string">
            <text:p><text:s/>5.46e-07</text:p>
          </table:table-cell>
          <table:table-cell office:value-type="float" office:value="79.1" calcext:value-type="float">
            <text:p>79,1</text:p>
          </table:table-cell>
          <table:table-cell office:value-type="float" office:value="742" calcext:value-type="float">
            <text:p>742</text:p>
          </table:table-cell>
        </table:table-row>
        <table:table-row table:style-name="ro2">
          <table:table-cell table:style-name="ce1" office:value-type="string" calcext:value-type="string">
            <text:p>750</text:p>
          </table:table-cell>
          <table:table-cell table:style-name="ce1" office:value-type="string" calcext:value-type="string">
            <text:p>314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standard, basic, level, define, certification, formula, maturity, shadow, gold, procedure, criterion, quality, standardize, component, alternative, lack, respect, final, information, rio</text:p>
          </table:table-cell>
          <table:table-cell office:value-type="float" office:value="-0.0000275" calcext:value-type="float">
            <text:p>-2,75E-05</text:p>
          </table:table-cell>
          <table:table-cell table:style-name="ce1" office:value-type="string" calcext:value-type="string">
            <text:p><text:s/>1.01e-11</text:p>
          </table:table-cell>
          <table:table-cell office:value-type="float" office:value="85.8" calcext:value-type="float">
            <text:p>85,8</text:p>
          </table:table-cell>
          <table:table-cell office:value-type="float" office:value="750" calcext:value-type="float">
            <text:p>750</text:p>
          </table:table-cell>
        </table:table-row>
        <table:table-row table:style-name="ro2">
          <table:table-cell table:style-name="ce1" office:value-type="string" calcext:value-type="string">
            <text:p>751</text:p>
          </table:table-cell>
          <table:table-cell table:style-name="ce1" office:value-type="string" calcext:value-type="string">
            <text:p>374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chemical, reaction, solvent, process, property, toxicity, revenue, biological, organic, toxic, hydrocarbon, alternative, nps, discrimination, ingredient, aqueous, suspend_solid, production, environmental, dilution</text:p>
          </table:table-cell>
          <table:table-cell office:value-type="float" office:value="-0.000028" calcext:value-type="float">
            <text:p>-2,80E-05</text:p>
          </table:table-cell>
          <table:table-cell table:style-name="ce1" office:value-type="string" calcext:value-type="string">
            <text:p><text:s/>2.69e-08</text:p>
          </table:table-cell>
          <table:table-cell office:value-type="float" office:value="86.5" calcext:value-type="float">
            <text:p>86,5</text:p>
          </table:table-cell>
          <table:table-cell office:value-type="float" office:value="751" calcext:value-type="float">
            <text:p>751</text:p>
          </table:table-cell>
        </table:table-row>
        <table:table-row table:style-name="ro2">
          <table:table-cell table:style-name="ce1" office:value-type="string" calcext:value-type="string">
            <text:p>758</text:p>
          </table:table-cell>
          <table:table-cell table:style-name="ce1" office:value-type="string" calcext:value-type="string">
            <text:p>38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plant, condition, process, activated_sludge, ant, activate_sludge, strategy, control, suitable, environmental, reduce, wastewater_treatment_plant_wwtp, unit, facility, regulate, adjust, requirement, valuable, stringent, edaphic</text:p>
          </table:table-cell>
          <table:table-cell office:value-type="float" office:value="-0.0000295" calcext:value-type="float">
            <text:p>-2,95E-05</text:p>
          </table:table-cell>
          <table:table-cell table:style-name="ce1" office:value-type="string" calcext:value-type="string">
            <text:p><text:s/>3.13e-10</text:p>
          </table:table-cell>
          <table:table-cell office:value-type="float" office:value="85.3" calcext:value-type="float">
            <text:p>85,3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table-cell table:style-name="ce1" office:value-type="string" calcext:value-type="string">
            <text:p>760</text:p>
          </table:table-cell>
          <table:table-cell table:style-name="ce1" office:value-type="string" calcext:value-type="string">
            <text:p>284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cognitive, brain, neural, impairment, function, functional, healthy, left, age, specific, individual, participant, cortical, group, processing, biopsy, assistive, mental, prostate, posterior</text:p>
          </table:table-cell>
          <table:table-cell office:value-type="float" office:value="-0.0000296" calcext:value-type="float">
            <text:p>-2,96E-05</text:p>
          </table:table-cell>
          <table:table-cell table:style-name="ce1" office:value-type="string" calcext:value-type="string">
            <text:p><text:s/>7.46e-06</text:p>
          </table:table-cell>
          <table:table-cell office:value-type="float" office:value="98.6" calcext:value-type="float">
            <text:p>98,6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table:style-name="ce1" office:value-type="string" calcext:value-type="string">
            <text:p>783</text:p>
          </table:table-cell>
          <table:table-cell table:style-name="ce1" office:value-type="string" calcext:value-type="string">
            <text:p>166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protein, loop, fluvial, source, induce, control, alluvial, open, function, sequence, formation, valve, structure, reach, complete, regulate, enrich, loops, fox, subsequent</text:p>
          </table:table-cell>
          <table:table-cell office:value-type="float" office:value="-0.0000334" calcext:value-type="float">
            <text:p>-3,34E-05</text:p>
          </table:table-cell>
          <table:table-cell table:style-name="ce1" office:value-type="string" calcext:value-type="string">
            <text:p><text:s/>3.14e-15</text:p>
          </table:table-cell>
          <table:table-cell office:value-type="float" office:value="69.2" calcext:value-type="float">
            <text:p>69,2</text:p>
          </table:table-cell>
          <table:table-cell office:value-type="float" office:value="783" calcext:value-type="float">
            <text:p>783</text:p>
          </table:table-cell>
        </table:table-row>
        <table:table-row table:style-name="ro2">
          <table:table-cell table:style-name="ce1" office:value-type="string" calcext:value-type="string">
            <text:p>796</text:p>
          </table:table-cell>
          <table:table-cell table:style-name="ce1" office:value-type="string" calcext:value-type="string">
            <text:p>337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deposition, deposit, formation, process, history, surface, timescale, complex, margin, borehole, wire, bedrock, cross_section, flow, mantle, interpretation, variation, component, account, ancient</text:p>
          </table:table-cell>
          <table:table-cell office:value-type="float" office:value="-0.0000377" calcext:value-type="float">
            <text:p>-3,77E-05</text:p>
          </table:table-cell>
          <table:table-cell table:style-name="ce1" office:value-type="string" calcext:value-type="string">
            <text:p><text:s/>2.95e-19</text:p>
          </table:table-cell>
          <table:table-cell office:value-type="float" office:value="75.6" calcext:value-type="float">
            <text:p>75,6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table:style-name="ce1" office:value-type="string" calcext:value-type="string">
            <text:p>800</text:p>
          </table:table-cell>
          <table:table-cell table:style-name="ce1" office:value-type="string" calcext:value-type="string">
            <text:p>708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treatment, drug, therapy, treat, substance, addiction, receptor, substance_abuse, abuse, complete, drug_resistance, therapist, severe, cocaine, prevention, addition, decrease, pharmacological, severity, drinking</text:p>
          </table:table-cell>
          <table:table-cell office:value-type="float" office:value="-0.0000384" calcext:value-type="float">
            <text:p>-3,84E-05</text:p>
          </table:table-cell>
          <table:table-cell table:style-name="ce1" office:value-type="string" calcext:value-type="string">
            <text:p><text:s/>6.48e-12</text:p>
          </table:table-cell>
          <table:table-cell office:value-type="float" office:value="88.5" calcext:value-type="float">
            <text:p>88,5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table:style-name="ce1" office:value-type="string" calcext:value-type="string">
            <text:p>828</text:p>
          </table:table-cell>
          <table:table-cell table:style-name="ce1" office:value-type="string" calcext:value-type="string">
            <text:p>156</text:p>
          </table:table-cell>
          <table:table-cell office:value-type="string" calcext:value-type="string">
            <text:p>cold_topic_cluster_no_8</text:p>
          </table:table-cell>
          <table:table-cell office:value-type="string" calcext:value-type="string">
            <text:p>message, smoke, tobacco, smoker, smoking, control, health, cigarette, quit, ecigarette, cessation, behavior, alcohol, effectiveness, participant, content, prevalence, survey, effective, receive</text:p>
          </table:table-cell>
          <table:table-cell office:value-type="float" office:value="-0.0000453" calcext:value-type="float">
            <text:p>-4,53E-05</text:p>
          </table:table-cell>
          <table:table-cell table:style-name="ce1" office:value-type="string" calcext:value-type="string">
            <text:p><text:s/>2.85e-10</text:p>
          </table:table-cell>
          <table:table-cell office:value-type="float" office:value="75.9" calcext:value-type="float">
            <text:p>75,9</text:p>
          </table:table-cell>
          <table:table-cell office:value-type="float" office:value="828" calcext:value-type="float">
            <text:p>828</text:p>
          </table:table-cell>
        </table:table-row>
        <table:table-row table:style-name="ro2">
          <table:table-cell table:style-name="ce1" office:value-type="string" calcext:value-type="string">
            <text:p>450</text:p>
          </table:table-cell>
          <table:table-cell table:style-name="ce1" office:value-type="string" calcext:value-type="string">
            <text:p>430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multiple, red, status, combine, combination, square, gel, environment, remain, availability, mix, limitation, sidewalk, subsidize, unique, exhibit, lack, data, challenging, unknown</text:p>
          </table:table-cell>
          <table:table-cell office:value-type="float" office:value="-0.000000371" calcext:value-type="float">
            <text:p>-3,71E-07</text:p>
          </table:table-cell>
          <table:table-cell table:style-name="ce1" office:value-type="string" calcext:value-type="string">
            <text:p><text:s/>9.15e-01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table:style-name="ce1" office:value-type="string" calcext:value-type="string">
            <text:p>452</text:p>
          </table:table-cell>
          <table:table-cell table:style-name="ce1" office:value-type="string" calcext:value-type="string">
            <text:p>168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forecast, forecasting, short_term, prediction, weather, operational, accurate, meteorological, combine, time, month, wind_speed, numerical_weather_prediction, ramp, climatology, day, forecaster, produce, climatological, construct</text:p>
          </table:table-cell>
          <table:table-cell office:value-type="float" office:value="-0.000000623" calcext:value-type="float">
            <text:p>-6,23E-07</text:p>
          </table:table-cell>
          <table:table-cell table:style-name="ce1" office:value-type="string" calcext:value-type="string">
            <text:p><text:s/>9.25e-01</text:p>
          </table:table-cell>
          <table:table-cell office:value-type="float" office:value="109.9" calcext:value-type="float">
            <text:p>109,9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table:style-name="ce1" office:value-type="string" calcext:value-type="string">
            <text:p>456</text:p>
          </table:table-cell>
          <table:table-cell table:style-name="ce1" office:value-type="string" calcext:value-type="string">
            <text:p>867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automated, time, min, automate, forward, residue, max, single, quantification, perform, amount, backward, affinity, standard, dosage, secrecy, consume, sample, microscope, full</text:p>
          </table:table-cell>
          <table:table-cell office:value-type="float" office:value="-0.000000978" calcext:value-type="float">
            <text:p>-9,78E-07</text:p>
          </table:table-cell>
          <table:table-cell table:style-name="ce1" office:value-type="string" calcext:value-type="string">
            <text:p><text:s/>8.04e-01</text:p>
          </table:table-cell>
          <table:table-cell office:value-type="float" office:value="77.7" calcext:value-type="float">
            <text:p>77,7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table:style-name="ce1" office:value-type="string" calcext:value-type="string">
            <text:p>529</text:p>
          </table:table-cell>
          <table:table-cell table:style-name="ce1" office:value-type="string" calcext:value-type="string">
            <text:p>57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condition, cool, blue, kinetic, optimum, obtain, droplet, hot, reduce, parameter, concentration, temperature, chiller, sulfur, select, process, fraction, loading, store, effect</text:p>
          </table:table-cell>
          <table:table-cell office:value-type="float" office:value="-0.00000621" calcext:value-type="float">
            <text:p>-6,21E-06</text:p>
          </table:table-cell>
          <table:table-cell table:style-name="ce1" office:value-type="string" calcext:value-type="string">
            <text:p><text:s/>1.34e-01</text:p>
          </table:table-cell>
          <table:table-cell office:value-type="float" office:value="72.6" calcext:value-type="float">
            <text:p>72,6</text:p>
          </table:table-cell>
          <table:table-cell office:value-type="float" office:value="529" calcext:value-type="float">
            <text:p>529</text:p>
          </table:table-cell>
        </table:table-row>
        <table:table-row table:style-name="ro2">
          <table:table-cell table:style-name="ce1" office:value-type="string" calcext:value-type="string">
            <text:p>538</text:p>
          </table:table-cell>
          <table:table-cell table:style-name="ce1" office:value-type="string" calcext:value-type="string">
            <text:p>499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reservoir, rule, hydropower, operation, water, storage, reservoir_operation, optimal, cascade, operational, three_gorge, condition, water_shortage, chlorine, dyslexic, algorithm, hedging, locate, mitigate, hydrological</text:p>
          </table:table-cell>
          <table:table-cell office:value-type="float" office:value="-0.00000688" calcext:value-type="float">
            <text:p>-6,88E-06</text:p>
          </table:table-cell>
          <table:table-cell table:style-name="ce1" office:value-type="string" calcext:value-type="string">
            <text:p><text:s/>2.57e-01</text:p>
          </table:table-cell>
          <table:table-cell office:value-type="float" office:value="89.2" calcext:value-type="float">
            <text:p>89,2</text:p>
          </table:table-cell>
          <table:table-cell office:value-type="float" office:value="538" calcext:value-type="float">
            <text:p>538</text:p>
          </table:table-cell>
        </table:table-row>
        <table:table-row table:style-name="ro2">
          <table:table-cell table:style-name="ce1" office:value-type="string" calcext:value-type="string">
            <text:p>573</text:p>
          </table:table-cell>
          <table:table-cell table:style-name="ce1" office:value-type="string" calcext:value-type="string">
            <text:p>792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release, ring, source, amount, distribute, flash, lightning, increment, average, nox, combine, tile, observe, instability, close, derive, whole, quantify, substantial, maximum</text:p>
          </table:table-cell>
          <table:table-cell office:value-type="float" office:value="-0.00000857" calcext:value-type="float">
            <text:p>-8,57E-06</text:p>
          </table:table-cell>
          <table:table-cell table:style-name="ce1" office:value-type="string" calcext:value-type="string">
            <text:p><text:s/>2.61e-02</text:p>
          </table:table-cell>
          <table:table-cell office:value-type="float" office:value="69.8" calcext:value-type="float">
            <text:p>69,8</text:p>
          </table:table-cell>
          <table:table-cell office:value-type="float" office:value="573" calcext:value-type="float">
            <text:p>573</text:p>
          </table:table-cell>
        </table:table-row>
        <table:table-row table:style-name="ro2">
          <table:table-cell table:style-name="ce1" office:value-type="string" calcext:value-type="string">
            <text:p>577</text:p>
          </table:table-cell>
          <table:table-cell table:style-name="ce1" office:value-type="string" calcext:value-type="string">
            <text:p>397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transfer, pump, rate, conditional, account, capacity, select, preferential, nitrification, full, autocorrelation, coupling, long, operating, difficult, field, supply, distribution, widely, introduce</text:p>
          </table:table-cell>
          <table:table-cell office:value-type="float" office:value="-0.00000885" calcext:value-type="float">
            <text:p>-8,85E-06</text:p>
          </table:table-cell>
          <table:table-cell table:style-name="ce1" office:value-type="string" calcext:value-type="string">
            <text:p><text:s/>1.25e-02</text:p>
          </table:table-cell>
          <table:table-cell office:value-type="float" office:value="66.3" calcext:value-type="float">
            <text:p>66,3</text:p>
          </table:table-cell>
          <table:table-cell office:value-type="float" office:value="577" calcext:value-type="float">
            <text:p>577</text:p>
          </table:table-cell>
        </table:table-row>
        <table:table-row table:style-name="ro2">
          <table:table-cell table:style-name="ce1" office:value-type="string" calcext:value-type="string">
            <text:p>588</text:p>
          </table:table-cell>
          <table:table-cell table:style-name="ce1" office:value-type="string" calcext:value-type="string">
            <text:p>394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co2, co2_emission, greenhouse_gas, emission, ppm, concentration, air, chamber, reduction, source, reduce, average, column, lower, elevate, anthropogenic, greenhouse_gas_observing_satellite_gosat, supercritical, ghgs, concentrations</text:p>
          </table:table-cell>
          <table:table-cell office:value-type="float" office:value="-0.00000959" calcext:value-type="float">
            <text:p>-9,59E-06</text:p>
          </table:table-cell>
          <table:table-cell table:style-name="ce1" office:value-type="string" calcext:value-type="string">
            <text:p><text:s/>9.50e-02</text:p>
          </table:table-cell>
          <table:table-cell office:value-type="float" office:value="87.9" calcext:value-type="float">
            <text:p>87,9</text:p>
          </table:table-cell>
          <table:table-cell office:value-type="float" office:value="588" calcext:value-type="float">
            <text:p>588</text:p>
          </table:table-cell>
        </table:table-row>
        <table:table-row table:style-name="ro2">
          <table:table-cell table:style-name="ce1" office:value-type="string" calcext:value-type="string">
            <text:p>595</text:p>
          </table:table-cell>
          <table:table-cell table:style-name="ce1" office:value-type="string" calcext:value-type="string">
            <text:p>829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position, angle, measurement, positioning, error, location, real_time, radio_occultation, track, nanocomposite, condition, accurate, bulk, move, turn, uniform, processe, fly_ash, state, bending</text:p>
          </table:table-cell>
          <table:table-cell office:value-type="float" office:value="-0.0000102" calcext:value-type="float">
            <text:p>-1,02E-05</text:p>
          </table:table-cell>
          <table:table-cell table:style-name="ce1" office:value-type="string" calcext:value-type="string">
            <text:p><text:s/>9.22e-03</text:p>
          </table:table-cell>
          <table:table-cell office:value-type="float" office:value="69.7" calcext:value-type="float">
            <text:p>69,7</text:p>
          </table:table-cell>
          <table:table-cell office:value-type="float" office:value="595" calcext:value-type="float">
            <text:p>595</text:p>
          </table:table-cell>
        </table:table-row>
        <table:table-row table:style-name="ro2">
          <table:table-cell table:style-name="ce1" office:value-type="string" calcext:value-type="string">
            <text:p>596</text:p>
          </table:table-cell>
          <table:table-cell table:style-name="ce1" office:value-type="string" calcext:value-type="string">
            <text:p>899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contact, combination, combine, cellular_automata, variable, simulation, input, represent, comparison, intrinsic, function, applicability, yield, simple, random, testing, commonly, widely, incorporate, irregular</text:p>
          </table:table-cell>
          <table:table-cell office:value-type="float" office:value="-0.0000102" calcext:value-type="float">
            <text:p>-1,02E-05</text:p>
          </table:table-cell>
          <table:table-cell table:style-name="ce1" office:value-type="string" calcext:value-type="string">
            <text:p><text:s/>7.97e-03</text:p>
          </table:table-cell>
          <table:table-cell office:value-type="float" office:value="76" calcext:value-type="float">
            <text:p>76</text:p>
          </table:table-cell>
          <table:table-cell office:value-type="float" office:value="596" calcext:value-type="float">
            <text:p>596</text:p>
          </table:table-cell>
        </table:table-row>
        <table:table-row table:style-name="ro2">
          <table:table-cell table:style-name="ce1" office:value-type="string" calcext:value-type="string">
            <text:p>602</text:p>
          </table:table-cell>
          <table:table-cell table:style-name="ce1" office:value-type="string" calcext:value-type="string">
            <text:p>619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object, segment, segmentation, image, texture, contour, detect, extract, experiment, move, perform, boundary, similarity, acquire, view, appearance, field, essential, orthophoto, dimensional</text:p>
          </table:table-cell>
          <table:table-cell office:value-type="float" office:value="-0.0000107" calcext:value-type="float">
            <text:p>-1,07E-05</text:p>
          </table:table-cell>
          <table:table-cell table:style-name="ce1" office:value-type="string" calcext:value-type="string">
            <text:p><text:s/>3.01e-02</text:p>
          </table:table-cell>
          <table:table-cell office:value-type="float" office:value="86" calcext:value-type="float">
            <text:p>86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table:style-name="ce1" office:value-type="string" calcext:value-type="string">
            <text:p>612</text:p>
          </table:table-cell>
          <table:table-cell table:style-name="ce1" office:value-type="string" calcext:value-type="string">
            <text:p>661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sensitivity, fracture, combination, ray, imaging, london, image, microscopy, normal, robustness, tomography, validate, comparable, panel, nodule, importance, assess, cuckoo_search, subtle, verify</text:p>
          </table:table-cell>
          <table:table-cell office:value-type="float" office:value="-0.0000116" calcext:value-type="float">
            <text:p>-1,16E-05</text:p>
          </table:table-cell>
          <table:table-cell table:style-name="ce1" office:value-type="string" calcext:value-type="string">
            <text:p><text:s/>1.30e-03</text:p>
          </table:table-cell>
          <table:table-cell office:value-type="float" office:value="61.5" calcext:value-type="float">
            <text:p>61,5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table:style-name="ce1" office:value-type="string" calcext:value-type="string">
            <text:p>616</text:p>
          </table:table-cell>
          <table:table-cell table:style-name="ce1" office:value-type="string" calcext:value-type="string">
            <text:p>886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process, produce, contents, generate, degree, decline, outer, biodiesel, continuous, nonnative, stable, permanent, ash, anaerobic, higher, forested, enhance, enhanced, conversion, calcium</text:p>
          </table:table-cell>
          <table:table-cell office:value-type="float" office:value="-0.0000121" calcext:value-type="float">
            <text:p>-1,21E-05</text:p>
          </table:table-cell>
          <table:table-cell table:style-name="ce1" office:value-type="string" calcext:value-type="string">
            <text:p><text:s/>1.41e-03</text:p>
          </table:table-cell>
          <table:table-cell office:value-type="float" office:value="67.6" calcext:value-type="float">
            <text:p>67,6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table:style-name="ce1" office:value-type="string" calcext:value-type="string">
            <text:p>629</text:p>
          </table:table-cell>
          <table:table-cell table:style-name="ce1" office:value-type="string" calcext:value-type="string">
            <text:p>313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vector, highway, tissue, pavement, condition, roads, muscle, deficiency, friction, road, obtain, smooth, experimental, slip, cross, experiment, control, measure, asphalt, level</text:p>
          </table:table-cell>
          <table:table-cell office:value-type="float" office:value="-0.0000132" calcext:value-type="float">
            <text:p>-1,32E-05</text:p>
          </table:table-cell>
          <table:table-cell table:style-name="ce1" office:value-type="string" calcext:value-type="string">
            <text:p><text:s/>8.29e-04</text:p>
          </table:table-cell>
          <table:table-cell office:value-type="float" office:value="61.8" calcext:value-type="float">
            <text:p>61,8</text:p>
          </table:table-cell>
          <table:table-cell office:value-type="float" office:value="629" calcext:value-type="float">
            <text:p>629</text:p>
          </table:table-cell>
        </table:table-row>
        <table:table-row table:style-name="ro2">
          <table:table-cell table:style-name="ce1" office:value-type="string" calcext:value-type="string">
            <text:p>631</text:p>
          </table:table-cell>
          <table:table-cell table:style-name="ce1" office:value-type="string" calcext:value-type="string">
            <text:p>608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function, fitness, integral, call, process, nonlinear, combine, derivative, multiple, overflow, directly, basic, single, robust, superior, derive, convergence, add, iteration, theoretical</text:p>
          </table:table-cell>
          <table:table-cell office:value-type="float" office:value="-0.0000134" calcext:value-type="float">
            <text:p>-1,34E-05</text:p>
          </table:table-cell>
          <table:table-cell table:style-name="ce1" office:value-type="string" calcext:value-type="string">
            <text:p><text:s/>1.24e-03</text:p>
          </table:table-cell>
          <table:table-cell office:value-type="float" office:value="88" calcext:value-type="float">
            <text:p>88</text:p>
          </table:table-cell>
          <table:table-cell office:value-type="float" office:value="631" calcext:value-type="float">
            <text:p>631</text:p>
          </table:table-cell>
        </table:table-row>
        <table:table-row table:style-name="ro2">
          <table:table-cell table:style-name="ce1" office:value-type="string" calcext:value-type="string">
            <text:p>633</text:p>
          </table:table-cell>
          <table:table-cell table:style-name="ce1" office:value-type="string" calcext:value-type="string">
            <text:p>635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uncertainty, bayesian, parameter, estimate, sensitivity, estimation, source, monte_carlo, deterministic, robustness, models, recursive, assessment, mu_mol, depend, reliable, applicability, variable, generally, applicable</text:p>
          </table:table-cell>
          <table:table-cell office:value-type="float" office:value="-0.0000135" calcext:value-type="float">
            <text:p>-1,35E-05</text:p>
          </table:table-cell>
          <table:table-cell table:style-name="ce1" office:value-type="string" calcext:value-type="string">
            <text:p><text:s/>1.30e-02</text:p>
          </table:table-cell>
          <table:table-cell office:value-type="float" office:value="106.3" calcext:value-type="float">
            <text:p>106,3</text:p>
          </table:table-cell>
          <table:table-cell office:value-type="float" office:value="633" calcext:value-type="float">
            <text:p>633</text:p>
          </table:table-cell>
        </table:table-row>
        <table:table-row table:style-name="ro2">
          <table:table-cell table:style-name="ce1" office:value-type="string" calcext:value-type="string">
            <text:p>635</text:p>
          </table:table-cell>
          <table:table-cell table:style-name="ce1" office:value-type="string" calcext:value-type="string">
            <text:p>785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time, space, varie, dynamic, varying, avoid, manifold, render, alternate, assume, exact, replace, kind, desirable, characterization, difficult, impos, restriction, direction, enclose</text:p>
          </table:table-cell>
          <table:table-cell office:value-type="float" office:value="-0.0000136" calcext:value-type="float">
            <text:p>-1,36E-05</text:p>
          </table:table-cell>
          <table:table-cell table:style-name="ce1" office:value-type="string" calcext:value-type="string">
            <text:p><text:s/>8.37e-04</text:p>
          </table:table-cell>
          <table:table-cell office:value-type="float" office:value="90.2" calcext:value-type="float">
            <text:p>90,2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table-cell table:style-name="ce1" office:value-type="string" calcext:value-type="string">
            <text:p>638</text:p>
          </table:table-cell>
          <table:table-cell table:style-name="ce1" office:value-type="string" calcext:value-type="string">
            <text:p>567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line, coal, beta, comparison, factor, level, updating, actual, 2nd, alpha, arsenic, prove, update, integrated, 3rd, employ, comprise, nsga_ii, produce, parameter</text:p>
          </table:table-cell>
          <table:table-cell office:value-type="float" office:value="-0.000014" calcext:value-type="float">
            <text:p>-1,40E-05</text:p>
          </table:table-cell>
          <table:table-cell table:style-name="ce1" office:value-type="string" calcext:value-type="string">
            <text:p><text:s/>2.21e-04</text:p>
          </table:table-cell>
          <table:table-cell office:value-type="float" office:value="68.2" calcext:value-type="float">
            <text:p>68,2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table:style-name="ce1" office:value-type="string" calcext:value-type="string">
            <text:p>645</text:p>
          </table:table-cell>
          <table:table-cell table:style-name="ce1" office:value-type="string" calcext:value-type="string">
            <text:p>632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correlation, strength, correlate, signal, receive, transform, amplitude, good, baseline, field, phase, obtain, linear, paddy_rice, prior, chaos, cosine, exhibit, inverse, nonsmoker</text:p>
          </table:table-cell>
          <table:table-cell office:value-type="float" office:value="-0.0000146" calcext:value-type="float">
            <text:p>-1,46E-05</text:p>
          </table:table-cell>
          <table:table-cell table:style-name="ce1" office:value-type="string" calcext:value-type="string">
            <text:p><text:s/>1.54e-04</text:p>
          </table:table-cell>
          <table:table-cell office:value-type="float" office:value="74.5" calcext:value-type="float">
            <text:p>74,5</text:p>
          </table:table-cell>
          <table:table-cell office:value-type="float" office:value="645" calcext:value-type="float">
            <text:p>645</text:p>
          </table:table-cell>
        </table:table-row>
        <table:table-row table:style-name="ro2">
          <table:table-cell table:style-name="ce1" office:value-type="string" calcext:value-type="string">
            <text:p>659</text:p>
          </table:table-cell>
          <table:table-cell table:style-name="ce1" office:value-type="string" calcext:value-type="string">
            <text:p>178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mortality, death, survival, rate, mortality_rate, factor, dairy, incidence, risk, estimate, fatality, algorithm, cvd, background, decrease, specific, prognosis, length_stay, ratio, coronary_artery</text:p>
          </table:table-cell>
          <table:table-cell office:value-type="float" office:value="-0.0000156" calcext:value-type="float">
            <text:p>-1,56E-05</text:p>
          </table:table-cell>
          <table:table-cell table:style-name="ce1" office:value-type="string" calcext:value-type="string">
            <text:p><text:s/>5.90e-03</text:p>
          </table:table-cell>
          <table:table-cell office:value-type="float" office:value="83.9" calcext:value-type="float">
            <text:p>83,9</text:p>
          </table:table-cell>
          <table:table-cell office:value-type="float" office:value="659" calcext:value-type="float">
            <text:p>659</text:p>
          </table:table-cell>
        </table:table-row>
        <table:table-row table:style-name="ro2">
          <table:table-cell table:style-name="ce1" office:value-type="string" calcext:value-type="string">
            <text:p>660</text:p>
          </table:table-cell>
          <table:table-cell table:style-name="ce1" office:value-type="string" calcext:value-type="string">
            <text:p>40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technique, dependence, pulse, single, parametric, modulation, crystal, introduce, characterize, quantity, nonparametric, width, topsis, significance, preference_similarity_ideal, comparison, inferior, copula, combination, statistic</text:p>
          </table:table-cell>
          <table:table-cell office:value-type="float" office:value="-0.0000156" calcext:value-type="float">
            <text:p>-1,56E-05</text:p>
          </table:table-cell>
          <table:table-cell table:style-name="ce1" office:value-type="string" calcext:value-type="string">
            <text:p><text:s/>1.59e-05</text:p>
          </table:table-cell>
          <table:table-cell office:value-type="float" office:value="68" calcext:value-type="float">
            <text:p>68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table:style-name="ce1" office:value-type="string" calcext:value-type="string">
            <text:p>661</text:p>
          </table:table-cell>
          <table:table-cell table:style-name="ce1" office:value-type="string" calcext:value-type="string">
            <text:p>404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check, obtain, procedure, perform, acceleration, reference, redundancy, comparison, complete, spectra, general, calculation, measure, difficult, physic, quality, successfully, kind, acquire, essential</text:p>
          </table:table-cell>
          <table:table-cell office:value-type="float" office:value="-0.0000156" calcext:value-type="float">
            <text:p>-1,56E-05</text:p>
          </table:table-cell>
          <table:table-cell table:style-name="ce1" office:value-type="string" calcext:value-type="string">
            <text:p><text:s/>4.20e-05</text:p>
          </table:table-cell>
          <table:table-cell office:value-type="float" office:value="77.6" calcext:value-type="float">
            <text:p>77,6</text:p>
          </table:table-cell>
          <table:table-cell office:value-type="float" office:value="661" calcext:value-type="float">
            <text:p>661</text:p>
          </table:table-cell>
        </table:table-row>
        <table:table-row table:style-name="ro2">
          <table:table-cell table:style-name="ce1" office:value-type="string" calcext:value-type="string">
            <text:p>669</text:p>
          </table:table-cell>
          <table:table-cell table:style-name="ce1" office:value-type="string" calcext:value-type="string">
            <text:p>833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average, weight, curve, measure, calculate, excess, single, obtain, standard, point, contrail, commonly, monitor, effective, simple, install, accurate, regression, procedure, accurately</text:p>
          </table:table-cell>
          <table:table-cell office:value-type="float" office:value="-0.0000167" calcext:value-type="float">
            <text:p>-1,67E-05</text:p>
          </table:table-cell>
          <table:table-cell table:style-name="ce1" office:value-type="string" calcext:value-type="string">
            <text:p><text:s/>8.65e-05</text:p>
          </table:table-cell>
          <table:table-cell office:value-type="float" office:value="86.5" calcext:value-type="float">
            <text:p>86,5</text:p>
          </table:table-cell>
          <table:table-cell office:value-type="float" office:value="669" calcext:value-type="float">
            <text:p>669</text:p>
          </table:table-cell>
        </table:table-row>
        <table:table-row table:style-name="ro2">
          <table:table-cell table:style-name="ce1" office:value-type="string" calcext:value-type="string">
            <text:p>673</text:p>
          </table:table-cell>
          <table:table-cell table:style-name="ce1" office:value-type="string" calcext:value-type="string">
            <text:p>572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mix, mixed, single, trauma, gamma, reversible, consist, prior, define, exhibit, experiment, step, involve, time, eliminate, construct, hand, radical, series, suppression</text:p>
          </table:table-cell>
          <table:table-cell office:value-type="float" office:value="-0.0000168" calcext:value-type="float">
            <text:p>-1,68E-05</text:p>
          </table:table-cell>
          <table:table-cell table:style-name="ce1" office:value-type="string" calcext:value-type="string">
            <text:p><text:s/>7.64e-06</text:p>
          </table:table-cell>
          <table:table-cell office:value-type="float" office:value="74.8" calcext:value-type="float">
            <text:p>74,8</text:p>
          </table:table-cell>
          <table:table-cell office:value-type="float" office:value="673" calcext:value-type="float">
            <text:p>673</text:p>
          </table:table-cell>
        </table:table-row>
        <table:table-row table:style-name="ro2">
          <table:table-cell table:style-name="ce1" office:value-type="string" calcext:value-type="string">
            <text:p>685</text:p>
          </table:table-cell>
          <table:table-cell table:style-name="ce1" office:value-type="string" calcext:value-type="string">
            <text:p>587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signature, combine, limit, resistant, isotopic, disk, difficult, obtain, technique, extremely, overlay, dead, broad, threshold, drive, limited, certainty, enable, moderately, resistance</text:p>
          </table:table-cell>
          <table:table-cell office:value-type="float" office:value="-0.0000181" calcext:value-type="float">
            <text:p>-1,81E-05</text:p>
          </table:table-cell>
          <table:table-cell table:style-name="ce1" office:value-type="string" calcext:value-type="string">
            <text:p><text:s/>3.76e-07</text:p>
          </table:table-cell>
          <table:table-cell office:value-type="float" office:value="70.8" calcext:value-type="float">
            <text:p>70,8</text:p>
          </table:table-cell>
          <table:table-cell office:value-type="float" office:value="685" calcext:value-type="float">
            <text:p>685</text:p>
          </table:table-cell>
        </table:table-row>
        <table:table-row table:style-name="ro2">
          <table:table-cell table:style-name="ce1" office:value-type="string" calcext:value-type="string">
            <text:p>690</text:p>
          </table:table-cell>
          <table:table-cell table:style-name="ce1" office:value-type="string" calcext:value-type="string">
            <text:p>648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frequency, duration, magnitude, time, correction, inflation, average, day, estimate, addition, period, correcte, extreme, peak, curve, intensity, correct, successfully, pass, long</text:p>
          </table:table-cell>
          <table:table-cell office:value-type="float" office:value="-0.0000185" calcext:value-type="float">
            <text:p>-1,85E-05</text:p>
          </table:table-cell>
          <table:table-cell table:style-name="ce1" office:value-type="string" calcext:value-type="string">
            <text:p><text:s/>5.93e-06</text:p>
          </table:table-cell>
          <table:table-cell office:value-type="float" office:value="79.1" calcext:value-type="float">
            <text:p>79,1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table:style-name="ce1" office:value-type="string" calcext:value-type="string">
            <text:p>692</text:p>
          </table:table-cell>
          <table:table-cell table:style-name="ce1" office:value-type="string" calcext:value-type="string">
            <text:p>739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dimensional, underwater, slide, saturation, experimental, setup, perform, simple, ethanol, time, field, propagation, remediation, biorefinery, numerical, environment, produce, initial, condition, laboratory</text:p>
          </table:table-cell>
          <table:table-cell office:value-type="float" office:value="-0.0000186" calcext:value-type="float">
            <text:p>-1,86E-05</text:p>
          </table:table-cell>
          <table:table-cell table:style-name="ce1" office:value-type="string" calcext:value-type="string">
            <text:p><text:s/>4.72e-06</text:p>
          </table:table-cell>
          <table:table-cell office:value-type="float" office:value="78.5" calcext:value-type="float">
            <text:p>78,5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table:style-name="ce1" office:value-type="string" calcext:value-type="string">
            <text:p>696</text:p>
          </table:table-cell>
          <table:table-cell table:style-name="ce1" office:value-type="string" calcext:value-type="string">
            <text:p>678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mixture, approximate, addition, obtain, linear, comparison, lower, difference, degree, radiosonde, perform, observe, average, degrees, cumulative, precipitable_water, improvement, pure, subpixel, characteristic</text:p>
          </table:table-cell>
          <table:table-cell office:value-type="float" office:value="-0.0000188" calcext:value-type="float">
            <text:p>-1,88E-05</text:p>
          </table:table-cell>
          <table:table-cell table:style-name="ce1" office:value-type="string" calcext:value-type="string">
            <text:p><text:s/>4.96e-07</text:p>
          </table:table-cell>
          <table:table-cell office:value-type="float" office:value="69.4" calcext:value-type="float">
            <text:p>69,4</text:p>
          </table:table-cell>
          <table:table-cell office:value-type="float" office:value="696" calcext:value-type="float">
            <text:p>696</text:p>
          </table:table-cell>
        </table:table-row>
        <table:table-row table:style-name="ro2">
          <table:table-cell table:style-name="ce1" office:value-type="string" calcext:value-type="string">
            <text:p>698</text:p>
          </table:table-cell>
          <table:table-cell table:style-name="ce1" office:value-type="string" calcext:value-type="string">
            <text:p>219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full, perform, condition, combine, large_scale, simplified, sugar, geophysical, good, physical, wear, produce, detailed, consistent, version, property, resistivity, compensate, independent, rely</text:p>
          </table:table-cell>
          <table:table-cell office:value-type="float" office:value="-0.0000192" calcext:value-type="float">
            <text:p>-1,92E-05</text:p>
          </table:table-cell>
          <table:table-cell table:style-name="ce1" office:value-type="string" calcext:value-type="string">
            <text:p><text:s/>3.69e-07</text:p>
          </table:table-cell>
          <table:table-cell office:value-type="float" office:value="78.9" calcext:value-type="float">
            <text:p>78,9</text:p>
          </table:table-cell>
          <table:table-cell office:value-type="float" office:value="698" calcext:value-type="float">
            <text:p>698</text:p>
          </table:table-cell>
        </table:table-row>
        <table:table-row table:style-name="ro2">
          <table:table-cell table:style-name="ce1" office:value-type="string" calcext:value-type="string">
            <text:p>704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color, visible, aerial, image, field, imagery, algal, chlorophyll_concentration, red, light, band, obtain, monitor, seawifs, rgb, dark, collect, standard, ground, bright</text:p>
          </table:table-cell>
          <table:table-cell office:value-type="float" office:value="-0.0000199" calcext:value-type="float">
            <text:p>-1,99E-05</text:p>
          </table:table-cell>
          <table:table-cell table:style-name="ce1" office:value-type="string" calcext:value-type="string">
            <text:p><text:s/>3.79e-06</text:p>
          </table:table-cell>
          <table:table-cell office:value-type="float" office:value="75.2" calcext:value-type="float">
            <text:p>75,2</text:p>
          </table:table-cell>
          <table:table-cell office:value-type="float" office:value="704" calcext:value-type="float">
            <text:p>704</text:p>
          </table:table-cell>
        </table:table-row>
        <table:table-row table:style-name="ro2">
          <table:table-cell table:style-name="ce1" office:value-type="string" calcext:value-type="string">
            <text:p>724</text:p>
          </table:table-cell>
          <table:table-cell table:style-name="ce1" office:value-type="string" calcext:value-type="string">
            <text:p>339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experiment, earth, polarization, mine, observation, independent, danger, disposal, space, assumption, simultaneously, directly, generally, depend, verify, synthetic, h2o, specifically, anisotropy, sunlight</text:p>
          </table:table-cell>
          <table:table-cell office:value-type="float" office:value="-0.000023" calcext:value-type="float">
            <text:p>-2,30E-05</text:p>
          </table:table-cell>
          <table:table-cell table:style-name="ce1" office:value-type="string" calcext:value-type="string">
            <text:p><text:s/>3.23e-10</text:p>
          </table:table-cell>
          <table:table-cell office:value-type="float" office:value="75.4" calcext:value-type="float">
            <text:p>75,4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table:style-name="ce1" office:value-type="string" calcext:value-type="string">
            <text:p>737</text:p>
          </table:table-cell>
          <table:table-cell table:style-name="ce1" office:value-type="string" calcext:value-type="string">
            <text:p>582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component, fresh, remove, respect, generate, incident, final, kalman_filter, raw, complete, fraction, resolve, transform, substitute, utilize, secondary, combine, separately, employ, difficult</text:p>
          </table:table-cell>
          <table:table-cell office:value-type="float" office:value="-0.0000252" calcext:value-type="float">
            <text:p>-2,52E-05</text:p>
          </table:table-cell>
          <table:table-cell table:style-name="ce1" office:value-type="string" calcext:value-type="string">
            <text:p><text:s/>4.36e-11</text:p>
          </table:table-cell>
          <table:table-cell office:value-type="float" office:value="84.4" calcext:value-type="float">
            <text:p>84,4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table:style-name="ce1" office:value-type="string" calcext:value-type="string">
            <text:p>738</text:p>
          </table:table-cell>
          <table:table-cell table:style-name="ce1" office:value-type="string" calcext:value-type="string">
            <text:p>244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field, synthetic, yield, var, incorporate, realistic, assumption, validate, produce, systematic, bioethanol, medicinal, general, chromophoric_dissolve_organic_matter, confidence, capable, directly, rigorous, note, swi</text:p>
          </table:table-cell>
          <table:table-cell office:value-type="float" office:value="-0.0000254" calcext:value-type="float">
            <text:p>-2,54E-05</text:p>
          </table:table-cell>
          <table:table-cell table:style-name="ce1" office:value-type="string" calcext:value-type="string">
            <text:p><text:s/>1.78e-10</text:p>
          </table:table-cell>
          <table:table-cell office:value-type="float" office:value="88.5" calcext:value-type="float">
            <text:p>88,5</text:p>
          </table:table-cell>
          <table:table-cell office:value-type="float" office:value="738" calcext:value-type="float">
            <text:p>738</text:p>
          </table:table-cell>
        </table:table-row>
        <table:table-row table:style-name="ro2">
          <table:table-cell table:style-name="ce1" office:value-type="string" calcext:value-type="string">
            <text:p>763</text:p>
          </table:table-cell>
          <table:table-cell table:style-name="ce1" office:value-type="string" calcext:value-type="string">
            <text:p>419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image, camera, pixel, satellite, technique, capture, high_resolution, shadow, feature_extraction, high_spatial_resolution, detection, generate, monitor, mapper, contrast, optical, spatial_resolution, remite_sense, classify, experiment</text:p>
          </table:table-cell>
          <table:table-cell office:value-type="float" office:value="-0.0000304" calcext:value-type="float">
            <text:p>-3,04E-05</text:p>
          </table:table-cell>
          <table:table-cell table:style-name="ce1" office:value-type="string" calcext:value-type="string">
            <text:p><text:s/>4.34e-06</text:p>
          </table:table-cell>
          <table:table-cell office:value-type="float" office:value="125.1" calcext:value-type="float">
            <text:p>125,1</text:p>
          </table:table-cell>
          <table:table-cell office:value-type="float" office:value="763" calcext:value-type="float">
            <text:p>763</text:p>
          </table:table-cell>
        </table:table-row>
        <table:table-row table:style-name="ro2">
          <table:table-cell table:style-name="ce1" office:value-type="string" calcext:value-type="string">
            <text:p>778</text:p>
          </table:table-cell>
          <table:table-cell table:style-name="ce1" office:value-type="string" calcext:value-type="string">
            <text:p>854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balance, water, evapotranspiration, evaporation, surface, daily, component, actual, hydrological, semiarid, arid, annual, calculate, soil_moisture, evaporative, simulate, agricultural, reference, precipitation, coefficient</text:p>
          </table:table-cell>
          <table:table-cell office:value-type="float" office:value="-0.0000319" calcext:value-type="float">
            <text:p>-3,19E-05</text:p>
          </table:table-cell>
          <table:table-cell table:style-name="ce1" office:value-type="string" calcext:value-type="string">
            <text:p><text:s/>6.07e-08</text:p>
          </table:table-cell>
          <table:table-cell office:value-type="float" office:value="96.1" calcext:value-type="float">
            <text:p>96,1</text:p>
          </table:table-cell>
          <table:table-cell office:value-type="float" office:value="778" calcext:value-type="float">
            <text:p>778</text:p>
          </table:table-cell>
        </table:table-row>
        <table:table-row table:style-name="ro2">
          <table:table-cell table:style-name="ce1" office:value-type="string" calcext:value-type="string">
            <text:p>791</text:p>
          </table:table-cell>
          <table:table-cell table:style-name="ce1" office:value-type="string" calcext:value-type="string">
            <text:p>53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storm, severe, observe, hpa, frequent, storms, intensity, observed, february, objective, day, anomalous, march, consistent, high_resolution, force, trend, larger, observation, hurricane</text:p>
          </table:table-cell>
          <table:table-cell office:value-type="float" office:value="-0.0000365" calcext:value-type="float">
            <text:p>-3,65E-05</text:p>
          </table:table-cell>
          <table:table-cell table:style-name="ce1" office:value-type="string" calcext:value-type="string">
            <text:p><text:s/>1.94e-18</text:p>
          </table:table-cell>
          <table:table-cell office:value-type="float" office:value="69.7" calcext:value-type="float">
            <text:p>69,7</text:p>
          </table:table-cell>
          <table:table-cell office:value-type="float" office:value="791" calcext:value-type="float">
            <text:p>791</text:p>
          </table:table-cell>
        </table:table-row>
        <table:table-row table:style-name="ro2">
          <table:table-cell table:style-name="ce1" office:value-type="string" calcext:value-type="string">
            <text:p>798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water, quality, wastewater, quantity, nitrogen, parameter, total_nitrogen, monitoring, sewage, drinking, treatment_plant, white_matter, removal, pollution, sewage_treatment, chemical, concentrations, chesapeake_bay, environmental, waterbody</text:p>
          </table:table-cell>
          <table:table-cell office:value-type="float" office:value="-0.0000381" calcext:value-type="float">
            <text:p>-3,81E-05</text:p>
          </table:table-cell>
          <table:table-cell table:style-name="ce1" office:value-type="string" calcext:value-type="string">
            <text:p><text:s/>4.49e-11</text:p>
          </table:table-cell>
          <table:table-cell office:value-type="float" office:value="92.7" calcext:value-type="float">
            <text:p>92,7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table:style-name="ce1" office:value-type="string" calcext:value-type="string">
            <text:p>807</text:p>
          </table:table-cell>
          <table:table-cell table:style-name="ce1" office:value-type="string" calcext:value-type="string">
            <text:p>594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simulation, simulate, simulations, couple, parameter, uncertainty, simulat, scenario, swat, calibrate, solid_waste, incorporate, submodel, physically, improvement, modify, generation, implement, coupled, impact</text:p>
          </table:table-cell>
          <table:table-cell office:value-type="float" office:value="-0.0000393" calcext:value-type="float">
            <text:p>-3,93E-05</text:p>
          </table:table-cell>
          <table:table-cell table:style-name="ce1" office:value-type="string" calcext:value-type="string">
            <text:p><text:s/>1.95e-15</text:p>
          </table:table-cell>
          <table:table-cell office:value-type="float" office:value="108.9" calcext:value-type="float">
            <text:p>108,9</text:p>
          </table:table-cell>
          <table:table-cell office:value-type="float" office:value="807" calcext:value-type="float">
            <text:p>807</text:p>
          </table:table-cell>
        </table:table-row>
        <table:table-row table:style-name="ro2">
          <table:table-cell table:style-name="ce1" office:value-type="string" calcext:value-type="string">
            <text:p>809</text:p>
          </table:table-cell>
          <table:table-cell table:style-name="ce1" office:value-type="string" calcext:value-type="string">
            <text:p>861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wind, direction, wind_speed, air, condition, sea_surface, field, velocity, weather, typical, simulation, algorithm, prevailing, experiment, component, speed, airs, parameter, dryer, produce</text:p>
          </table:table-cell>
          <table:table-cell office:value-type="float" office:value="-0.0000398" calcext:value-type="float">
            <text:p>-3,98E-05</text:p>
          </table:table-cell>
          <table:table-cell table:style-name="ce1" office:value-type="string" calcext:value-type="string">
            <text:p><text:s/>1.15e-15</text:p>
          </table:table-cell>
          <table:table-cell office:value-type="float" office:value="81.8" calcext:value-type="float">
            <text:p>81,8</text:p>
          </table:table-cell>
          <table:table-cell office:value-type="float" office:value="809" calcext:value-type="float">
            <text:p>809</text:p>
          </table:table-cell>
        </table:table-row>
        <table:table-row table:style-name="ro3">
          <table:table-cell table:style-name="ce1" office:value-type="string" calcext:value-type="string">
            <text:p>855</text:p>
          </table:table-cell>
          <table:table-cell table:style-name="ce1" office:value-type="string" calcext:value-type="string">
            <text:p>601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numerical, nonlinear, equilibrium, new_zealand, principal_component, replacement, finite, constant, principal_component_analysis, chaotic, forcing, dynamical, variable, numerical_simulation, models, approximate, simulations, time, wind_fram, compute</text:p>
          </table:table-cell>
          <table:table-cell office:value-type="float" office:value="-0.0000613" calcext:value-type="float">
            <text:p>-6,13E-05</text:p>
          </table:table-cell>
          <table:table-cell table:style-name="ce1" office:value-type="string" calcext:value-type="string">
            <text:p><text:s/>4.81e-48</text:p>
          </table:table-cell>
          <table:table-cell office:value-type="float" office:value="82.7" calcext:value-type="float">
            <text:p>82,7</text:p>
          </table:table-cell>
          <table:table-cell office:value-type="float" office:value="855" calcext:value-type="float">
            <text:p>855</text:p>
          </table:table-cell>
        </table:table-row>
        <table:table-row table:style-name="ro2">
          <table:table-cell table:style-name="ce1" office:value-type="string" calcext:value-type="string">
            <text:p>856</text:p>
          </table:table-cell>
          <table:table-cell table:style-name="ce1" office:value-type="string" calcext:value-type="string">
            <text:p>860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daily, extreme, monthly, maximum, meteorological, minimum, temperature, station, average, precipitation, hourly, period, observation, series, meteorological_stations, extrem, algorithm, input, climate_change, percentile</text:p>
          </table:table-cell>
          <table:table-cell office:value-type="float" office:value="-0.0000619" calcext:value-type="float">
            <text:p>-6,19E-05</text:p>
          </table:table-cell>
          <table:table-cell table:style-name="ce1" office:value-type="string" calcext:value-type="string">
            <text:p><text:s/>8.50e-20</text:p>
          </table:table-cell>
          <table:table-cell office:value-type="float" office:value="133.1" calcext:value-type="float">
            <text:p>133,1</text:p>
          </table:table-cell>
          <table:table-cell office:value-type="float" office:value="856" calcext:value-type="float">
            <text:p>856</text:p>
          </table:table-cell>
        </table:table-row>
        <table:table-row table:style-name="ro2">
          <table:table-cell table:style-name="ce1" office:value-type="string" calcext:value-type="string">
            <text:p>860</text:p>
          </table:table-cell>
          <table:table-cell table:style-name="ce1" office:value-type="string" calcext:value-type="string">
            <text:p>425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atmospheric, moisture, water_vapor, region, amazon, carbon_dioxide, algorithm, similar, observe, east_asia, intercomparison, climatological, planetary, agree, meteorological, greenhouse_gas, couple, physic, simulation, special</text:p>
          </table:table-cell>
          <table:table-cell office:value-type="float" office:value="-0.0000643" calcext:value-type="float">
            <text:p>-6,43E-05</text:p>
          </table:table-cell>
          <table:table-cell table:style-name="ce1" office:value-type="string" calcext:value-type="string">
            <text:p><text:s/>1.54e-47</text:p>
          </table:table-cell>
          <table:table-cell office:value-type="float" office:value="74.4" calcext:value-type="float">
            <text:p>74,4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table:style-name="ce1" office:value-type="string" calcext:value-type="string">
            <text:p>893</text:p>
          </table:table-cell>
          <table:table-cell table:style-name="ce1" office:value-type="string" calcext:value-type="string">
            <text:p>715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phytoplankton, chl, water, chlorophyll, satellite, bloom, concentration, algorithm, pigment, biogeochemical, primary_production, situ, variability, sea, coastal, upwelling, optically, chlorophyll_chl, empirical, ocean_colour</text:p>
          </table:table-cell>
          <table:table-cell office:value-type="float" office:value="-0.000104" calcext:value-type="float">
            <text:p>-1,04E-04</text:p>
          </table:table-cell>
          <table:table-cell table:style-name="ce1" office:value-type="string" calcext:value-type="string">
            <text:p><text:s/>5.11e-26</text:p>
          </table:table-cell>
          <table:table-cell office:value-type="float" office:value="142.7" calcext:value-type="float">
            <text:p>142,7</text:p>
          </table:table-cell>
          <table:table-cell office:value-type="float" office:value="893" calcext:value-type="float">
            <text:p>893</text:p>
          </table:table-cell>
        </table:table-row>
        <table:table-row table:style-name="ro2">
          <table:table-cell table:style-name="ce1" office:value-type="string" calcext:value-type="string">
            <text:p>897</text:p>
          </table:table-cell>
          <table:table-cell table:style-name="ce1" office:value-type="string" calcext:value-type="string">
            <text:p>717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cloud, convective, liquid, clear_sky, clould, satellite, cloud_top, radiative, algorithm, cloud_climatology_project, optical_depth, radar, stratiform, effective, trmm, cloud_top_height, reflectivity, radiation, cirrus_cloud, height</text:p>
          </table:table-cell>
          <table:table-cell office:value-type="float" office:value="-0.000178" calcext:value-type="float">
            <text:p>-1,78E-04</text:p>
          </table:table-cell>
          <table:table-cell table:style-name="ce1" office:value-type="string" calcext:value-type="string">
            <text:p><text:s/>8.92e-98</text:p>
          </table:table-cell>
          <table:table-cell office:value-type="float" office:value="132.9" calcext:value-type="float">
            <text:p>132,9</text:p>
          </table:table-cell>
          <table:table-cell office:value-type="float" office:value="897" calcext:value-type="float">
            <text:p>897</text:p>
          </table:table-cell>
        </table:table-row>
        <table:table-row table:style-name="ro2">
          <table:table-cell table:style-name="ce1" office:value-type="string" calcext:value-type="string">
            <text:p>899</text:p>
          </table:table-cell>
          <table:table-cell table:style-name="ce1" office:value-type="string" calcext:value-type="string">
            <text:p>589</text:p>
          </table:table-cell>
          <table:table-cell office:value-type="string" calcext:value-type="string">
            <text:p>cold_topic_cluster_no_9</text:p>
          </table:table-cell>
          <table:table-cell office:value-type="string" calcext:value-type="string">
            <text:p>measurement, ozone, tropospheric, altitude, height, troposphere, profile, correction, climatology, cloudy, altimetry, algorithm, retrieval, global, spectrometer, atmosphere, ozone_monitoring_instrument, lower, priori, gome</text:p>
          </table:table-cell>
          <table:table-cell office:value-type="float" office:value="-0.000185" calcext:value-type="float">
            <text:p>-1,85E-04</text:p>
          </table:table-cell>
          <table:table-cell table:style-name="ce1" office:value-type="string" calcext:value-type="string">
            <text:p>2.19e-137</text:p>
          </table:table-cell>
          <table:table-cell office:value-type="float" office:value="108.7" calcext:value-type="float">
            <text:p>108,7</text:p>
          </table:table-cell>
          <table:table-cell office:value-type="float" office:value="899" calcext:value-type="float">
            <text:p>899</text:p>
          </table:table-cell>
        </table:table-row>
        <table:table-row table:style-name="ro2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1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covid, spread, outbreak, covid_pandemic, virus, health, measure, epidemic, risk, country, people, confirm, coronavirus_disease_covid, prevention, coronavirus_disease_covid_pandemic, report, isolation, suspect, situation, epidemiology</text:p>
          </table:table-cell>
          <table:table-cell office:value-type="float" office:value="0.000221" calcext:value-type="float">
            <text:p>2,21E-04</text:p>
          </table:table-cell>
          <table:table-cell table:style-name="ce1" office:value-type="string" calcext:value-type="string">
            <text:p>5.55e-171</text:p>
          </table:table-cell>
          <table:table-cell office:value-type="float" office:value="144.5" calcext:value-type="float">
            <text:p>144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212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campaign, social_media, twitter, news, tweet, public, media, message, journalist, awareness, newspaper, online, audience, hashtag, user, information, account, source, share, mention</text:p>
          </table:table-cell>
          <table:table-cell office:value-type="float" office:value="0.000121" calcext:value-type="float">
            <text:p>1,21E-04</text:p>
          </table:table-cell>
          <table:table-cell table:style-name="ce1" office:value-type="string" calcext:value-type="string">
            <text:p><text:s/>1.62e-45</text:p>
          </table:table-cell>
          <table:table-cell office:value-type="float" office:value="135.7" calcext:value-type="float">
            <text:p>135,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60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pandemic, covid_pandemic, restriction, sars_cov, infect, social_distancing, related, contact, march, des, concern, continue, les, response, period, country, early, asymptomatic, adapt, covid_19</text:p>
          </table:table-cell>
          <table:table-cell office:value-type="float" office:value="0.000103" calcext:value-type="float">
            <text:p>1,03E-04</text:p>
          </table:table-cell>
          <table:table-cell table:style-name="ce1" office:value-type="string" calcext:value-type="string">
            <text:p><text:s/>3.11e-81</text:p>
          </table:table-cell>
          <table:table-cell office:value-type="float" office:value="80.6" calcext:value-type="float">
            <text:p>80,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617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epidemic, covid, disease, infection, lockdown, mask, coronavirus, control, health, march, vaccine, epidemics, medical, response, fight, united_states, impact, individual, report, ocean_acidification</text:p>
          </table:table-cell>
          <table:table-cell office:value-type="float" office:value="0.0000888" calcext:value-type="float">
            <text:p>8,88E-05</text:p>
          </table:table-cell>
          <table:table-cell table:style-name="ce1" office:value-type="string" calcext:value-type="string">
            <text:p><text:s/>3.03e-64</text:p>
          </table:table-cell>
          <table:table-cell office:value-type="float" office:value="82.1" calcext:value-type="float">
            <text:p>82,1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641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city, urban, area, sugarcane, space, resident, beijing, urban_planner, guangzhou, suburb, sustainable_development, neighbourhood, locate, development, rainstorm, center, livability, surround, istanbul, urbanism</text:p>
          </table:table-cell>
          <table:table-cell office:value-type="float" office:value="0.0000822" calcext:value-type="float">
            <text:p>8,22E-05</text:p>
          </table:table-cell>
          <table:table-cell table:style-name="ce1" office:value-type="string" calcext:value-type="string">
            <text:p><text:s/>6.02e-25</text:p>
          </table:table-cell>
          <table:table-cell office:value-type="float" office:value="159.8" calcext:value-type="float">
            <text:p>159,8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790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urban, city, urbanization, settlement, urban_sprawl, spatial, built, metropolitan, polycentric, growth, compactness, pattern, nonurban, population, vibrancy, taipei, road, density, sleuth, mitigate</text:p>
          </table:table-cell>
          <table:table-cell office:value-type="float" office:value="0.0000655" calcext:value-type="float">
            <text:p>6,55E-05</text:p>
          </table:table-cell>
          <table:table-cell table:style-name="ce1" office:value-type="string" calcext:value-type="string">
            <text:p><text:s/>4.54e-15</text:p>
          </table:table-cell>
          <table:table-cell office:value-type="float" office:value="169.8" calcext:value-type="float">
            <text:p>169,8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89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strain, similarity, isolate, genus, iso, fatty_acid, represent, species, feature, nacl, growth, gram, sp_nov, sum, grow, highest, ica, aerobic, designate, genera</text:p>
          </table:table-cell>
          <table:table-cell office:value-type="float" office:value="0.0000618" calcext:value-type="float">
            <text:p>6,18E-05</text:p>
          </table:table-cell>
          <table:table-cell table:style-name="ce1" office:value-type="string" calcext:value-type="string">
            <text:p><text:s/>6.44e-08</text:p>
          </table:table-cell>
          <table:table-cell office:value-type="float" office:value="92.2" calcext:value-type="float">
            <text:p>92,2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649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china, chinese, beijing, province, gradually, national, largest, rapid, suggestion, addition, north, recent_year, past_year, experience, chengdu, tianjin, economy, shandong, environment, adopt</text:p>
          </table:table-cell>
          <table:table-cell office:value-type="float" office:value="0.0000579" calcext:value-type="float">
            <text:p>5,79E-05</text:p>
          </table:table-cell>
          <table:table-cell table:style-name="ce1" office:value-type="string" calcext:value-type="string">
            <text:p><text:s/>2.54e-30</text:p>
          </table:table-cell>
          <table:table-cell office:value-type="float" office:value="105.4" calcext:value-type="float">
            <text:p>105,4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444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health, information, health_care, ehealth_literacy, literacy, population, related, objective, public, personal, individual, medical, national, patient, health_care_provider, healthy, disease, level, sociodemographic, inform</text:p>
          </table:table-cell>
          <table:table-cell office:value-type="float" office:value="0.0000438" calcext:value-type="float">
            <text:p>4,38E-05</text:p>
          </table:table-cell>
          <table:table-cell table:style-name="ce1" office:value-type="string" calcext:value-type="string">
            <text:p><text:s/>5.35e-06</text:p>
          </table:table-cell>
          <table:table-cell office:value-type="float" office:value="188.9" calcext:value-type="float">
            <text:p>188,9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170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disaster, emergency, risk, data, humanitarian, related, department, aid, respond, context, quickly, life, research, public, hazard, tour, authority, steer, mitigation, effectively</text:p>
          </table:table-cell>
          <table:table-cell office:value-type="float" office:value="0.0000401" calcext:value-type="float">
            <text:p>4,01E-05</text:p>
          </table:table-cell>
          <table:table-cell table:style-name="ce1" office:value-type="string" calcext:value-type="string">
            <text:p><text:s/>1.84e-19</text:p>
          </table:table-cell>
          <table:table-cell office:value-type="float" office:value="73.2" calcext:value-type="float">
            <text:p>73,2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92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factor, influence, success, affect, research, readiness, technologie, cryptocurrency, collect, previous, influential, usefulness, greek, strong, understanding, insight, role, structural_equation_modeling, extend, survey</text:p>
          </table:table-cell>
          <table:table-cell office:value-type="float" office:value="0.0000391" calcext:value-type="float">
            <text:p>3,91E-05</text:p>
          </table:table-cell>
          <table:table-cell table:style-name="ce1" office:value-type="string" calcext:value-type="string">
            <text:p><text:s/>1.89e-16</text:p>
          </table:table-cell>
          <table:table-cell office:value-type="float" office:value="92.7" calcext:value-type="float">
            <text:p>92,7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77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agricultural, crop, agriculture, production, cultivation, soil, productivity, food_security, field, cropland, land, climate, cotton, input, region, nutrient, nitrogen, climate_change, fertiliser, barley</text:p>
          </table:table-cell>
          <table:table-cell office:value-type="float" office:value="0.0000352" calcext:value-type="float">
            <text:p>3,52E-05</text:p>
          </table:table-cell>
          <table:table-cell table:style-name="ce1" office:value-type="string" calcext:value-type="string">
            <text:p><text:s/>9.34e-07</text:p>
          </table:table-cell>
          <table:table-cell office:value-type="float" office:value="144.2" calcext:value-type="float">
            <text:p>144,2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575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driver, drive, accident, substrate, separation, driving, driven, road_traffic, road_traffic_accident, proton, addition, behavior, nonspatial, approximately, light, turn, cnt, dependent, combination, gen</text:p>
          </table:table-cell>
          <table:table-cell office:value-type="float" office:value="0.000033" calcext:value-type="float">
            <text:p>3,30E-05</text:p>
          </table:table-cell>
          <table:table-cell table:style-name="ce1" office:value-type="string" calcext:value-type="string">
            <text:p><text:s/>1.84e-13</text:p>
          </table:table-cell>
          <table:table-cell office:value-type="float" office:value="78.9" calcext:value-type="float">
            <text:p>78,9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40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indicator, assessment, assess, index, define, level, definition, sustainable_development, economic, specific, statistical, development, environmental, construct, spain, methodological, framework, account, recipe, factor</text:p>
          </table:table-cell>
          <table:table-cell office:value-type="float" office:value="0.0000292" calcext:value-type="float">
            <text:p>2,92E-05</text:p>
          </table:table-cell>
          <table:table-cell table:style-name="ce1" office:value-type="string" calcext:value-type="string">
            <text:p><text:s/>1.11e-09</text:p>
          </table:table-cell>
          <table:table-cell office:value-type="float" office:value="96.6" calcext:value-type="float">
            <text:p>96,6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table:style-name="ce1" office:value-type="string" calcext:value-type="string">
            <text:p>188</text:p>
          </table:table-cell>
          <table:table-cell table:style-name="ce1" office:value-type="string" calcext:value-type="string">
            <text:p>45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planning, urban, park, plan, residential, walkability, city, environment, recreation, accessibility, street, national_park, land, area, nanjing, mix, parks, recreational, snake, greenery</text:p>
          </table:table-cell>
          <table:table-cell office:value-type="float" office:value="0.0000219" calcext:value-type="float">
            <text:p>2,19E-05</text:p>
          </table:table-cell>
          <table:table-cell table:style-name="ce1" office:value-type="string" calcext:value-type="string">
            <text:p><text:s/>7.56e-04</text:p>
          </table:table-cell>
          <table:table-cell office:value-type="float" office:value="121.9" calcext:value-type="float">
            <text:p>121,9</text:p>
          </table:table-cell>
          <table:table-cell office:value-type="float" office:value="188" calcext:value-type="float">
            <text:p>188</text:p>
          </table:table-cell>
        </table:table-row>
        <table:table-row table:style-name="ro2">
          <table:table-cell table:style-name="ce1" office:value-type="string" calcext:value-type="string">
            <text:p>193</text:p>
          </table:table-cell>
          <table:table-cell table:style-name="ce1" office:value-type="string" calcext:value-type="string">
            <text:p>668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intervention, month, trial, group, baseline, deliver, randomize, feasibility, primary, complete, contraception, usual_care, inform, change, acceptability, measure, rate, web, attend, support</text:p>
          </table:table-cell>
          <table:table-cell office:value-type="float" office:value="0.0000214" calcext:value-type="float">
            <text:p>2,14E-05</text:p>
          </table:table-cell>
          <table:table-cell table:style-name="ce1" office:value-type="string" calcext:value-type="string">
            <text:p><text:s/>2.64e-04</text:p>
          </table:table-cell>
          <table:table-cell office:value-type="float" office:value="106" calcext:value-type="float">
            <text:p>106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table:style-name="ce1" office:value-type="string" calcext:value-type="string">
            <text:p>201</text:p>
          </table:table-cell>
          <table:table-cell table:style-name="ce1" office:value-type="string" calcext:value-type="string">
            <text:p>218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scenario, future, alternative, potential, impact, simulate, baseline, option, cultivate, assess, reduction, viruse, reduce, expansion, cultivated, policy, outcome, suitable, plan, economic</text:p>
          </table:table-cell>
          <table:table-cell office:value-type="float" office:value="0.0000207" calcext:value-type="float">
            <text:p>2,07E-05</text:p>
          </table:table-cell>
          <table:table-cell table:style-name="ce1" office:value-type="string" calcext:value-type="string">
            <text:p><text:s/>3.50e-05</text:p>
          </table:table-cell>
          <table:table-cell office:value-type="float" office:value="104.6" calcext:value-type="float">
            <text:p>104,6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table:style-name="ce1" office:value-type="string" calcext:value-type="string">
            <text:p>202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percentage, report, cyber, victim, meta, lack, previous, complete, meal, tip, measure, higher, combat, immediately, cyberbullying, incident, effective, assess, comprise, supplement</text:p>
          </table:table-cell>
          <table:table-cell office:value-type="float" office:value="0.0000207" calcext:value-type="float">
            <text:p>2,07E-05</text:p>
          </table:table-cell>
          <table:table-cell table:style-name="ce1" office:value-type="string" calcext:value-type="string">
            <text:p><text:s/>4.34e-07</text:p>
          </table:table-cell>
          <table:table-cell office:value-type="float" office:value="68.7" calcext:value-type="float">
            <text:p>68,7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table:style-name="ce1" office:value-type="string" calcext:value-type="string">
            <text:p>217</text:p>
          </table:table-cell>
          <table:table-cell table:style-name="ce1" office:value-type="string" calcext:value-type="string">
            <text:p>268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survey, respondent, question, report, response, objective, measure, complete, preventive, crosssectional, chi, demographic, collect, receive, item, hour, routine, opinion, interview, perception</text:p>
          </table:table-cell>
          <table:table-cell office:value-type="float" office:value="0.0000196" calcext:value-type="float">
            <text:p>1,96E-05</text:p>
          </table:table-cell>
          <table:table-cell table:style-name="ce1" office:value-type="string" calcext:value-type="string">
            <text:p><text:s/>3.27e-04</text:p>
          </table:table-cell>
          <table:table-cell office:value-type="float" office:value="109.6" calcext:value-type="float">
            <text:p>109,6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17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growth, urbanization, population, rate, gdp, city, factor, development, capita, grow, gross_domestic_product, new_york_city, income, greenspace, world, prefecture, good, decoupling, relationship, quarter</text:p>
          </table:table-cell>
          <table:table-cell office:value-type="float" office:value="0.0000194" calcext:value-type="float">
            <text:p>1,94E-05</text:p>
          </table:table-cell>
          <table:table-cell table:style-name="ce1" office:value-type="string" calcext:value-type="string">
            <text:p><text:s/>2.26e-05</text:p>
          </table:table-cell>
          <table:table-cell office:value-type="float" office:value="75.7" calcext:value-type="float">
            <text:p>75,7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table:style-name="ce1" office:value-type="string" calcext:value-type="string">
            <text:p>222</text:p>
          </table:table-cell>
          <table:table-cell table:style-name="ce1" office:value-type="string" calcext:value-type="string">
            <text:p>771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threat, resistance, pose, human, impact, risk, loss, remain, reverse_logistic, destruction, mitigate, potential, climate_change, maintain, cerrado, cope, effort, lose, consequence, swot</text:p>
          </table:table-cell>
          <table:table-cell office:value-type="float" office:value="0.0000193" calcext:value-type="float">
            <text:p>1,93E-05</text:p>
          </table:table-cell>
          <table:table-cell table:style-name="ce1" office:value-type="string" calcext:value-type="string">
            <text:p><text:s/>3.53e-07</text:p>
          </table:table-cell>
          <table:table-cell office:value-type="float" office:value="78" calcext:value-type="float">
            <text:p>78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2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coordination, change, encounter, lulc, iron, imbalance, situation, commercial, news_media, difficulty, level, land_land_cover_lulc, consequence, essential, lack, part, affect, resource, depend, maintain</text:p>
          </table:table-cell>
          <table:table-cell office:value-type="float" office:value="0.000019" calcext:value-type="float">
            <text:p>1,90E-05</text:p>
          </table:table-cell>
          <table:table-cell table:style-name="ce1" office:value-type="string" calcext:value-type="string">
            <text:p><text:s/>5.90e-07</text:p>
          </table:table-cell>
          <table:table-cell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table:style-name="ce1" office:value-type="string" calcext:value-type="string">
            <text:p>244</text:p>
          </table:table-cell>
          <table:table-cell table:style-name="ce1" office:value-type="string" calcext:value-type="string">
            <text:p>141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priority, rank, list, top, ranking, critical, global, prioritization, recipient, expert, systematic, vulnerable, group, alternative, common, scoring, consensus, zero, hold, identification</text:p>
          </table:table-cell>
          <table:table-cell office:value-type="float" office:value="0.0000179" calcext:value-type="float">
            <text:p>1,79E-05</text:p>
          </table:table-cell>
          <table:table-cell table:style-name="ce1" office:value-type="string" calcext:value-type="string">
            <text:p><text:s/>1.09e-06</text:p>
          </table:table-cell>
          <table:table-cell office:value-type="float" office:value="72.7" calcext:value-type="float">
            <text:p>72,7</text:p>
          </table:table-cell>
          <table:table-cell office:value-type="float" office:value="244" calcext:value-type="float">
            <text:p>244</text:p>
          </table:table-cell>
        </table:table-row>
        <table:table-row table:style-name="ro2">
          <table:table-cell table:style-name="ce1" office:value-type="string" calcext:value-type="string">
            <text:p>253</text:p>
          </table:table-cell>
          <table:table-cell table:style-name="ce1" office:value-type="string" calcext:value-type="string">
            <text:p>630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risk, hazard, exposure, prevention, insurance, population, heart, pathology, dog, cardiovascular_disease, reduce, susceptibility, exacerbate, trials, investigation, induce, assessment, effectiveness, respiratory, assessing</text:p>
          </table:table-cell>
          <table:table-cell office:value-type="float" office:value="0.0000167" calcext:value-type="float">
            <text:p>1,67E-05</text:p>
          </table:table-cell>
          <table:table-cell table:style-name="ce1" office:value-type="string" calcext:value-type="string">
            <text:p><text:s/>1.36e-05</text:p>
          </table:table-cell>
          <table:table-cell office:value-type="float" office:value="61.1" calcext:value-type="float">
            <text:p>61,1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table:style-name="ce1" office:value-type="string" calcext:value-type="string">
            <text:p>255</text:p>
          </table:table-cell>
          <table:table-cell table:style-name="ce1" office:value-type="string" calcext:value-type="string">
            <text:p>894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index, composite, select, assess, shannon, topographic_wetness, quantify, divide, choose, largest, variable, locate, normalise, quantification, malmquist, mvpa, vegetation_index, culm, decision_maker, aggregation</text:p>
          </table:table-cell>
          <table:table-cell office:value-type="float" office:value="0.0000165" calcext:value-type="float">
            <text:p>1,65E-05</text:p>
          </table:table-cell>
          <table:table-cell table:style-name="ce1" office:value-type="string" calcext:value-type="string">
            <text:p><text:s/>4.43e-04</text:p>
          </table:table-cell>
          <table:table-cell office:value-type="float" office:value="97.4" calcext:value-type="float">
            <text:p>97,4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style-name="ce1" office:value-type="string" calcext:value-type="string">
            <text:p>258</text:p>
          </table:table-cell>
          <table:table-cell table:style-name="ce1" office:value-type="string" calcext:value-type="string">
            <text:p>464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poverty, salt, beam, live, impact, level, buy, reduce, wellbeing, measure, build, cation, reinforce, salinization, factor, status, suffer, recently, deterioration, presence</text:p>
          </table:table-cell>
          <table:table-cell office:value-type="float" office:value="0.0000163" calcext:value-type="float">
            <text:p>1,63E-05</text:p>
          </table:table-cell>
          <table:table-cell table:style-name="ce1" office:value-type="string" calcext:value-type="string">
            <text:p><text:s/>2.87e-05</text:p>
          </table:table-cell>
          <table:table-cell office:value-type="float" office:value="69.9" calcext:value-type="float">
            <text:p>69,9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table:style-name="ce1" office:value-type="string" calcext:value-type="string">
            <text:p>260</text:p>
          </table:table-cell>
          <table:table-cell table:style-name="ce1" office:value-type="string" calcext:value-type="string">
            <text:p>548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transit, walk, residential, transportation, rail, public, freight, mile, level, express, modal, measure, mode, biofilm, impact, policy, ridership, choice, encourage, potential</text:p>
          </table:table-cell>
          <table:table-cell office:value-type="float" office:value="0.0000162" calcext:value-type="float">
            <text:p>1,62E-05</text:p>
          </table:table-cell>
          <table:table-cell table:style-name="ce1" office:value-type="string" calcext:value-type="string">
            <text:p><text:s/>1.24e-03</text:p>
          </table:table-cell>
          <table:table-cell office:value-type="float" office:value="76.7" calcext:value-type="float">
            <text:p>76,7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table:style-name="ce1" office:value-type="string" calcext:value-type="string">
            <text:p>261</text:p>
          </table:table-cell>
          <table:table-cell table:style-name="ce1" office:value-type="string" calcext:value-type="string">
            <text:p>265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transport, passenger, railway, air, airport, metro, flow, stop, service, timetable, station, departure, volume, respect, arrival, rise, related, impact, traffic_congestion, international</text:p>
          </table:table-cell>
          <table:table-cell office:value-type="float" office:value="0.0000161" calcext:value-type="float">
            <text:p>1,61E-05</text:p>
          </table:table-cell>
          <table:table-cell table:style-name="ce1" office:value-type="string" calcext:value-type="string">
            <text:p><text:s/>1.56e-03</text:p>
          </table:table-cell>
          <table:table-cell office:value-type="float" office:value="81.2" calcext:value-type="float">
            <text:p>81,2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table:style-name="ce1" office:value-type="string" calcext:value-type="string">
            <text:p>269</text:p>
          </table:table-cell>
          <table:table-cell table:style-name="ce1" office:value-type="string" calcext:value-type="string">
            <text:p>651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participant, age, older_adult, adult, report, alcohol, experience, younger, victimization, complete, population, survey, questionnaire, participate, live, demographic, life, efficacy, interview, friend</text:p>
          </table:table-cell>
          <table:table-cell office:value-type="float" office:value="0.0000151" calcext:value-type="float">
            <text:p>1,51E-05</text:p>
          </table:table-cell>
          <table:table-cell table:style-name="ce1" office:value-type="string" calcext:value-type="string">
            <text:p><text:s/>1.49e-02</text:p>
          </table:table-cell>
          <table:table-cell office:value-type="float" office:value="106.4" calcext:value-type="float">
            <text:p>106,4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table:style-name="ce1" office:value-type="string" calcext:value-type="string">
            <text:p>275</text:p>
          </table:table-cell>
          <table:table-cell table:style-name="ce1" office:value-type="string" calcext:value-type="string">
            <text:p>1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behaviour, trajectory, behavioural, understanding, specific, drive, turn, adapt, level, empirical, confirm, point, location, tangible, regenerate, cube, construct, gain, implication, airbnb</text:p>
          </table:table-cell>
          <table:table-cell office:value-type="float" office:value="0.0000149" calcext:value-type="float">
            <text:p>1,49E-05</text:p>
          </table:table-cell>
          <table:table-cell table:style-name="ce1" office:value-type="string" calcext:value-type="string">
            <text:p><text:s/>9.76e-05</text:p>
          </table:table-cell>
          <table:table-cell office:value-type="float" office:value="75.4" calcext:value-type="float">
            <text:p>75,4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table:style-name="ce1" office:value-type="string" calcext:value-type="string">
            <text:p>289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activity, book, related, digital, motivation, print, camp, engage, frailty, ebook, storybook, person, spend, material, diary, innovative, link, preexisting, interplay, talk</text:p>
          </table:table-cell>
          <table:table-cell office:value-type="float" office:value="0.0000139" calcext:value-type="float">
            <text:p>1,39E-05</text:p>
          </table:table-cell>
          <table:table-cell table:style-name="ce1" office:value-type="string" calcext:value-type="string">
            <text:p><text:s/>4.89e-03</text:p>
          </table:table-cell>
          <table:table-cell office:value-type="float" office:value="97.9" calcext:value-type="float">
            <text:p>97,9</text:p>
          </table:table-cell>
          <table:table-cell office:value-type="float" office:value="289" calcext:value-type="float">
            <text:p>289</text:p>
          </table:table-cell>
        </table:table-row>
        <table:table-row table:style-name="ro2">
          <table:table-cell table:style-name="ce1" office:value-type="string" calcext:value-type="string">
            <text:p>291</text:p>
          </table:table-cell>
          <table:table-cell table:style-name="ce1" office:value-type="string" calcext:value-type="string">
            <text:p>498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crime, activity, criminal, systemic, leisure, relation, initiate, decay, law_enforcement, evidence, account, liive, central, hold, nature, earning, direct, report, mark, exclusively</text:p>
          </table:table-cell>
          <table:table-cell office:value-type="float" office:value="0.0000135" calcext:value-type="float">
            <text:p>1,35E-05</text:p>
          </table:table-cell>
          <table:table-cell table:style-name="ce1" office:value-type="string" calcext:value-type="string">
            <text:p><text:s/>2.79e-03</text:p>
          </table:table-cell>
          <table:table-cell office:value-type="float" office:value="73.4" calcext:value-type="float">
            <text:p>73,4</text:p>
          </table:table-cell>
          <table:table-cell office:value-type="float" office:value="291" calcext:value-type="float">
            <text:p>291</text:p>
          </table:table-cell>
        </table:table-row>
        <table:table-row table:style-name="ro2">
          <table:table-cell table:style-name="ce1" office:value-type="string" calcext:value-type="string">
            <text:p>296</text:p>
          </table:table-cell>
          <table:table-cell table:style-name="ce1" office:value-type="string" calcext:value-type="string">
            <text:p>285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assessment, vulnerability, aid, comprehensive, mathematics, cleaning, limit, common, measure, general, recommend, condition, shale, improvement, involve, exposure, fully, euro, context, limited</text:p>
          </table:table-cell>
          <table:table-cell office:value-type="float" office:value="0.0000131" calcext:value-type="float">
            <text:p>1,31E-05</text:p>
          </table:table-cell>
          <table:table-cell table:style-name="ce1" office:value-type="string" calcext:value-type="string">
            <text:p><text:s/>6.41e-04</text:p>
          </table:table-cell>
          <table:table-cell office:value-type="float" office:value="69.8" calcext:value-type="float">
            <text:p>69,8</text:p>
          </table:table-cell>
          <table:table-cell office:value-type="float" office:value="296" calcext:value-type="float">
            <text:p>296</text:p>
          </table:table-cell>
        </table:table-row>
        <table:table-row table:style-name="ro2">
          <table:table-cell table:style-name="ce1" office:value-type="string" calcext:value-type="string">
            <text:p>312</text:p>
          </table:table-cell>
          <table:table-cell table:style-name="ce1" office:value-type="string" calcext:value-type="string">
            <text:p>605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air_quality, air_pollution, textile, fabric, monitor, air_pollutant, no2, great_barrier_reef, human, seamount, agroecosystem, implicit, emission, complex, nitrogen, greater, episode, background, expose, account</text:p>
          </table:table-cell>
          <table:table-cell office:value-type="float" office:value="0.0000119" calcext:value-type="float">
            <text:p>1,19E-05</text:p>
          </table:table-cell>
          <table:table-cell table:style-name="ce1" office:value-type="string" calcext:value-type="string">
            <text:p><text:s/>7.82e-03</text:p>
          </table:table-cell>
          <table:table-cell office:value-type="float" office:value="68.5" calcext:value-type="float">
            <text:p>68,5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table:style-name="ce1" office:value-type="string" calcext:value-type="string">
            <text:p>320</text:p>
          </table:table-cell>
          <table:table-cell table:style-name="ce1" office:value-type="string" calcext:value-type="string">
            <text:p>897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analytical, level, flooding, cap, ukraine, account, russian, measure, process, grand, possibility, impact, problem, factor, sensitivity, ukrainian, sydney, mitigation, limit, parametic</text:p>
          </table:table-cell>
          <table:table-cell office:value-type="float" office:value="0.0000112" calcext:value-type="float">
            <text:p>1,12E-05</text:p>
          </table:table-cell>
          <table:table-cell table:style-name="ce1" office:value-type="string" calcext:value-type="string">
            <text:p><text:s/>2.53e-03</text:p>
          </table:table-cell>
          <table:table-cell office:value-type="float" office:value="73.2" calcext:value-type="float">
            <text:p>73,2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table:style-name="ce1" office:value-type="string" calcext:value-type="string">
            <text:p>321</text:p>
          </table:table-cell>
          <table:table-cell table:style-name="ce1" office:value-type="string" calcext:value-type="string">
            <text:p>900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activity, skin, sport, pesticide, content, effect, fungal, lipid, culture, grow, vivo, cell_phone, decay, tall, positive, sole, postharvest, active, report, chitosan</text:p>
          </table:table-cell>
          <table:table-cell office:value-type="float" office:value="0.0000112" calcext:value-type="float">
            <text:p>1,12E-05</text:p>
          </table:table-cell>
          <table:table-cell table:style-name="ce1" office:value-type="string" calcext:value-type="string">
            <text:p><text:s/>1.73e-02</text:p>
          </table:table-cell>
          <table:table-cell office:value-type="float" office:value="69.5" calcext:value-type="float">
            <text:p>69,5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table:style-name="ce1" office:value-type="string" calcext:value-type="string">
            <text:p>323</text:p>
          </table:table-cell>
          <table:table-cell table:style-name="ce1" office:value-type="string" calcext:value-type="string">
            <text:p>480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body, human, subject, condition, lot, size, limit, structure, wearable_device, filling, volatile_organic_compound, pat, swimm, prevent, vital, variety, grad, change, pose, collect</text:p>
          </table:table-cell>
          <table:table-cell office:value-type="float" office:value="0.0000106" calcext:value-type="float">
            <text:p>1,06E-05</text:p>
          </table:table-cell>
          <table:table-cell table:style-name="ce1" office:value-type="string" calcext:value-type="string">
            <text:p><text:s/>3.52e-03</text:p>
          </table:table-cell>
          <table:table-cell office:value-type="float" office:value="68.9" calcext:value-type="float">
            <text:p>68,9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table:style-name="ce1" office:value-type="string" calcext:value-type="string">
            <text:p>329</text:p>
          </table:table-cell>
          <table:table-cell table:style-name="ce1" office:value-type="string" calcext:value-type="string">
            <text:p>13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future, bangladesh, component, factor, depend, wide, specific, vary, loss, extreme_event, vulnerable, extensive, sorting, drive, processis, rely, function, disruption, limitation, concentrate</text:p>
          </table:table-cell>
          <table:table-cell office:value-type="float" office:value="0.0000101" calcext:value-type="float">
            <text:p>1,01E-05</text:p>
          </table:table-cell>
          <table:table-cell table:style-name="ce1" office:value-type="string" calcext:value-type="string">
            <text:p><text:s/>4.62e-03</text:p>
          </table:table-cell>
          <table:table-cell office:value-type="float" office:value="75.3" calcext:value-type="float">
            <text:p>75,3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table:style-name="ce1" office:value-type="string" calcext:value-type="string">
            <text:p>331</text:p>
          </table:table-cell>
          <table:table-cell table:style-name="ce1" office:value-type="string" calcext:value-type="string">
            <text:p>631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art, creative, reach, contemporary, clear, broad, potential, additional, reason, shift, start, role, demonstration, sustain, view, planet, series, examination, action, georgia</text:p>
          </table:table-cell>
          <table:table-cell office:value-type="float" office:value="0.00001" calcext:value-type="float">
            <text:p>1,00E-05</text:p>
          </table:table-cell>
          <table:table-cell table:style-name="ce1" office:value-type="string" calcext:value-type="string">
            <text:p><text:s/>9.39e-03</text:p>
          </table:table-cell>
          <table:table-cell office:value-type="float" office:value="74.4" calcext:value-type="float">
            <text:p>74,4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table:style-name="ce1" office:value-type="string" calcext:value-type="string">
            <text:p>332</text:p>
          </table:table-cell>
          <table:table-cell table:style-name="ce1" office:value-type="string" calcext:value-type="string">
            <text:p>767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barrier, chronic, lack, medicine, respiratory, condition, common, acute, limited, inadequate, open_source_software, funding, reason, carer, personalize, thematic, implementation, edible, shortage, centere</text:p>
          </table:table-cell>
          <table:table-cell office:value-type="float" office:value="0.00000993" calcext:value-type="float">
            <text:p>9,93E-06</text:p>
          </table:table-cell>
          <table:table-cell table:style-name="ce1" office:value-type="string" calcext:value-type="string">
            <text:p><text:s/>1.13e-02</text:p>
          </table:table-cell>
          <table:table-cell office:value-type="float" office:value="73" calcext:value-type="float">
            <text:p>73</text:p>
          </table:table-cell>
          <table:table-cell office:value-type="float" office:value="332" calcext:value-type="float">
            <text:p>332</text:p>
          </table:table-cell>
        </table:table-row>
        <table:table-row table:style-name="ro2">
          <table:table-cell table:style-name="ce1" office:value-type="string" calcext:value-type="string">
            <text:p>336</text:p>
          </table:table-cell>
          <table:table-cell table:style-name="ce1" office:value-type="string" calcext:value-type="string">
            <text:p>19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category, association, individual, determinant, characteristic, expectation, socioeconomic, related, netherlands, income, relevant, understanding, group, switzerland, multilevel, comprise, outcome, categorization, puma, decide</text:p>
          </table:table-cell>
          <table:table-cell office:value-type="float" office:value="0.00000972" calcext:value-type="float">
            <text:p>9,72E-06</text:p>
          </table:table-cell>
          <table:table-cell table:style-name="ce1" office:value-type="string" calcext:value-type="string">
            <text:p><text:s/>1.15e-02</text:p>
          </table:table-cell>
          <table:table-cell office:value-type="float" office:value="80.6" calcext:value-type="float">
            <text:p>80,6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table:style-name="ce1" office:value-type="string" calcext:value-type="string">
            <text:p>337</text:p>
          </table:table-cell>
          <table:table-cell table:style-name="ce1" office:value-type="string" calcext:value-type="string">
            <text:p>475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poor, availability, lack, challenge, store, critical, limit, information, alarm, forensic, food_insecurity, situation, accessible, context, reason, maintain, aid, country, data, quality</text:p>
          </table:table-cell>
          <table:table-cell office:value-type="float" office:value="0.00000966" calcext:value-type="float">
            <text:p>9,66E-06</text:p>
          </table:table-cell>
          <table:table-cell table:style-name="ce1" office:value-type="string" calcext:value-type="string">
            <text:p><text:s/>1.30e-02</text:p>
          </table:table-cell>
          <table:table-cell office:value-type="float" office:value="81.5" calcext:value-type="float">
            <text:p>81,5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table:style-name="ce1" office:value-type="string" calcext:value-type="string">
            <text:p>339</text:p>
          </table:table-cell>
          <table:table-cell table:style-name="ce1" office:value-type="string" calcext:value-type="string">
            <text:p>795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survey, questionnaire, age, sample, crosssectional, report, habit, administer, interview, collect, general, socioeconomic_status, group, sociodemographic, literacy_skill, association, gender, ability, recommend, majority</text:p>
          </table:table-cell>
          <table:table-cell office:value-type="float" office:value="0.0000094" calcext:value-type="float">
            <text:p>9,40E-06</text:p>
          </table:table-cell>
          <table:table-cell table:style-name="ce1" office:value-type="string" calcext:value-type="string">
            <text:p><text:s/>8.71e-02</text:p>
          </table:table-cell>
          <table:table-cell office:value-type="float" office:value="114.2" calcext:value-type="float">
            <text:p>114,2</text:p>
          </table:table-cell>
          <table:table-cell office:value-type="float" office:value="339" calcext:value-type="float">
            <text:p>339</text:p>
          </table:table-cell>
        </table:table-row>
        <table:table-row table:style-name="ro2">
          <table:table-cell table:style-name="ce1" office:value-type="string" calcext:value-type="string">
            <text:p>345</text:p>
          </table:table-cell>
          <table:table-cell table:style-name="ce1" office:value-type="string" calcext:value-type="string">
            <text:p>391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forage, green_space, activation, effect, nest, urban_green_space, tier, behavior, reduce, stimuli, cooling, foraging, negative, direct, fmri, control, task, enhance, stimulus, mitigate</text:p>
          </table:table-cell>
          <table:table-cell office:value-type="float" office:value="0.00000875" calcext:value-type="float">
            <text:p>8,75E-06</text:p>
          </table:table-cell>
          <table:table-cell table:style-name="ce1" office:value-type="string" calcext:value-type="string">
            <text:p><text:s/>3.27e-02</text:p>
          </table:table-cell>
          <table:table-cell office:value-type="float" office:value="63.6" calcext:value-type="float">
            <text:p>63,6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table:style-name="ce1" office:value-type="string" calcext:value-type="string">
            <text:p>346</text:p>
          </table:table-cell>
          <table:table-cell table:style-name="ce1" office:value-type="string" calcext:value-type="string">
            <text:p>689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female, male, sexual, sex, pathogen, individual, minority, infectious_disease, persistent, ethnic, report, risky, consent, british, mozambique, recent, behavior, sexually, target, person</text:p>
          </table:table-cell>
          <table:table-cell office:value-type="float" office:value="0.00000871" calcext:value-type="float">
            <text:p>8,71E-06</text:p>
          </table:table-cell>
          <table:table-cell table:style-name="ce1" office:value-type="string" calcext:value-type="string">
            <text:p><text:s/>7.24e-02</text:p>
          </table:table-cell>
          <table:table-cell office:value-type="float" office:value="78.3" calcext:value-type="float">
            <text:p>78,3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 table:style-name="ce1" office:value-type="string" calcext:value-type="string">
            <text:p>347</text:p>
          </table:table-cell>
          <table:table-cell table:style-name="ce1" office:value-type="string" calcext:value-type="string">
            <text:p>309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functional, trait, plant, group, maintain, composition, combination, adapt, strongly, depend, variation, accession, assess, ecological, multifunctionality, matrix, insight, vari, colonization, evenness</text:p>
          </table:table-cell>
          <table:table-cell office:value-type="float" office:value="0.0000085" calcext:value-type="float">
            <text:p>8,50E-06</text:p>
          </table:table-cell>
          <table:table-cell table:style-name="ce1" office:value-type="string" calcext:value-type="string">
            <text:p><text:s/>3.15e-02</text:p>
          </table:table-cell>
          <table:table-cell office:value-type="float" office:value="66.2" calcext:value-type="float">
            <text:p>66,2</text:p>
          </table:table-cell>
          <table:table-cell office:value-type="float" office:value="347" calcext:value-type="float">
            <text:p>347</text:p>
          </table:table-cell>
        </table:table-row>
        <table:table-row table:style-name="ro2">
          <table:table-cell table:style-name="ce1" office:value-type="string" calcext:value-type="string">
            <text:p>349</text:p>
          </table:table-cell>
          <table:table-cell table:style-name="ce1" office:value-type="string" calcext:value-type="string">
            <text:p>644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failure, level, enhance, resilient, double, gate, reason, prevent, boost, opening, backup, systems, adopt, importance, factor, mark, element, depend, presence, limit</text:p>
          </table:table-cell>
          <table:table-cell office:value-type="float" office:value="0.00000819" calcext:value-type="float">
            <text:p>8,19E-06</text:p>
          </table:table-cell>
          <table:table-cell table:style-name="ce1" office:value-type="string" calcext:value-type="string">
            <text:p><text:s/>2.53e-02</text:p>
          </table:table-cell>
          <table:table-cell office:value-type="float" office:value="75" calcext:value-type="float">
            <text:p>75</text:p>
          </table:table-cell>
          <table:table-cell office:value-type="float" office:value="349" calcext:value-type="float">
            <text:p>349</text:p>
          </table:table-cell>
        </table:table-row>
        <table:table-row table:style-name="ro2">
          <table:table-cell table:style-name="ce1" office:value-type="string" calcext:value-type="string">
            <text:p>363</text:p>
          </table:table-cell>
          <table:table-cell table:style-name="ce1" office:value-type="string" calcext:value-type="string">
            <text:p>675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historical, cultural_heritage, visitor, decade, document, shelter, recent, create, escape, combine, valuable, manager, conservation, digitise, physical, eradication, old, aesthetic, 1980, natural</text:p>
          </table:table-cell>
          <table:table-cell office:value-type="float" office:value="0.00000664" calcext:value-type="float">
            <text:p>6,64E-06</text:p>
          </table:table-cell>
          <table:table-cell table:style-name="ce1" office:value-type="string" calcext:value-type="string">
            <text:p><text:s/>9.16e-02</text:p>
          </table:table-cell>
          <table:table-cell office:value-type="float" office:value="73.3" calcext:value-type="float">
            <text:p>73,3</text:p>
          </table:table-cell>
          <table:table-cell office:value-type="float" office:value="363" calcext:value-type="float">
            <text:p>363</text:p>
          </table:table-cell>
        </table:table-row>
        <table:table-row table:style-name="ro2">
          <table:table-cell table:style-name="ce1" office:value-type="string" calcext:value-type="string">
            <text:p>371</text:p>
          </table:table-cell>
          <table:table-cell table:style-name="ce1" office:value-type="string" calcext:value-type="string">
            <text:p>360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theory, explain, understand, true, influence, dominant, extend, behavior, mainstream, draw, interpret, shape, specifically, specific, argue, prevalent, macro, expectation, affect, related</text:p>
          </table:table-cell>
          <table:table-cell office:value-type="float" office:value="0.00000644" calcext:value-type="float">
            <text:p>6,44E-06</text:p>
          </table:table-cell>
          <table:table-cell table:style-name="ce1" office:value-type="string" calcext:value-type="string">
            <text:p><text:s/>1.28e-01</text:p>
          </table:table-cell>
          <table:table-cell office:value-type="float" office:value="90.9" calcext:value-type="float">
            <text:p>90,9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table:style-name="ce1" office:value-type="string" calcext:value-type="string">
            <text:p>376</text:p>
          </table:table-cell>
          <table:table-cell table:style-name="ce1" office:value-type="string" calcext:value-type="string">
            <text:p>740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facility, acoustic, environment, recording, attraction, metropolitan_area, impact, interest, goal, sanitation, adequate, mcs, berlin, obtain, vulnerable, environmental, eigenvector, numerous, extent, monitor</text:p>
          </table:table-cell>
          <table:table-cell office:value-type="float" office:value="0.00000607" calcext:value-type="float">
            <text:p>6,07E-06</text:p>
          </table:table-cell>
          <table:table-cell table:style-name="ce1" office:value-type="string" calcext:value-type="string">
            <text:p><text:s/>9.49e-02</text:p>
          </table:table-cell>
          <table:table-cell office:value-type="float" office:value="66.9" calcext:value-type="float">
            <text:p>66,9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table:style-name="ce1" office:value-type="string" calcext:value-type="string">
            <text:p>377</text:p>
          </table:table-cell>
          <table:table-cell table:style-name="ce1" office:value-type="string" calcext:value-type="string">
            <text:p>815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aircraft, flight, impact, big, fleet, owner, aviation, airline, utility, point, heavy, capture, integrate, economically, bad, long, part, illustrate, strike, represent</text:p>
          </table:table-cell>
          <table:table-cell office:value-type="float" office:value="0.00000592" calcext:value-type="float">
            <text:p>5,92E-06</text:p>
          </table:table-cell>
          <table:table-cell table:style-name="ce1" office:value-type="string" calcext:value-type="string">
            <text:p><text:s/>1.31e-01</text:p>
          </table:table-cell>
          <table:table-cell office:value-type="float" office:value="68.2" calcext:value-type="float">
            <text:p>68,2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table:style-name="ce1" office:value-type="string" calcext:value-type="string">
            <text:p>394</text:p>
          </table:table-cell>
          <table:table-cell table:style-name="ce1" office:value-type="string" calcext:value-type="string">
            <text:p>42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credit, variable, choice, account, latent, factor, likelihood, wastewater_treatment_plant, volatility, lower, produce, decision, influence, augment, objective, financial, rent, desire, interest, treat</text:p>
          </table:table-cell>
          <table:table-cell office:value-type="float" office:value="0.00000435" calcext:value-type="float">
            <text:p>4,35E-06</text:p>
          </table:table-cell>
          <table:table-cell table:style-name="ce1" office:value-type="string" calcext:value-type="string">
            <text:p><text:s/>2.33e-01</text:p>
          </table:table-cell>
          <table:table-cell office:value-type="float" office:value="69.6" calcext:value-type="float">
            <text:p>69,6</text:p>
          </table:table-cell>
          <table:table-cell office:value-type="float" office:value="394" calcext:value-type="float">
            <text:p>394</text:p>
          </table:table-cell>
        </table:table-row>
        <table:table-row table:style-name="ro2">
          <table:table-cell table:style-name="ce1" office:value-type="string" calcext:value-type="string">
            <text:p>395</text:p>
          </table:table-cell>
          <table:table-cell table:style-name="ce1" office:value-type="string" calcext:value-type="string">
            <text:p>721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community, local, communities, sense, people, foster, surround, understand, livelihood, individual, activity, participate, support, role, gather, nfs, life, impacte, inclusion, mediate</text:p>
          </table:table-cell>
          <table:table-cell office:value-type="float" office:value="0.00000431" calcext:value-type="float">
            <text:p>4,31E-06</text:p>
          </table:table-cell>
          <table:table-cell table:style-name="ce1" office:value-type="string" calcext:value-type="string">
            <text:p><text:s/>4.26e-01</text:p>
          </table:table-cell>
          <table:table-cell office:value-type="float" office:value="111.8" calcext:value-type="float">
            <text:p>111,8</text:p>
          </table:table-cell>
          <table:table-cell office:value-type="float" office:value="395" calcext:value-type="float">
            <text:p>395</text:p>
          </table:table-cell>
        </table:table-row>
        <table:table-row table:style-name="ro2">
          <table:table-cell table:style-name="ce1" office:value-type="string" calcext:value-type="string">
            <text:p>397</text:p>
          </table:table-cell>
          <table:table-cell table:style-name="ce1" office:value-type="string" calcext:value-type="string">
            <text:p>66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impact, drift, disruption, consequence, fold, recent, enhance, robust, substantial, nepal, understand, advance, evidence, long_term, sensitive, prior, underlying, unique, catastrophic, continue</text:p>
          </table:table-cell>
          <table:table-cell office:value-type="float" office:value="0.00000391" calcext:value-type="float">
            <text:p>3,91E-06</text:p>
          </table:table-cell>
          <table:table-cell table:style-name="ce1" office:value-type="string" calcext:value-type="string">
            <text:p><text:s/>2.83e-01</text:p>
          </table:table-cell>
          <table:table-cell office:value-type="float" office:value="76" calcext:value-type="float">
            <text:p>76</text:p>
          </table:table-cell>
          <table:table-cell office:value-type="float" office:value="397" calcext:value-type="float">
            <text:p>397</text:p>
          </table:table-cell>
        </table:table-row>
        <table:table-row table:style-name="ro2">
          <table:table-cell table:style-name="ce1" office:value-type="string" calcext:value-type="string">
            <text:p>399</text:p>
          </table:table-cell>
          <table:table-cell table:style-name="ce1" office:value-type="string" calcext:value-type="string">
            <text:p>26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ship, vessel, expression, maritime, shipping, ammonia, cruise, port, environmental, cargo, regulation, saltmarsh, operation, automatic, safety, international, motif, pollution, monitoring, mrna</text:p>
          </table:table-cell>
          <table:table-cell office:value-type="float" office:value="0.00000387" calcext:value-type="float">
            <text:p>3,87E-06</text:p>
          </table:table-cell>
          <table:table-cell table:style-name="ce1" office:value-type="string" calcext:value-type="string">
            <text:p><text:s/>4.31e-01</text:p>
          </table:table-cell>
          <table:table-cell office:value-type="float" office:value="69.6" calcext:value-type="float">
            <text:p>69,6</text:p>
          </table:table-cell>
          <table:table-cell office:value-type="float" office:value="399" calcext:value-type="float">
            <text:p>399</text:p>
          </table:table-cell>
        </table:table-row>
        <table:table-row table:style-name="ro2">
          <table:table-cell table:style-name="ce1" office:value-type="string" calcext:value-type="string">
            <text:p>404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relationship, empirical, town, adjustment, typology, implication, antecedent, characteristic, moderate, empirically, sample, causal, schooling, significance, likelihood, specifically, inference, statistically_significant, support, mediation</text:p>
          </table:table-cell>
          <table:table-cell office:value-type="float" office:value="0.00000334" calcext:value-type="float">
            <text:p>3,34E-06</text:p>
          </table:table-cell>
          <table:table-cell table:style-name="ce1" office:value-type="string" calcext:value-type="string">
            <text:p><text:s/>4.36e-01</text:p>
          </table:table-cell>
          <table:table-cell office:value-type="float" office:value="96.6" calcext:value-type="float">
            <text:p>96,6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table:style-name="ce1" office:value-type="string" calcext:value-type="string">
            <text:p>410</text:p>
          </table:table-cell>
          <table:table-cell table:style-name="ce1" office:value-type="string" calcext:value-type="string">
            <text:p>628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groundwater, aquifer, turtle, potential, depth, pumping, shallow, groundwater_recharge, corrosion, contamination, sustainable, extraction, geological, depletion, zone, storage, hydraulic_conductivity, amine, numerical, condition</text:p>
          </table:table-cell>
          <table:table-cell office:value-type="float" office:value="0.00000307" calcext:value-type="float">
            <text:p>3,07E-06</text:p>
          </table:table-cell>
          <table:table-cell table:style-name="ce1" office:value-type="string" calcext:value-type="string">
            <text:p><text:s/>6.19e-01</text:p>
          </table:table-cell>
          <table:table-cell office:value-type="float" office:value="82.7" calcext:value-type="float">
            <text:p>82,7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table:style-name="ce1" office:value-type="string" calcext:value-type="string">
            <text:p>411</text:p>
          </table:table-cell>
          <table:table-cell table:style-name="ce1" office:value-type="string" calcext:value-type="string">
            <text:p>807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local, municipality, hong_kong, singapore, planning, flash_flood, planner, swarm, part, city, government, define, central, suburban, serve, economically, downtown, mitigation, medium, policy_maker</text:p>
          </table:table-cell>
          <table:table-cell office:value-type="float" office:value="0.00000293" calcext:value-type="float">
            <text:p>2,93E-06</text:p>
          </table:table-cell>
          <table:table-cell table:style-name="ce1" office:value-type="string" calcext:value-type="string">
            <text:p><text:s/>4.91e-01</text:p>
          </table:table-cell>
          <table:table-cell office:value-type="float" office:value="90.3" calcext:value-type="float">
            <text:p>90,3</text:p>
          </table:table-cell>
          <table:table-cell office:value-type="float" office:value="411" calcext:value-type="float">
            <text:p>411</text:p>
          </table:table-cell>
        </table:table-row>
        <table:table-row table:style-name="ro2">
          <table:table-cell table:style-name="ce1" office:value-type="string" calcext:value-type="string">
            <text:p>420</text:p>
          </table:table-cell>
          <table:table-cell table:style-name="ce1" office:value-type="string" calcext:value-type="string">
            <text:p>72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investigation, police, observer, level, advance, routine, global, scope, biology, employ, increasingly, involve, expand, identification, complex, megacity, insight, past_year, recent, represent</text:p>
          </table:table-cell>
          <table:table-cell office:value-type="float" office:value="0.00000218" calcext:value-type="float">
            <text:p>2,18E-06</text:p>
          </table:table-cell>
          <table:table-cell table:style-name="ce1" office:value-type="string" calcext:value-type="string">
            <text:p><text:s/>5.60e-01</text:p>
          </table:table-cell>
          <table:table-cell office:value-type="float" office:value="78.3" calcext:value-type="float">
            <text:p>78,3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table:style-name="ce1" office:value-type="string" calcext:value-type="string">
            <text:p>422</text:p>
          </table:table-cell>
          <table:table-cell table:style-name="ce1" office:value-type="string" calcext:value-type="string">
            <text:p>54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synthesis, represent, act, gear, comprehensive, highly, systematic, philippines, recurrent, responsible, crucial, license, expect, primary, extend, process, widespread, broader, restrict, substantial</text:p>
          </table:table-cell>
          <table:table-cell office:value-type="float" office:value="0.00000193" calcext:value-type="float">
            <text:p>1,93E-06</text:p>
          </table:table-cell>
          <table:table-cell table:style-name="ce1" office:value-type="string" calcext:value-type="string">
            <text:p><text:s/>5.96e-01</text:p>
          </table:table-cell>
          <table:table-cell office:value-type="float" office:value="79.8" calcext:value-type="float">
            <text:p>79,8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table:style-name="ce1" office:value-type="string" calcext:value-type="string">
            <text:p>427</text:p>
          </table:table-cell>
          <table:table-cell table:style-name="ce1" office:value-type="string" calcext:value-type="string">
            <text:p>18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fault, planting, part, preschool, complementary, republic, young_child, addition, inject, increasingly, active, crucial, occur, comparison, fault_diagnosis, limited, proper, toy, acquisition, general</text:p>
          </table:table-cell>
          <table:table-cell office:value-type="float" office:value="0.00000173" calcext:value-type="float">
            <text:p>1,73E-06</text:p>
          </table:table-cell>
          <table:table-cell table:style-name="ce1" office:value-type="string" calcext:value-type="string">
            <text:p><text:s/>6.60e-01</text:p>
          </table:table-cell>
          <table:table-cell office:value-type="float" office:value="66.4" calcext:value-type="float">
            <text:p>66,4</text:p>
          </table:table-cell>
          <table:table-cell office:value-type="float" office:value="427" calcext:value-type="float">
            <text:p>427</text:p>
          </table:table-cell>
        </table:table-row>
        <table:table-row table:style-name="ro2">
          <table:table-cell table:style-name="ce1" office:value-type="string" calcext:value-type="string">
            <text:p>430</text:p>
          </table:table-cell>
          <table:table-cell table:style-name="ce1" office:value-type="string" calcext:value-type="string">
            <text:p>310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quality, assess, poor, level, measure, standard, maintain, organ, index, liner, interpretation, adverse_effect, huron, incorporate, digital, timely, comply, adversely, unnecessary, regulate</text:p>
          </table:table-cell>
          <table:table-cell office:value-type="float" office:value="0.00000161" calcext:value-type="float">
            <text:p>1,61E-06</text:p>
          </table:table-cell>
          <table:table-cell table:style-name="ce1" office:value-type="string" calcext:value-type="string">
            <text:p><text:s/>7.30e-01</text:p>
          </table:table-cell>
          <table:table-cell office:value-type="float" office:value="100" calcext:value-type="float">
            <text:p>100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table:style-name="ce1" office:value-type="string" calcext:value-type="string">
            <text:p>433</text:p>
          </table:table-cell>
          <table:table-cell table:style-name="ce1" office:value-type="string" calcext:value-type="string">
            <text:p>636</text:p>
          </table:table-cell>
          <table:table-cell office:value-type="string" calcext:value-type="string">
            <text:p>hot_topic_cluster_no_1</text:p>
          </table:table-cell>
          <table:table-cell office:value-type="string" calcext:value-type="string">
            <text:p>woman, family, gender, empowerment, birth, contraceptive, feminist, inequality, abuse, group, child, pregnant, age, reason, sexual_harassment, experience, clinic, receive, social, counseling</text:p>
          </table:table-cell>
          <table:table-cell office:value-type="float" office:value="0.0000014" calcext:value-type="float">
            <text:p>1,40E-06</text:p>
          </table:table-cell>
          <table:table-cell table:style-name="ce1" office:value-type="string" calcext:value-type="string">
            <text:p><text:s/>8.37e-01</text:p>
          </table:table-cell>
          <table:table-cell office:value-type="float" office:value="110.3" calcext:value-type="float">
            <text:p>110,3</text:p>
          </table:table-cell>
          <table:table-cell office:value-type="float" office:value="433" calcext:value-type="float">
            <text:p>433</text:p>
          </table:table-cell>
        </table:table-row>
        <table:table-row table:style-name="ro2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43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storage, battery, charge, electric_vehicle, energy, microgrid, power, capacity, grid, operation, demand, electric_vehicle_charge, reduce, connect, vehicle, optimal, hybrid, reliability, renewable_energy_source, diesel_generator</text:p>
          </table:table-cell>
          <table:table-cell office:value-type="float" office:value="0.000122" calcext:value-type="float">
            <text:p>1,22E-04</text:p>
          </table:table-cell>
          <table:table-cell table:style-name="ce1" office:value-type="string" calcext:value-type="string">
            <text:p><text:s/>3.04e-38</text:p>
          </table:table-cell>
          <table:table-cell office:value-type="float" office:value="170.9" calcext:value-type="float">
            <text:p>170,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49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building, energy, comfort, heating, energy_consumption, cooling, occupant, build, indoor, roof, residential_building, heat, reduce_energy_consumption, office, heating_cool, demand, lighting, window, air, reduce</text:p>
          </table:table-cell>
          <table:table-cell office:value-type="float" office:value="0.000103" calcext:value-type="float">
            <text:p>1,03E-04</text:p>
          </table:table-cell>
          <table:table-cell table:style-name="ce1" office:value-type="string" calcext:value-type="string">
            <text:p><text:s/>3.61e-26</text:p>
          </table:table-cell>
          <table:table-cell office:value-type="float" office:value="183.1" calcext:value-type="float">
            <text:p>183,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52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power, voltage, load, electrical, converter, grid, renewable_energy, maximum, energy, control, simulation, operate, fluctuation, loss, conversion, source, controller, circuit, flow, device</text:p>
          </table:table-cell>
          <table:table-cell office:value-type="float" office:value="0.0000691" calcext:value-type="float">
            <text:p>6,91E-05</text:p>
          </table:table-cell>
          <table:table-cell table:style-name="ce1" office:value-type="string" calcext:value-type="string">
            <text:p><text:s/>8.15e-13</text:p>
          </table:table-cell>
          <table:table-cell office:value-type="float" office:value="183.5" calcext:value-type="float">
            <text:p>183,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520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grid, smart_grid, power, energy, electricity, generator, electrical, renewable_energy_source, utility, distribute, integration, generation, demand, demand_side_management, penetration, electric_power, charging, peak, smart, photovoltaic</text:p>
          </table:table-cell>
          <table:table-cell office:value-type="float" office:value="0.0000507" calcext:value-type="float">
            <text:p>5,07E-05</text:p>
          </table:table-cell>
          <table:table-cell table:style-name="ce1" office:value-type="string" calcext:value-type="string">
            <text:p><text:s/>7.16e-10</text:p>
          </table:table-cell>
          <table:table-cell office:value-type="float" office:value="150.8" calcext:value-type="float">
            <text:p>150,8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462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task, computing, tasnk, comput, performance, execution, request, cloud_comput, clould_comput, execute, cloud, computational, aware, deadline, dynamic, offload, time, cpu, architecture, dynamic_voltage_scaling</text:p>
          </table:table-cell>
          <table:table-cell office:value-type="float" office:value="0.0000374" calcext:value-type="float">
            <text:p>3,74E-05</text:p>
          </table:table-cell>
          <table:table-cell table:style-name="ce1" office:value-type="string" calcext:value-type="string">
            <text:p><text:s/>6.62e-08</text:p>
          </table:table-cell>
          <table:table-cell office:value-type="float" office:value="134.4" calcext:value-type="float">
            <text:p>134,4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400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utilization, host, resource, dynamic, aware, parasite, utilize, usage, dynamically, real_estate, heterogeneous, effective, migrate, dvf, balance, idle, center, mechanism, cloud, level_agreement_violation</text:p>
          </table:table-cell>
          <table:table-cell office:value-type="float" office:value="0.0000344" calcext:value-type="float">
            <text:p>3,44E-05</text:p>
          </table:table-cell>
          <table:table-cell table:style-name="ce1" office:value-type="string" calcext:value-type="string">
            <text:p><text:s/>1.03e-11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738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communication, distribute, network, relay, wireless, infrastructure, distributed, cooperative, protocol, deployment, device, architecture, transmission, heterogeneous, deploy, communications, centralize, reliable, forward, middleware</text:p>
          </table:table-cell>
          <table:table-cell office:value-type="float" office:value="0.0000291" calcext:value-type="float">
            <text:p>2,91E-05</text:p>
          </table:table-cell>
          <table:table-cell table:style-name="ce1" office:value-type="string" calcext:value-type="string">
            <text:p><text:s/>4.41e-05</text:p>
          </table:table-cell>
          <table:table-cell office:value-type="float" office:value="141.7" calcext:value-type="float">
            <text:p>141,7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690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generation, wind_power, wind, wind_farm, penetration, intermittent, wind_turbine, uncertainty, dispatch, combine, output, reliability, large_scale, strategy, scenario, optimally, utilize, operational, combination, dynamic</text:p>
          </table:table-cell>
          <table:table-cell office:value-type="float" office:value="0.000029" calcext:value-type="float">
            <text:p>2,90E-05</text:p>
          </table:table-cell>
          <table:table-cell table:style-name="ce1" office:value-type="string" calcext:value-type="string">
            <text:p><text:s/>4.50e-06</text:p>
          </table:table-cell>
          <table:table-cell office:value-type="float" office:value="92.1" calcext:value-type="float">
            <text:p>92,1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878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mobile_device, hydrogen, catalyst, regeneration, efficient, reaction, excessive, oxidation, smart, experimental, aspen, advanced, oxygan, addition, exhibit, excellent, effectively, intensive, backhaul, generation</text:p>
          </table:table-cell>
          <table:table-cell office:value-type="float" office:value="0.0000247" calcext:value-type="float">
            <text:p>2,47E-05</text:p>
          </table:table-cell>
          <table:table-cell table:style-name="ce1" office:value-type="string" calcext:value-type="string">
            <text:p><text:s/>1.34e-07</text:p>
          </table:table-cell>
          <table:table-cell office:value-type="float" office:value="77.4" calcext:value-type="float">
            <text:p>77,4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74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load, station, stations, teng, balance, peak, reduce, demand, realize, coordinate, obtain, dynamic, energy_save, save, control, addition, verify, fluctuation, practical, traffic</text:p>
          </table:table-cell>
          <table:table-cell office:value-type="float" office:value="0.0000245" calcext:value-type="float">
            <text:p>2,45E-05</text:p>
          </table:table-cell>
          <table:table-cell table:style-name="ce1" office:value-type="string" calcext:value-type="string">
            <text:p><text:s/>9.27e-07</text:p>
          </table:table-cell>
          <table:table-cell office:value-type="float" office:value="90.2" calcext:value-type="float">
            <text:p>90,2</text:p>
          </table:table-cell>
          <table:table-cell office:value-type="float" office:value="162" calcext:value-type="float">
            <text:p>162</text:p>
          </table:table-cell>
        </table:table-row>
        <table:table-row table:style-name="ro2">
          <table:table-cell table:style-name="ce1" office:value-type="string" calcext:value-type="string">
            <text:p>189</text:p>
          </table:table-cell>
          <table:table-cell table:style-name="ce1" office:value-type="string" calcext:value-type="string">
            <text:p>388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generation, appliance, distribution, load, distribute_generation, power, operation, consumer, storage, smart, loss, efficient, supply, connect, profile, real_time, integration, mat, comfort, power_consumption</text:p>
          </table:table-cell>
          <table:table-cell office:value-type="float" office:value="0.0000219" calcext:value-type="float">
            <text:p>2,19E-05</text:p>
          </table:table-cell>
          <table:table-cell table:style-name="ce1" office:value-type="string" calcext:value-type="string">
            <text:p><text:s/>6.18e-06</text:p>
          </table:table-cell>
          <table:table-cell office:value-type="float" office:value="80.8" calcext:value-type="float">
            <text:p>80,8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table:style-name="ce1" office:value-type="string" calcext:value-type="string">
            <text:p>227</text:p>
          </table:table-cell>
          <table:table-cell table:style-name="ce1" office:value-type="string" calcext:value-type="string">
            <text:p>209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evaluation, criterion, criteria, select, weight, objective, performance, sewer, comprehensive, blind, meet, effectiveness, multiple, subjective, construct, multicriteria_decision_make, proce, decision_making, mcdm, define</text:p>
          </table:table-cell>
          <table:table-cell office:value-type="float" office:value="0.0000189" calcext:value-type="float">
            <text:p>1,89E-05</text:p>
          </table:table-cell>
          <table:table-cell table:style-name="ce1" office:value-type="string" calcext:value-type="string">
            <text:p><text:s/>6.97e-04</text:p>
          </table:table-cell>
          <table:table-cell office:value-type="float" office:value="116.8" calcext:value-type="float">
            <text:p>116,8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table:style-name="ce1" office:value-type="string" calcext:value-type="string">
            <text:p>273</text:p>
          </table:table-cell>
          <table:table-cell table:style-name="ce1" office:value-type="string" calcext:value-type="string">
            <text:p>559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reduction, reduce, impact, cost, greenhouse_gas_emission, energy_savings, conventional, mitigate, amount, maintain, carbon_footprint, lithium, fossil_fuel, bill, approximately, plug, viable, gain, consist, optimized</text:p>
          </table:table-cell>
          <table:table-cell office:value-type="float" office:value="0.000015" calcext:value-type="float">
            <text:p>1,50E-05</text:p>
          </table:table-cell>
          <table:table-cell table:style-name="ce1" office:value-type="string" calcext:value-type="string">
            <text:p><text:s/>1.66e-03</text:p>
          </table:table-cell>
          <table:table-cell office:value-type="float" office:value="113" calcext:value-type="float">
            <text:p>113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table:style-name="ce1" office:value-type="string" calcext:value-type="string">
            <text:p>303</text:p>
          </table:table-cell>
          <table:table-cell table:style-name="ce1" office:value-type="string" calcext:value-type="string">
            <text:p>298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localization, complex, dependency, effectively, technique, network, wifi, extend, state_art, d2d_communication, rely, fundamental, illustrate, direct, sdg, large_scale, drill, reverse, widely, hyper</text:p>
          </table:table-cell>
          <table:table-cell office:value-type="float" office:value="0.0000125" calcext:value-type="float">
            <text:p>1,25E-05</text:p>
          </table:table-cell>
          <table:table-cell table:style-name="ce1" office:value-type="string" calcext:value-type="string">
            <text:p><text:s/>1.18e-03</text:p>
          </table:table-cell>
          <table:table-cell office:value-type="float" office:value="72.7" calcext:value-type="float">
            <text:p>72,7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table:style-name="ce1" office:value-type="string" calcext:value-type="string">
            <text:p>313</text:p>
          </table:table-cell>
          <table:table-cell table:style-name="ce1" office:value-type="string" calcext:value-type="string">
            <text:p>823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pipe, conventional, pipeline, end, install, addition, prosumer, generate, amount, introduce, call, point, refer, accelerate, classical, pick, efficiently, utilize, generation, compute</text:p>
          </table:table-cell>
          <table:table-cell office:value-type="float" office:value="0.0000118" calcext:value-type="float">
            <text:p>1,18E-05</text:p>
          </table:table-cell>
          <table:table-cell table:style-name="ce1" office:value-type="string" calcext:value-type="string">
            <text:p><text:s/>2.58e-03</text:p>
          </table:table-cell>
          <table:table-cell office:value-type="float" office:value="79.9" calcext:value-type="float">
            <text:p>79,9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table:style-name="ce1" office:value-type="string" calcext:value-type="string">
            <text:p>355</text:p>
          </table:table-cell>
          <table:table-cell table:style-name="ce1" office:value-type="string" calcext:value-type="string">
            <text:p>616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network, reliability, relay_node, flow, capacity, hcc, utility, lossy, maximize, receive, transmission, probability, minimum, limited, path, aeronet_aerosol_robotic, capability, installation, degrade, bender_decomposition</text:p>
          </table:table-cell>
          <table:table-cell office:value-type="float" office:value="0.00000776" calcext:value-type="float">
            <text:p>7,76E-06</text:p>
          </table:table-cell>
          <table:table-cell table:style-name="ce1" office:value-type="string" calcext:value-type="string">
            <text:p><text:s/>1.08e-01</text:p>
          </table:table-cell>
          <table:table-cell office:value-type="float" office:value="90.8" calcext:value-type="float">
            <text:p>90,8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table:style-name="ce1" office:value-type="string" calcext:value-type="string">
            <text:p>373</text:p>
          </table:table-cell>
          <table:table-cell table:style-name="ce1" office:value-type="string" calcext:value-type="string">
            <text:p>432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maintenance, cost, maintain, reduce, inspection, colour, time, manage, enable, assign, resource, environmental, proper, preventive, evaluation, expect, wastage, eliminate, generate, availability</text:p>
          </table:table-cell>
          <table:table-cell office:value-type="float" office:value="0.00000632" calcext:value-type="float">
            <text:p>6,32E-06</text:p>
          </table:table-cell>
          <table:table-cell table:style-name="ce1" office:value-type="string" calcext:value-type="string">
            <text:p><text:s/>1.35e-01</text:p>
          </table:table-cell>
          <table:table-cell office:value-type="float" office:value="80.3" calcext:value-type="float">
            <text:p>80,3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table:style-name="ce1" office:value-type="string" calcext:value-type="string">
            <text:p>374</text:p>
          </table:table-cell>
          <table:table-cell table:style-name="ce1" office:value-type="string" calcext:value-type="string">
            <text:p>389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end, exploit, micro, fully, enable, single, digital, processing, coordinate, fpga, multiple, hydrate, analytical, resource, technique, experimental, shale_gas, prove, scanner, fuse</text:p>
          </table:table-cell>
          <table:table-cell office:value-type="float" office:value="0.00000616" calcext:value-type="float">
            <text:p>6,16E-06</text:p>
          </table:table-cell>
          <table:table-cell table:style-name="ce1" office:value-type="string" calcext:value-type="string">
            <text:p><text:s/>1.32e-01</text:p>
          </table:table-cell>
          <table:table-cell office:value-type="float" office:value="80.7" calcext:value-type="float">
            <text:p>80,7</text:p>
          </table:table-cell>
          <table:table-cell office:value-type="float" office:value="374" calcext:value-type="float">
            <text:p>374</text:p>
          </table:table-cell>
        </table:table-row>
        <table:table-row table:style-name="ro2">
          <table:table-cell table:style-name="ce1" office:value-type="string" calcext:value-type="string">
            <text:p>383</text:p>
          </table:table-cell>
          <table:table-cell table:style-name="ce1" office:value-type="string" calcext:value-type="string">
            <text:p>409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memory, recognition, logic, performance, chip, experimental, sparse, architecture, tunnel, sparse_representation, speech_recognition, problem, domain, storage, computer_vision, accuracy, deep_learning, dram, cmo, robust</text:p>
          </table:table-cell>
          <table:table-cell office:value-type="float" office:value="0.00000537" calcext:value-type="float">
            <text:p>5,37E-06</text:p>
          </table:table-cell>
          <table:table-cell table:style-name="ce1" office:value-type="string" calcext:value-type="string">
            <text:p><text:s/>3.71e-01</text:p>
          </table:table-cell>
          <table:table-cell office:value-type="float" office:value="96.5" calcext:value-type="float">
            <text:p>96,5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table:style-name="ce1" office:value-type="string" calcext:value-type="string">
            <text:p>393</text:p>
          </table:table-cell>
          <table:table-cell table:style-name="ce1" office:value-type="string" calcext:value-type="string">
            <text:p>814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reduce, drop, adverse, additional, burden, risk, mitigate, safe, duty, likelihood, suffer, loss, minimize, implement, rate, severe, adjust, recent, unnecessary, strip</text:p>
          </table:table-cell>
          <table:table-cell office:value-type="float" office:value="0.00000455" calcext:value-type="float">
            <text:p>4,55E-06</text:p>
          </table:table-cell>
          <table:table-cell table:style-name="ce1" office:value-type="string" calcext:value-type="string">
            <text:p><text:s/>1.84e-01</text:p>
          </table:table-cell>
          <table:table-cell office:value-type="float" office:value="72.3" calcext:value-type="float">
            <text:p>72,3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table:style-name="ce1" office:value-type="string" calcext:value-type="string">
            <text:p>401</text:p>
          </table:table-cell>
          <table:table-cell table:style-name="ce1" office:value-type="string" calcext:value-type="string">
            <text:p>187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pressure, remote, operate, reduce, career, supervision, put, effective, operation, train, monitoring, critical, consist, line, operational, boiler, equipment, typically, advanced, urban_rail_transit</text:p>
          </table:table-cell>
          <table:table-cell office:value-type="float" office:value="0.0000038" calcext:value-type="float">
            <text:p>3,80E-06</text:p>
          </table:table-cell>
          <table:table-cell table:style-name="ce1" office:value-type="string" calcext:value-type="string">
            <text:p><text:s/>3.05e-01</text:p>
          </table:table-cell>
          <table:table-cell office:value-type="float" office:value="70.9" calcext:value-type="float">
            <text:p>70,9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table:style-name="ce1" office:value-type="string" calcext:value-type="string">
            <text:p>402</text:p>
          </table:table-cell>
          <table:table-cell table:style-name="ce1" office:value-type="string" calcext:value-type="string">
            <text:p>349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representation, visualization, technique, fuzzy_logic, state_art, feature, computational, domain, learn, visualize, introduce, label, real_world, framework, experimental, sparsity, interface, utilize, reasoning, real_time</text:p>
          </table:table-cell>
          <table:table-cell office:value-type="float" office:value="0.00000372" calcext:value-type="float">
            <text:p>3,72E-06</text:p>
          </table:table-cell>
          <table:table-cell table:style-name="ce1" office:value-type="string" calcext:value-type="string">
            <text:p><text:s/>4.77e-01</text:p>
          </table:table-cell>
          <table:table-cell office:value-type="float" office:value="108.1" calcext:value-type="float">
            <text:p>108,1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table:style-name="ce1" office:value-type="string" calcext:value-type="string">
            <text:p>436</text:p>
          </table:table-cell>
          <table:table-cell table:style-name="ce1" office:value-type="string" calcext:value-type="string">
            <text:p>711</text:p>
          </table:table-cell>
          <table:table-cell office:value-type="string" calcext:value-type="string">
            <text:p>hot_topic_cluster_no_10</text:p>
          </table:table-cell>
          <table:table-cell office:value-type="string" calcext:value-type="string">
            <text:p>reliability, item, construct, validity, performance, dimension, benchmark, multidimensional, sequential, dengue, serial, fit, verify, consist, final, obtain, advantage, smear, acceptable, experimental</text:p>
          </table:table-cell>
          <table:table-cell office:value-type="float" office:value="0.00000127" calcext:value-type="float">
            <text:p>1,27E-06</text:p>
          </table:table-cell>
          <table:table-cell table:style-name="ce1" office:value-type="string" calcext:value-type="string">
            <text:p><text:s/>7.73e-01</text:p>
          </table:table-cell>
          <table:table-cell office:value-type="float" office:value="85.2" calcext:value-type="float">
            <text:p>85,2</text:p>
          </table:table-cell>
          <table:table-cell office:value-type="float" office:value="436" calcext:value-type="float">
            <text:p>436</text:p>
          </table:table-cell>
        </table:table-row>
        <table:table-row table:style-name="ro2"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494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resilience, adaptation, climate_change, mitigation, impact, livelihood, capacity, food_security, vulnerability, policy, agriculture, mitigate, level, local, agricultural, smallholder, intervention, response, cope, adaptability</text:p>
          </table:table-cell>
          <table:table-cell office:value-type="float" office:value="0.0000535" calcext:value-type="float">
            <text:p>5,35E-05</text:p>
          </table:table-cell>
          <table:table-cell table:style-name="ce1" office:value-type="string" calcext:value-type="string">
            <text:p><text:s/>9.37e-20</text:p>
          </table:table-cell>
          <table:table-cell office:value-type="float" office:value="106.5" calcext:value-type="float">
            <text:p>106,5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879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risk, assessment, management, factor, assess, potential, measure, consequence, impact, level, critical, framework, averse, fail, manager, affect, adverse, societal, inherent, hydroponic</text:p>
          </table:table-cell>
          <table:table-cell office:value-type="float" office:value="0.0000282" calcext:value-type="float">
            <text:p>2,82E-05</text:p>
          </table:table-cell>
          <table:table-cell table:style-name="ce1" office:value-type="string" calcext:value-type="string">
            <text:p><text:s/>1.77e-06</text:p>
          </table:table-cell>
          <table:table-cell office:value-type="float" office:value="113.4" calcext:value-type="float">
            <text:p>113,4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820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negative, positive, effect, influence, consequence, statistically_significant, gross, loan, middle_east, individual, panel, empirical, mix, employ, negatively_correlate, interest, counteract, positively_correlate, related, posture</text:p>
          </table:table-cell>
          <table:table-cell office:value-type="float" office:value="0.0000279" calcext:value-type="float">
            <text:p>2,79E-05</text:p>
          </table:table-cell>
          <table:table-cell table:style-name="ce1" office:value-type="string" calcext:value-type="string">
            <text:p><text:s/>4.68e-10</text:p>
          </table:table-cell>
          <table:table-cell office:value-type="float" office:value="99.3" calcext:value-type="float">
            <text:p>99,3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234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behavior, physical_activity, healthy, lifestyle, obesity, health, individual, measure, minute, physical, related, level, change, daily, accelerometer, activity, moderate, active, people, week</text:p>
          </table:table-cell>
          <table:table-cell office:value-type="float" office:value="0.0000257" calcext:value-type="float">
            <text:p>2,57E-05</text:p>
          </table:table-cell>
          <table:table-cell table:style-name="ce1" office:value-type="string" calcext:value-type="string">
            <text:p><text:s/>1.21e-06</text:p>
          </table:table-cell>
          <table:table-cell office:value-type="float" office:value="101.4" calcext:value-type="float">
            <text:p>101,4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table:style-name="ce1" office:value-type="string" calcext:value-type="string">
            <text:p>180</text:p>
          </table:table-cell>
          <table:table-cell table:style-name="ce1" office:value-type="string" calcext:value-type="string">
            <text:p>403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factor, influence, affect, relationship, effect, domestic, explain, influential, variable, understand, related, environmental, human_activity, condition, climatic, significance, limiting, relation, multiple, human</text:p>
          </table:table-cell>
          <table:table-cell office:value-type="float" office:value="0.0000227" calcext:value-type="float">
            <text:p>2,27E-05</text:p>
          </table:table-cell>
          <table:table-cell table:style-name="ce1" office:value-type="string" calcext:value-type="string">
            <text:p><text:s/>3.68e-05</text:p>
          </table:table-cell>
          <table:table-cell office:value-type="float" office:value="131.6" calcext:value-type="float">
            <text:p>131,6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table:style-name="ce1" office:value-type="string" calcext:value-type="string">
            <text:p>205</text:p>
          </table:table-cell>
          <table:table-cell table:style-name="ce1" office:value-type="string" calcext:value-type="string">
            <text:p>363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climate, climate_change, future, projection, project, change, impact, expect, adaptation, shift, bioclimatic, potential, climatic_condition, decrease, global_warming, range, climatically, past, assess, predict</text:p>
          </table:table-cell>
          <table:table-cell office:value-type="float" office:value="0.0000205" calcext:value-type="float">
            <text:p>2,05E-05</text:p>
          </table:table-cell>
          <table:table-cell table:style-name="ce1" office:value-type="string" calcext:value-type="string">
            <text:p><text:s/>1.07e-02</text:p>
          </table:table-cell>
          <table:table-cell office:value-type="float" office:value="171.5" calcext:value-type="float">
            <text:p>171,5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table:style-name="ce1" office:value-type="string" calcext:value-type="string">
            <text:p>208</text:p>
          </table:table-cell>
          <table:table-cell table:style-name="ce1" office:value-type="string" calcext:value-type="string">
            <text:p>331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factor, related, behavioral, efficacy, motivation, exploratory, level, affect, socioeconomic, variable, relationship, measure, deprivation, motivational, importance, smoke_cessation, characteristic, predict, confirmatory, multivariate</text:p>
          </table:table-cell>
          <table:table-cell office:value-type="float" office:value="0.0000201" calcext:value-type="float">
            <text:p>2,01E-05</text:p>
          </table:table-cell>
          <table:table-cell table:style-name="ce1" office:value-type="string" calcext:value-type="string">
            <text:p><text:s/>9.56e-05</text:p>
          </table:table-cell>
          <table:table-cell office:value-type="float" office:value="114" calcext:value-type="float">
            <text:p>114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style-name="ce1" office:value-type="string" calcext:value-type="string">
            <text:p>233</text:p>
          </table:table-cell>
          <table:table-cell table:style-name="ce1" office:value-type="string" calcext:value-type="string">
            <text:p>457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productivity, effect, impact, country, panel, positive, growth, level, period, relationship, negative, capital, economic, spillover, evidence, investment, measure, human_capital, oecd, confirm</text:p>
          </table:table-cell>
          <table:table-cell office:value-type="float" office:value="0.0000185" calcext:value-type="float">
            <text:p>1,85E-05</text:p>
          </table:table-cell>
          <table:table-cell table:style-name="ce1" office:value-type="string" calcext:value-type="string">
            <text:p><text:s/>7.26e-03</text:p>
          </table:table-cell>
          <table:table-cell office:value-type="float" office:value="116.8" calcext:value-type="float">
            <text:p>116,8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table:style-name="ce1" office:value-type="string" calcext:value-type="string">
            <text:p>270</text:p>
          </table:table-cell>
          <table:table-cell table:style-name="ce1" office:value-type="string" calcext:value-type="string">
            <text:p>881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rural, area, urban, population, live, poor, local, lack, agricultural, country, basic, divide, survey, supplemental, accessibility, enhance, region, availability, revitalization, majority</text:p>
          </table:table-cell>
          <table:table-cell office:value-type="float" office:value="0.0000151" calcext:value-type="float">
            <text:p>1,51E-05</text:p>
          </table:table-cell>
          <table:table-cell table:style-name="ce1" office:value-type="string" calcext:value-type="string">
            <text:p><text:s/>3.96e-03</text:p>
          </table:table-cell>
          <table:table-cell office:value-type="float" office:value="89.5" calcext:value-type="float">
            <text:p>89,5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table:style-name="ce1" office:value-type="string" calcext:value-type="string">
            <text:p>282</text:p>
          </table:table-cell>
          <table:table-cell table:style-name="ce1" office:value-type="string" calcext:value-type="string">
            <text:p>175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level, ambient, condition, higher, elderly, lstm, drying, addition, responsible, living, expect, cortex, long_short_term_memory, significance, separate, exceed, environment, background, dramatically, classify</text:p>
          </table:table-cell>
          <table:table-cell office:value-type="float" office:value="0.0000142" calcext:value-type="float">
            <text:p>1,42E-05</text:p>
          </table:table-cell>
          <table:table-cell table:style-name="ce1" office:value-type="string" calcext:value-type="string">
            <text:p><text:s/>7.64e-05</text:p>
          </table:table-cell>
          <table:table-cell office:value-type="float" office:value="68.4" calcext:value-type="float">
            <text:p>68,4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table:style-name="ce1" office:value-type="string" calcext:value-type="string">
            <text:p>309</text:p>
          </table:table-cell>
          <table:table-cell table:style-name="ce1" office:value-type="string" calcext:value-type="string">
            <text:p>278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transition, change, gain, insight, shift, critical, rapid, potential, complex, previous, sic, lizard, interaction, affect, deeper, expand, vast, accompany, future, account</text:p>
          </table:table-cell>
          <table:table-cell office:value-type="float" office:value="0.0000121" calcext:value-type="float">
            <text:p>1,21E-05</text:p>
          </table:table-cell>
          <table:table-cell table:style-name="ce1" office:value-type="string" calcext:value-type="string">
            <text:p><text:s/>2.16e-03</text:p>
          </table:table-cell>
          <table:table-cell office:value-type="float" office:value="83.2" calcext:value-type="float">
            <text:p>83,2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table:style-name="ce1" office:value-type="string" calcext:value-type="string">
            <text:p>319</text:p>
          </table:table-cell>
          <table:table-cell table:style-name="ce1" office:value-type="string" calcext:value-type="string">
            <text:p>346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higher, level, associations, lower, nutrition, dietary, nutritional, objective, proportion, pediatric, assess, population, income, percentage, sociodemographic, weight, eat, vulnerable, wealth, evidence</text:p>
          </table:table-cell>
          <table:table-cell office:value-type="float" office:value="0.0000113" calcext:value-type="float">
            <text:p>1,13E-05</text:p>
          </table:table-cell>
          <table:table-cell table:style-name="ce1" office:value-type="string" calcext:value-type="string">
            <text:p><text:s/>1.76e-02</text:p>
          </table:table-cell>
          <table:table-cell office:value-type="float" office:value="86.7" calcext:value-type="float">
            <text:p>86,7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table:style-name="ce1" office:value-type="string" calcext:value-type="string">
            <text:p>344</text:p>
          </table:table-cell>
          <table:table-cell table:style-name="ce1" office:value-type="string" calcext:value-type="string">
            <text:p>531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suitability, future, impact, scenario, affect, debt, predict, change, decrease, modeling, long_term, assume, scarcity, higher, least, reduction, relevant, unsuitable, strategy, combine</text:p>
          </table:table-cell>
          <table:table-cell office:value-type="float" office:value="0.00000883" calcext:value-type="float">
            <text:p>8,83E-06</text:p>
          </table:table-cell>
          <table:table-cell table:style-name="ce1" office:value-type="string" calcext:value-type="string">
            <text:p><text:s/>1.27e-02</text:p>
          </table:table-cell>
          <table:table-cell office:value-type="float" office:value="65.5" calcext:value-type="float">
            <text:p>65,5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table:style-name="ce1" office:value-type="string" calcext:value-type="string">
            <text:p>353</text:p>
          </table:table-cell>
          <table:table-cell table:style-name="ce1" office:value-type="string" calcext:value-type="string">
            <text:p>113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impact, environmental, potential, assessment, affect, mitigation, flower, effect, biochar, environment, category, specific, floral, economic, human, related, amend, indicator, socioeconomic, limit</text:p>
          </table:table-cell>
          <table:table-cell office:value-type="float" office:value="0.00000796" calcext:value-type="float">
            <text:p>7,96E-06</text:p>
          </table:table-cell>
          <table:table-cell table:style-name="ce1" office:value-type="string" calcext:value-type="string">
            <text:p><text:s/>1.58e-01</text:p>
          </table:table-cell>
          <table:table-cell office:value-type="float" office:value="122.4" calcext:value-type="float">
            <text:p>122,4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table:style-name="ce1" office:value-type="string" calcext:value-type="string">
            <text:p>356</text:p>
          </table:table-cell>
          <table:table-cell table:style-name="ce1" office:value-type="string" calcext:value-type="string">
            <text:p>646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change, past, continue, evidence, world, understand, regional, remain, specialization, global, archaeological, pace, modern, grow, intact, opportunity, national, reflect, region, european</text:p>
          </table:table-cell>
          <table:table-cell office:value-type="float" office:value="0.00000775" calcext:value-type="float">
            <text:p>7,75E-06</text:p>
          </table:table-cell>
          <table:table-cell table:style-name="ce1" office:value-type="string" calcext:value-type="string">
            <text:p><text:s/>4.05e-02</text:p>
          </table:table-cell>
          <table:table-cell office:value-type="float" office:value="77.4" calcext:value-type="float">
            <text:p>77,4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table:style-name="ce1" office:value-type="string" calcext:value-type="string">
            <text:p>361</text:p>
          </table:table-cell>
          <table:table-cell table:style-name="ce1" office:value-type="string" calcext:value-type="string">
            <text:p>893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characteristic, influence, affect, factor, understand, spain, higher, suburban, karst, greater, directly, transferability, influencing_factor, attribute, generally, cone, moderate, weaken, relation, hyperion</text:p>
          </table:table-cell>
          <table:table-cell office:value-type="float" office:value="0.00000707" calcext:value-type="float">
            <text:p>7,07E-06</text:p>
          </table:table-cell>
          <table:table-cell table:style-name="ce1" office:value-type="string" calcext:value-type="string">
            <text:p><text:s/>7.08e-02</text:p>
          </table:table-cell>
          <table:table-cell office:value-type="float" office:value="89.8" calcext:value-type="float">
            <text:p>89,8</text:p>
          </table:table-cell>
          <table:table-cell office:value-type="float" office:value="361" calcext:value-type="float">
            <text:p>361</text:p>
          </table:table-cell>
        </table:table-row>
        <table:table-row table:style-name="ro2">
          <table:table-cell table:style-name="ce1" office:value-type="string" calcext:value-type="string">
            <text:p>365</text:p>
          </table:table-cell>
          <table:table-cell table:style-name="ce1" office:value-type="string" calcext:value-type="string">
            <text:p>812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ecological, landscape, natural, woodland, area, chla, connectivity, corridor, function, biodiversity, indicator, spatial, nature, importance, index, integrity, china, resistance, comprehensive, agricultural</text:p>
          </table:table-cell>
          <table:table-cell office:value-type="float" office:value="0.00000657" calcext:value-type="float">
            <text:p>6,57E-06</text:p>
          </table:table-cell>
          <table:table-cell table:style-name="ce1" office:value-type="string" calcext:value-type="string">
            <text:p><text:s/>2.19e-01</text:p>
          </table:table-cell>
          <table:table-cell office:value-type="float" office:value="84.2" calcext:value-type="float">
            <text:p>84,2</text:p>
          </table:table-cell>
          <table:table-cell office:value-type="float" office:value="365" calcext:value-type="float">
            <text:p>365</text:p>
          </table:table-cell>
        </table:table-row>
        <table:table-row table:style-name="ro2">
          <table:table-cell table:style-name="ce1" office:value-type="string" calcext:value-type="string">
            <text:p>398</text:p>
          </table:table-cell>
          <table:table-cell table:style-name="ce1" office:value-type="string" calcext:value-type="string">
            <text:p>476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interaction, effect, relationship, affect, interact, dependent, structure, weak, strength, regionalization, implication, variable, optimistic, highly, pessimistic, positive_negative, heterogeneity, latin_american, emphasize, generally</text:p>
          </table:table-cell>
          <table:table-cell office:value-type="float" office:value="0.00000388" calcext:value-type="float">
            <text:p>3,88E-06</text:p>
          </table:table-cell>
          <table:table-cell table:style-name="ce1" office:value-type="string" calcext:value-type="string">
            <text:p><text:s/>3.45e-01</text:p>
          </table:table-cell>
          <table:table-cell office:value-type="float" office:value="87.4" calcext:value-type="float">
            <text:p>87,4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table:style-name="ce1" office:value-type="string" calcext:value-type="string">
            <text:p>421</text:p>
          </table:table-cell>
          <table:table-cell table:style-name="ce1" office:value-type="string" calcext:value-type="string">
            <text:p>160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impact, future, climate_change, change, scenario, assess, potential, rise, sea_level_rise, vulnerable, predict, quantify, incorporate, extreme, extent, uncertainty, implication, impacte, assessment, polynya</text:p>
          </table:table-cell>
          <table:table-cell office:value-type="float" office:value="0.00000209" calcext:value-type="float">
            <text:p>2,09E-06</text:p>
          </table:table-cell>
          <table:table-cell table:style-name="ce1" office:value-type="string" calcext:value-type="string">
            <text:p><text:s/>6.53e-01</text:p>
          </table:table-cell>
          <table:table-cell office:value-type="float" office:value="97.8" calcext:value-type="float">
            <text:p>97,8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table:style-name="ce1" office:value-type="string" calcext:value-type="string">
            <text:p>444</text:p>
          </table:table-cell>
          <table:table-cell table:style-name="ce1" office:value-type="string" calcext:value-type="string">
            <text:p>220</text:p>
          </table:table-cell>
          <table:table-cell office:value-type="string" calcext:value-type="string">
            <text:p>hot_topic_cluster_no_11</text:p>
          </table:table-cell>
          <table:table-cell office:value-type="string" calcext:value-type="string">
            <text:p>level, specific, effect, account, diagram, characteristic, imply, activity, strong, rely, liability, intermediary, subsequent, measure, roadway, rebound, terrorist, higher, respective, medium</text:p>
          </table:table-cell>
          <table:table-cell office:value-type="float" office:value="0.000000354" calcext:value-type="float">
            <text:p>3,54E-07</text:p>
          </table:table-cell>
          <table:table-cell table:style-name="ce1" office:value-type="string" calcext:value-type="string">
            <text:p><text:s/>9.20e-01</text:p>
          </table:table-cell>
          <table:table-cell office:value-type="float" office:value="71.2" calcext:value-type="float">
            <text:p>71,2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274</text:p>
          </table:table-cell>
          <table:table-cell office:value-type="string" calcext:value-type="string">
            <text:p>hot_topic_cluster_no_12</text:p>
          </table:table-cell>
          <table:table-cell office:value-type="string" calcext:value-type="string">
            <text:p>artificial_neural_network, prediction, predict, performance, modeling, accuracy, nonlinear, regression, root_square_error, accurate, algorithm, artificial_intelligence, training, extreme_learn_machine, forecast, linear, data, perform, employ, predictive</text:p>
          </table:table-cell>
          <table:table-cell office:value-type="float" office:value="0.0000365" calcext:value-type="float">
            <text:p>3,65E-05</text:p>
          </table:table-cell>
          <table:table-cell table:style-name="ce1" office:value-type="string" calcext:value-type="string">
            <text:p><text:s/>1.05e-05</text:p>
          </table:table-cell>
          <table:table-cell office:value-type="float" office:value="155.1" calcext:value-type="float">
            <text:p>155,1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856</text:p>
          </table:table-cell>
          <table:table-cell office:value-type="string" calcext:value-type="string">
            <text:p>hot_topic_cluster_no_12</text:p>
          </table:table-cell>
          <table:table-cell office:value-type="string" calcext:value-type="string">
            <text:p>prediction, predict, parameter, error, accuracy, input, accurate, estimation, neural_network, mlp, data, correlation_coefficient, predicting, correlation, coefficient_determination, variable, algorithm, select, relative, absolute_error</text:p>
          </table:table-cell>
          <table:table-cell office:value-type="float" office:value="0.0000265" calcext:value-type="float">
            <text:p>2,65E-05</text:p>
          </table:table-cell>
          <table:table-cell table:style-name="ce1" office:value-type="string" calcext:value-type="string">
            <text:p><text:s/>4.42e-04</text:p>
          </table:table-cell>
          <table:table-cell office:value-type="float" office:value="152.1" calcext:value-type="float">
            <text:p>152,1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372</text:p>
          </table:table-cell>
          <table:table-cell office:value-type="string" calcext:value-type="string">
            <text:p>hot_topic_cluster_no_12</text:p>
          </table:table-cell>
          <table:table-cell office:value-type="string" calcext:value-type="string">
            <text:p>center, data, workload, cloud, reduce_energy_consumption, demand, algorithm, utilize, large_scale, outperform, performance, balancing, evaluation, processing, load, balance, handle, provision, aggregation, dataintensive</text:p>
          </table:table-cell>
          <table:table-cell office:value-type="float" office:value="0.0000239" calcext:value-type="float">
            <text:p>2,39E-05</text:p>
          </table:table-cell>
          <table:table-cell table:style-name="ce1" office:value-type="string" calcext:value-type="string">
            <text:p><text:s/>1.08e-04</text:p>
          </table:table-cell>
          <table:table-cell office:value-type="float" office:value="101.7" calcext:value-type="float">
            <text:p>101,7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table:style-name="ce1" office:value-type="string" calcext:value-type="string">
            <text:p>170</text:p>
          </table:table-cell>
          <table:table-cell table:style-name="ce1" office:value-type="string" calcext:value-type="string">
            <text:p>261</text:p>
          </table:table-cell>
          <table:table-cell office:value-type="string" calcext:value-type="string">
            <text:p>hot_topic_cluster_no_12</text:p>
          </table:table-cell>
          <table:table-cell office:value-type="string" calcext:value-type="string">
            <text:p>data, real_time, monitoring, collect, sensor, observatory, quality, continuous, dato, capture, validate, transmit, melanoma, consist, collecting, instrumentation, real_world, record, linked, large_scale</text:p>
          </table:table-cell>
          <table:table-cell office:value-type="float" office:value="0.0000233" calcext:value-type="float">
            <text:p>2,33E-05</text:p>
          </table:table-cell>
          <table:table-cell table:style-name="ce1" office:value-type="string" calcext:value-type="string">
            <text:p><text:s/>4.05e-06</text:p>
          </table:table-cell>
          <table:table-cell office:value-type="float" office:value="107.8" calcext:value-type="float">
            <text:p>107,8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table:style-name="ce1" office:value-type="string" calcext:value-type="string">
            <text:p>171</text:p>
          </table:table-cell>
          <table:table-cell table:style-name="ce1" office:value-type="string" calcext:value-type="string">
            <text:p>735</text:p>
          </table:table-cell>
          <table:table-cell office:value-type="string" calcext:value-type="string">
            <text:p>hot_topic_cluster_no_12</text:p>
          </table:table-cell>
          <table:table-cell office:value-type="string" calcext:value-type="string">
            <text:p>data, collection, collect, source, dato, generate, database, big, amount, challenge, terrestrial_laser_scanner, information, raby, quality, link, completeness, ownership, costly, federate, georeference</text:p>
          </table:table-cell>
          <table:table-cell office:value-type="float" office:value="0.0000232" calcext:value-type="float">
            <text:p>2,32E-05</text:p>
          </table:table-cell>
          <table:table-cell table:style-name="ce1" office:value-type="string" calcext:value-type="string">
            <text:p><text:s/>2.52e-03</text:p>
          </table:table-cell>
          <table:table-cell office:value-type="float" office:value="187.4" calcext:value-type="float">
            <text:p>187,4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table:style-name="ce1" office:value-type="string" calcext:value-type="string">
            <text:p>229</text:p>
          </table:table-cell>
          <table:table-cell table:style-name="ce1" office:value-type="string" calcext:value-type="string">
            <text:p>126</text:p>
          </table:table-cell>
          <table:table-cell office:value-type="string" calcext:value-type="string">
            <text:p>hot_topic_cluster_no_12</text:p>
          </table:table-cell>
          <table:table-cell office:value-type="string" calcext:value-type="string">
            <text:p>neural_network, algorithm, machine_learn, train, data, training, performance, generalize, dataset, input, deep, generalized, sheep, weight, accurately, automatically, statistical, employ, predict, supervise</text:p>
          </table:table-cell>
          <table:table-cell office:value-type="float" office:value="0.0000188" calcext:value-type="float">
            <text:p>1,88E-05</text:p>
          </table:table-cell>
          <table:table-cell table:style-name="ce1" office:value-type="string" calcext:value-type="string">
            <text:p><text:s/>3.32e-04</text:p>
          </table:table-cell>
          <table:table-cell office:value-type="float" office:value="97.4" calcext:value-type="float">
            <text:p>97,4</text:p>
          </table:table-cell>
          <table:table-cell office:value-type="float" office:value="229" calcext:value-type="float">
            <text:p>229</text:p>
          </table:table-cell>
        </table:table-row>
        <table:table-row table:style-name="ro2">
          <table:table-cell table:style-name="ce1" office:value-type="string" calcext:value-type="string">
            <text:p>250</text:p>
          </table:table-cell>
          <table:table-cell table:style-name="ce1" office:value-type="string" calcext:value-type="string">
            <text:p>703</text:p>
          </table:table-cell>
          <table:table-cell office:value-type="string" calcext:value-type="string">
            <text:p>hot_topic_cluster_no_12</text:p>
          </table:table-cell>
          <table:table-cell office:value-type="string" calcext:value-type="string">
            <text:p>data, collect, information, collection, electronic_health_record, large_amount, utilize, obtain, difficult, fully, unsupervised, crucial, frequent, encrypt, observational, supervise, pom, accreditation, expensive, consume</text:p>
          </table:table-cell>
          <table:table-cell office:value-type="float" office:value="0.000017" calcext:value-type="float">
            <text:p>1,70E-05</text:p>
          </table:table-cell>
          <table:table-cell table:style-name="ce1" office:value-type="string" calcext:value-type="string">
            <text:p><text:s/>6.86e-04</text:p>
          </table:table-cell>
          <table:table-cell office:value-type="float" office:value="105.5" calcext:value-type="float">
            <text:p>105,5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table:style-name="ce1" office:value-type="string" calcext:value-type="string">
            <text:p>290</text:p>
          </table:table-cell>
          <table:table-cell table:style-name="ce1" office:value-type="string" calcext:value-type="string">
            <text:p>588</text:p>
          </table:table-cell>
          <table:table-cell office:value-type="string" calcext:value-type="string">
            <text:p>hot_topic_cluster_no_12</text:p>
          </table:table-cell>
          <table:table-cell office:value-type="string" calcext:value-type="string">
            <text:p>data, generate, decision_tree, technique, regression, accurately, mining, combination, lag, machine_learning, perform, information, random_forest, gradient_boosting, outperform, fit, extracte, effective, detailed, accuritely</text:p>
          </table:table-cell>
          <table:table-cell office:value-type="float" office:value="0.0000136" calcext:value-type="float">
            <text:p>1,36E-05</text:p>
          </table:table-cell>
          <table:table-cell table:style-name="ce1" office:value-type="string" calcext:value-type="string">
            <text:p><text:s/>2.21e-03</text:p>
          </table:table-cell>
          <table:table-cell office:value-type="float" office:value="90.7" calcext:value-type="float">
            <text:p>90,7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table:style-name="ce1" office:value-type="string" calcext:value-type="string">
            <text:p>367</text:p>
          </table:table-cell>
          <table:table-cell table:style-name="ce1" office:value-type="string" calcext:value-type="string">
            <text:p>487</text:p>
          </table:table-cell>
          <table:table-cell office:value-type="string" calcext:value-type="string">
            <text:p>hot_topic_cluster_no_12</text:p>
          </table:table-cell>
          <table:table-cell office:value-type="string" calcext:value-type="string">
            <text:p>classification, dataset, data, classifier, accuracy, feature, algorithm, classifie, discovery, statistical, discriminate, state_art, rule, generalization, correctly, recognize, autonomous_underwater_vehicle, validate, obtain, machine_learning</text:p>
          </table:table-cell>
          <table:table-cell office:value-type="float" office:value="0.0000065" calcext:value-type="float">
            <text:p>6,50E-06</text:p>
          </table:table-cell>
          <table:table-cell table:style-name="ce1" office:value-type="string" calcext:value-type="string">
            <text:p><text:s/>1.74e-01</text:p>
          </table:table-cell>
          <table:table-cell office:value-type="float" office:value="87" calcext:value-type="float">
            <text:p>87</text:p>
          </table:table-cell>
          <table:table-cell office:value-type="float" office:value="367" calcext:value-type="float">
            <text:p>367</text:p>
          </table:table-cell>
        </table:table-row>
        <table:table-row table:style-name="ro2">
          <table:table-cell table:style-name="ce1" office:value-type="string" calcext:value-type="string">
            <text:p>413</text:p>
          </table:table-cell>
          <table:table-cell table:style-name="ce1" office:value-type="string" calcext:value-type="string">
            <text:p>554</text:p>
          </table:table-cell>
          <table:table-cell office:value-type="string" calcext:value-type="string">
            <text:p>hot_topic_cluster_no_12</text:p>
          </table:table-cell>
          <table:table-cell office:value-type="string" calcext:value-type="string">
            <text:p>map, accuracy, data, mapping, derive, area, dataset, validation, spatial_resolution, produce, rmse, spatial, satellite_imagery, cover, classification, texture, validate, digital, vegetation_index, mae</text:p>
          </table:table-cell>
          <table:table-cell office:value-type="float" office:value="0.0000028" calcext:value-type="float">
            <text:p>2,80E-06</text:p>
          </table:table-cell>
          <table:table-cell table:style-name="ce1" office:value-type="string" calcext:value-type="string">
            <text:p><text:s/>6.00e-01</text:p>
          </table:table-cell>
          <table:table-cell office:value-type="float" office:value="103.3" calcext:value-type="float">
            <text:p>103,3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67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city, smart_city, urban, smart, development, concept, citizen, planning, sustainable, smartness, infrastructure, governance, mobility, dimension, plan, transform, policy, information_communication_technology, local, metropolitan</text:p>
          </table:table-cell>
          <table:table-cell office:value-type="float" office:value="0.000164" calcext:value-type="float">
            <text:p>1,64E-04</text:p>
          </table:table-cell>
          <table:table-cell table:style-name="ce1" office:value-type="string" calcext:value-type="string">
            <text:p><text:s/>6.69e-56</text:p>
          </table:table-cell>
          <table:table-cell office:value-type="float" office:value="170.8" calcext:value-type="float">
            <text:p>170,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39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social_media, media, communication, facebook, audience, youtube, social, instagram, popular, engagement, activist, journalism, public, role, platforms, political, channel, photo, interest, media_literacy</text:p>
          </table:table-cell>
          <table:table-cell office:value-type="float" office:value="0.000139" calcext:value-type="float">
            <text:p>1,39E-04</text:p>
          </table:table-cell>
          <table:table-cell table:style-name="ce1" office:value-type="string" calcext:value-type="string">
            <text:p><text:s/>5.40e-54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747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student, university, classroom, academic, learn, teaching, skill, pedagogy, teach, education, undergraduate, questionnaire, faculty, experience, literacy, participate, prepare, face_face, undergraduate_student, assignment</text:p>
          </table:table-cell>
          <table:table-cell office:value-type="float" office:value="0.0000891" calcext:value-type="float">
            <text:p>8,91E-05</text:p>
          </table:table-cell>
          <table:table-cell table:style-name="ce1" office:value-type="string" calcext:value-type="string">
            <text:p><text:s/>2.49e-12</text:p>
          </table:table-cell>
          <table:table-cell office:value-type="float" office:value="263.2" calcext:value-type="float">
            <text:p>263,2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27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attitude, participant, psychological, anxiety, social_media, behavioral, fear, efficacy, questionnaire, vaccination, behavior, positive, social, individual, emotional, online, related, college_student, perception, survey</text:p>
          </table:table-cell>
          <table:table-cell office:value-type="float" office:value="0.0000889" calcext:value-type="float">
            <text:p>8,89E-05</text:p>
          </table:table-cell>
          <table:table-cell table:style-name="ce1" office:value-type="string" calcext:value-type="string">
            <text:p><text:s/>4.31e-38</text:p>
          </table:table-cell>
          <table:table-cell office:value-type="float" office:value="122.5" calcext:value-type="float">
            <text:p>122,5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139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digital, technology, inclusion, citizenship, argue, dialogic, traditional, possibility, create, offer, breast_tomosynthesi, narrative, society, articulate, scholar, socially, opportunity, qualitative, conversation, introductory</text:p>
          </table:table-cell>
          <table:table-cell office:value-type="float" office:value="0.0000751" calcext:value-type="float">
            <text:p>7,51E-05</text:p>
          </table:table-cell>
          <table:table-cell table:style-name="ce1" office:value-type="string" calcext:value-type="string">
            <text:p><text:s/>1.22e-23</text:p>
          </table:table-cell>
          <table:table-cell office:value-type="float" office:value="167.4" calcext:value-type="float">
            <text:p>167,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697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consumer, marketing, brand, purchase, product, sale, strategy, behavior, sustainable, influence, industry, loyalty, goods, social_media, branding, offer, microplastic, lunar, company, insight</text:p>
          </table:table-cell>
          <table:table-cell office:value-type="float" office:value="0.0000644" calcext:value-type="float">
            <text:p>6,44E-05</text:p>
          </table:table-cell>
          <table:table-cell table:style-name="ce1" office:value-type="string" calcext:value-type="string">
            <text:p><text:s/>1.80e-21</text:p>
          </table:table-cell>
          <table:table-cell office:value-type="float" office:value="112.5" calcext:value-type="float">
            <text:p>112,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167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online, digital, internet, voice, forum, engage, web, instruction, conversation, experience, social_media_platform, participant, early_childhood, offer, free_speech, reader, communicate, opportunity, anonymous, peer</text:p>
          </table:table-cell>
          <table:table-cell office:value-type="float" office:value="0.0000623" calcext:value-type="float">
            <text:p>6,23E-05</text:p>
          </table:table-cell>
          <table:table-cell table:style-name="ce1" office:value-type="string" calcext:value-type="string">
            <text:p><text:s/>3.40e-24</text:p>
          </table:table-cell>
          <table:table-cell office:value-type="float" office:value="119.6" calcext:value-type="float">
            <text:p>119,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00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financial, bank, trading, corporate_social_responsibility, market, finance, disclosure, fund, revenue, buyer, regulatory, incentive, sell, customer, promote, fintech, trade, sector, csr, retail</text:p>
          </table:table-cell>
          <table:table-cell office:value-type="float" office:value="0.0000618" calcext:value-type="float">
            <text:p>6,18E-05</text:p>
          </table:table-cell>
          <table:table-cell table:style-name="ce1" office:value-type="string" calcext:value-type="string">
            <text:p><text:s/>1.39e-21</text:p>
          </table:table-cell>
          <table:table-cell office:value-type="float" office:value="112.5" calcext:value-type="float">
            <text:p>112,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291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social, accessibility, society, social_exclusion, context, inclusive, argue, individual, promote, socioeconomic, inequality, collective, situation, accessible, create, participation, group, quality_life, life, poverty</text:p>
          </table:table-cell>
          <table:table-cell office:value-type="float" office:value="0.0000604" calcext:value-type="float">
            <text:p>6,04E-05</text:p>
          </table:table-cell>
          <table:table-cell table:style-name="ce1" office:value-type="string" calcext:value-type="string">
            <text:p><text:s/>4.00e-19</text:p>
          </table:table-cell>
          <table:table-cell office:value-type="float" office:value="141.2" calcext:value-type="float">
            <text:p>141,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338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attitude, intention, relationship, awareness, questionnaire, survey, research, affect, mediate, social, behavior, role, partial_least_square, structural_equation_modeling, involvement, perception, implication, related, malaysia, innovativeness</text:p>
          </table:table-cell>
          <table:table-cell office:value-type="float" office:value="0.0000582" calcext:value-type="float">
            <text:p>5,82E-05</text:p>
          </table:table-cell>
          <table:table-cell table:style-name="ce1" office:value-type="string" calcext:value-type="string">
            <text:p><text:s/>8.97e-21</text:p>
          </table:table-cell>
          <table:table-cell office:value-type="float" office:value="116.4" calcext:value-type="float">
            <text:p>116,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32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online, emotion, offline, people, world, spread, credibility, ecommerce, misinformation, massive, importance, idea, social, immigration, related, fake_news, recommendation, call, encourage, understand</text:p>
          </table:table-cell>
          <table:table-cell office:value-type="float" office:value="0.0000569" calcext:value-type="float">
            <text:p>5,69E-05</text:p>
          </table:table-cell>
          <table:table-cell table:style-name="ce1" office:value-type="string" calcext:value-type="string">
            <text:p><text:s/>1.37e-31</text:p>
          </table:table-cell>
          <table:table-cell office:value-type="float" office:value="85.3" calcext:value-type="float">
            <text:p>85,3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492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education, educational, competence, learning, learn, technology, teaching, university, elearning, graduate, digital_competence, educational_institution, curricula, knowledge, teach, society, lecture, school, teacher, lifelong</text:p>
          </table:table-cell>
          <table:table-cell office:value-type="float" office:value="0.0000566" calcext:value-type="float">
            <text:p>5,66E-05</text:p>
          </table:table-cell>
          <table:table-cell table:style-name="ce1" office:value-type="string" calcext:value-type="string">
            <text:p><text:s/>5.60e-11</text:p>
          </table:table-cell>
          <table:table-cell office:value-type="float" office:value="164.1" calcext:value-type="float">
            <text:p>164,1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454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public, private, opinion, concern, government, administration, general, policy, service, state, administrative, provision, effective, express, ministry, regulation, objective, marijuana, municipality, fact</text:p>
          </table:table-cell>
          <table:table-cell office:value-type="float" office:value="0.0000547" calcext:value-type="float">
            <text:p>5,47E-05</text:p>
          </table:table-cell>
          <table:table-cell table:style-name="ce1" office:value-type="string" calcext:value-type="string">
            <text:p><text:s/>8.41e-20</text:p>
          </table:table-cell>
          <table:table-cell office:value-type="float" office:value="124.8" calcext:value-type="float">
            <text:p>124,8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558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learn, learning, learner, environment, augmented_reality, teaching_learn, enhance, collaborative, student, education, educational, classroom, technology, higher_education, knowledge, skill, interactive, effective, cognitive, acquire</text:p>
          </table:table-cell>
          <table:table-cell office:value-type="float" office:value="0.0000525" calcext:value-type="float">
            <text:p>5,25E-05</text:p>
          </table:table-cell>
          <table:table-cell table:style-name="ce1" office:value-type="string" calcext:value-type="string">
            <text:p><text:s/>3.04e-10</text:p>
          </table:table-cell>
          <table:table-cell office:value-type="float" office:value="161.8" calcext:value-type="float">
            <text:p>161,8</text:p>
          </table:table-cell>
          <table:table-cell office:value-type="float" office:value="62" calcext:value-type="float">
            <text:p>62</text:p>
          </table:table-cell>
        </table:table-row>
        <table:table-row table:style-name="ro3"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7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industry, industrial, sector, manufacturing, manufacture, production, technology, hotel, manufacturing_industry, company, enterprisis, business, carbon_dioxide_emission, academia, domestic, development, activity, raw_material, sustainability, investment</text:p>
          </table:table-cell>
          <table:table-cell office:value-type="float" office:value="0.0000521" calcext:value-type="float">
            <text:p>5,21E-05</text:p>
          </table:table-cell>
          <table:table-cell table:style-name="ce1" office:value-type="string" calcext:value-type="string">
            <text:p><text:s/>1.51e-13</text:p>
          </table:table-cell>
          <table:table-cell office:value-type="float" office:value="144.1" calcext:value-type="float">
            <text:p>144,1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727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platform, interactive, user, online, enable, facilitate, interaction, communication, post, specifically, challenge, hate_speech, sense, posting, crowdsourcing, internet, usage, facebook_page, moderation, harassment</text:p>
          </table:table-cell>
          <table:table-cell office:value-type="float" office:value="0.0000508" calcext:value-type="float">
            <text:p>5,08E-05</text:p>
          </table:table-cell>
          <table:table-cell table:style-name="ce1" office:value-type="string" calcext:value-type="string">
            <text:p><text:s/>2.96e-28</text:p>
          </table:table-cell>
          <table:table-cell office:value-type="float" office:value="91.9" calcext:value-type="float">
            <text:p>91,9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800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participant, intervention, outcome, health, group, adherence, medication, setting, interview, session, evidence, implementation, program, receive, acceptability, randomize_control_trial, qualitative, week, enrol, recruit</text:p>
          </table:table-cell>
          <table:table-cell office:value-type="float" office:value="0.0000503" calcext:value-type="float">
            <text:p>5,03E-05</text:p>
          </table:table-cell>
          <table:table-cell table:style-name="ce1" office:value-type="string" calcext:value-type="string">
            <text:p><text:s/>1.64e-10</text:p>
          </table:table-cell>
          <table:table-cell office:value-type="float" office:value="156.9" calcext:value-type="float">
            <text:p>156,9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5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tourism, destination, tourist, registration, research, management, travel, potential, nature, role, crucial, point, connect, adopt, importance, resident, testbed, lack, facilitate, challenge</text:p>
          </table:table-cell>
          <table:table-cell office:value-type="float" office:value="0.0000502" calcext:value-type="float">
            <text:p>5,02E-05</text:p>
          </table:table-cell>
          <table:table-cell table:style-name="ce1" office:value-type="string" calcext:value-type="string">
            <text:p><text:s/>4.07e-19</text:p>
          </table:table-cell>
          <table:table-cell office:value-type="float" office:value="70.1" calcext:value-type="float">
            <text:p>70,1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851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green, environmental, green_infrastructure, sustainable, environment, cable, ebola, strategy, sustainable_development, amenity, greenness, sierra_leone, attention, integrate, acoustical, implementation, establishment, world, wide_range, resilient</text:p>
          </table:table-cell>
          <table:table-cell office:value-type="float" office:value="0.0000486" calcext:value-type="float">
            <text:p>4,86E-05</text:p>
          </table:table-cell>
          <table:table-cell table:style-name="ce1" office:value-type="string" calcext:value-type="string">
            <text:p><text:s/>9.08e-21</text:p>
          </table:table-cell>
          <table:table-cell office:value-type="float" office:value="88.8" calcext:value-type="float">
            <text:p>88,8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654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app, mobile, user, phone, service, experience, platform, effective, developer, mobile_phone, device, personal, access, offer, usefulness, complete, guide, prototype, receive, inform</text:p>
          </table:table-cell>
          <table:table-cell office:value-type="float" office:value="0.0000482" calcext:value-type="float">
            <text:p>4,82E-05</text:p>
          </table:table-cell>
          <table:table-cell table:style-name="ce1" office:value-type="string" calcext:value-type="string">
            <text:p><text:s/>2.60e-23</text:p>
          </table:table-cell>
          <table:table-cell office:value-type="float" office:value="74.2" calcext:value-type="float">
            <text:p>74,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694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chinese, sustainable_development_goal, politics, global, democracy, effort, understand, relation, citizen_science, societal, reality, contemporary, understanding, implication, gender_equality, critical, rise, role, china, experience</text:p>
          </table:table-cell>
          <table:table-cell office:value-type="float" office:value="0.0000461" calcext:value-type="float">
            <text:p>4,61E-05</text:p>
          </table:table-cell>
          <table:table-cell table:style-name="ce1" office:value-type="string" calcext:value-type="string">
            <text:p><text:s/>3.55e-24</text:p>
          </table:table-cell>
          <table:table-cell office:value-type="float" office:value="83.5" calcext:value-type="float">
            <text:p>83,5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88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practice, adoption, csa, agriculture, potential, farmer, cereal, smallholder_farmer, electronic_medical_record, sustainable, climate, adapt, policy, promote, precision_agriculture, sustainability, tillage, technology, implementation, situate</text:p>
          </table:table-cell>
          <table:table-cell office:value-type="float" office:value="0.0000459" calcext:value-type="float">
            <text:p>4,59E-05</text:p>
          </table:table-cell>
          <table:table-cell table:style-name="ce1" office:value-type="string" calcext:value-type="string">
            <text:p><text:s/>5.54e-19</text:p>
          </table:table-cell>
          <table:table-cell office:value-type="float" office:value="90.7" calcext:value-type="float">
            <text:p>90,7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32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perception, perceive, belief, norm, influence, experience, concern, attitude, survey, positive, understand, interview, behavior, discussion, implication, math, seek, talk, theory, online</text:p>
          </table:table-cell>
          <table:table-cell office:value-type="float" office:value="0.0000457" calcext:value-type="float">
            <text:p>4,57E-05</text:p>
          </table:table-cell>
          <table:table-cell table:style-name="ce1" office:value-type="string" calcext:value-type="string">
            <text:p><text:s/>1.22e-16</text:p>
          </table:table-cell>
          <table:table-cell office:value-type="float" office:value="109.4" calcext:value-type="float">
            <text:p>109,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526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originality, design_methodology, practical_implication, purpose_purpose, implication, research_limitation_implication, literature, insight, limitation, exploratory, interview, policymaker, discussion, bring, esp, empirically, owner, advantage, align, service</text:p>
          </table:table-cell>
          <table:table-cell office:value-type="float" office:value="0.0000419" calcext:value-type="float">
            <text:p>4,19E-05</text:p>
          </table:table-cell>
          <table:table-cell table:style-name="ce1" office:value-type="string" calcext:value-type="string">
            <text:p><text:s/>5.04e-22</text:p>
          </table:table-cell>
          <table:table-cell office:value-type="float" office:value="82.2" calcext:value-type="float">
            <text:p>82,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351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participation, citizen, public, government, social, participate, people, role, decision_make, encourage, policy, political, social_media, readmission, voice, opportunity, inform, department, concerned, local</text:p>
          </table:table-cell>
          <table:table-cell office:value-type="float" office:value="0.0000413" calcext:value-type="float">
            <text:p>4,13E-05</text:p>
          </table:table-cell>
          <table:table-cell table:style-name="ce1" office:value-type="string" calcext:value-type="string">
            <text:p><text:s/>4.73e-11</text:p>
          </table:table-cell>
          <table:table-cell office:value-type="float" office:value="108.5" calcext:value-type="float">
            <text:p>108,5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34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economic_growth, economic, economy, entrepreneurship, growth, economie, policy, country, fashion, promote, lab, venture, goods, sector, role, innovative, start, impact, financial, activity</text:p>
          </table:table-cell>
          <table:table-cell office:value-type="float" office:value="0.0000412" calcext:value-type="float">
            <text:p>4,12E-05</text:p>
          </table:table-cell>
          <table:table-cell table:style-name="ce1" office:value-type="string" calcext:value-type="string">
            <text:p><text:s/>3.60e-13</text:p>
          </table:table-cell>
          <table:table-cell office:value-type="float" office:value="98.6" calcext:value-type="float">
            <text:p>98,6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229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mental_health, survey, report, participant, respondent, experience, support, complete, status, perceive, objective, telephone, feeling, population, online, demographic, national, symptom, older, least</text:p>
          </table:table-cell>
          <table:table-cell office:value-type="float" office:value="0.0000359" calcext:value-type="float">
            <text:p>3,59E-05</text:p>
          </table:table-cell>
          <table:table-cell table:style-name="ce1" office:value-type="string" calcext:value-type="string">
            <text:p><text:s/>5.45e-10</text:p>
          </table:table-cell>
          <table:table-cell office:value-type="float" office:value="98.3" calcext:value-type="float">
            <text:p>98,3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61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people, life, world, greece, person, living, reach, day, vis, mild, disability, resort, create, environment, research, country, concordance, adapt, interpersonal, intellectual_disabilitie</text:p>
          </table:table-cell>
          <table:table-cell office:value-type="float" office:value="0.000035" calcext:value-type="float">
            <text:p>3,50E-05</text:p>
          </table:table-cell>
          <table:table-cell table:style-name="ce1" office:value-type="string" calcext:value-type="string">
            <text:p><text:s/>1.14e-14</text:p>
          </table:table-cell>
          <table:table-cell office:value-type="float" office:value="92.8" calcext:value-type="float">
            <text:p>92,8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43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regulation, identity, young_people, relation, convention, legislation, general, role, adopt, protection, enforcement, actively, implication, support, sense, united_nations, tactic, party, state, international</text:p>
          </table:table-cell>
          <table:table-cell office:value-type="float" office:value="0.0000339" calcext:value-type="float">
            <text:p>3,39E-05</text:p>
          </table:table-cell>
          <table:table-cell table:style-name="ce1" office:value-type="string" calcext:value-type="string">
            <text:p><text:s/>7.51e-14</text:p>
          </table:table-cell>
          <table:table-cell office:value-type="float" office:value="88.9" calcext:value-type="float">
            <text:p>88,9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486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mobility, theory, social, argue, human, notion, dimension, understanding, people, meaning, illustrate, theoretical, framework, relational, move, civil, question, movement, reflect, space</text:p>
          </table:table-cell>
          <table:table-cell office:value-type="float" office:value="0.0000336" calcext:value-type="float">
            <text:p>3,36E-05</text:p>
          </table:table-cell>
          <table:table-cell table:style-name="ce1" office:value-type="string" calcext:value-type="string">
            <text:p><text:s/>3.06e-10</text:p>
          </table:table-cell>
          <table:table-cell office:value-type="float" office:value="100.7" calcext:value-type="float">
            <text:p>100,7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208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healthcare, inequality, health, country, justice, solidarity, social, health_insurance, access, individual, service, national, lmics, problem, low_middle_income, public, injustice, policy, disparity, society</text:p>
          </table:table-cell>
          <table:table-cell office:value-type="float" office:value="0.0000335" calcext:value-type="float">
            <text:p>3,35E-05</text:p>
          </table:table-cell>
          <table:table-cell table:style-name="ce1" office:value-type="string" calcext:value-type="string">
            <text:p><text:s/>2.37e-14</text:p>
          </table:table-cell>
          <table:table-cell office:value-type="float" office:value="69.8" calcext:value-type="float">
            <text:p>69,8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user, information, sharing, access, veterinary, preference, confidentiality, desire, facilitate, request, nonuser, interactive, opinion, viewer, researcher, personal, relevant, general, exchange, display</text:p>
          </table:table-cell>
          <table:table-cell office:value-type="float" office:value="0.0000326" calcext:value-type="float">
            <text:p>3,26E-05</text:p>
          </table:table-cell>
          <table:table-cell table:style-name="ce1" office:value-type="string" calcext:value-type="string">
            <text:p><text:s/>2.00e-09</text:p>
          </table:table-cell>
          <table:table-cell office:value-type="float" office:value="112.1" calcext:value-type="float">
            <text:p>112,1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571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preference, choice, autonomous, autonomous_vehicle, individual, personalize, potential, specific, future, user, offer, people, traveler, inform, encourage, survey, logit, share, tailor, fully</text:p>
          </table:table-cell>
          <table:table-cell office:value-type="float" office:value="0.0000318" calcext:value-type="float">
            <text:p>3,18E-05</text:p>
          </table:table-cell>
          <table:table-cell table:style-name="ce1" office:value-type="string" calcext:value-type="string">
            <text:p><text:s/>1.94e-12</text:p>
          </table:table-cell>
          <table:table-cell office:value-type="float" office:value="84.6" calcext:value-type="float">
            <text:p>84,6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538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attention, fast, recent_year, research, attract, manufacturer, vietnam, employ, impact, utilize, currency, rapidly, clothing, widely, comparative, limitation, gradually, suggestion, appeal, reason</text:p>
          </table:table-cell>
          <table:table-cell office:value-type="float" office:value="0.0000296" calcext:value-type="float">
            <text:p>2,96E-05</text:p>
          </table:table-cell>
          <table:table-cell table:style-name="ce1" office:value-type="string" calcext:value-type="string">
            <text:p><text:s/>1.08e-15</text:p>
          </table:table-cell>
          <table:table-cell office:value-type="float" office:value="78.8" calcext:value-type="float">
            <text:p>78,8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344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experience, view, occupation, childhood, evidence, digital, session, occupational, theme, qualitative, interview, group, influencer, understand, outcome, longitudinal, related, checklist, behavioral, feel</text:p>
          </table:table-cell>
          <table:table-cell office:value-type="float" office:value="0.0000282" calcext:value-type="float">
            <text:p>2,82E-05</text:p>
          </table:table-cell>
          <table:table-cell table:style-name="ce1" office:value-type="string" calcext:value-type="string">
            <text:p><text:s/>1.55e-09</text:p>
          </table:table-cell>
          <table:table-cell office:value-type="float" office:value="93.1" calcext:value-type="float">
            <text:p>93,1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student, digital, media, multimodal, write, literacy, writing, school, text, media_literacy, teacher, education, educational, learner, grade, learn, college, opportunity, skill, writer</text:p>
          </table:table-cell>
          <table:table-cell office:value-type="float" office:value="0.0000281" calcext:value-type="float">
            <text:p>2,81E-05</text:p>
          </table:table-cell>
          <table:table-cell table:style-name="ce1" office:value-type="string" calcext:value-type="string">
            <text:p><text:s/>4.36e-03</text:p>
          </table:table-cell>
          <table:table-cell office:value-type="float" office:value="156.5" calcext:value-type="float">
            <text:p>156,5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530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transformation, build, link, built, dense, implement, comprehensive, network, illustrate, direction, today, development, infrastructur, resilient, concept, excavation, densification, adapt, serve, interdependency</text:p>
          </table:table-cell>
          <table:table-cell office:value-type="float" office:value="0.0000259" calcext:value-type="float">
            <text:p>2,59E-05</text:p>
          </table:table-cell>
          <table:table-cell table:style-name="ce1" office:value-type="string" calcext:value-type="string">
            <text:p><text:s/>2.94e-12</text:p>
          </table:table-cell>
          <table:table-cell office:value-type="float" office:value="75.8" calcext:value-type="float">
            <text:p>75,8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329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investment, asset, economic, country, expenditure, infrastructure, investor, level, invest, policy, economy, sector, money, private, trade, valuation, asian, openness, decision, empirical</text:p>
          </table:table-cell>
          <table:table-cell office:value-type="float" office:value="0.0000256" calcext:value-type="float">
            <text:p>2,56E-05</text:p>
          </table:table-cell>
          <table:table-cell table:style-name="ce1" office:value-type="string" calcext:value-type="string">
            <text:p><text:s/>3.65e-06</text:p>
          </table:table-cell>
          <table:table-cell office:value-type="float" office:value="101.2" calcext:value-type="float">
            <text:p>101,2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835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infrastructure, road, network, development, critical, planning, service, traffic, crossing, transport, accessibility, capacity, maintenance, natural_disaster, national, public, silk, disruption, build, decade</text:p>
          </table:table-cell>
          <table:table-cell office:value-type="float" office:value="0.0000256" calcext:value-type="float">
            <text:p>2,56E-05</text:p>
          </table:table-cell>
          <table:table-cell table:style-name="ce1" office:value-type="string" calcext:value-type="string">
            <text:p><text:s/>1.35e-07</text:p>
          </table:table-cell>
          <table:table-cell office:value-type="float" office:value="86.9" calcext:value-type="float">
            <text:p>86,9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172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search, gap, gaps, google, interest, literature, platform, unmanned, potential, offer, trend, information, profiling, generate, platforms, objective, comprehensive, meet, worldwide, gain</text:p>
          </table:table-cell>
          <table:table-cell office:value-type="float" office:value="0.0000253" calcext:value-type="float">
            <text:p>2,53E-05</text:p>
          </table:table-cell>
          <table:table-cell table:style-name="ce1" office:value-type="string" calcext:value-type="string">
            <text:p><text:s/>1.96e-09</text:p>
          </table:table-cell>
          <table:table-cell office:value-type="float" office:value="83.9" calcext:value-type="float">
            <text:p>83,9</text:p>
          </table:table-cell>
          <table:table-cell office:value-type="float" office:value="158" calcext:value-type="float">
            <text:p>158</text:p>
          </table:table-cell>
        </table:table-row>
        <table:table-row table:style-name="ro2">
          <table:table-cell table:style-name="ce1" office:value-type="string" calcext:value-type="string">
            <text:p>167</text:p>
          </table:table-cell>
          <table:table-cell table:style-name="ce1" office:value-type="string" calcext:value-type="string">
            <text:p>525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care, patient, health, provider, primary_care, clinic, visit, staff, clinical, service, access, treatment, receive, team, healthcare, centere, hospital, objective, support, satisfaction</text:p>
          </table:table-cell>
          <table:table-cell office:value-type="float" office:value="0.0000237" calcext:value-type="float">
            <text:p>2,37E-05</text:p>
          </table:table-cell>
          <table:table-cell table:style-name="ce1" office:value-type="string" calcext:value-type="string">
            <text:p><text:s/>2.14e-03</text:p>
          </table:table-cell>
          <table:table-cell office:value-type="float" office:value="129.6" calcext:value-type="float">
            <text:p>129,6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table:style-name="ce1" office:value-type="string" calcext:value-type="string">
            <text:p>172</text:p>
          </table:table-cell>
          <table:table-cell table:style-name="ce1" office:value-type="string" calcext:value-type="string">
            <text:p>56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human, impact, development, world, essential, unprecedented, increasingly, concern, threat, society, ability, recent, atom, avoid, unique, long, childcare, reason, trajectory, latest</text:p>
          </table:table-cell>
          <table:table-cell office:value-type="float" office:value="0.0000232" calcext:value-type="float">
            <text:p>2,32E-05</text:p>
          </table:table-cell>
          <table:table-cell table:style-name="ce1" office:value-type="string" calcext:value-type="string">
            <text:p><text:s/>4.39e-08</text:p>
          </table:table-cell>
          <table:table-cell office:value-type="float" office:value="89.6" calcext:value-type="float">
            <text:p>89,6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table:style-name="ce1" office:value-type="string" calcext:value-type="string">
            <text:p>175</text:p>
          </table:table-cell>
          <table:table-cell table:style-name="ce1" office:value-type="string" calcext:value-type="string">
            <text:p>324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ecosystem_service, integrate, integrated, provision, potential, fatigue, assess, service, strategy, deliver, level, tran, link, lack, impact, denmark, combine, invest, redd, nordic</text:p>
          </table:table-cell>
          <table:table-cell office:value-type="float" office:value="0.0000229" calcext:value-type="float">
            <text:p>2,29E-05</text:p>
          </table:table-cell>
          <table:table-cell table:style-name="ce1" office:value-type="string" calcext:value-type="string">
            <text:p><text:s/>2.13e-07</text:p>
          </table:table-cell>
          <table:table-cell office:value-type="float" office:value="83.3" calcext:value-type="float">
            <text:p>83,3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table:style-name="ce1" office:value-type="string" calcext:value-type="string">
            <text:p>190</text:p>
          </table:table-cell>
          <table:table-cell table:style-name="ce1" office:value-type="string" calcext:value-type="string">
            <text:p>758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organization, personal, organizational, television, social, citizenship, professional, communication, society, foster, awareness, practice, private, partnership, media, muslim, leader, today, mediate, affective</text:p>
          </table:table-cell>
          <table:table-cell office:value-type="float" office:value="0.0000217" calcext:value-type="float">
            <text:p>2,17E-05</text:p>
          </table:table-cell>
          <table:table-cell table:style-name="ce1" office:value-type="string" calcext:value-type="string">
            <text:p><text:s/>5.84e-05</text:p>
          </table:table-cell>
          <table:table-cell office:value-type="float" office:value="101.4" calcext:value-type="float">
            <text:p>101,4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table:style-name="ce1" office:value-type="string" calcext:value-type="string">
            <text:p>191</text:p>
          </table:table-cell>
          <table:table-cell table:style-name="ce1" office:value-type="string" calcext:value-type="string">
            <text:p>262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environment, indoor, outdoor, contract, ubiquitous, division, environmental, integrate, smart, integrat, operate, agile, integration, condition, component, technology, traditional, italy, paradigm, incumbent</text:p>
          </table:table-cell>
          <table:table-cell office:value-type="float" office:value="0.0000216" calcext:value-type="float">
            <text:p>2,16E-05</text:p>
          </table:table-cell>
          <table:table-cell table:style-name="ce1" office:value-type="string" calcext:value-type="string">
            <text:p><text:s/>2.11e-07</text:p>
          </table:table-cell>
          <table:table-cell office:value-type="float" office:value="73.4" calcext:value-type="float">
            <text:p>73,4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style-name="ce1" office:value-type="string" calcext:value-type="string">
            <text:p>195</text:p>
          </table:table-cell>
          <table:table-cell table:style-name="ce1" office:value-type="string" calcext:value-type="string">
            <text:p>287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usage, girl, offer, popular, call, critical, gain, tie, deliver, sdn, boy, technology, instant, software, goal, kind, turn, widely, interest, township</text:p>
          </table:table-cell>
          <table:table-cell office:value-type="float" office:value="0.0000213" calcext:value-type="float">
            <text:p>2,13E-05</text:p>
          </table:table-cell>
          <table:table-cell table:style-name="ce1" office:value-type="string" calcext:value-type="string">
            <text:p><text:s/>7.17e-08</text:p>
          </table:table-cell>
          <table:table-cell office:value-type="float" office:value="75.5" calcext:value-type="float">
            <text:p>75,5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table:style-name="ce1" office:value-type="string" calcext:value-type="string">
            <text:p>196</text:p>
          </table:table-cell>
          <table:table-cell table:style-name="ce1" office:value-type="string" calcext:value-type="string">
            <text:p>299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adolescent, youth, mother, group, infant, assistance, seek, objective, research, feeding, social, social_media, text_message, understand, qualitative, engage, receive, baby, report, middle</text:p>
          </table:table-cell>
          <table:table-cell office:value-type="float" office:value="0.0000212" calcext:value-type="float">
            <text:p>2,12E-05</text:p>
          </table:table-cell>
          <table:table-cell table:style-name="ce1" office:value-type="string" calcext:value-type="string">
            <text:p><text:s/>4.84e-05</text:p>
          </table:table-cell>
          <table:table-cell office:value-type="float" office:value="77.1" calcext:value-type="float">
            <text:p>77,1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table:style-name="ce1" office:value-type="string" calcext:value-type="string">
            <text:p>197</text:p>
          </table:table-cell>
          <table:table-cell table:style-name="ce1" office:value-type="string" calcext:value-type="string">
            <text:p>63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internet, post, access, digital_divide, sentiment, social, people, country, topic, communication, inequality, democratic, user, digital, political, online, opportunity, media, popular, social_media</text:p>
          </table:table-cell>
          <table:table-cell office:value-type="float" office:value="0.0000212" calcext:value-type="float">
            <text:p>2,12E-05</text:p>
          </table:table-cell>
          <table:table-cell table:style-name="ce1" office:value-type="string" calcext:value-type="string">
            <text:p><text:s/>8.67e-04</text:p>
          </table:table-cell>
          <table:table-cell office:value-type="float" office:value="105.5" calcext:value-type="float">
            <text:p>105,5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table:style-name="ce1" office:value-type="string" calcext:value-type="string">
            <text:p>198</text:p>
          </table:table-cell>
          <table:table-cell table:style-name="ce1" office:value-type="string" calcext:value-type="string">
            <text:p>144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situation, office, future, common, concern, survivor, bitcoin, possibility, format, past, voluntary, relevant, safe, satisfied, response, extent, capitalism, adequate, life, substantial</text:p>
          </table:table-cell>
          <table:table-cell office:value-type="float" office:value="0.0000211" calcext:value-type="float">
            <text:p>2,11E-05</text:p>
          </table:table-cell>
          <table:table-cell table:style-name="ce1" office:value-type="string" calcext:value-type="string">
            <text:p><text:s/>1.45e-07</text:p>
          </table:table-cell>
          <table:table-cell office:value-type="float" office:value="81.3" calcext:value-type="float">
            <text:p>81,3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table:style-name="ce1" office:value-type="string" calcext:value-type="string">
            <text:p>209</text:p>
          </table:table-cell>
          <table:table-cell table:style-name="ce1" office:value-type="string" calcext:value-type="string">
            <text:p>441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claim, dental, note, practice, seek, experimentation, professional, broader, part, nature, slum, tooth, appearance, align, increasingly, concern, semester, aspiration, end, bring</text:p>
          </table:table-cell>
          <table:table-cell office:value-type="float" office:value="0.0000201" calcext:value-type="float">
            <text:p>2,01E-05</text:p>
          </table:table-cell>
          <table:table-cell table:style-name="ce1" office:value-type="string" calcext:value-type="string">
            <text:p><text:s/>3.48e-06</text:p>
          </table:table-cell>
          <table:table-cell office:value-type="float" office:value="84.9" calcext:value-type="float">
            <text:p>84,9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824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government, agency, public, fund, governmental, argue, action, challenge, governance, agencie, act, responsibility, administration, outcome, organization, local, increasingly, opioid, council, institutional</text:p>
          </table:table-cell>
          <table:table-cell office:value-type="float" office:value="0.0000201" calcext:value-type="float">
            <text:p>2,01E-05</text:p>
          </table:table-cell>
          <table:table-cell table:style-name="ce1" office:value-type="string" calcext:value-type="string">
            <text:p><text:s/>8.41e-05</text:p>
          </table:table-cell>
          <table:table-cell office:value-type="float" office:value="98" calcext:value-type="float">
            <text:p>98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206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income, policy, tax, development, territorial, level, cohesion, workforce, promote, fiscal, national, implication, basic, periphery, millennium, expand, fund, quota, turn, country</text:p>
          </table:table-cell>
          <table:table-cell office:value-type="float" office:value="0.00002" calcext:value-type="float">
            <text:p>2,00E-05</text:p>
          </table:table-cell>
          <table:table-cell table:style-name="ce1" office:value-type="string" calcext:value-type="string">
            <text:p><text:s/>6.93e-05</text:p>
          </table:table-cell>
          <table:table-cell office:value-type="float" office:value="86.5" calcext:value-type="float">
            <text:p>86,5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table:style-name="ce1" office:value-type="string" calcext:value-type="string">
            <text:p>213</text:p>
          </table:table-cell>
          <table:table-cell table:style-name="ce1" office:value-type="string" calcext:value-type="string">
            <text:p>279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language, english, literacy, text, speak, vocabulary, english_language, communication, older_people, identity, group, narrative, learn, participant, identitie, multilingual, listen, proficiency, specific, efl</text:p>
          </table:table-cell>
          <table:table-cell office:value-type="float" office:value="0.00002" calcext:value-type="float">
            <text:p>2,00E-05</text:p>
          </table:table-cell>
          <table:table-cell table:style-name="ce1" office:value-type="string" calcext:value-type="string">
            <text:p><text:s/>3.42e-03</text:p>
          </table:table-cell>
          <table:table-cell office:value-type="float" office:value="109.5" calcext:value-type="float">
            <text:p>109,5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table:style-name="ce1" office:value-type="string" calcext:value-type="string">
            <text:p>242</text:p>
          </table:table-cell>
          <table:table-cell table:style-name="ce1" office:value-type="string" calcext:value-type="string">
            <text:p>236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future, potential, availability, enhance, level, compensation, resource, effort, limit, contributor, increasingly, opportunity, manage, related, united_states, context, limitation, target, implication, worldwide</text:p>
          </table:table-cell>
          <table:table-cell office:value-type="float" office:value="0.000018" calcext:value-type="float">
            <text:p>1,80E-05</text:p>
          </table:table-cell>
          <table:table-cell table:style-name="ce1" office:value-type="string" calcext:value-type="string">
            <text:p><text:s/>6.54e-06</text:p>
          </table:table-cell>
          <table:table-cell office:value-type="float" office:value="91.6" calcext:value-type="float">
            <text:p>91,6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42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story, draw, specialist, australia, storytelling, evidence, religious, socially, research, guinea, facilitate, sense, interact, club, part, constructive, creation, offer, relation, victoria</text:p>
          </table:table-cell>
          <table:table-cell office:value-type="float" office:value="0.0000178" calcext:value-type="float">
            <text:p>1,78E-05</text:p>
          </table:table-cell>
          <table:table-cell table:style-name="ce1" office:value-type="string" calcext:value-type="string">
            <text:p><text:s/>5.31e-05</text:p>
          </table:table-cell>
          <table:table-cell office:value-type="float" office:value="82.2" calcext:value-type="float">
            <text:p>82,2</text:p>
          </table:table-cell>
          <table:table-cell office:value-type="float" office:value="245" calcext:value-type="float">
            <text:p>245</text:p>
          </table:table-cell>
        </table:table-row>
        <table:table-row table:style-name="ro2">
          <table:table-cell table:style-name="ce1" office:value-type="string" calcext:value-type="string">
            <text:p>251</text:p>
          </table:table-cell>
          <table:table-cell table:style-name="ce1" office:value-type="string" calcext:value-type="string">
            <text:p>819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firm, customer, company, employee, business, industry, market, corporate, manager, relationship, organizational, competitive_advantage, financial, profitability, competitiveness, research, foreign, manufacturer, importance, positive</text:p>
          </table:table-cell>
          <table:table-cell office:value-type="float" office:value="0.000017" calcext:value-type="float">
            <text:p>1,70E-05</text:p>
          </table:table-cell>
          <table:table-cell table:style-name="ce1" office:value-type="string" calcext:value-type="string">
            <text:p><text:s/>3.90e-02</text:p>
          </table:table-cell>
          <table:table-cell office:value-type="float" office:value="147.4" calcext:value-type="float">
            <text:p>147,4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table:style-name="ce1" office:value-type="string" calcext:value-type="string">
            <text:p>262</text:p>
          </table:table-cell>
          <table:table-cell table:style-name="ce1" office:value-type="string" calcext:value-type="string">
            <text:p>412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literature, relevant, entry, understanding, context, point, evidence, taxonomy, artifact, interest, define, critically, offer, view, specifically, advance, regulate, gap, extant, relevance</text:p>
          </table:table-cell>
          <table:table-cell office:value-type="float" office:value="0.0000161" calcext:value-type="float">
            <text:p>1,61E-05</text:p>
          </table:table-cell>
          <table:table-cell table:style-name="ce1" office:value-type="string" calcext:value-type="string">
            <text:p><text:s/>7.94e-05</text:p>
          </table:table-cell>
          <table:table-cell office:value-type="float" office:value="86" calcext:value-type="float">
            <text:p>86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table:style-name="ce1" office:value-type="string" calcext:value-type="string">
            <text:p>264</text:p>
          </table:table-cell>
          <table:table-cell table:style-name="ce1" office:value-type="string" calcext:value-type="string">
            <text:p>125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trade, country, international, world, global, organization, digitalization, agreement, policy, export, multilateral, money_laundering, ferry, economic, regulation, border, combat, subsaharan_africa, exporter, protect</text:p>
          </table:table-cell>
          <table:table-cell office:value-type="float" office:value="0.0000159" calcext:value-type="float">
            <text:p>1,59E-05</text:p>
          </table:table-cell>
          <table:table-cell table:style-name="ce1" office:value-type="string" calcext:value-type="string">
            <text:p><text:s/>9.71e-03</text:p>
          </table:table-cell>
          <table:table-cell office:value-type="float" office:value="98.3" calcext:value-type="float">
            <text:p>98,3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table:style-name="ce1" office:value-type="string" calcext:value-type="string">
            <text:p>277</text:p>
          </table:table-cell>
          <table:table-cell table:style-name="ce1" office:value-type="string" calcext:value-type="string">
            <text:p>637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health, worker, maternal, pregnancy, healthcare, delivery, service, intervention, pregnant_woman, education, care, district, ministry, centre, abortion, descriptive, experience, introduction, programme, adverse</text:p>
          </table:table-cell>
          <table:table-cell office:value-type="float" office:value="0.0000146" calcext:value-type="float">
            <text:p>1,46E-05</text:p>
          </table:table-cell>
          <table:table-cell table:style-name="ce1" office:value-type="string" calcext:value-type="string">
            <text:p><text:s/>3.34e-03</text:p>
          </table:table-cell>
          <table:table-cell office:value-type="float" office:value="73.9" calcext:value-type="float">
            <text:p>73,9</text:p>
          </table:table-cell>
          <table:table-cell office:value-type="float" office:value="277" calcext:value-type="float">
            <text:p>277</text:p>
          </table:table-cell>
        </table:table-row>
        <table:table-row table:style-name="ro2">
          <table:table-cell table:style-name="ce1" office:value-type="string" calcext:value-type="string">
            <text:p>278</text:p>
          </table:table-cell>
          <table:table-cell table:style-name="ce1" office:value-type="string" calcext:value-type="string">
            <text:p>68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management, recommendation, practice, commitment, sustainability, green_supply_chain, recommend, manage, objective, environmental, implementation, shock, adapt, concern, shocks, pressure, recommender, action, revise, measure</text:p>
          </table:table-cell>
          <table:table-cell office:value-type="float" office:value="0.0000146" calcext:value-type="float">
            <text:p>1,46E-05</text:p>
          </table:table-cell>
          <table:table-cell table:style-name="ce1" office:value-type="string" calcext:value-type="string">
            <text:p><text:s/>1.16e-03</text:p>
          </table:table-cell>
          <table:table-cell office:value-type="float" office:value="84.8" calcext:value-type="float">
            <text:p>84,8</text:p>
          </table:table-cell>
          <table:table-cell office:value-type="float" office:value="278" calcext:value-type="float">
            <text:p>278</text:p>
          </table:table-cell>
        </table:table-row>
        <table:table-row table:style-name="ro2">
          <table:table-cell table:style-name="ce1" office:value-type="string" calcext:value-type="string">
            <text:p>279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home, entity, objective, manage, ability, define, addition, implement, adapt, end, enable, machinery, connection, impact, digital_twin, unique, relevant, personal, difficulty, daily</text:p>
          </table:table-cell>
          <table:table-cell office:value-type="float" office:value="0.0000146" calcext:value-type="float">
            <text:p>1,46E-05</text:p>
          </table:table-cell>
          <table:table-cell table:style-name="ce1" office:value-type="string" calcext:value-type="string">
            <text:p><text:s/>1.48e-04</text:p>
          </table:table-cell>
          <table:table-cell office:value-type="float" office:value="72.2" calcext:value-type="float">
            <text:p>72,2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table:style-name="ce1" office:value-type="string" calcext:value-type="string">
            <text:p>283</text:p>
          </table:table-cell>
          <table:table-cell table:style-name="ce1" office:value-type="string" calcext:value-type="string">
            <text:p>405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potential, import, tariff, offer, world, biomedical, charging, challenge, plug, charge, vast, operate, meet, addition, concern, utilise, member, culture, nation, importance</text:p>
          </table:table-cell>
          <table:table-cell office:value-type="float" office:value="0.0000142" calcext:value-type="float">
            <text:p>1,42E-05</text:p>
          </table:table-cell>
          <table:table-cell table:style-name="ce1" office:value-type="string" calcext:value-type="string">
            <text:p><text:s/>2.19e-04</text:p>
          </table:table-cell>
          <table:table-cell office:value-type="float" office:value="75.4" calcext:value-type="float">
            <text:p>75,4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table:style-name="ce1" office:value-type="string" calcext:value-type="string">
            <text:p>284</text:p>
          </table:table-cell>
          <table:table-cell table:style-name="ce1" office:value-type="string" calcext:value-type="string">
            <text:p>850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law, legal, authority, court, federal, digital, justice, concern, context, amendment, united_states, equality, free, draw, norm, respect, comparative, ethical, common, special</text:p>
          </table:table-cell>
          <table:table-cell office:value-type="float" office:value="0.0000142" calcext:value-type="float">
            <text:p>1,42E-05</text:p>
          </table:table-cell>
          <table:table-cell table:style-name="ce1" office:value-type="string" calcext:value-type="string">
            <text:p><text:s/>9.68e-03</text:p>
          </table:table-cell>
          <table:table-cell office:value-type="float" office:value="92" calcext:value-type="float">
            <text:p>92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table:style-name="ce1" office:value-type="string" calcext:value-type="string">
            <text:p>287</text:p>
          </table:table-cell>
          <table:table-cell table:style-name="ce1" office:value-type="string" calcext:value-type="string">
            <text:p>197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expansion, development, rapid, build, register, zoning, planning, urbanisation, territory, oriented, urban_sprawl, speaker, environment, conversion, substantial, ignore, grow, industrialization, urgent, human</text:p>
          </table:table-cell>
          <table:table-cell office:value-type="float" office:value="0.000014" calcext:value-type="float">
            <text:p>1,40E-05</text:p>
          </table:table-cell>
          <table:table-cell table:style-name="ce1" office:value-type="string" calcext:value-type="string">
            <text:p><text:s/>5.67e-04</text:p>
          </table:table-cell>
          <table:table-cell office:value-type="float" office:value="81.8" calcext:value-type="float">
            <text:p>81,8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table:style-name="ce1" office:value-type="string" calcext:value-type="string">
            <text:p>294</text:p>
          </table:table-cell>
          <table:table-cell table:style-name="ce1" office:value-type="string" calcext:value-type="string">
            <text:p>216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management, manage, resource, effective, systems, integrated, comprehensive, pile, facilitate, effectivly, maintenance, critical, successfully, availability, necessity, diverse, cope, deliver, suite, scarcity</text:p>
          </table:table-cell>
          <table:table-cell office:value-type="float" office:value="0.0000134" calcext:value-type="float">
            <text:p>1,34E-05</text:p>
          </table:table-cell>
          <table:table-cell table:style-name="ce1" office:value-type="string" calcext:value-type="string">
            <text:p><text:s/>2.76e-02</text:p>
          </table:table-cell>
          <table:table-cell office:value-type="float" office:value="151.8" calcext:value-type="float">
            <text:p>151,8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table:style-name="ce1" office:value-type="string" calcext:value-type="string">
            <text:p>299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policy, government, policy_maker, instrument, state, national, action, adopt, public, european_union, encourage, smart, decision_maker, subsidy, raise, recent, legislation, development, reflect, econometric</text:p>
          </table:table-cell>
          <table:table-cell office:value-type="float" office:value="0.0000129" calcext:value-type="float">
            <text:p>1,29E-05</text:p>
          </table:table-cell>
          <table:table-cell table:style-name="ce1" office:value-type="string" calcext:value-type="string">
            <text:p><text:s/>2.57e-02</text:p>
          </table:table-cell>
          <table:table-cell office:value-type="float" office:value="122.1" calcext:value-type="float">
            <text:p>122,1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table:style-name="ce1" office:value-type="string" calcext:value-type="string">
            <text:p>301</text:p>
          </table:table-cell>
          <table:table-cell table:style-name="ce1" office:value-type="string" calcext:value-type="string">
            <text:p>650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expert, semantic, knowledge, information, blend, workplace, format, domain, gateway, evaluation, process, qualitative, traditional, annotation, step, kind, environment, employ, build, learn</text:p>
          </table:table-cell>
          <table:table-cell office:value-type="float" office:value="0.0000128" calcext:value-type="float">
            <text:p>1,28E-05</text:p>
          </table:table-cell>
          <table:table-cell table:style-name="ce1" office:value-type="string" calcext:value-type="string">
            <text:p><text:s/>5.41e-03</text:p>
          </table:table-cell>
          <table:table-cell office:value-type="float" office:value="90.9" calcext:value-type="float">
            <text:p>90,9</text:p>
          </table:table-cell>
          <table:table-cell office:value-type="float" office:value="301" calcext:value-type="float">
            <text:p>301</text:p>
          </table:table-cell>
        </table:table-row>
        <table:table-row table:style-name="ro2">
          <table:table-cell table:style-name="ce1" office:value-type="string" calcext:value-type="string">
            <text:p>304</text:p>
          </table:table-cell>
          <table:table-cell table:style-name="ce1" office:value-type="string" calcext:value-type="string">
            <text:p>396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action, linkage, plan, manager, moral, focal, goal, define, harmful_algal_bloom, context, alternative, relevant, connect, target, invasive_alien, assist, involve, respect, challenging, impression</text:p>
          </table:table-cell>
          <table:table-cell office:value-type="float" office:value="0.0000125" calcext:value-type="float">
            <text:p>1,25E-05</text:p>
          </table:table-cell>
          <table:table-cell table:style-name="ce1" office:value-type="string" calcext:value-type="string">
            <text:p><text:s/>2.51e-03</text:p>
          </table:table-cell>
          <table:table-cell office:value-type="float" office:value="83.2" calcext:value-type="float">
            <text:p>83,2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table:style-name="ce1" office:value-type="string" calcext:value-type="string">
            <text:p>305</text:p>
          </table:table-cell>
          <table:table-cell table:style-name="ce1" office:value-type="string" calcext:value-type="string">
            <text:p>17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india, payment, service, attempt, thailand, financial_inclusion, commission, policy, adopt, neoliberal, global, cash, promote, infrastructure, access, pay, equitable, vital, transaction, commit</text:p>
          </table:table-cell>
          <table:table-cell office:value-type="float" office:value="0.0000124" calcext:value-type="float">
            <text:p>1,24E-05</text:p>
          </table:table-cell>
          <table:table-cell table:style-name="ce1" office:value-type="string" calcext:value-type="string">
            <text:p><text:s/>3.05e-03</text:p>
          </table:table-cell>
          <table:table-cell office:value-type="float" office:value="76.3" calcext:value-type="float">
            <text:p>76,3</text:p>
          </table:table-cell>
          <table:table-cell office:value-type="float" office:value="305" calcext:value-type="float">
            <text:p>305</text:p>
          </table:table-cell>
        </table:table-row>
        <table:table-row table:style-name="ro2">
          <table:table-cell table:style-name="ce1" office:value-type="string" calcext:value-type="string">
            <text:p>351</text:p>
          </table:table-cell>
          <table:table-cell table:style-name="ce1" office:value-type="string" calcext:value-type="string">
            <text:p>376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socioeconomic, education, research, digital, disparity, disadvantage, group, vulnerable, demographic, life, status, awareness, implication, literate, digital_divide, socially, increasingly, age, related, inequity</text:p>
          </table:table-cell>
          <table:table-cell office:value-type="float" office:value="0.00000801" calcext:value-type="float">
            <text:p>8,01E-06</text:p>
          </table:table-cell>
          <table:table-cell table:style-name="ce1" office:value-type="string" calcext:value-type="string">
            <text:p><text:s/>5.23e-02</text:p>
          </table:table-cell>
          <table:table-cell office:value-type="float" office:value="77.1" calcext:value-type="float">
            <text:p>77,1</text:p>
          </table:table-cell>
          <table:table-cell office:value-type="float" office:value="351" calcext:value-type="float">
            <text:p>351</text:p>
          </table:table-cell>
        </table:table-row>
        <table:table-row table:style-name="ro2">
          <table:table-cell table:style-name="ce1" office:value-type="string" calcext:value-type="string">
            <text:p>364</text:p>
          </table:table-cell>
          <table:table-cell table:style-name="ce1" office:value-type="string" calcext:value-type="string">
            <text:p>380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employment, job, labor, economic, economy, labour, wage, industry, social, unemployment, market, skilled, labour_market, rise, create, productive, policy, digit, technological, structural</text:p>
          </table:table-cell>
          <table:table-cell office:value-type="float" office:value="0.00000661" calcext:value-type="float">
            <text:p>6,61E-06</text:p>
          </table:table-cell>
          <table:table-cell table:style-name="ce1" office:value-type="string" calcext:value-type="string">
            <text:p><text:s/>3.20e-01</text:p>
          </table:table-cell>
          <table:table-cell office:value-type="float" office:value="105.7" calcext:value-type="float">
            <text:p>105,7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table:style-name="ce1" office:value-type="string" calcext:value-type="string">
            <text:p>369</text:p>
          </table:table-cell>
          <table:table-cell table:style-name="ce1" office:value-type="string" calcext:value-type="string">
            <text:p>436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alternative, accounting, repair, account, adopt, consequence, impact, choice, add, specifically, social_networking, view, die, activity, unintended, involve, traditional, incorporate, poverty_alleviation, willingness_pay</text:p>
          </table:table-cell>
          <table:table-cell office:value-type="float" office:value="0.00000646" calcext:value-type="float">
            <text:p>6,46E-06</text:p>
          </table:table-cell>
          <table:table-cell table:style-name="ce1" office:value-type="string" calcext:value-type="string">
            <text:p><text:s/>1.10e-01</text:p>
          </table:table-cell>
          <table:table-cell office:value-type="float" office:value="79" calcext:value-type="float">
            <text:p>79</text:p>
          </table:table-cell>
          <table:table-cell office:value-type="float" office:value="369" calcext:value-type="float">
            <text:p>369</text:p>
          </table:table-cell>
        </table:table-row>
        <table:table-row table:style-name="ro2">
          <table:table-cell table:style-name="ce1" office:value-type="string" calcext:value-type="string">
            <text:p>380</text:p>
          </table:table-cell>
          <table:table-cell table:style-name="ce1" office:value-type="string" calcext:value-type="string">
            <text:p>58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universal, collective, question, view, practice, discussion, notion, activism, raise, goal, aid, account, involve, emphasis, transform, enact, global, arise, state, effort</text:p>
          </table:table-cell>
          <table:table-cell office:value-type="float" office:value="0.00000578" calcext:value-type="float">
            <text:p>5,78E-06</text:p>
          </table:table-cell>
          <table:table-cell table:style-name="ce1" office:value-type="string" calcext:value-type="string">
            <text:p><text:s/>2.31e-01</text:p>
          </table:table-cell>
          <table:table-cell office:value-type="float" office:value="101.9" calcext:value-type="float">
            <text:p>101,9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table:style-name="ce1" office:value-type="string" calcext:value-type="string">
            <text:p>388</text:p>
          </table:table-cell>
          <table:table-cell table:style-name="ce1" office:value-type="string" calcext:value-type="string">
            <text:p>609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requirement, meet, satisfaction, meeting, level, implement, choose, shopping, fulfil, recommend, support, specific, primary, setting, target, compromise, impos, commitment, desig, undergraduates</text:p>
          </table:table-cell>
          <table:table-cell office:value-type="float" office:value="0.00000503" calcext:value-type="float">
            <text:p>5,03E-06</text:p>
          </table:table-cell>
          <table:table-cell table:style-name="ce1" office:value-type="string" calcext:value-type="string">
            <text:p><text:s/>2.01e-01</text:p>
          </table:table-cell>
          <table:table-cell office:value-type="float" office:value="84.8" calcext:value-type="float">
            <text:p>84,8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table:style-name="ce1" office:value-type="string" calcext:value-type="string">
            <text:p>390</text:p>
          </table:table-cell>
          <table:table-cell table:style-name="ce1" office:value-type="string" calcext:value-type="string">
            <text:p>421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potential, page, grow, hit, specific, sustainable, environmentally, possibility, target, produce, miss, resin, capable, rapidly, targeting, suitable, conscious, increasingly, promote, action</text:p>
          </table:table-cell>
          <table:table-cell office:value-type="float" office:value="0.0000047" calcext:value-type="float">
            <text:p>4,70E-06</text:p>
          </table:table-cell>
          <table:table-cell table:style-name="ce1" office:value-type="string" calcext:value-type="string">
            <text:p><text:s/>1.83e-01</text:p>
          </table:table-cell>
          <table:table-cell office:value-type="float" office:value="72.2" calcext:value-type="float">
            <text:p>72,2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table:style-name="ce1" office:value-type="string" calcext:value-type="string">
            <text:p>409</text:p>
          </table:table-cell>
          <table:table-cell table:style-name="ce1" office:value-type="string" calcext:value-type="string">
            <text:p>465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competition, client, grow, competitive, raise, gain, recent, agglomeration, market, externality, reputation, argue, today, attention, interest, economie, respond, strategy, emphasize, drive</text:p>
          </table:table-cell>
          <table:table-cell office:value-type="float" office:value="0.00000314" calcext:value-type="float">
            <text:p>3,14E-06</text:p>
          </table:table-cell>
          <table:table-cell table:style-name="ce1" office:value-type="string" calcext:value-type="string">
            <text:p><text:s/>4.82e-01</text:p>
          </table:table-cell>
          <table:table-cell office:value-type="float" office:value="93.7" calcext:value-type="float">
            <text:p>93,7</text:p>
          </table:table-cell>
          <table:table-cell office:value-type="float" office:value="409" calcext:value-type="float">
            <text:p>409</text:p>
          </table:table-cell>
        </table:table-row>
        <table:table-row table:style-name="ro2">
          <table:table-cell table:style-name="ce1" office:value-type="string" calcext:value-type="string">
            <text:p>424</text:p>
          </table:table-cell>
          <table:table-cell table:style-name="ce1" office:value-type="string" calcext:value-type="string">
            <text:p>564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knowledge, awareness, gap, lack, good, bullying, inform, discovery, discover, helsinki, build, represent, adequate, strategy, specific, recommendation, successful, report, delhi, insufficient</text:p>
          </table:table-cell>
          <table:table-cell office:value-type="float" office:value="0.00000188" calcext:value-type="float">
            <text:p>1,88E-06</text:p>
          </table:table-cell>
          <table:table-cell table:style-name="ce1" office:value-type="string" calcext:value-type="string">
            <text:p><text:s/>7.23e-01</text:p>
          </table:table-cell>
          <table:table-cell office:value-type="float" office:value="103.3" calcext:value-type="float">
            <text:p>103,3</text:p>
          </table:table-cell>
          <table:table-cell office:value-type="float" office:value="424" calcext:value-type="float">
            <text:p>424</text:p>
          </table:table-cell>
        </table:table-row>
        <table:table-row table:style-name="ro2"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827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plan, development, arrangement, permeability, future, impervious, management, manage, critical, effective, strategy, tea, metropolitan_area, restaurant, criticality, ambiguity, comprise, biotope, target, effectively</text:p>
          </table:table-cell>
          <table:table-cell office:value-type="float" office:value="0.00000185" calcext:value-type="float">
            <text:p>1,85E-06</text:p>
          </table:table-cell>
          <table:table-cell table:style-name="ce1" office:value-type="string" calcext:value-type="string">
            <text:p><text:s/>6.44e-01</text:p>
          </table:table-cell>
          <table:table-cell office:value-type="float" office:value="76.5" calcext:value-type="float">
            <text:p>76,5</text:p>
          </table:table-cell>
          <table:table-cell office:value-type="float" office:value="425" calcext:value-type="float">
            <text:p>425</text:p>
          </table:table-cell>
        </table:table-row>
        <table:table-row table:style-name="ro2">
          <table:table-cell table:style-name="ce1" office:value-type="string" calcext:value-type="string">
            <text:p>429</text:p>
          </table:table-cell>
          <table:table-cell table:style-name="ce1" office:value-type="string" calcext:value-type="string">
            <text:p>793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heritage, preservation, preserve, world, character, create, mars, environment, element, feature, future, interpretation, archaeological, attempt, artefact, related, unesco, destruction, expose, significance</text:p>
          </table:table-cell>
          <table:table-cell office:value-type="float" office:value="0.00000164" calcext:value-type="float">
            <text:p>1,64E-06</text:p>
          </table:table-cell>
          <table:table-cell table:style-name="ce1" office:value-type="string" calcext:value-type="string">
            <text:p><text:s/>7.26e-01</text:p>
          </table:table-cell>
          <table:table-cell office:value-type="float" office:value="78.5" calcext:value-type="float">
            <text:p>78,5</text:p>
          </table:table-cell>
          <table:table-cell office:value-type="float" office:value="429" calcext:value-type="float">
            <text:p>429</text:p>
          </table:table-cell>
        </table:table-row>
        <table:table-row table:style-name="ro2">
          <table:table-cell table:style-name="ce1" office:value-type="string" calcext:value-type="string">
            <text:p>442</text:p>
          </table:table-cell>
          <table:table-cell table:style-name="ce1" office:value-type="string" calcext:value-type="string">
            <text:p>120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sector, electronic, technology, electronics, public_private, development, electrical, officer, microfinance, industry, technological, investment, interest, possibility, country, ensure, offer, ecofriendly, hinder, responsible</text:p>
          </table:table-cell>
          <table:table-cell office:value-type="float" office:value="0.000000501" calcext:value-type="float">
            <text:p>5,01E-07</text:p>
          </table:table-cell>
          <table:table-cell table:style-name="ce1" office:value-type="string" calcext:value-type="string">
            <text:p><text:s/>9.16e-01</text:p>
          </table:table-cell>
          <table:table-cell office:value-type="float" office:value="90.7" calcext:value-type="float">
            <text:p>90,7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table:style-name="ce1" office:value-type="string" calcext:value-type="string">
            <text:p>443</text:p>
          </table:table-cell>
          <table:table-cell table:style-name="ce1" office:value-type="string" calcext:value-type="string">
            <text:p>297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conflict, smartphone, partnership, low_income, united_states, phone, income, people, create, hispanic, racial, live, seek, american, report, african_american, fat, procedural, reside, americans</text:p>
          </table:table-cell>
          <table:table-cell office:value-type="float" office:value="0.000000445" calcext:value-type="float">
            <text:p>4,45E-07</text:p>
          </table:table-cell>
          <table:table-cell table:style-name="ce1" office:value-type="string" calcext:value-type="string">
            <text:p><text:s/>9.20e-01</text:p>
          </table:table-cell>
          <table:table-cell office:value-type="float" office:value="81.8" calcext:value-type="float">
            <text:p>81,8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table:style-name="ce1" office:value-type="string" calcext:value-type="string">
            <text:p>445</text:p>
          </table:table-cell>
          <table:table-cell table:style-name="ce1" office:value-type="string" calcext:value-type="string">
            <text:p>342</text:p>
          </table:table-cell>
          <table:table-cell office:value-type="string" calcext:value-type="string">
            <text:p>hot_topic_cluster_no_2</text:p>
          </table:table-cell>
          <table:table-cell office:value-type="string" calcext:value-type="string">
            <text:p>support, decision, warning, decision_maker, integrate, context, concern, plan, multicriteria_decision, analytic, uncertain, practical, managerial, real_world, comprehensive, combine, ridesharing, augment, capable, grower</text:p>
          </table:table-cell>
          <table:table-cell office:value-type="float" office:value="0.000000226" calcext:value-type="float">
            <text:p>2,26E-07</text:p>
          </table:table-cell>
          <table:table-cell table:style-name="ce1" office:value-type="string" calcext:value-type="string">
            <text:p><text:s/>9.65e-01</text:p>
          </table:table-cell>
          <table:table-cell office:value-type="float" office:value="104.1" calcext:value-type="float">
            <text:p>104,1</text:p>
          </table:table-cell>
          <table:table-cell office:value-type="float" office:value="445" calcext:value-type="float">
            <text:p>445</text:p>
          </table:table-cell>
        </table:table-row>
        <table:table-row table:style-name="ro2"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9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adoption, technology, acceptance, adopt, factor, influence, banking, intention, perceive, usage, theory, expectancy, survey, country, determinant, perceive_usefulness, impact, facilitate, uptake, encourage</text:p>
          </table:table-cell>
          <table:table-cell office:value-type="float" office:value="0.000091" calcext:value-type="float">
            <text:p>9,10E-05</text:p>
          </table:table-cell>
          <table:table-cell table:style-name="ce1" office:value-type="string" calcext:value-type="string">
            <text:p><text:s/>3.92e-26</text:p>
          </table:table-cell>
          <table:table-cell office:value-type="float" office:value="153.5" calcext:value-type="float">
            <text:p>153,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sustainability, sustainable, environmental, society, social, research, concept, promote, pillar, manufacture, ensure, related, importance, concern, unsustainable, literature, stakeholder, innovative, prosthesis, integrate</text:p>
          </table:table-cell>
          <table:table-cell office:value-type="float" office:value="0.0000808" calcext:value-type="float">
            <text:p>8,08E-05</text:p>
          </table:table-cell>
          <table:table-cell table:style-name="ce1" office:value-type="string" calcext:value-type="string">
            <text:p><text:s/>3.35e-33</text:p>
          </table:table-cell>
          <table:table-cell office:value-type="float" office:value="137.1" calcext:value-type="float">
            <text:p>137,1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522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sustainability, company, dimension, social, corporate, sustainable, economic, sustainable_development, environmental, empirical, goal, corporations, customer_satisfaction, commitment, research, disclose, concern, organization, responsibility, strategy</text:p>
          </table:table-cell>
          <table:table-cell office:value-type="float" office:value="0.0000787" calcext:value-type="float">
            <text:p>7,87E-05</text:p>
          </table:table-cell>
          <table:table-cell table:style-name="ce1" office:value-type="string" calcext:value-type="string">
            <text:p><text:s/>6.86e-31</text:p>
          </table:table-cell>
          <table:table-cell office:value-type="float" office:value="118.6" calcext:value-type="float">
            <text:p>118,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8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research, topic, related, literature, relevant, document, citation, keyword, quantitative, science, qualitative, future, text, word, subject, bibliometric, ebusiness, interest, academic, progress</text:p>
          </table:table-cell>
          <table:table-cell office:value-type="float" office:value="0.0000775" calcext:value-type="float">
            <text:p>7,75E-05</text:p>
          </table:table-cell>
          <table:table-cell table:style-name="ce1" office:value-type="string" calcext:value-type="string">
            <text:p><text:s/>9.92e-26</text:p>
          </table:table-cell>
          <table:table-cell office:value-type="float" office:value="162.5" calcext:value-type="float">
            <text:p>162,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26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stakeholder, governance, initiative, leadership, institution, engagement, sustainability, policy, involvement, challenge, implementation, success, vision, practice, good, context, framework, strategic, partnership, sustain</text:p>
          </table:table-cell>
          <table:table-cell office:value-type="float" office:value="0.000075" calcext:value-type="float">
            <text:p>7,50E-05</text:p>
          </table:table-cell>
          <table:table-cell table:style-name="ce1" office:value-type="string" calcext:value-type="string">
            <text:p><text:s/>2.03e-26</text:p>
          </table:table-cell>
          <table:table-cell office:value-type="float" office:value="149.7" calcext:value-type="float">
            <text:p>149,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629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development, future, research, challenge, sustainable, technology, direction, framework, comprehensive, enterprisis, integrate, oriented, cps, cyberphysical, support, enterprise, context, realize, trend, opportunity</text:p>
          </table:table-cell>
          <table:table-cell office:value-type="float" office:value="0.0000725" calcext:value-type="float">
            <text:p>7,25E-05</text:p>
          </table:table-cell>
          <table:table-cell table:style-name="ce1" office:value-type="string" calcext:value-type="string">
            <text:p><text:s/>4.05e-29</text:p>
          </table:table-cell>
          <table:table-cell office:value-type="float" office:value="141.3" calcext:value-type="float">
            <text:p>141,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844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cultural, culture, social, practice, qualitative, narrative, interview, understanding, context, understand, theme, role, implication, promote, semistructured_interview, communicate, question, societal, perspectife, society</text:p>
          </table:table-cell>
          <table:table-cell office:value-type="float" office:value="0.000068" calcext:value-type="float">
            <text:p>6,80E-05</text:p>
          </table:table-cell>
          <table:table-cell table:style-name="ce1" office:value-type="string" calcext:value-type="string">
            <text:p><text:s/>8.45e-23</text:p>
          </table:table-cell>
          <table:table-cell office:value-type="float" office:value="149.1" calcext:value-type="float">
            <text:p>149,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150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innovation, knowledge, process, enhance, firm, business, sector, economy, role, product, organization, industry, service, literature, sociotechnical, human_capital, context, technological, drive, dimension</text:p>
          </table:table-cell>
          <table:table-cell office:value-type="float" office:value="0.0000652" calcext:value-type="float">
            <text:p>6,52E-05</text:p>
          </table:table-cell>
          <table:table-cell table:style-name="ce1" office:value-type="string" calcext:value-type="string">
            <text:p><text:s/>4.95e-22</text:p>
          </table:table-cell>
          <table:table-cell office:value-type="float" office:value="110.9" calcext:value-type="float">
            <text:p>110,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286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technology, blockchain, transaction, entrepreneurial, creation, entrepreneur, create, retail, blockchain_technology, market, disruptive, industry, revolution, sustainable, digital, challenge, bring, consumer, transform, adoption</text:p>
          </table:table-cell>
          <table:table-cell office:value-type="float" office:value="0.0000642" calcext:value-type="float">
            <text:p>6,42E-05</text:p>
          </table:table-cell>
          <table:table-cell table:style-name="ce1" office:value-type="string" calcext:value-type="string">
            <text:p><text:s/>3.99e-28</text:p>
          </table:table-cell>
          <table:table-cell office:value-type="float" office:value="95.7" calcext:value-type="float">
            <text:p>95,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847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business, organisation, company, industry, visibility, enterprise, sustainable, sustainability, market, technology, create, opportunity, enable, creation, research, adopt, environment, competitive, concept, investment</text:p>
          </table:table-cell>
          <table:table-cell office:value-type="float" office:value="0.0000543" calcext:value-type="float">
            <text:p>5,43E-05</text:p>
          </table:table-cell>
          <table:table-cell table:style-name="ce1" office:value-type="string" calcext:value-type="string">
            <text:p><text:s/>7.43e-13</text:p>
          </table:table-cell>
          <table:table-cell office:value-type="float" office:value="140.8" calcext:value-type="float">
            <text:p>140,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20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political, actor, discourse, social, debate, draw, context, conflict, policy, public, civic, protest, conception, institution, engage, attention, interest, practice, media, position</text:p>
          </table:table-cell>
          <table:table-cell office:value-type="float" office:value="0.0000536" calcext:value-type="float">
            <text:p>5,36E-05</text:p>
          </table:table-cell>
          <table:table-cell table:style-name="ce1" office:value-type="string" calcext:value-type="string">
            <text:p><text:s/>2.57e-13</text:p>
          </table:table-cell>
          <table:table-cell office:value-type="float" office:value="149.4" calcext:value-type="float">
            <text:p>149,4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3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research, impact, effect, theory, hypotheses, literature, positive, future, positively, conceptual_framework, empirically, sustainable_development, collect, support, direction, insight, social_responsibility, framework, moderating, theoretical_framework</text:p>
          </table:table-cell>
          <table:table-cell office:value-type="float" office:value="0.0000468" calcext:value-type="float">
            <text:p>4,68E-05</text:p>
          </table:table-cell>
          <table:table-cell table:style-name="ce1" office:value-type="string" calcext:value-type="string">
            <text:p><text:s/>5.36e-23</text:p>
          </table:table-cell>
          <table:table-cell office:value-type="float" office:value="94.3" calcext:value-type="float">
            <text:p>94,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508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economic, economy, development, reform, government, political, sector, social, state, country, world, global, institutional, transformation, promote, progress, digitalization, boost, business, administrative</text:p>
          </table:table-cell>
          <table:table-cell office:value-type="float" office:value="0.0000459" calcext:value-type="float">
            <text:p>4,59E-05</text:p>
          </table:table-cell>
          <table:table-cell table:style-name="ce1" office:value-type="string" calcext:value-type="string">
            <text:p><text:s/>1.52e-11</text:p>
          </table:table-cell>
          <table:table-cell office:value-type="float" office:value="134.9" calcext:value-type="float">
            <text:p>134,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390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challenge, research, opportunity, future, agenda, style, offer, practitioner, insight, context, outline, overview, negotiation, policy_maker, holistic, concern, advance, personal_protective_equipment, pose, policy</text:p>
          </table:table-cell>
          <table:table-cell office:value-type="float" office:value="0.0000454" calcext:value-type="float">
            <text:p>4,54E-05</text:p>
          </table:table-cell>
          <table:table-cell table:style-name="ce1" office:value-type="string" calcext:value-type="string">
            <text:p><text:s/>4.86e-15</text:p>
          </table:table-cell>
          <table:table-cell office:value-type="float" office:value="126.9" calcext:value-type="float">
            <text:p>126,9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704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trust, information, party, question, research, willingness, lack, interview, stakeholder, harm, communication, authority, understanding, qualitative, involve, support, perceive, increasingly, access, theft</text:p>
          </table:table-cell>
          <table:table-cell office:value-type="float" office:value="0.0000425" calcext:value-type="float">
            <text:p>4,25E-05</text:p>
          </table:table-cell>
          <table:table-cell table:style-name="ce1" office:value-type="string" calcext:value-type="string">
            <text:p><text:s/>4.05e-18</text:p>
          </table:table-cell>
          <table:table-cell office:value-type="float" office:value="94.1" calcext:value-type="float">
            <text:p>94,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63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management, sustainable, practice, strategic, lean, critical, implementation, guideline, adopt, literature_review, manager, knowledge, effective, expert, supply_chain, operational, integrated, importance, guide, process</text:p>
          </table:table-cell>
          <table:table-cell office:value-type="float" office:value="0.0000419" calcext:value-type="float">
            <text:p>4,19E-05</text:p>
          </table:table-cell>
          <table:table-cell table:style-name="ce1" office:value-type="string" calcext:value-type="string">
            <text:p><text:s/>1.67e-14</text:p>
          </table:table-cell>
          <table:table-cell office:value-type="float" office:value="105.3" calcext:value-type="float">
            <text:p>105,3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222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engagement, participant, support, engage, digital, learn, promote, group, literacy_skill, educational, participate, recommendation, interactive, opportunity, education, ability, content, reflective, write, greater</text:p>
          </table:table-cell>
          <table:table-cell office:value-type="float" office:value="0.0000416" calcext:value-type="float">
            <text:p>4,16E-05</text:p>
          </table:table-cell>
          <table:table-cell table:style-name="ce1" office:value-type="string" calcext:value-type="string">
            <text:p><text:s/>8.97e-12</text:p>
          </table:table-cell>
          <table:table-cell office:value-type="float" office:value="116.4" calcext:value-type="float">
            <text:p>116,4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719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crisis, institutional, challenge, nigeria, argue, opportunity, implication, initiative, debate, inclusive, innovative, ongoing, empirical, international, broader, nigerian, build, strategy, actor, seek</text:p>
          </table:table-cell>
          <table:table-cell office:value-type="float" office:value="0.0000407" calcext:value-type="float">
            <text:p>4,07E-05</text:p>
          </table:table-cell>
          <table:table-cell table:style-name="ce1" office:value-type="string" calcext:value-type="string">
            <text:p><text:s/>3.76e-13</text:p>
          </table:table-cell>
          <table:table-cell office:value-type="float" office:value="114.2" calcext:value-type="float">
            <text:p>114,2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347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artificial_intelligence, government, egovernment, exercise, official, development, research, country, initiative, information, level, citizen, prognostic, future, relevant, comprehensive, authority, egovernance, institution, dimension</text:p>
          </table:table-cell>
          <table:table-cell office:value-type="float" office:value="0.000039" calcext:value-type="float">
            <text:p>3,90E-05</text:p>
          </table:table-cell>
          <table:table-cell table:style-name="ce1" office:value-type="string" calcext:value-type="string">
            <text:p><text:s/>1.97e-13</text:p>
          </table:table-cell>
          <table:table-cell office:value-type="float" office:value="82.7" calcext:value-type="float">
            <text:p>82,7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555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research, smes, support, germany, big_data_analytic, enhance, small_medium, sme, argument, festival, survey, malaysian, business, effective, draw, practitioner, impact, valid, theoretical, implication</text:p>
          </table:table-cell>
          <table:table-cell office:value-type="float" office:value="0.0000385" calcext:value-type="float">
            <text:p>3,85E-05</text:p>
          </table:table-cell>
          <table:table-cell table:style-name="ce1" office:value-type="string" calcext:value-type="string">
            <text:p><text:s/>4.06e-16</text:p>
          </table:table-cell>
          <table:table-cell office:value-type="float" office:value="80.4" calcext:value-type="float">
            <text:p>80,4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560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discussion, ethical, ehealth, professional, mhealth, concern, ethic, comment, theme, thematic, face_face, group, practice, related, challenge, recommendation, responsibility, schizophrenia, watch, intent</text:p>
          </table:table-cell>
          <table:table-cell office:value-type="float" office:value="0.0000365" calcext:value-type="float">
            <text:p>3,65E-05</text:p>
          </table:table-cell>
          <table:table-cell table:style-name="ce1" office:value-type="string" calcext:value-type="string">
            <text:p><text:s/>1.20e-13</text:p>
          </table:table-cell>
          <table:table-cell office:value-type="float" office:value="92.3" calcext:value-type="float">
            <text:p>92,3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teacher, competency, professional, teaching, skill, pedagogical, student, literacy, educator, school, learn, training, teach, pupil, development, digital, knowledge, experience, questionnaire, support</text:p>
          </table:table-cell>
          <table:table-cell office:value-type="float" office:value="0.0000346" calcext:value-type="float">
            <text:p>3,46E-05</text:p>
          </table:table-cell>
          <table:table-cell table:style-name="ce1" office:value-type="string" calcext:value-type="string">
            <text:p><text:s/>1.82e-04</text:p>
          </table:table-cell>
          <table:table-cell office:value-type="float" office:value="149.4" calcext:value-type="float">
            <text:p>149,4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424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technical, innovative, challenge, technology, opportunity, technological, create, development, idea, financing, bring, push, economic, society, foster, innovation, view, managerial, argue, policy</text:p>
          </table:table-cell>
          <table:table-cell office:value-type="float" office:value="0.0000345" calcext:value-type="float">
            <text:p>3,45E-05</text:p>
          </table:table-cell>
          <table:table-cell table:style-name="ce1" office:value-type="string" calcext:value-type="string">
            <text:p><text:s/>4.05e-10</text:p>
          </table:table-cell>
          <table:table-cell office:value-type="float" office:value="119.7" calcext:value-type="float">
            <text:p>119,7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497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practice, curriculum, digital, engagement, engage, tillage, participatory, knowledge, understanding, content, motivation, foster, inform, experience, conventional, understand, script, gain, participation, share</text:p>
          </table:table-cell>
          <table:table-cell office:value-type="float" office:value="0.0000338" calcext:value-type="float">
            <text:p>3,38E-05</text:p>
          </table:table-cell>
          <table:table-cell table:style-name="ce1" office:value-type="string" calcext:value-type="string">
            <text:p><text:s/>1.10e-08</text:p>
          </table:table-cell>
          <table:table-cell office:value-type="float" office:value="113.6" calcext:value-type="float">
            <text:p>113,6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41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society, emergent, music, science, interdisciplinary, emergence, relevance, understanding, human, role, world, question, today, practice, complex, knowledge, interaction, increasingly, recent, live</text:p>
          </table:table-cell>
          <table:table-cell office:value-type="float" office:value="0.0000303" calcext:value-type="float">
            <text:p>3,03E-05</text:p>
          </table:table-cell>
          <table:table-cell table:style-name="ce1" office:value-type="string" calcext:value-type="string">
            <text:p><text:s/>6.17e-08</text:p>
          </table:table-cell>
          <table:table-cell office:value-type="float" office:value="118.4" calcext:value-type="float">
            <text:p>118,4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473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future, research, vision, world, humanity, field, trend, researcher, outline, today, promise, overview, effort, scientific, context, attention, change, history, craft, addition</text:p>
          </table:table-cell>
          <table:table-cell office:value-type="float" office:value="0.0000288" calcext:value-type="float">
            <text:p>2,88E-05</text:p>
          </table:table-cell>
          <table:table-cell table:style-name="ce1" office:value-type="string" calcext:value-type="string">
            <text:p><text:s/>2.40e-09</text:p>
          </table:table-cell>
          <table:table-cell office:value-type="float" office:value="102" calcext:value-type="float">
            <text:p>102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537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experience, exclusion, exploration, immigrant, call, live, understanding, world, context, discussion, ongoing, investigation, offer, role, conversation, digitally, complaint, seek, powerful, phenomenon</text:p>
          </table:table-cell>
          <table:table-cell office:value-type="float" office:value="0.0000279" calcext:value-type="float">
            <text:p>2,79E-05</text:p>
          </table:table-cell>
          <table:table-cell table:style-name="ce1" office:value-type="string" calcext:value-type="string">
            <text:p><text:s/>6.60e-10</text:p>
          </table:table-cell>
          <table:table-cell office:value-type="float" office:value="95.5" calcext:value-type="float">
            <text:p>95,5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762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game, player, challenge, role, concept, viewpoint, interaction, increasingly, adapt, potential, noncooperative, complex, perspectife, overview, research, contradiction, innovative, nash, literature, fiction</text:p>
          </table:table-cell>
          <table:table-cell office:value-type="float" office:value="0.0000271" calcext:value-type="float">
            <text:p>2,71E-05</text:p>
          </table:table-cell>
          <table:table-cell table:style-name="ce1" office:value-type="string" calcext:value-type="string">
            <text:p><text:s/>3.08e-08</text:p>
          </table:table-cell>
          <table:table-cell office:value-type="float" office:value="77.3" calcext:value-type="float">
            <text:p>77,3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533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research, discipline, critical, science, scholar, thinking, geography, digital, offer, understanding, knowledge, dimension, context, scholarship, insight, idea, engage, disciplinary, expand, societal</text:p>
          </table:table-cell>
          <table:table-cell office:value-type="float" office:value="0.0000265" calcext:value-type="float">
            <text:p>2,65E-05</text:p>
          </table:table-cell>
          <table:table-cell table:style-name="ce1" office:value-type="string" calcext:value-type="string">
            <text:p><text:s/>1.15e-05</text:p>
          </table:table-cell>
          <table:table-cell office:value-type="float" office:value="126.2" calcext:value-type="float">
            <text:p>126,2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322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implementation, successful, compliance, ensure, country, friendly, society, open_source, call, concept, statement, hold, principle, technology, modern, opportunity, adapt, promise, promote, united_states</text:p>
          </table:table-cell>
          <table:table-cell office:value-type="float" office:value="0.0000261" calcext:value-type="float">
            <text:p>2,61E-05</text:p>
          </table:table-cell>
          <table:table-cell table:style-name="ce1" office:value-type="string" calcext:value-type="string">
            <text:p><text:s/>8.55e-10</text:p>
          </table:table-cell>
          <table:table-cell office:value-type="float" office:value="91.2" calcext:value-type="float">
            <text:p>91,2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550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theoretical, practical, challenge, offer, fact, cocreation, specific, foundation, concept, development, guide, attractiveness, tech, facilitate, lack, sustainable, cop, recognize, understanding, point_view</text:p>
          </table:table-cell>
          <table:table-cell office:value-type="float" office:value="0.0000259" calcext:value-type="float">
            <text:p>2,59E-05</text:p>
          </table:table-cell>
          <table:table-cell table:style-name="ce1" office:value-type="string" calcext:value-type="string">
            <text:p><text:s/>5.76e-10</text:p>
          </table:table-cell>
          <table:table-cell office:value-type="float" office:value="91.8" calcext:value-type="float">
            <text:p>91,8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440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development, economic, technological, globalization, civil, situation, economics, progress, society, industrial, special, research, foreign_direct_investment, theoretical, subject, latest, formation, emphasis, problem, economic_growth</text:p>
          </table:table-cell>
          <table:table-cell office:value-type="float" office:value="0.0000258" calcext:value-type="float">
            <text:p>2,58E-05</text:p>
          </table:table-cell>
          <table:table-cell table:style-name="ce1" office:value-type="string" calcext:value-type="string">
            <text:p><text:s/>1.09e-06</text:p>
          </table:table-cell>
          <table:table-cell office:value-type="float" office:value="109.3" calcext:value-type="float">
            <text:p>109,3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399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service, opportunity, support, offer, access, technology, facilitate, development, stakeholder, improvement, ensure, resource, pharmacist, successful, information, barrier, pharmacy, implementation, provision, strategy</text:p>
          </table:table-cell>
          <table:table-cell office:value-type="float" office:value="0.0000249" calcext:value-type="float">
            <text:p>2,49E-05</text:p>
          </table:table-cell>
          <table:table-cell table:style-name="ce1" office:value-type="string" calcext:value-type="string">
            <text:p><text:s/>3.13e-05</text:p>
          </table:table-cell>
          <table:table-cell office:value-type="float" office:value="131.7" calcext:value-type="float">
            <text:p>131,7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table:style-name="ce1" office:value-type="string" calcext:value-type="string">
            <text:p>181</text:p>
          </table:table-cell>
          <table:table-cell table:style-name="ce1" office:value-type="string" calcext:value-type="string">
            <text:p>5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management, support, wood, inform, decision, effective, potential, challenge, enable, information, insight, timely, valuable, synergy, multiple, process, multidisciplinary, increasingly, scientific, diverse</text:p>
          </table:table-cell>
          <table:table-cell office:value-type="float" office:value="0.0000226" calcext:value-type="float">
            <text:p>2,26E-05</text:p>
          </table:table-cell>
          <table:table-cell table:style-name="ce1" office:value-type="string" calcext:value-type="string">
            <text:p><text:s/>1.21e-07</text:p>
          </table:table-cell>
          <table:table-cell office:value-type="float" office:value="91" calcext:value-type="float">
            <text:p>91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table:style-name="ce1" office:value-type="string" calcext:value-type="string">
            <text:p>183</text:p>
          </table:table-cell>
          <table:table-cell table:style-name="ce1" office:value-type="string" calcext:value-type="string">
            <text:p>551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diffusion, technology, technological, innovation, development, research, technological_innovation, support, organisational, theory, theoretical, draw, framework, role, enable, practical, conceptual, institutional, dimension, proposition</text:p>
          </table:table-cell>
          <table:table-cell office:value-type="float" office:value="0.0000225" calcext:value-type="float">
            <text:p>2,25E-05</text:p>
          </table:table-cell>
          <table:table-cell table:style-name="ce1" office:value-type="string" calcext:value-type="string">
            <text:p><text:s/>3.28e-05</text:p>
          </table:table-cell>
          <table:table-cell office:value-type="float" office:value="106.2" calcext:value-type="float">
            <text:p>106,2</text:p>
          </table:table-cell>
          <table:table-cell office:value-type="float" office:value="183" calcext:value-type="float">
            <text:p>183</text:p>
          </table:table-cell>
        </table:table-row>
        <table:table-row table:style-name="ro2">
          <table:table-cell table:style-name="ce1" office:value-type="string" calcext:value-type="string">
            <text:p>194</text:p>
          </table:table-cell>
          <table:table-cell table:style-name="ce1" office:value-type="string" calcext:value-type="string">
            <text:p>371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development, international, russia, national, border, cooperation, author, activity, modern, introduction, scientific, committee, money, domestic, innovative, practical, relevant, document, polish, methodological</text:p>
          </table:table-cell>
          <table:table-cell office:value-type="float" office:value="0.0000214" calcext:value-type="float">
            <text:p>2,14E-05</text:p>
          </table:table-cell>
          <table:table-cell table:style-name="ce1" office:value-type="string" calcext:value-type="string">
            <text:p><text:s/>1.24e-05</text:p>
          </table:table-cell>
          <table:table-cell office:value-type="float" office:value="97.3" calcext:value-type="float">
            <text:p>97,3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table:style-name="ce1" office:value-type="string" calcext:value-type="string">
            <text:p>199</text:p>
          </table:table-cell>
          <table:table-cell table:style-name="ce1" office:value-type="string" calcext:value-type="string">
            <text:p>407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open, research, repository, journal, scholarly, opportunity, access, preservice_teacher, science, scientific, knowledge, topic, wikipedia, author, interdisciplinary, crc, challenge, advance, evolve, insight</text:p>
          </table:table-cell>
          <table:table-cell office:value-type="float" office:value="0.0000209" calcext:value-type="float">
            <text:p>2,09E-05</text:p>
          </table:table-cell>
          <table:table-cell table:style-name="ce1" office:value-type="string" calcext:value-type="string">
            <text:p><text:s/>4.89e-05</text:p>
          </table:table-cell>
          <table:table-cell office:value-type="float" office:value="95.2" calcext:value-type="float">
            <text:p>95,2</text:p>
          </table:table-cell>
          <table:table-cell office:value-type="float" office:value="199" calcext:value-type="float">
            <text:p>199</text:p>
          </table:table-cell>
        </table:table-row>
        <table:table-row table:style-name="ro2">
          <table:table-cell table:style-name="ce1" office:value-type="string" calcext:value-type="string">
            <text:p>200</text:p>
          </table:table-cell>
          <table:table-cell table:style-name="ce1" office:value-type="string" calcext:value-type="string">
            <text:p>590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promote, australian, implication, activity, volunteer, residential, reinforce, grow, experience, attempt, create, serve, pay, context, promotion, strategic, tension, autonomy, reflect, strategy</text:p>
          </table:table-cell>
          <table:table-cell office:value-type="float" office:value="0.0000208" calcext:value-type="float">
            <text:p>2,08E-05</text:p>
          </table:table-cell>
          <table:table-cell table:style-name="ce1" office:value-type="string" calcext:value-type="string">
            <text:p><text:s/>4.96e-08</text:p>
          </table:table-cell>
          <table:table-cell office:value-type="float" office:value="78.7" calcext:value-type="float">
            <text:p>78,7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style-name="ce1" office:value-type="string" calcext:value-type="string">
            <text:p>203</text:p>
          </table:table-cell>
          <table:table-cell table:style-name="ce1" office:value-type="string" calcext:value-type="string">
            <text:p>76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organizational, knowledge, implementation, role, intelligence, management, enabler, support, literature, sector, implement, employee, sustainability, private_sector, automotive, share, agility, company, attempt, technology</text:p>
          </table:table-cell>
          <table:table-cell office:value-type="float" office:value="0.0000207" calcext:value-type="float">
            <text:p>2,07E-05</text:p>
          </table:table-cell>
          <table:table-cell table:style-name="ce1" office:value-type="string" calcext:value-type="string">
            <text:p><text:s/>3.56e-05</text:p>
          </table:table-cell>
          <table:table-cell office:value-type="float" office:value="85.1" calcext:value-type="float">
            <text:p>85,1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table:style-name="ce1" office:value-type="string" calcext:value-type="string">
            <text:p>206</text:p>
          </table:table-cell>
          <table:table-cell table:style-name="ce1" office:value-type="string" calcext:value-type="string">
            <text:p>138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life, document, paradigm, research, call, human, possibility, retailer, create, burst, pss, fundamental, argue, concept, extend, philosophy, discussion, field, development, transformative</text:p>
          </table:table-cell>
          <table:table-cell office:value-type="float" office:value="0.0000204" calcext:value-type="float">
            <text:p>2,04E-05</text:p>
          </table:table-cell>
          <table:table-cell table:style-name="ce1" office:value-type="string" calcext:value-type="string">
            <text:p><text:s/>1.46e-06</text:p>
          </table:table-cell>
          <table:table-cell office:value-type="float" office:value="84.8" calcext:value-type="float">
            <text:p>84,8</text:p>
          </table:table-cell>
          <table:table-cell office:value-type="float" office:value="206" calcext:value-type="float">
            <text:p>206</text:p>
          </table:table-cell>
        </table:table-row>
        <table:table-row table:style-name="ro2">
          <table:table-cell table:style-name="ce1" office:value-type="string" calcext:value-type="string">
            <text:p>214</text:p>
          </table:table-cell>
          <table:table-cell table:style-name="ce1" office:value-type="string" calcext:value-type="string">
            <text:p>179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capital, collaborative, collaboration, organization, employer, create, labor, resource, partner, technology, intellectual_property, role, international, worker, opportunity, market, outsourcing, company, business, seek</text:p>
          </table:table-cell>
          <table:table-cell office:value-type="float" office:value="0.0000198" calcext:value-type="float">
            <text:p>1,98E-05</text:p>
          </table:table-cell>
          <table:table-cell table:style-name="ce1" office:value-type="string" calcext:value-type="string">
            <text:p><text:s/>1.11e-04</text:p>
          </table:table-cell>
          <table:table-cell office:value-type="float" office:value="94.6" calcext:value-type="float">
            <text:p>94,6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table:style-name="ce1" office:value-type="string" calcext:value-type="string">
            <text:p>221</text:p>
          </table:table-cell>
          <table:table-cell table:style-name="ce1" office:value-type="string" calcext:value-type="string">
            <text:p>685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cultural, digital, historic, culture, space, history, diverse, research, possibility, open, meaning, lens, draw, project, build, dialogue, offer, public, forum, context</text:p>
          </table:table-cell>
          <table:table-cell office:value-type="float" office:value="0.0000194" calcext:value-type="float">
            <text:p>1,94E-05</text:p>
          </table:table-cell>
          <table:table-cell table:style-name="ce1" office:value-type="string" calcext:value-type="string">
            <text:p><text:s/>3.14e-04</text:p>
          </table:table-cell>
          <table:table-cell office:value-type="float" office:value="105.6" calcext:value-type="float">
            <text:p>105,6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table:style-name="ce1" office:value-type="string" calcext:value-type="string">
            <text:p>223</text:p>
          </table:table-cell>
          <table:table-cell table:style-name="ce1" office:value-type="string" calcext:value-type="string">
            <text:p>317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question, research, answer, definition, researcher, advice, related, share, seek, social, empirical, compliance, knowledge, motivation, outcome, specifically, motivate, role, conceptual, assist</text:p>
          </table:table-cell>
          <table:table-cell office:value-type="float" office:value="0.0000193" calcext:value-type="float">
            <text:p>1,93E-05</text:p>
          </table:table-cell>
          <table:table-cell table:style-name="ce1" office:value-type="string" calcext:value-type="string">
            <text:p><text:s/>9.29e-06</text:p>
          </table:table-cell>
          <table:table-cell office:value-type="float" office:value="88.7" calcext:value-type="float">
            <text:p>88,7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table:style-name="ce1" office:value-type="string" calcext:value-type="string">
            <text:p>231</text:p>
          </table:table-cell>
          <table:table-cell table:style-name="ce1" office:value-type="string" calcext:value-type="string">
            <text:p>543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traditional, information, modern, technology, research, idea, emergence, bring, transform, theory, field, concept, organize, advancement, promote, world, life, past_decade, multimodality, draw</text:p>
          </table:table-cell>
          <table:table-cell office:value-type="float" office:value="0.0000186" calcext:value-type="float">
            <text:p>1,86E-05</text:p>
          </table:table-cell>
          <table:table-cell table:style-name="ce1" office:value-type="string" calcext:value-type="string">
            <text:p><text:s/>4.63e-06</text:p>
          </table:table-cell>
          <table:table-cell office:value-type="float" office:value="89.1" calcext:value-type="float">
            <text:p>89,1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table:style-name="ce1" office:value-type="string" calcext:value-type="string">
            <text:p>236</text:p>
          </table:table-cell>
          <table:table-cell table:style-name="ce1" office:value-type="string" calcext:value-type="string">
            <text:p>736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community, support, prescription, audit, setting, nexus, research, group, strategy, evidence, experience, hold, engagement, opportunity, document, vital, share, resource, documentary, participation</text:p>
          </table:table-cell>
          <table:table-cell office:value-type="float" office:value="0.0000184" calcext:value-type="float">
            <text:p>1,84E-05</text:p>
          </table:table-cell>
          <table:table-cell table:style-name="ce1" office:value-type="string" calcext:value-type="string">
            <text:p><text:s/>2.43e-06</text:p>
          </table:table-cell>
          <table:table-cell office:value-type="float" office:value="70.6" calcext:value-type="float">
            <text:p>70,6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table:style-name="ce1" office:value-type="string" calcext:value-type="string">
            <text:p>239</text:p>
          </table:table-cell>
          <table:table-cell table:style-name="ce1" office:value-type="string" calcext:value-type="string">
            <text:p>37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research, technology, literature, practitioner, understand, context, advance, academic_library, critical, assist, expand, adopt, respond, remote, struggle, accept, herd, tele, experience, knowledge</text:p>
          </table:table-cell>
          <table:table-cell office:value-type="float" office:value="0.0000182" calcext:value-type="float">
            <text:p>1,82E-05</text:p>
          </table:table-cell>
          <table:table-cell table:style-name="ce1" office:value-type="string" calcext:value-type="string">
            <text:p><text:s/>3.60e-06</text:p>
          </table:table-cell>
          <table:table-cell office:value-type="float" office:value="76.8" calcext:value-type="float">
            <text:p>76,8</text:p>
          </table:table-cell>
          <table:table-cell office:value-type="float" office:value="239" calcext:value-type="float">
            <text:p>239</text:p>
          </table:table-cell>
        </table:table-row>
        <table:table-row table:style-name="ro2"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672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cooperation, cooperative, sharing, research, researcher, challenge, support, dissemination, introduce, facilitate, communication, interest, mechanism, create, international, utility, creation, advocacy, launch, manet</text:p>
          </table:table-cell>
          <table:table-cell office:value-type="float" office:value="0.0000182" calcext:value-type="float">
            <text:p>1,82E-05</text:p>
          </table:table-cell>
          <table:table-cell table:style-name="ce1" office:value-type="string" calcext:value-type="string">
            <text:p><text:s/>2.02e-05</text:p>
          </table:table-cell>
          <table:table-cell office:value-type="float" office:value="80.7" calcext:value-type="float">
            <text:p>80,7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table:style-name="ce1" office:value-type="string" calcext:value-type="string">
            <text:p>241</text:p>
          </table:table-cell>
          <table:table-cell table:style-name="ce1" office:value-type="string" calcext:value-type="string">
            <text:p>46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member, participatory, community, conference, interview, group, board, support, qualitative, action, research, role, theme, challenge, presentation, local, stewardship, voluntary, involvement, content</text:p>
          </table:table-cell>
          <table:table-cell office:value-type="float" office:value="0.0000181" calcext:value-type="float">
            <text:p>1,81E-05</text:p>
          </table:table-cell>
          <table:table-cell table:style-name="ce1" office:value-type="string" calcext:value-type="string">
            <text:p><text:s/>2.85e-04</text:p>
          </table:table-cell>
          <table:table-cell office:value-type="float" office:value="102.2" calcext:value-type="float">
            <text:p>102,2</text:p>
          </table:table-cell>
          <table:table-cell office:value-type="float" office:value="241" calcext:value-type="float">
            <text:p>241</text:p>
          </table:table-cell>
        </table:table-row>
        <table:table-row table:style-name="ro2">
          <table:table-cell table:style-name="ce1" office:value-type="string" calcext:value-type="string">
            <text:p>246</text:p>
          </table:table-cell>
          <table:table-cell table:style-name="ce1" office:value-type="string" calcext:value-type="string">
            <text:p>842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research, project, pilot, partner, equity, development, researcher, support, institute, initiative, stakeholder, objective, national, share, innovative, serve, theme, experience, transgender, involved</text:p>
          </table:table-cell>
          <table:table-cell office:value-type="float" office:value="0.0000177" calcext:value-type="float">
            <text:p>1,77E-05</text:p>
          </table:table-cell>
          <table:table-cell table:style-name="ce1" office:value-type="string" calcext:value-type="string">
            <text:p><text:s/>1.19e-03</text:p>
          </table:table-cell>
          <table:table-cell office:value-type="float" office:value="113.6" calcext:value-type="float">
            <text:p>113,6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table:style-name="ce1" office:value-type="string" calcext:value-type="string">
            <text:p>254</text:p>
          </table:table-cell>
          <table:table-cell table:style-name="ce1" office:value-type="string" calcext:value-type="string">
            <text:p>239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context, development, role, contextual, specific, importance, define, literature, consideration, lack, reflect, increasingly, outline, contemporary, support, specialized, nature, connection, tod, defense</text:p>
          </table:table-cell>
          <table:table-cell office:value-type="float" office:value="0.0000166" calcext:value-type="float">
            <text:p>1,66E-05</text:p>
          </table:table-cell>
          <table:table-cell table:style-name="ce1" office:value-type="string" calcext:value-type="string">
            <text:p><text:s/>4.78e-04</text:p>
          </table:table-cell>
          <table:table-cell office:value-type="float" office:value="104.5" calcext:value-type="float">
            <text:p>104,5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table:style-name="ce1" office:value-type="string" calcext:value-type="string">
            <text:p>271</text:p>
          </table:table-cell>
          <table:table-cell table:style-name="ce1" office:value-type="string" calcext:value-type="string">
            <text:p>756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create, role, support, opportunity, development, picture, share, recognize, context, involved, insight, concern, foundation, detail, understand, involve, categorize, automobile, mind, stimulate</text:p>
          </table:table-cell>
          <table:table-cell office:value-type="float" office:value="0.0000151" calcext:value-type="float">
            <text:p>1,51E-05</text:p>
          </table:table-cell>
          <table:table-cell table:style-name="ce1" office:value-type="string" calcext:value-type="string">
            <text:p><text:s/>1.56e-04</text:p>
          </table:table-cell>
          <table:table-cell office:value-type="float" office:value="87.8" calcext:value-type="float">
            <text:p>87,8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table:style-name="ce1" office:value-type="string" calcext:value-type="string">
            <text:p>274</text:p>
          </table:table-cell>
          <table:table-cell table:style-name="ce1" office:value-type="string" calcext:value-type="string">
            <text:p>270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country, icts, development, information_communication_technology, initiative, sustainable_development, promote, european, economic, europe, ict, world, policy, agenda, sector, civil_society, social, strengthen, technological, spain</text:p>
          </table:table-cell>
          <table:table-cell office:value-type="float" office:value="0.000015" calcext:value-type="float">
            <text:p>1,50E-05</text:p>
          </table:table-cell>
          <table:table-cell table:style-name="ce1" office:value-type="string" calcext:value-type="string">
            <text:p><text:s/>3.00e-02</text:p>
          </table:table-cell>
          <table:table-cell office:value-type="float" office:value="130.9" calcext:value-type="float">
            <text:p>130,9</text:p>
          </table:table-cell>
          <table:table-cell office:value-type="float" office:value="274" calcext:value-type="float">
            <text:p>274</text:p>
          </table:table-cell>
        </table:table-row>
        <table:table-row table:style-name="ro2">
          <table:table-cell table:style-name="ce1" office:value-type="string" calcext:value-type="string">
            <text:p>288</text:p>
          </table:table-cell>
          <table:table-cell table:style-name="ce1" office:value-type="string" calcext:value-type="string">
            <text:p>420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author, research, researcher, information, ghana, department, implementation, lack, implement, organization, challenge, adopt, attempt, ngo, seek, methodological, achievement, expertise, country, member</text:p>
          </table:table-cell>
          <table:table-cell office:value-type="float" office:value="0.000014" calcext:value-type="float">
            <text:p>1,40E-05</text:p>
          </table:table-cell>
          <table:table-cell table:style-name="ce1" office:value-type="string" calcext:value-type="string">
            <text:p><text:s/>2.02e-03</text:p>
          </table:table-cell>
          <table:table-cell office:value-type="float" office:value="94.2" calcext:value-type="float">
            <text:p>94,2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table:style-name="ce1" office:value-type="string" calcext:value-type="string">
            <text:p>297</text:p>
          </table:table-cell>
          <table:table-cell table:style-name="ce1" office:value-type="string" calcext:value-type="string">
            <text:p>463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development, planning, sustainable_development, strategic, sustainable, planner, plan, metropolitan, sprawl, strategy, priority, infill, sustainability, integration, goal, regional, policy, smart, transportation, synergy</text:p>
          </table:table-cell>
          <table:table-cell office:value-type="float" office:value="0.0000131" calcext:value-type="float">
            <text:p>1,31E-05</text:p>
          </table:table-cell>
          <table:table-cell table:style-name="ce1" office:value-type="string" calcext:value-type="string">
            <text:p><text:s/>4.51e-02</text:p>
          </table:table-cell>
          <table:table-cell office:value-type="float" office:value="142.3" calcext:value-type="float">
            <text:p>142,3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table:style-name="ce1" office:value-type="string" calcext:value-type="string">
            <text:p>298</text:p>
          </table:table-cell>
          <table:table-cell table:style-name="ce1" office:value-type="string" calcext:value-type="string">
            <text:p>383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concept, research, idea, theory, sphere, definition, context, development, author, future, empirical, creation, innovative, discussion, deal, scientific, relevance, create, situation, put_forward</text:p>
          </table:table-cell>
          <table:table-cell office:value-type="float" office:value="0.000013" calcext:value-type="float">
            <text:p>1,30E-05</text:p>
          </table:table-cell>
          <table:table-cell table:style-name="ce1" office:value-type="string" calcext:value-type="string">
            <text:p><text:s/>1.49e-02</text:p>
          </table:table-cell>
          <table:table-cell office:value-type="float" office:value="113.3" calcext:value-type="float">
            <text:p>113,3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table:style-name="ce1" office:value-type="string" calcext:value-type="string">
            <text:p>302</text:p>
          </table:table-cell>
          <table:table-cell table:style-name="ce1" office:value-type="string" calcext:value-type="string">
            <text:p>366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challenge, advance, interest, numerous, limited, grow, vendor, limitation, advancement, multiple, offer, serve, expect, stop, mouse, expand, facilitate, literature, highly, era</text:p>
          </table:table-cell>
          <table:table-cell office:value-type="float" office:value="0.0000127" calcext:value-type="float">
            <text:p>1,27E-05</text:p>
          </table:table-cell>
          <table:table-cell table:style-name="ce1" office:value-type="string" calcext:value-type="string">
            <text:p><text:s/>4.56e-04</text:p>
          </table:table-cell>
          <table:table-cell office:value-type="float" office:value="79.1" calcext:value-type="float">
            <text:p>79,1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table:style-name="ce1" office:value-type="string" calcext:value-type="string">
            <text:p>311</text:p>
          </table:table-cell>
          <table:table-cell table:style-name="ce1" office:value-type="string" calcext:value-type="string">
            <text:p>260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informal, formal, critical, higher_education, university, reflection, practice, research, hand, challenge, higher_education_institution, department, institute, expression, create, action, digital, defense, discussion, project</text:p>
          </table:table-cell>
          <table:table-cell office:value-type="float" office:value="0.000012" calcext:value-type="float">
            <text:p>1,20E-05</text:p>
          </table:table-cell>
          <table:table-cell table:style-name="ce1" office:value-type="string" calcext:value-type="string">
            <text:p><text:s/>1.01e-02</text:p>
          </table:table-cell>
          <table:table-cell office:value-type="float" office:value="89.1" calcext:value-type="float">
            <text:p>89,1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table:style-name="ce1" office:value-type="string" calcext:value-type="string">
            <text:p>314</text:p>
          </table:table-cell>
          <table:table-cell table:style-name="ce1" office:value-type="string" calcext:value-type="string">
            <text:p>448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technology, promotion, support, journal, tablet, digital, access, practice, researcher, creativity, cite, experience, author, promote, instruction, research, facilitate, fluency, dissemination, evidence</text:p>
          </table:table-cell>
          <table:table-cell office:value-type="float" office:value="0.0000116" calcext:value-type="float">
            <text:p>1,16E-05</text:p>
          </table:table-cell>
          <table:table-cell table:style-name="ce1" office:value-type="string" calcext:value-type="string">
            <text:p><text:s/>3.89e-02</text:p>
          </table:table-cell>
          <table:table-cell office:value-type="float" office:value="106.7" calcext:value-type="float">
            <text:p>106,7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table:style-name="ce1" office:value-type="string" calcext:value-type="string">
            <text:p>324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science, scientific, research, scientist, knowledge, achievement, academic, collaboration, understanding, inquiry, institution, community, challenge, international, employability, development, motivation, university, asean, education</text:p>
          </table:table-cell>
          <table:table-cell office:value-type="float" office:value="0.0000106" calcext:value-type="float">
            <text:p>1,06E-05</text:p>
          </table:table-cell>
          <table:table-cell table:style-name="ce1" office:value-type="string" calcext:value-type="string">
            <text:p><text:s/>8.79e-02</text:p>
          </table:table-cell>
          <table:table-cell office:value-type="float" office:value="116.5" calcext:value-type="float">
            <text:p>116,5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table:style-name="ce1" office:value-type="string" calcext:value-type="string">
            <text:p>333</text:p>
          </table:table-cell>
          <table:table-cell table:style-name="ce1" office:value-type="string" calcext:value-type="string">
            <text:p>443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workflow, grow, development, effort, scientific, environment, understand, activity, rapidly, world, start, increasingly, remain, methodological, popularity, general, vitality, insight, devote, past_decade</text:p>
          </table:table-cell>
          <table:table-cell office:value-type="float" office:value="0.00000992" calcext:value-type="float">
            <text:p>9,92E-06</text:p>
          </table:table-cell>
          <table:table-cell table:style-name="ce1" office:value-type="string" calcext:value-type="string">
            <text:p><text:s/>1.17e-02</text:p>
          </table:table-cell>
          <table:table-cell office:value-type="float" office:value="85.7" calcext:value-type="float">
            <text:p>85,7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table:style-name="ce1" office:value-type="string" calcext:value-type="string">
            <text:p>335</text:p>
          </table:table-cell>
          <table:table-cell table:style-name="ce1" office:value-type="string" calcext:value-type="string">
            <text:p>192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feedback, usability, blog, support, enhance, experience, positive, profession, future, lack, card, role, touch, environment, sensory, context, professional, opportunity, end_user, integrate</text:p>
          </table:table-cell>
          <table:table-cell office:value-type="float" office:value="0.00000982" calcext:value-type="float">
            <text:p>9,82E-06</text:p>
          </table:table-cell>
          <table:table-cell table:style-name="ce1" office:value-type="string" calcext:value-type="string">
            <text:p><text:s/>2.03e-02</text:p>
          </table:table-cell>
          <table:table-cell office:value-type="float" office:value="80.1" calcext:value-type="float">
            <text:p>80,1</text:p>
          </table:table-cell>
          <table:table-cell office:value-type="float" office:value="335" calcext:value-type="float">
            <text:p>335</text:p>
          </table:table-cell>
        </table:table-row>
        <table:table-row table:style-name="ro2">
          <table:table-cell table:style-name="ce1" office:value-type="string" calcext:value-type="string">
            <text:p>358</text:p>
          </table:table-cell>
          <table:table-cell table:style-name="ce1" office:value-type="string" calcext:value-type="string">
            <text:p>146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literacy, digital, practice, classroom, education, critical, engage, skill, argue, educator, draw, pedagogical, knowledge, sociocultural, context, ethnographic, technology, discourse, illiterate, illiteracy</text:p>
          </table:table-cell>
          <table:table-cell office:value-type="float" office:value="0.00000724" calcext:value-type="float">
            <text:p>7,24E-06</text:p>
          </table:table-cell>
          <table:table-cell table:style-name="ce1" office:value-type="string" calcext:value-type="string">
            <text:p><text:s/>4.76e-01</text:p>
          </table:table-cell>
          <table:table-cell office:value-type="float" office:value="174.3" calcext:value-type="float">
            <text:p>174,3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table:style-name="ce1" office:value-type="string" calcext:value-type="string">
            <text:p>391</text:p>
          </table:table-cell>
          <table:table-cell table:style-name="ce1" office:value-type="string" calcext:value-type="string">
            <text:p>50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school, student, educational, teacher, education, learn, support, instructional, practice, secondary_school, digital, affordance, lesson, learning, setting, social_networking_site, context, implication, qualitative, inquiry</text:p>
          </table:table-cell>
          <table:table-cell office:value-type="float" office:value="0.00000469" calcext:value-type="float">
            <text:p>4,69E-06</text:p>
          </table:table-cell>
          <table:table-cell table:style-name="ce1" office:value-type="string" calcext:value-type="string">
            <text:p><text:s/>5.32e-01</text:p>
          </table:table-cell>
          <table:table-cell office:value-type="float" office:value="115.3" calcext:value-type="float">
            <text:p>115,3</text:p>
          </table:table-cell>
          <table:table-cell office:value-type="float" office:value="391" calcext:value-type="float">
            <text:p>391</text:p>
          </table:table-cell>
        </table:table-row>
        <table:table-row table:style-name="ro2">
          <table:table-cell table:style-name="ce1" office:value-type="string" calcext:value-type="string">
            <text:p>392</text:p>
          </table:table-cell>
          <table:table-cell table:style-name="ce1" office:value-type="string" calcext:value-type="string">
            <text:p>273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professional, support, informatic, practice, staff, caregiver, implementation, health, challenge, program, medical, communication, continue, objective, information, health_care, team, training, setting, essential</text:p>
          </table:table-cell>
          <table:table-cell office:value-type="float" office:value="0.00000468" calcext:value-type="float">
            <text:p>4,68E-06</text:p>
          </table:table-cell>
          <table:table-cell table:style-name="ce1" office:value-type="string" calcext:value-type="string">
            <text:p><text:s/>3.45e-01</text:p>
          </table:table-cell>
          <table:table-cell office:value-type="float" office:value="86.5" calcext:value-type="float">
            <text:p>86,5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table:style-name="ce1" office:value-type="string" calcext:value-type="string">
            <text:p>405</text:p>
          </table:table-cell>
          <table:table-cell table:style-name="ce1" office:value-type="string" calcext:value-type="string">
            <text:p>455</text:p>
          </table:table-cell>
          <table:table-cell office:value-type="string" calcext:value-type="string">
            <text:p>hot_topic_cluster_no_3</text:p>
          </table:table-cell>
          <table:table-cell office:value-type="string" calcext:value-type="string">
            <text:p>south_africa, convergence, development, context, act, technology, south_african, potential, digitally, digital, challenge, bring, enhance, hold, ensure, contemporary, grow, understanding, affordable, part</text:p>
          </table:table-cell>
          <table:table-cell office:value-type="float" office:value="0.00000327" calcext:value-type="float">
            <text:p>3,27E-06</text:p>
          </table:table-cell>
          <table:table-cell table:style-name="ce1" office:value-type="string" calcext:value-type="string">
            <text:p><text:s/>3.95e-01</text:p>
          </table:table-cell>
          <table:table-cell office:value-type="float" office:value="74.8" calcext:value-type="float">
            <text:p>74,8</text:p>
          </table:table-cell>
          <table:table-cell office:value-type="float" office:value="405" calcext:value-type="float">
            <text:p>405</text:p>
          </table:table-cell>
        </table:table-row>
        <table:table-row table:style-name="ro2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05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predict, prediction, machine_learn, predictive, accuracy, random_forest, predictor, variable, performance, models, data, machine_learning, validation, random_forests, outperform, recurrent_neural_network, ahead, input, root_square_error, lasso</text:p>
          </table:table-cell>
          <table:table-cell office:value-type="float" office:value="0.0000993" calcext:value-type="float">
            <text:p>9,93E-05</text:p>
          </table:table-cell>
          <table:table-cell table:style-name="ce1" office:value-type="string" calcext:value-type="string">
            <text:p><text:s/>1.08e-40</text:p>
          </table:table-cell>
          <table:table-cell office:value-type="float" office:value="166.4" calcext:value-type="float">
            <text:p>166,4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27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support_vector_machine, random_forest, nitrogen, accuracy, machine_learn, classifier, classification, svm, performance, algorithm, machine_learn_technique, perform, knn, combination, bag, classification_regression_tree, extracte, worldview, importance, naive_bayes</text:p>
          </table:table-cell>
          <table:table-cell office:value-type="float" office:value="0.0000909" calcext:value-type="float">
            <text:p>9,09E-05</text:p>
          </table:table-cell>
          <table:table-cell table:style-name="ce1" office:value-type="string" calcext:value-type="string">
            <text:p><text:s/>1.09e-45</text:p>
          </table:table-cell>
          <table:table-cell office:value-type="float" office:value="115.9" calcext:value-type="float">
            <text:p>115,9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579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big_data, data, environment, massive, enable, modular, manage, drive, future, scalable, malawi, increasingly, pose, leverage, comprehensive, evolve, offer, integration, state_art, inherent</text:p>
          </table:table-cell>
          <table:table-cell office:value-type="float" office:value="0.0000617" calcext:value-type="float">
            <text:p>6,17E-05</text:p>
          </table:table-cell>
          <table:table-cell table:style-name="ce1" office:value-type="string" calcext:value-type="string">
            <text:p><text:s/>1.05e-38</text:p>
          </table:table-cell>
          <table:table-cell office:value-type="float" office:value="89.9" calcext:value-type="float">
            <text:p>89,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211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monitoring, data, unmanned_aerial_vehicle, acquisition, continuous, uav, environment, long_term, acquire, collection, field, processing, enable, gather, rapid, efficient, autonomous, precision_agriculture, assist, essential</text:p>
          </table:table-cell>
          <table:table-cell office:value-type="float" office:value="0.0000323" calcext:value-type="float">
            <text:p>3,23E-05</text:p>
          </table:table-cell>
          <table:table-cell table:style-name="ce1" office:value-type="string" calcext:value-type="string">
            <text:p><text:s/>1.52e-10</text:p>
          </table:table-cell>
          <table:table-cell office:value-type="float" office:value="102.9" calcext:value-type="float">
            <text:p>102,9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28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data, attack, security, mechanism, store, malicious, ensure, commerce, download, prove, generate, attacker, mitigate, remote, adversary, platforms, legitimate, denial, unreliable, lot</text:p>
          </table:table-cell>
          <table:table-cell office:value-type="float" office:value="0.0000258" calcext:value-type="float">
            <text:p>2,58E-05</text:p>
          </table:table-cell>
          <table:table-cell table:style-name="ce1" office:value-type="string" calcext:value-type="string">
            <text:p><text:s/>2.21e-08</text:p>
          </table:table-cell>
          <table:table-cell office:value-type="float" office:value="68.5" calcext:value-type="float">
            <text:p>68,5</text:p>
          </table:table-cell>
          <table:table-cell office:value-type="float" office:value="151" calcext:value-type="float">
            <text:p>151</text:p>
          </table:table-cell>
        </table:table-row>
        <table:table-row table:style-name="ro2"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519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deep, real, perform, arc, reinforcement_learn, time, technique, slice, implement, algorithm, environment, efficiently, normalization, edge_comput, software, experimental, hydro, performance, step, employ</text:p>
          </table:table-cell>
          <table:table-cell office:value-type="float" office:value="0.0000256" calcext:value-type="float">
            <text:p>2,56E-05</text:p>
          </table:table-cell>
          <table:table-cell table:style-name="ce1" office:value-type="string" calcext:value-type="string">
            <text:p><text:s/>2.87e-10</text:p>
          </table:table-cell>
          <table:table-cell office:value-type="float" office:value="79.8" calcext:value-type="float">
            <text:p>79,8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836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extract, extraction, imagery, inflow, feature, accuracy, kappa, automatically, manual, accurate, high_resolution, detection, cnn, extracted, detailed, multitemporal, validate, utilize, machine_learn, roc</text:p>
          </table:table-cell>
          <table:table-cell office:value-type="float" office:value="0.0000244" calcext:value-type="float">
            <text:p>2,44E-05</text:p>
          </table:table-cell>
          <table:table-cell table:style-name="ce1" office:value-type="string" calcext:value-type="string">
            <text:p><text:s/>2.14e-08</text:p>
          </table:table-cell>
          <table:table-cell office:value-type="float" office:value="83.5" calcext:value-type="float">
            <text:p>83,5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table:style-name="ce1" office:value-type="string" calcext:value-type="string">
            <text:p>184</text:p>
          </table:table-cell>
          <table:table-cell table:style-name="ce1" office:value-type="string" calcext:value-type="string">
            <text:p>706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feature, accuracy, classification, information, descriptor, accurate, extract, algorithm, detect, obtain, input, computer_vision, perform, detection, ancillary, shape, select, textural, outperform, classifying</text:p>
          </table:table-cell>
          <table:table-cell office:value-type="float" office:value="0.0000223" calcext:value-type="float">
            <text:p>2,23E-05</text:p>
          </table:table-cell>
          <table:table-cell table:style-name="ce1" office:value-type="string" calcext:value-type="string">
            <text:p><text:s/>1.90e-05</text:p>
          </table:table-cell>
          <table:table-cell office:value-type="float" office:value="103" calcext:value-type="float">
            <text:p>103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table:style-name="ce1" office:value-type="string" calcext:value-type="string">
            <text:p>215</text:p>
          </table:table-cell>
          <table:table-cell table:style-name="ce1" office:value-type="string" calcext:value-type="string">
            <text:p>67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data, mining, underground, database, statistical, activity, open, integrate, openness, massive, process, evaluation, space, tunnel, driven, development, reclamation, soundscape, compile, redevelopment</text:p>
          </table:table-cell>
          <table:table-cell office:value-type="float" office:value="0.0000198" calcext:value-type="float">
            <text:p>1,98E-05</text:p>
          </table:table-cell>
          <table:table-cell table:style-name="ce1" office:value-type="string" calcext:value-type="string">
            <text:p><text:s/>1.97e-05</text:p>
          </table:table-cell>
          <table:table-cell office:value-type="float" office:value="83.6" calcext:value-type="float">
            <text:p>83,6</text:p>
          </table:table-cell>
          <table:table-cell office:value-type="float" office:value="215" calcext:value-type="float">
            <text:p>215</text:p>
          </table:table-cell>
        </table:table-row>
        <table:table-row table:style-name="ro2">
          <table:table-cell table:style-name="ce1" office:value-type="string" calcext:value-type="string">
            <text:p>234</text:p>
          </table:table-cell>
          <table:table-cell table:style-name="ce1" office:value-type="string" calcext:value-type="string">
            <text:p>510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monitor, sensor, sleep, deploy, hydrogel, time, device, operate, successfully, equip, prove, avoid, utilize, performance, promise, redundant, gather, chest, acquisition, perform</text:p>
          </table:table-cell>
          <table:table-cell office:value-type="float" office:value="0.0000185" calcext:value-type="float">
            <text:p>1,85E-05</text:p>
          </table:table-cell>
          <table:table-cell table:style-name="ce1" office:value-type="string" calcext:value-type="string">
            <text:p><text:s/>6.80e-06</text:p>
          </table:table-cell>
          <table:table-cell office:value-type="float" office:value="79" calcext:value-type="float">
            <text:p>79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table:style-name="ce1" office:value-type="string" calcext:value-type="string">
            <text:p>265</text:p>
          </table:table-cell>
          <table:table-cell table:style-name="ce1" office:value-type="string" calcext:value-type="string">
            <text:p>78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bus, hour, ann, single, reliable, multiple_linear_regression, effective, generate, integrate, traditional, accurate, successfully, robust, unified, sustainable, data, elimination, capable, combination, artificial_neural_network</text:p>
          </table:table-cell>
          <table:table-cell office:value-type="float" office:value="0.0000159" calcext:value-type="float">
            <text:p>1,59E-05</text:p>
          </table:table-cell>
          <table:table-cell table:style-name="ce1" office:value-type="string" calcext:value-type="string">
            <text:p><text:s/>7.99e-05</text:p>
          </table:table-cell>
          <table:table-cell office:value-type="float" office:value="72.4" calcext:value-type="float">
            <text:p>72,4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table:style-name="ce1" office:value-type="string" calcext:value-type="string">
            <text:p>268</text:p>
          </table:table-cell>
          <table:table-cell table:style-name="ce1" office:value-type="string" calcext:value-type="string">
            <text:p>518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prediction, ensemble, predict, algorithm, predictive, performance, accuracy, modeling, reliable, mesoscale_convective, empirical_mode_decomposition, bayesian, nearest_neighbor, produce, forecast, final, good, improvement, characteristic, edna</text:p>
          </table:table-cell>
          <table:table-cell office:value-type="float" office:value="0.0000154" calcext:value-type="float">
            <text:p>1,54E-05</text:p>
          </table:table-cell>
          <table:table-cell table:style-name="ce1" office:value-type="string" calcext:value-type="string">
            <text:p><text:s/>3.63e-03</text:p>
          </table:table-cell>
          <table:table-cell office:value-type="float" office:value="92.4" calcext:value-type="float">
            <text:p>92,4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table:style-name="ce1" office:value-type="string" calcext:value-type="string">
            <text:p>322</text:p>
          </table:table-cell>
          <table:table-cell table:style-name="ce1" office:value-type="string" calcext:value-type="string">
            <text:p>171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dynamic, static, simulation, performance, real_time, algorithm, time, experiment, oasis, realistic, maintain, simulations, heterogeneous, validate, capability, depend, compensator, series, x0025, extensive</text:p>
          </table:table-cell>
          <table:table-cell office:value-type="float" office:value="0.0000112" calcext:value-type="float">
            <text:p>1,12E-05</text:p>
          </table:table-cell>
          <table:table-cell table:style-name="ce1" office:value-type="string" calcext:value-type="string">
            <text:p><text:s/>1.60e-02</text:p>
          </table:table-cell>
          <table:table-cell office:value-type="float" office:value="94.4" calcext:value-type="float">
            <text:p>94,4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table:style-name="ce1" office:value-type="string" calcext:value-type="string">
            <text:p>362</text:p>
          </table:table-cell>
          <table:table-cell table:style-name="ce1" office:value-type="string" calcext:value-type="string">
            <text:p>885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classification, accuracy, classify, image, land_cover, map, area, landsat, mapping, algorithm, spectral, maximum_likelihood, remote_sensing, landsat_image, monitor, monitoring, supervise, remote_sense, extent, object</text:p>
          </table:table-cell>
          <table:table-cell office:value-type="float" office:value="0.00000683" calcext:value-type="float">
            <text:p>6,83E-06</text:p>
          </table:table-cell>
          <table:table-cell table:style-name="ce1" office:value-type="string" calcext:value-type="string">
            <text:p><text:s/>4.08e-01</text:p>
          </table:table-cell>
          <table:table-cell office:value-type="float" office:value="158.9" calcext:value-type="float">
            <text:p>158,9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table:style-name="ce1" office:value-type="string" calcext:value-type="string">
            <text:p>378</text:p>
          </table:table-cell>
          <table:table-cell table:style-name="ce1" office:value-type="string" calcext:value-type="string">
            <text:p>467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cluster, clustering, algorithm, election, grouping, perform, fcm, clustere, kmeans, pattern, coalitions, kmean_clustering, data, proper, consist, clusters, subset, regionalization, moran, overtourism</text:p>
          </table:table-cell>
          <table:table-cell office:value-type="float" office:value="0.00000587" calcext:value-type="float">
            <text:p>5,87E-06</text:p>
          </table:table-cell>
          <table:table-cell table:style-name="ce1" office:value-type="string" calcext:value-type="string">
            <text:p><text:s/>2.41e-01</text:p>
          </table:table-cell>
          <table:table-cell office:value-type="float" office:value="85.8" calcext:value-type="float">
            <text:p>85,8</text:p>
          </table:table-cell>
          <table:table-cell office:value-type="float" office:value="378" calcext:value-type="float">
            <text:p>378</text:p>
          </table:table-cell>
        </table:table-row>
        <table:table-row table:style-name="ro2">
          <table:table-cell table:style-name="ce1" office:value-type="string" calcext:value-type="string">
            <text:p>379</text:p>
          </table:table-cell>
          <table:table-cell table:style-name="ce1" office:value-type="string" calcext:value-type="string">
            <text:p>275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generate, recharge, select, algorithm, objective, simulation, pareto, simulate, developed, simulated, variable, scenario, employ, nsga, initial, limit, performance, generating, newly, benchmark</text:p>
          </table:table-cell>
          <table:table-cell office:value-type="float" office:value="0.00000586" calcext:value-type="float">
            <text:p>5,86E-06</text:p>
          </table:table-cell>
          <table:table-cell table:style-name="ce1" office:value-type="string" calcext:value-type="string">
            <text:p><text:s/>1.33e-01</text:p>
          </table:table-cell>
          <table:table-cell office:value-type="float" office:value="78.3" calcext:value-type="float">
            <text:p>78,3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table:style-name="ce1" office:value-type="string" calcext:value-type="string">
            <text:p>403</text:p>
          </table:table-cell>
          <table:table-cell table:style-name="ce1" office:value-type="string" calcext:value-type="string">
            <text:p>110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heat, laboratory, fluid, stack, combine, temperature, perform, experimental, numerical, performance, organic_rankine_cycle, calculate, comparison, waste, obtain, couple, single, produce, detailed, exergetic</text:p>
          </table:table-cell>
          <table:table-cell office:value-type="float" office:value="0.00000352" calcext:value-type="float">
            <text:p>3,52E-06</text:p>
          </table:table-cell>
          <table:table-cell table:style-name="ce1" office:value-type="string" calcext:value-type="string">
            <text:p><text:s/>4.48e-01</text:p>
          </table:table-cell>
          <table:table-cell office:value-type="float" office:value="77.9" calcext:value-type="float">
            <text:p>77,9</text:p>
          </table:table-cell>
          <table:table-cell office:value-type="float" office:value="403" calcext:value-type="float">
            <text:p>403</text:p>
          </table:table-cell>
        </table:table-row>
        <table:table-row table:style-name="ro2">
          <table:table-cell table:style-name="ce1" office:value-type="string" calcext:value-type="string">
            <text:p>406</text:p>
          </table:table-cell>
          <table:table-cell table:style-name="ce1" office:value-type="string" calcext:value-type="string">
            <text:p>875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window, time, algorithm, employ, combine, ant_colony_optimization, experiment, selectivity, avoid, prove, candidate, limit, simple, step, utilize, effectively, interesting, promising, rolling, select</text:p>
          </table:table-cell>
          <table:table-cell office:value-type="float" office:value="0.00000321" calcext:value-type="float">
            <text:p>3,21E-06</text:p>
          </table:table-cell>
          <table:table-cell table:style-name="ce1" office:value-type="string" calcext:value-type="string">
            <text:p><text:s/>4.02e-01</text:p>
          </table:table-cell>
          <table:table-cell office:value-type="float" office:value="72.9" calcext:value-type="float">
            <text:p>72,9</text:p>
          </table:table-cell>
          <table:table-cell office:value-type="float" office:value="406" calcext:value-type="float">
            <text:p>406</text:p>
          </table:table-cell>
        </table:table-row>
        <table:table-row table:style-name="ro3">
          <table:table-cell table:style-name="ce1" office:value-type="string" calcext:value-type="string">
            <text:p>426</text:p>
          </table:table-cell>
          <table:table-cell table:style-name="ce1" office:value-type="string" calcext:value-type="string">
            <text:p>15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resolution, pixel, high_resolution, accuracy, scene, image, convolutional_neural_network, deep_learning, dataset, fine, classification, grid, cover, normalize_difference_vegetation_index, detection, perform, spatial, manually, normalized_difference, classify</text:p>
          </table:table-cell>
          <table:table-cell office:value-type="float" office:value="0.00000174" calcext:value-type="float">
            <text:p>1,74E-06</text:p>
          </table:table-cell>
          <table:table-cell table:style-name="ce1" office:value-type="string" calcext:value-type="string">
            <text:p><text:s/>7.23e-01</text:p>
          </table:table-cell>
          <table:table-cell office:value-type="float" office:value="92.6" calcext:value-type="float">
            <text:p>92,6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table:style-name="ce1" office:value-type="string" calcext:value-type="string">
            <text:p>446</text:p>
          </table:table-cell>
          <table:table-cell table:style-name="ce1" office:value-type="string" calcext:value-type="string">
            <text:p>504</text:p>
          </table:table-cell>
          <table:table-cell office:value-type="string" calcext:value-type="string">
            <text:p>hot_topic_cluster_no_4</text:p>
          </table:table-cell>
          <table:table-cell office:value-type="string" calcext:value-type="string">
            <text:p>time, plane, faster, start, run, reach, rescue, microclimate, period, initial, slow, quickly, timing, reduce, vary, missouri, fully, efficiently, relaxed, respect</text:p>
          </table:table-cell>
          <table:table-cell office:value-type="float" office:value="0.00000022" calcext:value-type="float">
            <text:p>2,20E-07</text:p>
          </table:table-cell>
          <table:table-cell table:style-name="ce1" office:value-type="string" calcext:value-type="string">
            <text:p><text:s/>9.58e-01</text:p>
          </table:table-cell>
          <table:table-cell office:value-type="float" office:value="94.4" calcext:value-type="float">
            <text:p>94,4</text:p>
          </table:table-cell>
          <table:table-cell office:value-type="float" office:value="446" calcext:value-type="float">
            <text:p>446</text:p>
          </table:table-cell>
        </table:table-row>
        <table:table-row table:style-name="ro2"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362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energy, renewable_energy, efficiency, consum, supply, demand, source, renewable, consumption, renewable_energy_source, utilization, save, dissipation, nonrenewable, lifetime, solar, energie, storage, battery, transactive</text:p>
          </table:table-cell>
          <table:table-cell office:value-type="float" office:value="0.000106" calcext:value-type="float">
            <text:p>1,06E-04</text:p>
          </table:table-cell>
          <table:table-cell table:style-name="ce1" office:value-type="string" calcext:value-type="string">
            <text:p><text:s/>2.48e-31</text:p>
          </table:table-cell>
          <table:table-cell office:value-type="float" office:value="193.7" calcext:value-type="float">
            <text:p>193,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816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energy, energy_consumption, energy_save, efficiency, efficient, smart_meter, retrofit, smart_home, district_heating, reduce, saving, electric, heating, smart, kwh, commercial, utility, electricity, smart_grid, real</text:p>
          </table:table-cell>
          <table:table-cell office:value-type="float" office:value="0.0000872" calcext:value-type="float">
            <text:p>8,72E-05</text:p>
          </table:table-cell>
          <table:table-cell table:style-name="ce1" office:value-type="string" calcext:value-type="string">
            <text:p><text:s/>1.47e-25</text:p>
          </table:table-cell>
          <table:table-cell office:value-type="float" office:value="153.5" calcext:value-type="float">
            <text:p>153,5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28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power, energy, generation, renewable, source, turbine, supply, fossil_fuel, electricity, demand, generator, renewable_energy_source, load, plant, production, nuclear, wind, grid, electric, clean</text:p>
          </table:table-cell>
          <table:table-cell office:value-type="float" office:value="0.0000801" calcext:value-type="float">
            <text:p>8,01E-05</text:p>
          </table:table-cell>
          <table:table-cell table:style-name="ce1" office:value-type="string" calcext:value-type="string">
            <text:p><text:s/>1.93e-14</text:p>
          </table:table-cell>
          <table:table-cell office:value-type="float" office:value="199.8" calcext:value-type="float">
            <text:p>199,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642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electricity, energy, renewable_energy, cost, price, electricity_consumption, electrical, fuel_cell, consumption, renewable, load, heat_pump, savings, panel, power, kwh, investment, hydrogen, photovoltaic_pv, operation</text:p>
          </table:table-cell>
          <table:table-cell office:value-type="float" office:value="0.0000771" calcext:value-type="float">
            <text:p>7,71E-05</text:p>
          </table:table-cell>
          <table:table-cell table:style-name="ce1" office:value-type="string" calcext:value-type="string">
            <text:p><text:s/>9.13e-23</text:p>
          </table:table-cell>
          <table:table-cell office:value-type="float" office:value="139.4" calcext:value-type="float">
            <text:p>139,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34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solar, energy, power, photovoltaic, cost, thermal, generation, exergy, combine, efficiency, thermodynamic, performance, chp, cycle, geothermal, dispatch, energetic, operation, renewable_energy, cchp</text:p>
          </table:table-cell>
          <table:table-cell office:value-type="float" office:value="0.0000593" calcext:value-type="float">
            <text:p>5,93E-05</text:p>
          </table:table-cell>
          <table:table-cell table:style-name="ce1" office:value-type="string" calcext:value-type="string">
            <text:p><text:s/>5.83e-13</text:p>
          </table:table-cell>
          <table:table-cell office:value-type="float" office:value="128.8" calcext:value-type="float">
            <text:p>128,8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256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device, wireless, transmission, power, offloading, battery, mac, latency, scheme, user, energy, efficiency, network, energy_consumption, simulation, delay, collision, multiple, mobile, reduce</text:p>
          </table:table-cell>
          <table:table-cell office:value-type="float" office:value="0.0000561" calcext:value-type="float">
            <text:p>5,61E-05</text:p>
          </table:table-cell>
          <table:table-cell table:style-name="ce1" office:value-type="string" calcext:value-type="string">
            <text:p><text:s/>7.97e-12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307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efficiency, energy, performance, enhance, optimize, maximize, utilization, maximum, throughput, dea, concern, programmable, metic, thermostat, data_envelopment_analysi, optimum, adjust, energy_save, iiot, room</text:p>
          </table:table-cell>
          <table:table-cell office:value-type="float" office:value="0.0000489" calcext:value-type="float">
            <text:p>4,89E-05</text:p>
          </table:table-cell>
          <table:table-cell table:style-name="ce1" office:value-type="string" calcext:value-type="string">
            <text:p><text:s/>2.80e-17</text:p>
          </table:table-cell>
          <table:table-cell office:value-type="float" office:value="104.8" calcext:value-type="float">
            <text:p>104,8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302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cost, carbon_emission, electric, reduce, root, minimization, minimize, optimization, carbon, optimize, propulsion, adopt, operation, multiobjective, efficiency, algorithm, particle_swarm_optimization_algorithm, optimal, environmental, optimal_solution</text:p>
          </table:table-cell>
          <table:table-cell office:value-type="float" office:value="0.0000369" calcext:value-type="float">
            <text:p>3,69E-05</text:p>
          </table:table-cell>
          <table:table-cell table:style-name="ce1" office:value-type="string" calcext:value-type="string">
            <text:p><text:s/>5.66e-12</text:p>
          </table:table-cell>
          <table:table-cell office:value-type="float" office:value="90.6" calcext:value-type="float">
            <text:p>90,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849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cost, economic, reduce, minimize, installation, hot, minimise, save, solution, expensive, consideration, operate, efficiency, genetic, constraint, moga, account, optimizing, cost_savings, scenario</text:p>
          </table:table-cell>
          <table:table-cell office:value-type="float" office:value="0.0000342" calcext:value-type="float">
            <text:p>3,42E-05</text:p>
          </table:table-cell>
          <table:table-cell table:style-name="ce1" office:value-type="string" calcext:value-type="string">
            <text:p><text:s/>1.28e-07</text:p>
          </table:table-cell>
          <table:table-cell office:value-type="float" office:value="145.3" calcext:value-type="float">
            <text:p>145,3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802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concrete, strength, cost, recycle, cement, construction, aggregate, performance, amount, reduce, optimize, elasticity, capacity, compressive_strength, streaming, durability, meet, produce, utilization, requirement</text:p>
          </table:table-cell>
          <table:table-cell office:value-type="float" office:value="0.0000327" calcext:value-type="float">
            <text:p>3,27E-05</text:p>
          </table:table-cell>
          <table:table-cell table:style-name="ce1" office:value-type="string" calcext:value-type="string">
            <text:p><text:s/>3.21e-08</text:p>
          </table:table-cell>
          <table:table-cell office:value-type="float" office:value="72.8" calcext:value-type="float">
            <text:p>72,8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31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transmission, protocol, packet, network_lifetime, lifetime, routing_protocol, transmit, wireless_sensor_network, routing, node, energy_consumption, reduce, wireless, forward, simulation, energy, duty_cycle, delay, performance, overhead</text:p>
          </table:table-cell>
          <table:table-cell office:value-type="float" office:value="0.0000325" calcext:value-type="float">
            <text:p>3,25E-05</text:p>
          </table:table-cell>
          <table:table-cell table:style-name="ce1" office:value-type="string" calcext:value-type="string">
            <text:p><text:s/>4.56e-03</text:p>
          </table:table-cell>
          <table:table-cell office:value-type="float" office:value="224.6" calcext:value-type="float">
            <text:p>224,6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734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operation, machine, cost, super, decentralize, real_time, systems, shop, reduce, solution, maintain, requirement, centralize, optimize, chart, control, simultaneously, traditional, feasibility, industrial</text:p>
          </table:table-cell>
          <table:table-cell office:value-type="float" office:value="0.0000273" calcext:value-type="float">
            <text:p>2,73E-05</text:p>
          </table:table-cell>
          <table:table-cell table:style-name="ce1" office:value-type="string" calcext:value-type="string">
            <text:p><text:s/>6.80e-08</text:p>
          </table:table-cell>
          <table:table-cell office:value-type="float" office:value="101.4" calcext:value-type="float">
            <text:p>101,4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817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utilize, technique, generate, employ, firstly, consume, performance, computational, advantage, introduce, produce, subsequently, perform, construct, superior, enhance, specific, specifically, techniques, recent_year</text:p>
          </table:table-cell>
          <table:table-cell office:value-type="float" office:value="0.0000249" calcext:value-type="float">
            <text:p>2,49E-05</text:p>
          </table:table-cell>
          <table:table-cell table:style-name="ce1" office:value-type="string" calcext:value-type="string">
            <text:p><text:s/>2.78e-10</text:p>
          </table:table-cell>
          <table:table-cell office:value-type="float" office:value="89.8" calcext:value-type="float">
            <text:p>89,8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852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search, hub, multiple, solution, effectiveness, quality, metadata, real_world, problem, single, requirement, guarantee, solve_problem, capability, formulate, efficient, enhance, programme, verify, involve</text:p>
          </table:table-cell>
          <table:table-cell office:value-type="float" office:value="0.0000244" calcext:value-type="float">
            <text:p>2,44E-05</text:p>
          </table:table-cell>
          <table:table-cell table:style-name="ce1" office:value-type="string" calcext:value-type="string">
            <text:p><text:s/>1.54e-08</text:p>
          </table:table-cell>
          <table:table-cell office:value-type="float" office:value="88" calcext:value-type="float">
            <text:p>88</text:p>
          </table:table-cell>
          <table:table-cell office:value-type="float" office:value="164" calcext:value-type="float">
            <text:p>164</text:p>
          </table:table-cell>
        </table:table-row>
        <table:table-row table:style-name="ro2"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638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process, machine, performance, machining, conventional, improvement, turn, reduction, industrial, driven, manufacturing, assist, introduce, involved, manner, employ, grinding, ideal, requirement, specifically</text:p>
          </table:table-cell>
          <table:table-cell office:value-type="float" office:value="0.0000236" calcext:value-type="float">
            <text:p>2,36E-05</text:p>
          </table:table-cell>
          <table:table-cell table:style-name="ce1" office:value-type="string" calcext:value-type="string">
            <text:p><text:s/>1.34e-05</text:p>
          </table:table-cell>
          <table:table-cell office:value-type="float" office:value="100" calcext:value-type="float">
            <text:p>100</text:p>
          </table:table-cell>
          <table:table-cell office:value-type="float" office:value="168" calcext:value-type="float">
            <text:p>168</text:p>
          </table:table-cell>
        </table:table-row>
        <table:table-row table:style-name="ro3">
          <table:table-cell table:style-name="ce1" office:value-type="string" calcext:value-type="string">
            <text:p>169</text:p>
          </table:table-cell>
          <table:table-cell table:style-name="ce1" office:value-type="string" calcext:value-type="string">
            <text:p>657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speed, time, reduce, performance, operation, unmanned_aerial_vehicle, requirement, lightweight, unman_aerial_vehicle, reconfigurable, minimal, processing, power_consumption, arrival, maintain, constant, reduce_energy_consumption, workload, technique, operate</text:p>
          </table:table-cell>
          <table:table-cell office:value-type="float" office:value="0.0000234" calcext:value-type="float">
            <text:p>2,34E-05</text:p>
          </table:table-cell>
          <table:table-cell table:style-name="ce1" office:value-type="string" calcext:value-type="string">
            <text:p><text:s/>3.16e-06</text:p>
          </table:table-cell>
          <table:table-cell office:value-type="float" office:value="95.2" calcext:value-type="float">
            <text:p>95,2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table:style-name="ce1" office:value-type="string" calcext:value-type="string">
            <text:p>211</text:p>
          </table:table-cell>
          <table:table-cell table:style-name="ce1" office:value-type="string" calcext:value-type="string">
            <text:p>147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energy_consumption, reduce, energy, save, reduce_energy_consumption, reduction, datacenter, hierarchy, multicast, time, clock, switch, call, amount, effectively, wi_fi, delay, average, cost, finish</text:p>
          </table:table-cell>
          <table:table-cell office:value-type="float" office:value="0.0000201" calcext:value-type="float">
            <text:p>2,01E-05</text:p>
          </table:table-cell>
          <table:table-cell table:style-name="ce1" office:value-type="string" calcext:value-type="string">
            <text:p><text:s/>4.89e-04</text:p>
          </table:table-cell>
          <table:table-cell office:value-type="float" office:value="102.1" calcext:value-type="float">
            <text:p>102,1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table:style-name="ce1" office:value-type="string" calcext:value-type="string">
            <text:p>232</text:p>
          </table:table-cell>
          <table:table-cell table:style-name="ce1" office:value-type="string" calcext:value-type="string">
            <text:p>724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pricing, attention, optimal, receive, recently, strategy, addition, considerable, prove, efficient, attract, greedy, scheme, effectiveness, demand, multiple, specifically, numerical, theoretical, obtain</text:p>
          </table:table-cell>
          <table:table-cell office:value-type="float" office:value="0.0000186" calcext:value-type="float">
            <text:p>1,86E-05</text:p>
          </table:table-cell>
          <table:table-cell table:style-name="ce1" office:value-type="string" calcext:value-type="string">
            <text:p><text:s/>8.39e-06</text:p>
          </table:table-cell>
          <table:table-cell office:value-type="float" office:value="83.8" calcext:value-type="float">
            <text:p>83,8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table:style-name="ce1" office:value-type="string" calcext:value-type="string">
            <text:p>237</text:p>
          </table:table-cell>
          <table:table-cell table:style-name="ce1" office:value-type="string" calcext:value-type="string">
            <text:p>385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network, traffic, wireless, optical, cellular, bandwidth, energy, power, efficiency, power_consumption, efficient, networking, communication, requirement, energy_consumption, networnk, lte, device, energy_savings, aware</text:p>
          </table:table-cell>
          <table:table-cell office:value-type="float" office:value="0.0000184" calcext:value-type="float">
            <text:p>1,84E-05</text:p>
          </table:table-cell>
          <table:table-cell table:style-name="ce1" office:value-type="string" calcext:value-type="string">
            <text:p><text:s/>6.66e-02</text:p>
          </table:table-cell>
          <table:table-cell office:value-type="float" office:value="167.8" calcext:value-type="float">
            <text:p>167,8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table:style-name="ce1" office:value-type="string" calcext:value-type="string">
            <text:p>276</text:p>
          </table:table-cell>
          <table:table-cell table:style-name="ce1" office:value-type="string" calcext:value-type="string">
            <text:p>643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constraint, constrain, iterative, sense, effective, balance, maximize, iteration, strategy, adapt, employ, sensing, reduce, mobile_sink, successive, capacity, whole, multilevel, incorporate, amount</text:p>
          </table:table-cell>
          <table:table-cell office:value-type="float" office:value="0.0000148" calcext:value-type="float">
            <text:p>1,48E-05</text:p>
          </table:table-cell>
          <table:table-cell table:style-name="ce1" office:value-type="string" calcext:value-type="string">
            <text:p><text:s/>1.61e-04</text:p>
          </table:table-cell>
          <table:table-cell office:value-type="float" office:value="79.4" calcext:value-type="float">
            <text:p>79,4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table:style-name="ce1" office:value-type="string" calcext:value-type="string">
            <text:p>295</text:p>
          </table:table-cell>
          <table:table-cell table:style-name="ce1" office:value-type="string" calcext:value-type="string">
            <text:p>333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delay, network, communication, packet, latency, throughput, performance, hop, congestion, transmission, scheme, router, simulation, topology, communications, communication_technology, forwarding, maximize, enable, broadcasting</text:p>
          </table:table-cell>
          <table:table-cell office:value-type="float" office:value="0.0000134" calcext:value-type="float">
            <text:p>1,34E-05</text:p>
          </table:table-cell>
          <table:table-cell table:style-name="ce1" office:value-type="string" calcext:value-type="string">
            <text:p><text:s/>4.57e-02</text:p>
          </table:table-cell>
          <table:table-cell office:value-type="float" office:value="114.2" calcext:value-type="float">
            <text:p>114,2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table:style-name="ce1" office:value-type="string" calcext:value-type="string">
            <text:p>300</text:p>
          </table:table-cell>
          <table:table-cell table:style-name="ce1" office:value-type="string" calcext:value-type="string">
            <text:p>622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module, circuit, array, architecture, power, implement, operation, implementation, integrate, performance, accelerator, voltage, board, inverter, conventional, efficiency, output, reconfiguration, experimental, switch</text:p>
          </table:table-cell>
          <table:table-cell office:value-type="float" office:value="0.0000129" calcext:value-type="float">
            <text:p>1,29E-05</text:p>
          </table:table-cell>
          <table:table-cell table:style-name="ce1" office:value-type="string" calcext:value-type="string">
            <text:p><text:s/>4.74e-02</text:p>
          </table:table-cell>
          <table:table-cell office:value-type="float" office:value="118.5" calcext:value-type="float">
            <text:p>118,5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table:style-name="ce1" office:value-type="string" calcext:value-type="string">
            <text:p>306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cut, time, cutting, process, specific, effectively, verify, feasibility, effectiveness, typhoon, pass, numerical, obtain, handle, parameter, formulation, fence, speed, shanghai, single</text:p>
          </table:table-cell>
          <table:table-cell office:value-type="float" office:value="0.0000123" calcext:value-type="float">
            <text:p>1,23E-05</text:p>
          </table:table-cell>
          <table:table-cell table:style-name="ce1" office:value-type="string" calcext:value-type="string">
            <text:p><text:s/>2.46e-03</text:p>
          </table:table-cell>
          <table:table-cell office:value-type="float" office:value="76.2" calcext:value-type="float">
            <text:p>76,2</text:p>
          </table:table-cell>
          <table:table-cell office:value-type="float" office:value="306" calcext:value-type="float">
            <text:p>306</text:p>
          </table:table-cell>
        </table:table-row>
        <table:table-row table:style-name="ro2">
          <table:table-cell table:style-name="ce1" office:value-type="string" calcext:value-type="string">
            <text:p>315</text:p>
          </table:table-cell>
          <table:table-cell table:style-name="ce1" office:value-type="string" calcext:value-type="string">
            <text:p>276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solution, problem, obtain, search, compromise, deal, efficient, multiobjective, objective, minimize, mathematical, handle, heuristic, choose, simultaneously, np_hard, multiobjective_optimization, space, adapt, prove</text:p>
          </table:table-cell>
          <table:table-cell office:value-type="float" office:value="0.0000116" calcext:value-type="float">
            <text:p>1,16E-05</text:p>
          </table:table-cell>
          <table:table-cell table:style-name="ce1" office:value-type="string" calcext:value-type="string">
            <text:p><text:s/>4.70e-02</text:p>
          </table:table-cell>
          <table:table-cell office:value-type="float" office:value="129" calcext:value-type="float">
            <text:p>129</text:p>
          </table:table-cell>
          <table:table-cell office:value-type="float" office:value="315" calcext:value-type="float">
            <text:p>315</text:p>
          </table:table-cell>
        </table:table-row>
        <table:table-row table:style-name="ro2">
          <table:table-cell table:style-name="ce1" office:value-type="string" calcext:value-type="string">
            <text:p>317</text:p>
          </table:table-cell>
          <table:table-cell table:style-name="ce1" office:value-type="string" calcext:value-type="string">
            <text:p>574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operating, obtain, surrogate, deep_neural_network, technique, suitable, traditional, combine, employ, replace, strategy, reduction, ensure, wise, respect, lesion, adopt, traction, train, step</text:p>
          </table:table-cell>
          <table:table-cell office:value-type="float" office:value="0.0000115" calcext:value-type="float">
            <text:p>1,15E-05</text:p>
          </table:table-cell>
          <table:table-cell table:style-name="ce1" office:value-type="string" calcext:value-type="string">
            <text:p><text:s/>3.59e-03</text:p>
          </table:table-cell>
          <table:table-cell office:value-type="float" office:value="76" calcext:value-type="float">
            <text:p>76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table:style-name="ce1" office:value-type="string" calcext:value-type="string">
            <text:p>325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flexibility, continuous, flexible, operation, systems, optimal, demand, discrete, ensure, outage, advantage, control, efficiency, desire, efficient, combine, practical, mobile_money, classical, optimally</text:p>
          </table:table-cell>
          <table:table-cell office:value-type="float" office:value="0.0000106" calcext:value-type="float">
            <text:p>1,06E-05</text:p>
          </table:table-cell>
          <table:table-cell table:style-name="ce1" office:value-type="string" calcext:value-type="string">
            <text:p><text:s/>1.60e-02</text:p>
          </table:table-cell>
          <table:table-cell office:value-type="float" office:value="91.3" calcext:value-type="float">
            <text:p>91,3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table:style-name="ce1" office:value-type="string" calcext:value-type="string">
            <text:p>327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allocation, switch, allocate, resource, reactive, switching, demand, efficiency, efficient, cost, reduce, algorithm, maximize, save, dynamic, optimally, real, scenario, solution, heterogeneous</text:p>
          </table:table-cell>
          <table:table-cell office:value-type="float" office:value="0.0000102" calcext:value-type="float">
            <text:p>1,02E-05</text:p>
          </table:table-cell>
          <table:table-cell table:style-name="ce1" office:value-type="string" calcext:value-type="string">
            <text:p><text:s/>3.27e-02</text:p>
          </table:table-cell>
          <table:table-cell office:value-type="float" office:value="92.4" calcext:value-type="float">
            <text:p>92,4</text:p>
          </table:table-cell>
          <table:table-cell office:value-type="float" office:value="327" calcext:value-type="float">
            <text:p>327</text:p>
          </table:table-cell>
        </table:table-row>
        <table:table-row table:style-name="ro2">
          <table:table-cell table:style-name="ce1" office:value-type="string" calcext:value-type="string">
            <text:p>359</text:p>
          </table:table-cell>
          <table:table-cell table:style-name="ce1" office:value-type="string" calcext:value-type="string">
            <text:p>578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robotic, robot, environment, control, experimental, introduce, obstacle, requirement, dynamic, swarm, real, reduce, qos, equip, mechanical, sleeping, effectively, promise, operation, sensory</text:p>
          </table:table-cell>
          <table:table-cell office:value-type="float" office:value="0.00000721" calcext:value-type="float">
            <text:p>7,21E-06</text:p>
          </table:table-cell>
          <table:table-cell table:style-name="ce1" office:value-type="string" calcext:value-type="string">
            <text:p><text:s/>1.76e-01</text:p>
          </table:table-cell>
          <table:table-cell office:value-type="float" office:value="81.7" calcext:value-type="float">
            <text:p>81,7</text:p>
          </table:table-cell>
          <table:table-cell office:value-type="float" office:value="359" calcext:value-type="float">
            <text:p>359</text:p>
          </table:table-cell>
        </table:table-row>
        <table:table-row table:style-name="ro2">
          <table:table-cell table:style-name="ce1" office:value-type="string" calcext:value-type="string">
            <text:p>389</text:p>
          </table:table-cell>
          <table:table-cell table:style-name="ce1" office:value-type="string" calcext:value-type="string">
            <text:p>68</text:p>
          </table:table-cell>
          <table:table-cell office:value-type="string" calcext:value-type="string">
            <text:p>hot_topic_cluster_no_5</text:p>
          </table:table-cell>
          <table:table-cell office:value-type="string" calcext:value-type="string">
            <text:p>stability, stable, conventional, batch, operate, time, distribute, perform, reliable, reliability, operation, harmonic, performance, fast, slack, autonomious, validate, technique, fully, distortion</text:p>
          </table:table-cell>
          <table:table-cell office:value-type="float" office:value="0.00000502" calcext:value-type="float">
            <text:p>5,02E-06</text:p>
          </table:table-cell>
          <table:table-cell table:style-name="ce1" office:value-type="string" calcext:value-type="string">
            <text:p><text:s/>2.61e-01</text:p>
          </table:table-cell>
          <table:table-cell office:value-type="float" office:value="93.7" calcext:value-type="float">
            <text:p>93,7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459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iot, smart, internet_thing_iot, technology, enable, internet_thing, iot_device, thing, architecture, sense, solution, communication, sustainable, concept, store, physical, communicate, addition, capability, edge</text:p>
          </table:table-cell>
          <table:table-cell office:value-type="float" office:value="0.000107" calcext:value-type="float">
            <text:p>1,07E-04</text:p>
          </table:table-cell>
          <table:table-cell table:style-name="ce1" office:value-type="string" calcext:value-type="string">
            <text:p><text:s/>3.55e-70</text:p>
          </table:table-cell>
          <table:table-cell office:value-type="float" office:value="97.4" calcext:value-type="float">
            <text:p>97,4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96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smart, sustainable, solution, innovative, enable, framework, smarter, enhance, manage, adopt, paradigm, microbial_fuel_cell, scalable, specialisation, device, interconnect, interoperability, flexible, deploy, platform</text:p>
          </table:table-cell>
          <table:table-cell office:value-type="float" office:value="0.0000952" calcext:value-type="float">
            <text:p>9,52E-05</text:p>
          </table:table-cell>
          <table:table-cell table:style-name="ce1" office:value-type="string" calcext:value-type="string">
            <text:p><text:s/>1.94e-56</text:p>
          </table:table-cell>
          <table:table-cell office:value-type="float" office:value="122.7" calcext:value-type="float">
            <text:p>122,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9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supply_chain, economic, environmental, sustainability, sustainable, social, decision, impact, decision_maker, concern, consideration, product, integrate, framework, profitability, producer, illustrate, objective_function, multiobjective, production</text:p>
          </table:table-cell>
          <table:table-cell office:value-type="float" office:value="0.0000675" calcext:value-type="float">
            <text:p>6,75E-05</text:p>
          </table:table-cell>
          <table:table-cell table:style-name="ce1" office:value-type="string" calcext:value-type="string">
            <text:p><text:s/>8.64e-21</text:p>
          </table:table-cell>
          <table:table-cell office:value-type="float" office:value="130" calcext:value-type="float">
            <text:p>13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798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device, flexible, electrode, sustainable, electrochemical, power, charge, efficient, technology, storage, density, generation, capability, charging_station, consist, supercapacitor, promise, beef, voltage, display</text:p>
          </table:table-cell>
          <table:table-cell office:value-type="float" office:value="0.0000627" calcext:value-type="float">
            <text:p>6,27E-05</text:p>
          </table:table-cell>
          <table:table-cell table:style-name="ce1" office:value-type="string" calcext:value-type="string">
            <text:p><text:s/>4.74e-26</text:p>
          </table:table-cell>
          <table:table-cell office:value-type="float" office:value="108.1" calcext:value-type="float">
            <text:p>108,1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466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framework, analytic, component, modeling, enable, challenge, complex, integrated, facilitate, support, holistic, leverage, advanced, management, heterogeneous, integrat, multiple, implementation, functionalitie, process</text:p>
          </table:table-cell>
          <table:table-cell office:value-type="float" office:value="0.0000542" calcext:value-type="float">
            <text:p>5,42E-05</text:p>
          </table:table-cell>
          <table:table-cell table:style-name="ce1" office:value-type="string" calcext:value-type="string">
            <text:p><text:s/>7.37e-22</text:p>
          </table:table-cell>
          <table:table-cell office:value-type="float" office:value="132.5" calcext:value-type="float">
            <text:p>132,5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784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security, secure, privacy, ensure, authentication, challenge, encryption, solution, critical, safety, infrastructure, requirement, scheme, secret, guarantee, problem, safe, deploy, resource, cryptographic</text:p>
          </table:table-cell>
          <table:table-cell office:value-type="float" office:value="0.0000509" calcext:value-type="float">
            <text:p>5,09E-05</text:p>
          </table:table-cell>
          <table:table-cell table:style-name="ce1" office:value-type="string" calcext:value-type="string">
            <text:p><text:s/>8.78e-18</text:p>
          </table:table-cell>
          <table:table-cell office:value-type="float" office:value="99.9" calcext:value-type="float">
            <text:p>99,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80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logistic, operational, operation, transportation, demand, customer, solution, manufacturer, efficiency, company, problem, efficient, enterprisis, warehouse, effectiveness, environment, facility, impact, quantity, handle</text:p>
          </table:table-cell>
          <table:table-cell office:value-type="float" office:value="0.0000464" calcext:value-type="float">
            <text:p>4,64E-05</text:p>
          </table:table-cell>
          <table:table-cell table:style-name="ce1" office:value-type="string" calcext:value-type="string">
            <text:p><text:s/>5.53e-17</text:p>
          </table:table-cell>
          <table:table-cell office:value-type="float" office:value="96.4" calcext:value-type="float">
            <text:p>96,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888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service, resource, cloud, cloud_computing, challenge, computing, requirement, distribute, centre, refugee, utilisation, availability, service_provider, scheduler, support, meet, ensure, introduce, framework, replication</text:p>
          </table:table-cell>
          <table:table-cell office:value-type="float" office:value="0.0000379" calcext:value-type="float">
            <text:p>3,79E-05</text:p>
          </table:table-cell>
          <table:table-cell table:style-name="ce1" office:value-type="string" calcext:value-type="string">
            <text:p><text:s/>3.50e-11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728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intelligent, automation, technology, intelligence, control, advanced, realize, efficiency, internet_thing, real_time, safety, implementation, infrastructure, advance, operation, improvement, savings, introduce, challenge, embed</text:p>
          </table:table-cell>
          <table:table-cell office:value-type="float" office:value="0.0000365" calcext:value-type="float">
            <text:p>3,65E-05</text:p>
          </table:table-cell>
          <table:table-cell table:style-name="ce1" office:value-type="string" calcext:value-type="string">
            <text:p><text:s/>1.98e-11</text:p>
          </table:table-cell>
          <table:table-cell office:value-type="float" office:value="108.9" calcext:value-type="float">
            <text:p>108,9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514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technology, technological, patent, development, advanced, artificial_intelligence, perspectife, enhancing, innovation, biotechnology, commercialization, computer, research, tmr, opportunity, manner, kind, invention, clean, authentic</text:p>
          </table:table-cell>
          <table:table-cell office:value-type="float" office:value="0.0000361" calcext:value-type="float">
            <text:p>3,61E-05</text:p>
          </table:table-cell>
          <table:table-cell table:style-name="ce1" office:value-type="string" calcext:value-type="string">
            <text:p><text:s/>3.85e-07</text:p>
          </table:table-cell>
          <table:table-cell office:value-type="float" office:value="154.4" calcext:value-type="float">
            <text:p>154,4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757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potential, package, circular_economy, carrier, circular, sustainable, deliver, specific, resource, research, generate, pay, stereo, implement, feasible, feasibility, offer, improvement, special_attention, delivery</text:p>
          </table:table-cell>
          <table:table-cell office:value-type="float" office:value="0.0000261" calcext:value-type="float">
            <text:p>2,61E-05</text:p>
          </table:table-cell>
          <table:table-cell table:style-name="ce1" office:value-type="string" calcext:value-type="string">
            <text:p><text:s/>2.52e-10</text:p>
          </table:table-cell>
          <table:table-cell office:value-type="float" office:value="83.2" calcext:value-type="float">
            <text:p>83,2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358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enhance, enhancement, improvement, prototype, development, clean, enable, process, employ, functionality, gain, sustainable, legitimacy, effectiveness, offer, crowdsourcing, deliver, bri, infrastructural, evaluation</text:p>
          </table:table-cell>
          <table:table-cell office:value-type="float" office:value="0.0000256" calcext:value-type="float">
            <text:p>2,56E-05</text:p>
          </table:table-cell>
          <table:table-cell table:style-name="ce1" office:value-type="string" calcext:value-type="string">
            <text:p><text:s/>3.95e-10</text:p>
          </table:table-cell>
          <table:table-cell office:value-type="float" office:value="84.5" calcext:value-type="float">
            <text:p>84,5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table:style-name="ce1" office:value-type="string" calcext:value-type="string">
            <text:p>166</text:p>
          </table:table-cell>
          <table:table-cell table:style-name="ce1" office:value-type="string" calcext:value-type="string">
            <text:p>316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user, network, radio, resource_allocation, resource, cellular, bandwidth, station, fairness, service, subscription, share, formulate, fee, joint, end_user, traffic, efficiency, quality, multiple</text:p>
          </table:table-cell>
          <table:table-cell office:value-type="float" office:value="0.0000238" calcext:value-type="float">
            <text:p>2,38E-05</text:p>
          </table:table-cell>
          <table:table-cell table:style-name="ce1" office:value-type="string" calcext:value-type="string">
            <text:p><text:s/>1.08e-04</text:p>
          </table:table-cell>
          <table:table-cell office:value-type="float" office:value="101.9" calcext:value-type="float">
            <text:p>101,9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table:style-name="ce1" office:value-type="string" calcext:value-type="string">
            <text:p>176</text:p>
          </table:table-cell>
          <table:table-cell table:style-name="ce1" office:value-type="string" calcext:value-type="string">
            <text:p>453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decision_make, decision, process, support, planning, information, decision_making, telehealth, objective, policy, manage, integrate, usefulness, implementation, goal, integration, action, valuable, related, concern</text:p>
          </table:table-cell>
          <table:table-cell office:value-type="float" office:value="0.0000229" calcext:value-type="float">
            <text:p>2,29E-05</text:p>
          </table:table-cell>
          <table:table-cell table:style-name="ce1" office:value-type="string" calcext:value-type="string">
            <text:p><text:s/>1.63e-05</text:p>
          </table:table-cell>
          <table:table-cell office:value-type="float" office:value="111" calcext:value-type="float">
            <text:p>111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table:style-name="ce1" office:value-type="string" calcext:value-type="string">
            <text:p>178</text:p>
          </table:table-cell>
          <table:table-cell table:style-name="ce1" office:value-type="string" calcext:value-type="string">
            <text:p>691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leader, sustainable, incentive, fair, challenge, offer, systems, increasingly, technology, coffee, innovative, paradigm, portable, grow, compatibility, goal, integration, consumer, pervasive, capable</text:p>
          </table:table-cell>
          <table:table-cell office:value-type="float" office:value="0.0000228" calcext:value-type="float">
            <text:p>2,28E-05</text:p>
          </table:table-cell>
          <table:table-cell table:style-name="ce1" office:value-type="string" calcext:value-type="string">
            <text:p><text:s/>6.34e-08</text:p>
          </table:table-cell>
          <table:table-cell office:value-type="float" office:value="85.2" calcext:value-type="float">
            <text:p>85,2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table:style-name="ce1" office:value-type="string" calcext:value-type="string">
            <text:p>182</text:p>
          </table:table-cell>
          <table:table-cell table:style-name="ce1" office:value-type="string" calcext:value-type="string">
            <text:p>786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equipment, challenge, effectiveness, opportunistic, expect, modern, opportunity, introduce, lack, prefer, safe, interested, digitalisation, complexity, assist, introduction, fundamental, innovative, involve, task</text:p>
          </table:table-cell>
          <table:table-cell office:value-type="float" office:value="0.0000226" calcext:value-type="float">
            <text:p>2,26E-05</text:p>
          </table:table-cell>
          <table:table-cell table:style-name="ce1" office:value-type="string" calcext:value-type="string">
            <text:p><text:s/>7.46e-09</text:p>
          </table:table-cell>
          <table:table-cell office:value-type="float" office:value="82.8" calcext:value-type="float">
            <text:p>82,8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table:style-name="ce1" office:value-type="string" calcext:value-type="string">
            <text:p>192</text:p>
          </table:table-cell>
          <table:table-cell table:style-name="ce1" office:value-type="string" calcext:value-type="string">
            <text:p>524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operator, deployment, carbon_footprint, drone, solution, cost, coalition, challenge, telecommunication, capacity, small, enable, crossover, reduce, fix, leverage, overcome, huge, environment, gain</text:p>
          </table:table-cell>
          <table:table-cell office:value-type="float" office:value="0.0000215" calcext:value-type="float">
            <text:p>2,15E-05</text:p>
          </table:table-cell>
          <table:table-cell table:style-name="ce1" office:value-type="string" calcext:value-type="string">
            <text:p><text:s/>2.04e-06</text:p>
          </table:table-cell>
          <table:table-cell office:value-type="float" office:value="86.7" calcext:value-type="float">
            <text:p>86,7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style-name="ce1" office:value-type="string" calcext:value-type="string">
            <text:p>216</text:p>
          </table:table-cell>
          <table:table-cell table:style-name="ce1" office:value-type="string" calcext:value-type="string">
            <text:p>640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building, wall, assembly, envelope, sustainable, technology, cybersecurity, research, integrate, environment, technical, transparent, solution, process, interior, material, glazing, critical, bring, brick</text:p>
          </table:table-cell>
          <table:table-cell office:value-type="float" office:value="0.0000197" calcext:value-type="float">
            <text:p>1,97E-05</text:p>
          </table:table-cell>
          <table:table-cell table:style-name="ce1" office:value-type="string" calcext:value-type="string">
            <text:p><text:s/>6.67e-07</text:p>
          </table:table-cell>
          <table:table-cell office:value-type="float" office:value="63.6" calcext:value-type="float">
            <text:p>63,6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table:style-name="ce1" office:value-type="string" calcext:value-type="string">
            <text:p>218</text:p>
          </table:table-cell>
          <table:table-cell table:style-name="ce1" office:value-type="string" calcext:value-type="string">
            <text:p>413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goal, challenge, systems, objective, strategy, sustainable, coordinate, improvement, ensure, multiple, concern, transformer, smart, sustainability, bring, priority, action, proposal, tackle, worldwide</text:p>
          </table:table-cell>
          <table:table-cell office:value-type="float" office:value="0.0000196" calcext:value-type="float">
            <text:p>1,96E-05</text:p>
          </table:table-cell>
          <table:table-cell table:style-name="ce1" office:value-type="string" calcext:value-type="string">
            <text:p><text:s/>8.64e-06</text:p>
          </table:table-cell>
          <table:table-cell office:value-type="float" office:value="93.8" calcext:value-type="float">
            <text:p>93,8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table:style-name="ce1" office:value-type="string" calcext:value-type="string">
            <text:p>219</text:p>
          </table:table-cell>
          <table:table-cell table:style-name="ce1" office:value-type="string" calcext:value-type="string">
            <text:p>745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implementation, implement, goal, objective, progress, guide, plan, strategy, planning, relevant, effective, incorporate, essential, process, meet, framework, stakeholder, consideration, decision_maker, principle</text:p>
          </table:table-cell>
          <table:table-cell office:value-type="float" office:value="0.0000195" calcext:value-type="float">
            <text:p>1,95E-05</text:p>
          </table:table-cell>
          <table:table-cell table:style-name="ce1" office:value-type="string" calcext:value-type="string">
            <text:p><text:s/>2.38e-04</text:p>
          </table:table-cell>
          <table:table-cell office:value-type="float" office:value="123.4" calcext:value-type="float">
            <text:p>123,4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table:style-name="ce1" office:value-type="string" calcext:value-type="string">
            <text:p>226</text:p>
          </table:table-cell>
          <table:table-cell table:style-name="ce1" office:value-type="string" calcext:value-type="string">
            <text:p>780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implementation, solution, integration, technology, proposal, systems, offer, specific, successful, platform, integrat, concept, opportunity, sustainability, feasible, requirement, integrated, effort, costeffective, expensive</text:p>
          </table:table-cell>
          <table:table-cell office:value-type="float" office:value="0.000019" calcext:value-type="float">
            <text:p>1,90E-05</text:p>
          </table:table-cell>
          <table:table-cell table:style-name="ce1" office:value-type="string" calcext:value-type="string">
            <text:p><text:s/>1.44e-04</text:p>
          </table:table-cell>
          <table:table-cell office:value-type="float" office:value="109.7" calcext:value-type="float">
            <text:p>109,7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table:style-name="ce1" office:value-type="string" calcext:value-type="string">
            <text:p>247</text:p>
          </table:table-cell>
          <table:table-cell table:style-name="ce1" office:value-type="string" calcext:value-type="string">
            <text:p>134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enhance, advanced, capability, competitiveness, support, advantage, upgrade, driven, comprehensive, diversion, strategy, effectively, advancement, capacity, resource, sustainability, ensure, empirical, standardization, reliable</text:p>
          </table:table-cell>
          <table:table-cell office:value-type="float" office:value="0.0000176" calcext:value-type="float">
            <text:p>1,76E-05</text:p>
          </table:table-cell>
          <table:table-cell table:style-name="ce1" office:value-type="string" calcext:value-type="string">
            <text:p><text:s/>7.32e-06</text:p>
          </table:table-cell>
          <table:table-cell office:value-type="float" office:value="82.7" calcext:value-type="float">
            <text:p>82,7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table:style-name="ce1" office:value-type="string" calcext:value-type="string">
            <text:p>248</text:p>
          </table:table-cell>
          <table:table-cell table:style-name="ce1" office:value-type="string" calcext:value-type="string">
            <text:p>435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framework, principle, principles, implement, analytical, systematic, goal, evaluation, effective, researcher, visualisation, research, guiding, augment_reality, incorporate, scope, consideration, integrat, define, direction</text:p>
          </table:table-cell>
          <table:table-cell office:value-type="float" office:value="0.0000175" calcext:value-type="float">
            <text:p>1,75E-05</text:p>
          </table:table-cell>
          <table:table-cell table:style-name="ce1" office:value-type="string" calcext:value-type="string">
            <text:p><text:s/>3.47e-05</text:p>
          </table:table-cell>
          <table:table-cell office:value-type="float" office:value="90.3" calcext:value-type="float">
            <text:p>90,3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table:style-name="ce1" office:value-type="string" calcext:value-type="string">
            <text:p>252</text:p>
          </table:table-cell>
          <table:table-cell table:style-name="ce1" office:value-type="string" calcext:value-type="string">
            <text:p>714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management, resource, campus, terminal, sustainable, implement, ethiopia, level, strategy, improvement, abstraction, utilization, efficient, environment, validate, framework, continuously, rely, acceptable, irreversible</text:p>
          </table:table-cell>
          <table:table-cell office:value-type="float" office:value="0.0000169" calcext:value-type="float">
            <text:p>1,69E-05</text:p>
          </table:table-cell>
          <table:table-cell table:style-name="ce1" office:value-type="string" calcext:value-type="string">
            <text:p><text:s/>3.31e-06</text:p>
          </table:table-cell>
          <table:table-cell office:value-type="float" office:value="70.7" calcext:value-type="float">
            <text:p>70,7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table:style-name="ce1" office:value-type="string" calcext:value-type="string">
            <text:p>286</text:p>
          </table:table-cell>
          <table:table-cell table:style-name="ce1" office:value-type="string" calcext:value-type="string">
            <text:p>224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framework, resource, evaluation, conflict, decision_maker, exploitation, integrate, objective, involve, multicriteria, alternative, sustainable, stakeholder, deal, problem, sustainable_development, decision_making, environment, economic, consist</text:p>
          </table:table-cell>
          <table:table-cell office:value-type="float" office:value="0.0000141" calcext:value-type="float">
            <text:p>1,41E-05</text:p>
          </table:table-cell>
          <table:table-cell table:style-name="ce1" office:value-type="string" calcext:value-type="string">
            <text:p><text:s/>4.62e-03</text:p>
          </table:table-cell>
          <table:table-cell office:value-type="float" office:value="106.2" calcext:value-type="float">
            <text:p>106,2</text:p>
          </table:table-cell>
          <table:table-cell office:value-type="float" office:value="286" calcext:value-type="float">
            <text:p>286</text:p>
          </table:table-cell>
        </table:table-row>
        <table:table-row table:style-name="ro2">
          <table:table-cell table:style-name="ce1" office:value-type="string" calcext:value-type="string">
            <text:p>318</text:p>
          </table:table-cell>
          <table:table-cell table:style-name="ce1" office:value-type="string" calcext:value-type="string">
            <text:p>373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architecture, broadband, architectural, enable, framework, architect, leverage, support, future, standard, challenge, environment, critical, deployment, build, quality_assurance, essential, roadmap, respect, facilitate</text:p>
          </table:table-cell>
          <table:table-cell office:value-type="float" office:value="0.0000115" calcext:value-type="float">
            <text:p>1,15E-05</text:p>
          </table:table-cell>
          <table:table-cell table:style-name="ce1" office:value-type="string" calcext:value-type="string">
            <text:p><text:s/>1.16e-02</text:p>
          </table:table-cell>
          <table:table-cell office:value-type="float" office:value="83.6" calcext:value-type="float">
            <text:p>83,6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table:style-name="ce1" office:value-type="string" calcext:value-type="string">
            <text:p>326</text:p>
          </table:table-cell>
          <table:table-cell table:style-name="ce1" office:value-type="string" calcext:value-type="string">
            <text:p>544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capability, village, information, sustainable, research, performance, technology, villag, competitive, proactive, organization, strategy, competitive_advantage, dynamic, role, firm, sustain, sustainability, chief, implement</text:p>
          </table:table-cell>
          <table:table-cell office:value-type="float" office:value="0.0000106" calcext:value-type="float">
            <text:p>1,06E-05</text:p>
          </table:table-cell>
          <table:table-cell table:style-name="ce1" office:value-type="string" calcext:value-type="string">
            <text:p><text:s/>3.30e-02</text:p>
          </table:table-cell>
          <table:table-cell office:value-type="float" office:value="84.1" calcext:value-type="float">
            <text:p>84,1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table:style-name="ce1" office:value-type="string" calcext:value-type="string">
            <text:p>354</text:p>
          </table:table-cell>
          <table:table-cell table:style-name="ce1" office:value-type="string" calcext:value-type="string">
            <text:p>884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process, bridge, implement, standard, illustrate, sustainable, build, guidance, framework, challenge, long_term, plan, actual, information, structure, related, difficult, systems, recognize, pilot</text:p>
          </table:table-cell>
          <table:table-cell office:value-type="float" office:value="0.00000789" calcext:value-type="float">
            <text:p>7,89E-06</text:p>
          </table:table-cell>
          <table:table-cell table:style-name="ce1" office:value-type="string" calcext:value-type="string">
            <text:p><text:s/>4.98e-02</text:p>
          </table:table-cell>
          <table:table-cell office:value-type="float" office:value="82.8" calcext:value-type="float">
            <text:p>82,8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table:style-name="ce1" office:value-type="string" calcext:value-type="string">
            <text:p>368</text:p>
          </table:table-cell>
          <table:table-cell table:style-name="ce1" office:value-type="string" calcext:value-type="string">
            <text:p>804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adaptive, strategy, robust, complex, enhance, environment, adaptation, effectiveness, effective, implement, complexity, introduce, manner, mitigate, timely, simultaneously, real, expect, inherent, oscillator</text:p>
          </table:table-cell>
          <table:table-cell office:value-type="float" office:value="0.00000649" calcext:value-type="float">
            <text:p>6,49E-06</text:p>
          </table:table-cell>
          <table:table-cell table:style-name="ce1" office:value-type="string" calcext:value-type="string">
            <text:p><text:s/>1.31e-01</text:p>
          </table:table-cell>
          <table:table-cell office:value-type="float" office:value="87.5" calcext:value-type="float">
            <text:p>87,5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table:style-name="ce1" office:value-type="string" calcext:value-type="string">
            <text:p>407</text:p>
          </table:table-cell>
          <table:table-cell table:style-name="ce1" office:value-type="string" calcext:value-type="string">
            <text:p>145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integration, team, process, facilitate, create, islamic, research, outcome, understanding, integrated, enhance, ultimately, successful, cure, advance, build, probable, context, nested, concept</text:p>
          </table:table-cell>
          <table:table-cell office:value-type="float" office:value="0.00000319" calcext:value-type="float">
            <text:p>3,19E-06</text:p>
          </table:table-cell>
          <table:table-cell table:style-name="ce1" office:value-type="string" calcext:value-type="string">
            <text:p><text:s/>4.23e-01</text:p>
          </table:table-cell>
          <table:table-cell office:value-type="float" office:value="78.7" calcext:value-type="float">
            <text:p>78,7</text:p>
          </table:table-cell>
          <table:table-cell office:value-type="float" office:value="407" calcext:value-type="float">
            <text:p>407</text:p>
          </table:table-cell>
        </table:table-row>
        <table:table-row table:style-name="ro2">
          <table:table-cell table:style-name="ce1" office:value-type="string" calcext:value-type="string">
            <text:p>412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delivery, simulator, improvement, alignment, effective, prototype, enable, setting, end, support, evaluation, quality, chronic_obstructive_pulmonary_disease, critical, usefulness, feedback, technical, improvements, specific, forward</text:p>
          </table:table-cell>
          <table:table-cell office:value-type="float" office:value="0.00000293" calcext:value-type="float">
            <text:p>2,93E-06</text:p>
          </table:table-cell>
          <table:table-cell table:style-name="ce1" office:value-type="string" calcext:value-type="string">
            <text:p><text:s/>4.39e-01</text:p>
          </table:table-cell>
          <table:table-cell office:value-type="float" office:value="72.5" calcext:value-type="float">
            <text:p>72,5</text:p>
          </table:table-cell>
          <table:table-cell office:value-type="float" office:value="412" calcext:value-type="float">
            <text:p>412</text:p>
          </table:table-cell>
        </table:table-row>
        <table:table-row table:style-name="ro2">
          <table:table-cell table:style-name="ce1" office:value-type="string" calcext:value-type="string">
            <text:p>440</text:p>
          </table:table-cell>
          <table:table-cell table:style-name="ce1" office:value-type="string" calcext:value-type="string">
            <text:p>348</text:p>
          </table:table-cell>
          <table:table-cell office:value-type="string" calcext:value-type="string">
            <text:p>hot_topic_cluster_no_6</text:p>
          </table:table-cell>
          <table:table-cell office:value-type="string" calcext:value-type="string">
            <text:p>option, cent, integrate, diet, strategy, concern, technical, management, feasible, integrated, grow, support, availability, awareness, systems, integrat, adopt, framework, decision_make, facilitate</text:p>
          </table:table-cell>
          <table:table-cell office:value-type="float" office:value="0.000000701" calcext:value-type="float">
            <text:p>7,01E-07</text:p>
          </table:table-cell>
          <table:table-cell table:style-name="ce1" office:value-type="string" calcext:value-type="string">
            <text:p><text:s/>8.52e-01</text:p>
          </table:table-cell>
          <table:table-cell office:value-type="float" office:value="77.3" calcext:value-type="float">
            <text:p>77,3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680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vehicle, traffic, road, safety, congestion, road_safety, traffic_congestion, intelligent_transportation, wheel, reduce, torque, travel, driving, ride, roads, driver, braking, steering, collision, simulation</text:p>
          </table:table-cell>
          <table:table-cell office:value-type="float" office:value="0.0000837" calcext:value-type="float">
            <text:p>8,37E-05</text:p>
          </table:table-cell>
          <table:table-cell table:style-name="ce1" office:value-type="string" calcext:value-type="string">
            <text:p><text:s/>1.98e-19</text:p>
          </table:table-cell>
          <table:table-cell office:value-type="float" office:value="164.9" calcext:value-type="float">
            <text:p>164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718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transportation, travel, car, mobility, vehicle, transport, public, time, urban, city, mode, transit, smart_card, private, route, subway, commuter, location, metropolitan_area, ownership</text:p>
          </table:table-cell>
          <table:table-cell office:value-type="float" office:value="0.0000746" calcext:value-type="float">
            <text:p>7,46E-05</text:p>
          </table:table-cell>
          <table:table-cell table:style-name="ce1" office:value-type="string" calcext:value-type="string">
            <text:p><text:s/>1.05e-21</text:p>
          </table:table-cell>
          <table:table-cell office:value-type="float" office:value="136.8" calcext:value-type="float">
            <text:p>136,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742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material, composite, fiber, materials, fabrication, smart, mechanical_property, structural, 3d_print, finite_element, tensile, reinforce_concrete, stiffness, piezoelectic, pcm, nanomaterial, promise, nanogenerator, biopolymer, porous</text:p>
          </table:table-cell>
          <table:table-cell office:value-type="float" office:value="0.0000643" calcext:value-type="float">
            <text:p>6,43E-05</text:p>
          </table:table-cell>
          <table:table-cell table:style-name="ce1" office:value-type="string" calcext:value-type="string">
            <text:p><text:s/>1.46e-19</text:p>
          </table:table-cell>
          <table:table-cell office:value-type="float" office:value="127.2" calcext:value-type="float">
            <text:p>127,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472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film, plastic, polymer, mechanical, tube, cellulose, mpa, shape, preparation, stability, liquid, report, strength, force, matrix, rubber, polymeric, charge, ceramic, modulus</text:p>
          </table:table-cell>
          <table:table-cell office:value-type="float" office:value="0.0000563" calcext:value-type="float">
            <text:p>5,63E-05</text:p>
          </table:table-cell>
          <table:table-cell table:style-name="ce1" office:value-type="string" calcext:value-type="string">
            <text:p><text:s/>5.13e-18</text:p>
          </table:table-cell>
          <table:table-cell office:value-type="float" office:value="110.4" calcext:value-type="float">
            <text:p>110,4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308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food, farming, production, agriculture, producer, agricultural, farm, smart, traceability, sustainable, smallholder, meat, intensification, farmer, agroforestry, food_supply_chain, fao, arable_land, source, supply</text:p>
          </table:table-cell>
          <table:table-cell office:value-type="float" office:value="0.0000553" calcext:value-type="float">
            <text:p>5,53E-05</text:p>
          </table:table-cell>
          <table:table-cell table:style-name="ce1" office:value-type="string" calcext:value-type="string">
            <text:p><text:s/>6.26e-20</text:p>
          </table:table-cell>
          <table:table-cell office:value-type="float" office:value="104.7" calcext:value-type="float">
            <text:p>104,7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357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medical, patient, hospital, clinical, health_care, healthcare, physician, care, medicine, health, clinician, doctor, professional, outpatient, quality, delivery, setting, specialist, objective, inpatient</text:p>
          </table:table-cell>
          <table:table-cell office:value-type="float" office:value="0.0000541" calcext:value-type="float">
            <text:p>5,41E-05</text:p>
          </table:table-cell>
          <table:table-cell table:style-name="ce1" office:value-type="string" calcext:value-type="string">
            <text:p><text:s/>2.06e-07</text:p>
          </table:table-cell>
          <table:table-cell office:value-type="float" office:value="206" calcext:value-type="float">
            <text:p>20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799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part, process, additive_manufacturing, material, print, manufacturing, produce, 3d_printing, production, additive, powder, conventional, rapid, industrial, quality, product, layer, substrate, potential, object</text:p>
          </table:table-cell>
          <table:table-cell office:value-type="float" office:value="0.000052" calcext:value-type="float">
            <text:p>5,20E-05</text:p>
          </table:table-cell>
          <table:table-cell table:style-name="ce1" office:value-type="string" calcext:value-type="string">
            <text:p><text:s/>1.44e-14</text:p>
          </table:table-cell>
          <table:table-cell office:value-type="float" office:value="104.3" calcext:value-type="float">
            <text:p>104,3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496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production, manufacturing, process, product, factory, industry, lifecycle, flexible, material, produce, cleaner_production, hospitality, demand, processis, integrate, producer, chain, stage, efficiency, utilize</text:p>
          </table:table-cell>
          <table:table-cell office:value-type="float" office:value="0.0000417" calcext:value-type="float">
            <text:p>4,17E-05</text:p>
          </table:table-cell>
          <table:table-cell table:style-name="ce1" office:value-type="string" calcext:value-type="string">
            <text:p><text:s/>6.66e-10</text:p>
          </table:table-cell>
          <table:table-cell office:value-type="float" office:value="130.3" calcext:value-type="float">
            <text:p>130,3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193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performance, enterprise, strategic, relationship, influence, organization, effect, manager, organizational, relational, positive, orientation, construct, theory, view, research, structural_equation, business, competitiveness, factor</text:p>
          </table:table-cell>
          <table:table-cell office:value-type="float" office:value="0.000041" calcext:value-type="float">
            <text:p>4,10E-05</text:p>
          </table:table-cell>
          <table:table-cell table:style-name="ce1" office:value-type="string" calcext:value-type="string">
            <text:p><text:s/>3.40e-11</text:p>
          </table:table-cell>
          <table:table-cell office:value-type="float" office:value="111.8" calcext:value-type="float">
            <text:p>111,8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356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share, trip, bike, colombia, demand, promote, usage, mix, mode, time, distribute, encourage, spare, sustainable, round, part, shared, colombian, connection, signage</text:p>
          </table:table-cell>
          <table:table-cell office:value-type="float" office:value="0.0000408" calcext:value-type="float">
            <text:p>4,08E-05</text:p>
          </table:table-cell>
          <table:table-cell table:style-name="ce1" office:value-type="string" calcext:value-type="string">
            <text:p><text:s/>7.24e-20</text:p>
          </table:table-cell>
          <table:table-cell office:value-type="float" office:value="82.1" calcext:value-type="float">
            <text:p>82,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104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server, physical, virtual_machine, service, centers, consolidation, migration, machine, data, level, virtual_machine_migration, client, distribute, rental, live, provider, ledger, real, virtual_machine_placement, ecotourism</text:p>
          </table:table-cell>
          <table:table-cell office:value-type="float" office:value="0.0000373" calcext:value-type="float">
            <text:p>3,73E-05</text:p>
          </table:table-cell>
          <table:table-cell table:style-name="ce1" office:value-type="string" calcext:value-type="string">
            <text:p><text:s/>3.05e-09</text:p>
          </table:table-cell>
          <table:table-cell office:value-type="float" office:value="85.5" calcext:value-type="float">
            <text:p>85,5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410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building, modeling, construction, project, information, industry, office_building, bim, renovation, sustainability, enable, architectural, potential, software, embodied, leed, integration, implement, real, process</text:p>
          </table:table-cell>
          <table:table-cell office:value-type="float" office:value="0.0000345" calcext:value-type="float">
            <text:p>3,45E-05</text:p>
          </table:table-cell>
          <table:table-cell table:style-name="ce1" office:value-type="string" calcext:value-type="string">
            <text:p><text:s/>4.15e-09</text:p>
          </table:table-cell>
          <table:table-cell office:value-type="float" office:value="95.3" calcext:value-type="float">
            <text:p>95,3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farmer, farm, agricultural, production, ghg_emission, methane, fertilizer, extension, milk, greenhouse_gas_ghg_emission, reduce, legume, grow, gross, assess, sector, photocatalyst, feed, farme, emission</text:p>
          </table:table-cell>
          <table:table-cell office:value-type="float" office:value="0.0000344" calcext:value-type="float">
            <text:p>3,44E-05</text:p>
          </table:table-cell>
          <table:table-cell table:style-name="ce1" office:value-type="string" calcext:value-type="string">
            <text:p><text:s/>4.55e-09</text:p>
          </table:table-cell>
          <table:table-cell office:value-type="float" office:value="93.4" calcext:value-type="float">
            <text:p>93,4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237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service, service_provider, provision, provider, user, access, revenue, subscription, serve, telecentre, maas, pay, deployment, demand, servix, stop, leverage, insufficient, cost, beneficiary</text:p>
          </table:table-cell>
          <table:table-cell office:value-type="float" office:value="0.0000342" calcext:value-type="float">
            <text:p>3,42E-05</text:p>
          </table:table-cell>
          <table:table-cell table:style-name="ce1" office:value-type="string" calcext:value-type="string">
            <text:p><text:s/>2.40e-06</text:p>
          </table:table-cell>
          <table:table-cell office:value-type="float" office:value="158.5" calcext:value-type="float">
            <text:p>158,5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81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demand, supply, residential, reduce, sector, shortage, reduction, grow, metering, infrastructure, end_user, challenge, enduser, flexible, electricity, economic, meter, shifting, ensure, compete</text:p>
          </table:table-cell>
          <table:table-cell office:value-type="float" office:value="0.0000337" calcext:value-type="float">
            <text:p>3,37E-05</text:p>
          </table:table-cell>
          <table:table-cell table:style-name="ce1" office:value-type="string" calcext:value-type="string">
            <text:p><text:s/>2.56e-10</text:p>
          </table:table-cell>
          <table:table-cell office:value-type="float" office:value="111.4" calcext:value-type="float">
            <text:p>111,4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387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street, pedestrian, accessibility, environment, bicycle, cycling, city, lane, build, urban, cycle, level, safety, cyclic, travel, density, cyclist, transport, safe, empty</text:p>
          </table:table-cell>
          <table:table-cell office:value-type="float" office:value="0.0000336" calcext:value-type="float">
            <text:p>3,36E-05</text:p>
          </table:table-cell>
          <table:table-cell table:style-name="ce1" office:value-type="string" calcext:value-type="string">
            <text:p><text:s/>8.83e-09</text:p>
          </table:table-cell>
          <table:table-cell office:value-type="float" office:value="81.2" calcext:value-type="float">
            <text:p>81,2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242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strategy, employ, cope, pursue, cybercrime, specific, alternative, proper, entail, antagonist, tactic, foster, deploy, tailor, ris3, hma, interplay, ugc, powerful, enhance</text:p>
          </table:table-cell>
          <table:table-cell office:value-type="float" office:value="0.0000333" calcext:value-type="float">
            <text:p>3,33E-05</text:p>
          </table:table-cell>
          <table:table-cell table:style-name="ce1" office:value-type="string" calcext:value-type="string">
            <text:p><text:s/>1.34e-13</text:p>
          </table:table-cell>
          <table:table-cell office:value-type="float" office:value="101.4" calcext:value-type="float">
            <text:p>101,4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660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free, rating, coating, smart, excellent, performance, highly, synthesize, responsive, acid, material, porous, addition, simple, condition, obtain, petroleum, resistance, outstanding, precursor</text:p>
          </table:table-cell>
          <table:table-cell office:value-type="float" office:value="0.0000287" calcext:value-type="float">
            <text:p>2,87E-05</text:p>
          </table:table-cell>
          <table:table-cell table:style-name="ce1" office:value-type="string" calcext:value-type="string">
            <text:p><text:s/>2.01e-08</text:p>
          </table:table-cell>
          <table:table-cell office:value-type="float" office:value="89.5" calcext:value-type="float">
            <text:p>89,5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864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fuel, engine, fuel_consumption, emission, natural_gas, greenhouse_gas_emission, truck, cycle, environmental, alternative, efficiency, operate, conventional, methanol, transportation, cogeneration, usd, fleet, tonne, perform</text:p>
          </table:table-cell>
          <table:table-cell office:value-type="float" office:value="0.0000268" calcext:value-type="float">
            <text:p>2,68E-05</text:p>
          </table:table-cell>
          <table:table-cell table:style-name="ce1" office:value-type="string" calcext:value-type="string">
            <text:p><text:s/>7.13e-06</text:p>
          </table:table-cell>
          <table:table-cell office:value-type="float" office:value="99" calcext:value-type="float">
            <text:p>99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table:style-name="ce1" office:value-type="string" calcext:value-type="string">
            <text:p>173</text:p>
          </table:table-cell>
          <table:table-cell table:style-name="ce1" office:value-type="string" calcext:value-type="string">
            <text:p>460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training, train, workshop, effective, neuron, attachment, importance, randomly, corpus, select, integrate, setting, guide, levenberg_marquardt, topic, level, gather, unique, confidence, tractor</text:p>
          </table:table-cell>
          <table:table-cell office:value-type="float" office:value="0.000023" calcext:value-type="float">
            <text:p>2,30E-05</text:p>
          </table:table-cell>
          <table:table-cell table:style-name="ce1" office:value-type="string" calcext:value-type="string">
            <text:p><text:s/>1.46e-08</text:p>
          </table:table-cell>
          <table:table-cell office:value-type="float" office:value="76" calcext:value-type="float">
            <text:p>76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table:style-name="ce1" office:value-type="string" calcext:value-type="string">
            <text:p>177</text:p>
          </table:table-cell>
          <table:table-cell table:style-name="ce1" office:value-type="string" calcext:value-type="string">
            <text:p>837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consumption, job, offshore, consumers, enable, inshore, effective, electrochromic, increasing, characteristic, weak, influence, hire, essential, actual, consequence, directly, shrinking, real_life, decline</text:p>
          </table:table-cell>
          <table:table-cell office:value-type="float" office:value="0.0000229" calcext:value-type="float">
            <text:p>2,29E-05</text:p>
          </table:table-cell>
          <table:table-cell table:style-name="ce1" office:value-type="string" calcext:value-type="string">
            <text:p><text:s/>2.62e-11</text:p>
          </table:table-cell>
          <table:table-cell office:value-type="float" office:value="61.3" calcext:value-type="float">
            <text:p>61,3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table:style-name="ce1" office:value-type="string" calcext:value-type="string">
            <text:p>185</text:p>
          </table:table-cell>
          <table:table-cell table:style-name="ce1" office:value-type="string" calcext:value-type="string">
            <text:p>174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sensor, sensing, monitoring, measurement, signal, deployment, detection, accuracy, harvester, enable, motion, temperature_humidity, battery, experiment, piezoelectric, feasibility, inexpensive, sampling, directly, fuse</text:p>
          </table:table-cell>
          <table:table-cell office:value-type="float" office:value="0.0000222" calcext:value-type="float">
            <text:p>2,22E-05</text:p>
          </table:table-cell>
          <table:table-cell table:style-name="ce1" office:value-type="string" calcext:value-type="string">
            <text:p><text:s/>1.06e-04</text:p>
          </table:table-cell>
          <table:table-cell office:value-type="float" office:value="103.1" calcext:value-type="float">
            <text:p>103,1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table:style-name="ce1" office:value-type="string" calcext:value-type="string">
            <text:p>186</text:p>
          </table:table-cell>
          <table:table-cell table:style-name="ce1" office:value-type="string" calcext:value-type="string">
            <text:p>503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waste, collection, reuse, recycling, recycl, material, environmental, generate, reduce, landfill, end, garbage, reduction, processis, resource, refinery, efficient, economically, kangaroo, dispose</text:p>
          </table:table-cell>
          <table:table-cell office:value-type="float" office:value="0.0000222" calcext:value-type="float">
            <text:p>2,22E-05</text:p>
          </table:table-cell>
          <table:table-cell table:style-name="ce1" office:value-type="string" calcext:value-type="string">
            <text:p><text:s/>2.91e-04</text:p>
          </table:table-cell>
          <table:table-cell office:value-type="float" office:value="97.5" calcext:value-type="float">
            <text:p>97,5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841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light, lighting, control, greenhouse, wearable, condition, ventilation, water_table, potential, daylight, reduce, conventional, lamp, portable, natural, source, decrease, realize, greenhous, artificial</text:p>
          </table:table-cell>
          <table:table-cell office:value-type="float" office:value="0.0000204" calcext:value-type="float">
            <text:p>2,04E-05</text:p>
          </table:table-cell>
          <table:table-cell table:style-name="ce1" office:value-type="string" calcext:value-type="string">
            <text:p><text:s/>4.68e-05</text:p>
          </table:table-cell>
          <table:table-cell office:value-type="float" office:value="72.1" calcext:value-type="float">
            <text:p>72,1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831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market, price, profit, economic, welfare, demand, competitive, policy, subsidy, sell, auction, trade, purchase, consumers, company, industry, decision, corporation, bid, traditional</text:p>
          </table:table-cell>
          <table:table-cell office:value-type="float" office:value="0.0000192" calcext:value-type="float">
            <text:p>1,92E-05</text:p>
          </table:table-cell>
          <table:table-cell table:style-name="ce1" office:value-type="string" calcext:value-type="string">
            <text:p><text:s/>2.12e-03</text:p>
          </table:table-cell>
          <table:table-cell office:value-type="float" office:value="116.3" calcext:value-type="float">
            <text:p>116,3</text:p>
          </table:table-cell>
          <table:table-cell office:value-type="float" office:value="224" calcext:value-type="float">
            <text:p>224</text:p>
          </table:table-cell>
        </table:table-row>
        <table:table-row table:style-name="ro2">
          <table:table-cell table:style-name="ce1" office:value-type="string" calcext:value-type="string">
            <text:p>228</text:p>
          </table:table-cell>
          <table:table-cell table:style-name="ce1" office:value-type="string" calcext:value-type="string">
            <text:p>853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district, supplier, alternative, grey, selection, evaluation, sustainable, auto, option, suitable, rat, integrate, combine, literary, simultaneously, build, decision, supply, dematel, interpretation</text:p>
          </table:table-cell>
          <table:table-cell office:value-type="float" office:value="0.0000189" calcext:value-type="float">
            <text:p>1,89E-05</text:p>
          </table:table-cell>
          <table:table-cell table:style-name="ce1" office:value-type="string" calcext:value-type="string">
            <text:p><text:s/>3.69e-06</text:p>
          </table:table-cell>
          <table:table-cell office:value-type="float" office:value="70.7" calcext:value-type="float">
            <text:p>70,7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149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household, housing, house, level, census, rfid, home, socioeconomic, build, resident, measure, poverty, affordable, policy, demographic, domestic, install, residence, asset, usage</text:p>
          </table:table-cell>
          <table:table-cell office:value-type="float" office:value="0.0000187" calcext:value-type="float">
            <text:p>1,87E-05</text:p>
          </table:table-cell>
          <table:table-cell table:style-name="ce1" office:value-type="string" calcext:value-type="string">
            <text:p><text:s/>2.79e-04</text:p>
          </table:table-cell>
          <table:table-cell office:value-type="float" office:value="88.3" calcext:value-type="float">
            <text:p>88,3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table:style-name="ce1" office:value-type="string" calcext:value-type="string">
            <text:p>249</text:p>
          </table:table-cell>
          <table:table-cell table:style-name="ce1" office:value-type="string" calcext:value-type="string">
            <text:p>437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environment, virtual_reality, environmental, situation, human, virtual, multivariate_adaptive_regression_spline, life, quality, favorable, erp, experimental, construct, scenic, difficulty, express, undesirable, overcome, task, select</text:p>
          </table:table-cell>
          <table:table-cell office:value-type="float" office:value="0.0000175" calcext:value-type="float">
            <text:p>1,75E-05</text:p>
          </table:table-cell>
          <table:table-cell table:style-name="ce1" office:value-type="string" calcext:value-type="string">
            <text:p><text:s/>3.26e-04</text:p>
          </table:table-cell>
          <table:table-cell office:value-type="float" office:value="106.8" calcext:value-type="float">
            <text:p>106,8</text:p>
          </table:table-cell>
          <table:table-cell office:value-type="float" office:value="249" calcext:value-type="float">
            <text:p>249</text:p>
          </table:table-cell>
        </table:table-row>
        <table:table-row table:style-name="ro2"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778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resource, management, demand, manage, tire, allocation, natural, integrat, common, diverse, unavailable, cubic_meter, constraint, adapt, human, managing, sustainably, lda, limitation, variety</text:p>
          </table:table-cell>
          <table:table-cell office:value-type="float" office:value="0.0000164" calcext:value-type="float">
            <text:p>1,64E-05</text:p>
          </table:table-cell>
          <table:table-cell table:style-name="ce1" office:value-type="string" calcext:value-type="string">
            <text:p><text:s/>3.26e-03</text:p>
          </table:table-cell>
          <table:table-cell office:value-type="float" office:value="126.2" calcext:value-type="float">
            <text:p>126,2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table:style-name="ce1" office:value-type="string" calcext:value-type="string">
            <text:p>259</text:p>
          </table:table-cell>
          <table:table-cell table:style-name="ce1" office:value-type="string" calcext:value-type="string">
            <text:p>871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earthquake, loading, seismic, magnetic, property, bond, damage, material, experimental, effect, field, reinforcement, impedance, exhibit, shape, steel, alloy, behavior, sustainable, maximum</text:p>
          </table:table-cell>
          <table:table-cell office:value-type="float" office:value="0.0000163" calcext:value-type="float">
            <text:p>1,63E-05</text:p>
          </table:table-cell>
          <table:table-cell table:style-name="ce1" office:value-type="string" calcext:value-type="string">
            <text:p><text:s/>1.98e-03</text:p>
          </table:table-cell>
          <table:table-cell office:value-type="float" office:value="87.8" calcext:value-type="float">
            <text:p>87,8</text:p>
          </table:table-cell>
          <table:table-cell office:value-type="float" office:value="259" calcext:value-type="float">
            <text:p>259</text:p>
          </table:table-cell>
        </table:table-row>
        <table:table-row table:style-name="ro2">
          <table:table-cell table:style-name="ce1" office:value-type="string" calcext:value-type="string">
            <text:p>263</text:p>
          </table:table-cell>
          <table:table-cell table:style-name="ce1" office:value-type="string" calcext:value-type="string">
            <text:p>468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capacity, adsorption, dye, solution, initial, prepare, adsorbent, photo, sodium, concentration, potential, equilibrium, acidic, slurry, exhibit, tio2, cavity, synthesize, excellent, cameroon</text:p>
          </table:table-cell>
          <table:table-cell office:value-type="float" office:value="0.0000161" calcext:value-type="float">
            <text:p>1,61E-05</text:p>
          </table:table-cell>
          <table:table-cell table:style-name="ce1" office:value-type="string" calcext:value-type="string">
            <text:p><text:s/>2.74e-03</text:p>
          </table:table-cell>
          <table:table-cell office:value-type="float" office:value="85.4" calcext:value-type="float">
            <text:p>85,4</text:p>
          </table:table-cell>
          <table:table-cell office:value-type="float" office:value="263" calcext:value-type="float">
            <text:p>263</text:p>
          </table:table-cell>
        </table:table-row>
        <table:table-row table:style-name="ro2">
          <table:table-cell table:style-name="ce1" office:value-type="string" calcext:value-type="string">
            <text:p>267</text:p>
          </table:table-cell>
          <table:table-cell table:style-name="ce1" office:value-type="string" calcext:value-type="string">
            <text:p>634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content, peer, confidence, generate, experience, quality, deliver, collect, lecturer, enhance, confident, token, guide, inappropriate, interaction, reference, offer, receive, constitute, feel</text:p>
          </table:table-cell>
          <table:table-cell office:value-type="float" office:value="0.0000156" calcext:value-type="float">
            <text:p>1,56E-05</text:p>
          </table:table-cell>
          <table:table-cell table:style-name="ce1" office:value-type="string" calcext:value-type="string">
            <text:p><text:s/>8.16e-05</text:p>
          </table:table-cell>
          <table:table-cell office:value-type="float" office:value="75" calcext:value-type="float">
            <text:p>75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table:style-name="ce1" office:value-type="string" calcext:value-type="string">
            <text:p>281</text:p>
          </table:table-cell>
          <table:table-cell table:style-name="ce1" office:value-type="string" calcext:value-type="string">
            <text:p>603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stage, development, anfis, divide, reclaim, multi, express, enter, adaptive_neuro_fuzzy_inference, crucial, realization, build, tanfis, combination, characteristic, cobenefit, previous, conveyance, perform, point</text:p>
          </table:table-cell>
          <table:table-cell office:value-type="float" office:value="0.0000143" calcext:value-type="float">
            <text:p>1,43E-05</text:p>
          </table:table-cell>
          <table:table-cell table:style-name="ce1" office:value-type="string" calcext:value-type="string">
            <text:p><text:s/>1.91e-04</text:p>
          </table:table-cell>
          <table:table-cell office:value-type="float" office:value="74.3" calcext:value-type="float">
            <text:p>74,3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table:style-name="ce1" office:value-type="string" calcext:value-type="string">
            <text:p>285</text:p>
          </table:table-cell>
          <table:table-cell table:style-name="ce1" office:value-type="string" calcext:value-type="string">
            <text:p>182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fuzzy, portfolio, decision_make, membership, expert, decision, obtain, effective, judgment, evaluation, define, analytic_hierarchy_process, introduce, delphi, ahp, hierarchical, effectiveness, technique, pev, employ</text:p>
          </table:table-cell>
          <table:table-cell office:value-type="float" office:value="0.0000142" calcext:value-type="float">
            <text:p>1,42E-05</text:p>
          </table:table-cell>
          <table:table-cell table:style-name="ce1" office:value-type="string" calcext:value-type="string">
            <text:p><text:s/>8.43e-03</text:p>
          </table:table-cell>
          <table:table-cell office:value-type="float" office:value="92.3" calcext:value-type="float">
            <text:p>92,3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table:style-name="ce1" office:value-type="string" calcext:value-type="string">
            <text:p>292</text:p>
          </table:table-cell>
          <table:table-cell table:style-name="ce1" office:value-type="string" calcext:value-type="string">
            <text:p>645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chain, grain, produce, hail, steel, loss, severe, conductivity, dry_season, reduction, decrease, combination, condition, bin, electromagnetic, property, combine, potassium, ear, storage</text:p>
          </table:table-cell>
          <table:table-cell office:value-type="float" office:value="0.0000135" calcext:value-type="float">
            <text:p>1,35E-05</text:p>
          </table:table-cell>
          <table:table-cell table:style-name="ce1" office:value-type="string" calcext:value-type="string">
            <text:p><text:s/>4.51e-04</text:p>
          </table:table-cell>
          <table:table-cell office:value-type="float" office:value="63.6" calcext:value-type="float">
            <text:p>63,6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table:style-name="ce1" office:value-type="string" calcext:value-type="string">
            <text:p>293</text:p>
          </table:table-cell>
          <table:table-cell table:style-name="ce1" office:value-type="string" calcext:value-type="string">
            <text:p>751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time, spend, consensus, recreational, lion, advisory, widely, visit, varie, multiple, prompt, intra, insight, fail, stay, specific, era, rankings, challenge, urgent</text:p>
          </table:table-cell>
          <table:table-cell office:value-type="float" office:value="0.0000135" calcext:value-type="float">
            <text:p>1,35E-05</text:p>
          </table:table-cell>
          <table:table-cell table:style-name="ce1" office:value-type="string" calcext:value-type="string">
            <text:p><text:s/>1.36e-04</text:p>
          </table:table-cell>
          <table:table-cell office:value-type="float" office:value="71.6" calcext:value-type="float">
            <text:p>71,6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table:style-name="ce1" office:value-type="string" calcext:value-type="string">
            <text:p>307</text:p>
          </table:table-cell>
          <table:table-cell table:style-name="ce1" office:value-type="string" calcext:value-type="string">
            <text:p>250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point, maximum, reference, snail, generate, operating, connect, grid, depend, verify, photovoltaic_pv, unit, intermittency, wide, lut, robustness, control, maintain, close_loop, robust</text:p>
          </table:table-cell>
          <table:table-cell office:value-type="float" office:value="0.0000122" calcext:value-type="float">
            <text:p>1,22E-05</text:p>
          </table:table-cell>
          <table:table-cell table:style-name="ce1" office:value-type="string" calcext:value-type="string">
            <text:p><text:s/>2.46e-03</text:p>
          </table:table-cell>
          <table:table-cell office:value-type="float" office:value="80.2" calcext:value-type="float">
            <text:p>80,2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table:style-name="ce1" office:value-type="string" calcext:value-type="string">
            <text:p>310</text:p>
          </table:table-cell>
          <table:table-cell table:style-name="ce1" office:value-type="string" calcext:value-type="string">
            <text:p>826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virtual, physical, world, suicide, enable, resource, consist, share, taxis, move, link, request, real_world, begin, suicidal, reduce, represent, prototyping, rise, situate</text:p>
          </table:table-cell>
          <table:table-cell office:value-type="float" office:value="0.0000121" calcext:value-type="float">
            <text:p>1,21E-05</text:p>
          </table:table-cell>
          <table:table-cell table:style-name="ce1" office:value-type="string" calcext:value-type="string">
            <text:p><text:s/>8.21e-03</text:p>
          </table:table-cell>
          <table:table-cell office:value-type="float" office:value="82.4" calcext:value-type="float">
            <text:p>82,4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table:style-name="ce1" office:value-type="string" calcext:value-type="string">
            <text:p>316</text:p>
          </table:table-cell>
          <table:table-cell table:style-name="ce1" office:value-type="string" calcext:value-type="string">
            <text:p>61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connect, network, intersection, bottleneck, peripheral, construct, link, entire, create, decentralized, effectively, reflect, segment, exchange, limited, arise, talent, rely, powerful, receive</text:p>
          </table:table-cell>
          <table:table-cell office:value-type="float" office:value="0.0000116" calcext:value-type="float">
            <text:p>1,16E-05</text:p>
          </table:table-cell>
          <table:table-cell table:style-name="ce1" office:value-type="string" calcext:value-type="string">
            <text:p><text:s/>6.08e-04</text:p>
          </table:table-cell>
          <table:table-cell office:value-type="float" office:value="70.2" calcext:value-type="float">
            <text:p>70,2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table:style-name="ce1" office:value-type="string" calcext:value-type="string">
            <text:p>328</text:p>
          </table:table-cell>
          <table:table-cell table:style-name="ce1" office:value-type="string" calcext:value-type="string">
            <text:p>198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space, parking, agency, crowd, seal, european, initiative, time, open, define, represent, toolbox, location, produce, suite, essential, advantage, commercial, direct, research</text:p>
          </table:table-cell>
          <table:table-cell office:value-type="float" office:value="0.0000102" calcext:value-type="float">
            <text:p>1,02E-05</text:p>
          </table:table-cell>
          <table:table-cell table:style-name="ce1" office:value-type="string" calcext:value-type="string">
            <text:p><text:s/>2.32e-02</text:p>
          </table:table-cell>
          <table:table-cell office:value-type="float" office:value="82.9" calcext:value-type="float">
            <text:p>82,9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table:style-name="ce1" office:value-type="string" calcext:value-type="string">
            <text:p>334</text:p>
          </table:table-cell>
          <table:table-cell table:style-name="ce1" office:value-type="string" calcext:value-type="string">
            <text:p>65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mechanism, membrane, seawater, desalination, alteration, green_roof, operate, wettability, enhance, experiment, simple, collision, property, foul, pressure, induce, permeability, avoid, interaction, control</text:p>
          </table:table-cell>
          <table:table-cell office:value-type="float" office:value="0.00000992" calcext:value-type="float">
            <text:p>9,92E-06</text:p>
          </table:table-cell>
          <table:table-cell table:style-name="ce1" office:value-type="string" calcext:value-type="string">
            <text:p><text:s/>4.39e-02</text:p>
          </table:table-cell>
          <table:table-cell office:value-type="float" office:value="82.4" calcext:value-type="float">
            <text:p>82,4</text:p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table:style-name="ce1" office:value-type="string" calcext:value-type="string">
            <text:p>338</text:p>
          </table:table-cell>
          <table:table-cell table:style-name="ce1" office:value-type="string" calcext:value-type="string">
            <text:p>269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network, topology, connectivity, networnk, networking, interconnect, hair, robustness, structure, capacity, crucial, define, circuitry, promising, nodal, segment, converge, theoretical, reachability, hierarchical</text:p>
          </table:table-cell>
          <table:table-cell office:value-type="float" office:value="0.00000946" calcext:value-type="float">
            <text:p>9,46E-06</text:p>
          </table:table-cell>
          <table:table-cell table:style-name="ce1" office:value-type="string" calcext:value-type="string">
            <text:p><text:s/>1.80e-01</text:p>
          </table:table-cell>
          <table:table-cell office:value-type="float" office:value="152.7" calcext:value-type="float">
            <text:p>152,7</text:p>
          </table:table-cell>
          <table:table-cell office:value-type="float" office:value="338" calcext:value-type="float">
            <text:p>338</text:p>
          </table:table-cell>
        </table:table-row>
        <table:table-row table:style-name="ro2">
          <table:table-cell table:style-name="ce1" office:value-type="string" calcext:value-type="string">
            <text:p>340</text:p>
          </table:table-cell>
          <table:table-cell table:style-name="ce1" office:value-type="string" calcext:value-type="string">
            <text:p>345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variety, port, container, pond, rest, whole, critical, select, involve, involved, manage, lift, raise, characteristic, large_scale, functional_connectivity, overcome, generally, locate, vast</text:p>
          </table:table-cell>
          <table:table-cell office:value-type="float" office:value="0.00000937" calcext:value-type="float">
            <text:p>9,37E-06</text:p>
          </table:table-cell>
          <table:table-cell table:style-name="ce1" office:value-type="string" calcext:value-type="string">
            <text:p><text:s/>1.71e-02</text:p>
          </table:table-cell>
          <table:table-cell office:value-type="float" office:value="65.6" calcext:value-type="float">
            <text:p>65,6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style-name="ce1" office:value-type="string" calcext:value-type="string">
            <text:p>341</text:p>
          </table:table-cell>
          <table:table-cell table:style-name="ce1" office:value-type="string" calcext:value-type="string">
            <text:p>576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visual, deterioration, poly, packaging, generate, good, image, appearance, preliminary, rapid, contrast, photographic, part, report, display, safe, companion, artery, procedure, presentation</text:p>
          </table:table-cell>
          <table:table-cell office:value-type="float" office:value="0.00000931" calcext:value-type="float">
            <text:p>9,31E-06</text:p>
          </table:table-cell>
          <table:table-cell table:style-name="ce1" office:value-type="string" calcext:value-type="string">
            <text:p><text:s/>2.36e-02</text:p>
          </table:table-cell>
          <table:table-cell office:value-type="float" office:value="76.9" calcext:value-type="float">
            <text:p>76,9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table:style-name="ce1" office:value-type="string" calcext:value-type="string">
            <text:p>342</text:p>
          </table:table-cell>
          <table:table-cell table:style-name="ce1" office:value-type="string" calcext:value-type="string">
            <text:p>381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response, demand, capacity, reduce, facilitate, good, balance, consideration, arise, fully, demand_side, concave, defensive, aforementioned, realize, operational, responde, account, busy, constraint</text:p>
          </table:table-cell>
          <table:table-cell office:value-type="float" office:value="0.00000906" calcext:value-type="float">
            <text:p>9,06E-06</text:p>
          </table:table-cell>
          <table:table-cell table:style-name="ce1" office:value-type="string" calcext:value-type="string">
            <text:p><text:s/>1.05e-02</text:p>
          </table:table-cell>
          <table:table-cell office:value-type="float" office:value="71.4" calcext:value-type="float">
            <text:p>71,4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table:style-name="ce1" office:value-type="string" calcext:value-type="string">
            <text:p>348</text:p>
          </table:table-cell>
          <table:table-cell table:style-name="ce1" office:value-type="string" calcext:value-type="string">
            <text:p>417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feature, interest, onset, identification, date, experimental, oriented, abnormal, effective, process, fundamental, popular, recent_year, effectively, detail, part, logical, feasibility, real_world, attention</text:p>
          </table:table-cell>
          <table:table-cell office:value-type="float" office:value="0.00000832" calcext:value-type="float">
            <text:p>8,32E-06</text:p>
          </table:table-cell>
          <table:table-cell table:style-name="ce1" office:value-type="string" calcext:value-type="string">
            <text:p><text:s/>2.20e-02</text:p>
          </table:table-cell>
          <table:table-cell office:value-type="float" office:value="75.3" calcext:value-type="float">
            <text:p>75,3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table:style-name="ce1" office:value-type="string" calcext:value-type="string">
            <text:p>360</text:p>
          </table:table-cell>
          <table:table-cell table:style-name="ce1" office:value-type="string" calcext:value-type="string">
            <text:p>821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recovery, exchange, time, long_term, remain, regulate, end, deficit, svalbard, aggregator, function, extra, cycle, lose, mechanism, change, decrease, undergo, policing, enable</text:p>
          </table:table-cell>
          <table:table-cell office:value-type="float" office:value="0.00000718" calcext:value-type="float">
            <text:p>7,18E-06</text:p>
          </table:table-cell>
          <table:table-cell table:style-name="ce1" office:value-type="string" calcext:value-type="string">
            <text:p><text:s/>4.22e-02</text:p>
          </table:table-cell>
          <table:table-cell office:value-type="float" office:value="67.8" calcext:value-type="float">
            <text:p>67,8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1" office:value-type="string" calcext:value-type="string">
            <text:p>366</text:p>
          </table:table-cell>
          <table:table-cell table:style-name="ce1" office:value-type="string" calcext:value-type="string">
            <text:p>862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target, centre, advertising, advertisement, move, strategy, call, round, background, moving, targeting, research, specifically, combat, difficult, extensive, representative, explicit, vocal, forward</text:p>
          </table:table-cell>
          <table:table-cell office:value-type="float" office:value="0.00000651" calcext:value-type="float">
            <text:p>6,51E-06</text:p>
          </table:table-cell>
          <table:table-cell table:style-name="ce1" office:value-type="string" calcext:value-type="string">
            <text:p><text:s/>1.31e-01</text:p>
          </table:table-cell>
          <table:table-cell office:value-type="float" office:value="82" calcext:value-type="float">
            <text:p>82</text:p>
          </table:table-cell>
          <table:table-cell office:value-type="float" office:value="366" calcext:value-type="float">
            <text:p>366</text:p>
          </table:table-cell>
        </table:table-row>
        <table:table-row table:style-name="ro2">
          <table:table-cell table:style-name="ce1" office:value-type="string" calcext:value-type="string">
            <text:p>370</text:p>
          </table:table-cell>
          <table:table-cell table:style-name="ce1" office:value-type="string" calcext:value-type="string">
            <text:p>887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active, blade, d2d, prior, direct, rate, reduce, trainee, introduce, ecg, full, subject, derive, rhythm, upgrading, good, partially, expect, confirm, enhance</text:p>
          </table:table-cell>
          <table:table-cell office:value-type="float" office:value="0.00000645" calcext:value-type="float">
            <text:p>6,45E-06</text:p>
          </table:table-cell>
          <table:table-cell table:style-name="ce1" office:value-type="string" calcext:value-type="string">
            <text:p><text:s/>8.25e-02</text:p>
          </table:table-cell>
          <table:table-cell office:value-type="float" office:value="68.8" calcext:value-type="float">
            <text:p>68,8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table:style-name="ce1" office:value-type="string" calcext:value-type="string">
            <text:p>375</text:p>
          </table:table-cell>
          <table:table-cell table:style-name="ce1" office:value-type="string" calcext:value-type="string">
            <text:p>290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multiple, combination, component, neutral, previous, select, suitable, effective, adapt, essential, critical, selection, limited, part, data, environment, representation, sourcing, empirical, strategy</text:p>
          </table:table-cell>
          <table:table-cell office:value-type="float" office:value="0.00000616" calcext:value-type="float">
            <text:p>6,16E-06</text:p>
          </table:table-cell>
          <table:table-cell table:style-name="ce1" office:value-type="string" calcext:value-type="string">
            <text:p><text:s/>8.80e-02</text:p>
          </table:table-cell>
          <table:table-cell office:value-type="float" office:value="80.9" calcext:value-type="float">
            <text:p>80,9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table:style-name="ce1" office:value-type="string" calcext:value-type="string">
            <text:p>382</text:p>
          </table:table-cell>
          <table:table-cell table:style-name="ce1" office:value-type="string" calcext:value-type="string">
            <text:p>521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framework, incorporate, generic, prioritize, data, represent, prioritization, illustrate, integrate, informative, assist, bayesian, wuhan, assess, intermediate, inform, guide, accommodation, unified, empirical</text:p>
          </table:table-cell>
          <table:table-cell office:value-type="float" office:value="0.00000555" calcext:value-type="float">
            <text:p>5,55E-06</text:p>
          </table:table-cell>
          <table:table-cell table:style-name="ce1" office:value-type="string" calcext:value-type="string">
            <text:p><text:s/>1.23e-01</text:p>
          </table:table-cell>
          <table:table-cell office:value-type="float" office:value="73.6" calcext:value-type="float">
            <text:p>73,6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table:style-name="ce1" office:value-type="string" calcext:value-type="string">
            <text:p>384</text:p>
          </table:table-cell>
          <table:table-cell table:style-name="ce1" office:value-type="string" calcext:value-type="string">
            <text:p>788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product, component, disassembly, pet, life, sale, remanufactur, trafficking, essential, illustrate, improvement, profit, reverse, recovery, return, material, modular, end, weee, spv</text:p>
          </table:table-cell>
          <table:table-cell office:value-type="float" office:value="0.00000528" calcext:value-type="float">
            <text:p>5,28E-06</text:p>
          </table:table-cell>
          <table:table-cell table:style-name="ce1" office:value-type="string" calcext:value-type="string">
            <text:p><text:s/>3.76e-01</text:p>
          </table:table-cell>
          <table:table-cell office:value-type="float" office:value="94.8" calcext:value-type="float">
            <text:p>94,8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table:style-name="ce1" office:value-type="string" calcext:value-type="string">
            <text:p>385</text:p>
          </table:table-cell>
          <table:table-cell table:style-name="ce1" office:value-type="string" calcext:value-type="string">
            <text:p>303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mobile, multimedia, service, network, telecommunication, device, internet, wireless, user, mobility, smartphone, subscriber, fix, infrastructure, usage, environment, communication_technology, limit, scenario, sense</text:p>
          </table:table-cell>
          <table:table-cell office:value-type="float" office:value="0.00000527" calcext:value-type="float">
            <text:p>5,27E-06</text:p>
          </table:table-cell>
          <table:table-cell table:style-name="ce1" office:value-type="string" calcext:value-type="string">
            <text:p><text:s/>3.70e-01</text:p>
          </table:table-cell>
          <table:table-cell office:value-type="float" office:value="102" calcext:value-type="float">
            <text:p>102</text:p>
          </table:table-cell>
          <table:table-cell office:value-type="float" office:value="385" calcext:value-type="float">
            <text:p>385</text:p>
          </table:table-cell>
        </table:table-row>
        <table:table-row table:style-name="ro2">
          <table:table-cell table:style-name="ce1" office:value-type="string" calcext:value-type="string">
            <text:p>386</text:p>
          </table:table-cell>
          <table:table-cell table:style-name="ce1" office:value-type="string" calcext:value-type="string">
            <text:p>484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mode, block, conventional, fast, traditional, realize, verify, call, depend, mold, building, lightweight, frame, bit, speed, normal, avoid, parallel, position, adjust</text:p>
          </table:table-cell>
          <table:table-cell office:value-type="float" office:value="0.0000052" calcext:value-type="float">
            <text:p>5,20E-06</text:p>
          </table:table-cell>
          <table:table-cell table:style-name="ce1" office:value-type="string" calcext:value-type="string">
            <text:p><text:s/>1.78e-01</text:p>
          </table:table-cell>
          <table:table-cell office:value-type="float" office:value="75.7" calcext:value-type="float">
            <text:p>75,7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table:style-name="ce1" office:value-type="string" calcext:value-type="string">
            <text:p>387</text:p>
          </table:table-cell>
          <table:table-cell table:style-name="ce1" office:value-type="string" calcext:value-type="string">
            <text:p>253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soft, update, hard, uptake, good, information, status, sudden, state, general, updated, maintain, comprehensive, fundamental, reservation, prevent, circumstance, hand, lora, dock</text:p>
          </table:table-cell>
          <table:table-cell office:value-type="float" office:value="0.00000509" calcext:value-type="float">
            <text:p>5,09E-06</text:p>
          </table:table-cell>
          <table:table-cell table:style-name="ce1" office:value-type="string" calcext:value-type="string">
            <text:p><text:s/>1.53e-01</text:p>
          </table:table-cell>
          <table:table-cell office:value-type="float" office:value="72.8" calcext:value-type="float">
            <text:p>72,8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table:style-name="ce1" office:value-type="string" calcext:value-type="string">
            <text:p>396</text:p>
          </table:table-cell>
          <table:table-cell table:style-name="ce1" office:value-type="string" calcext:value-type="string">
            <text:p>470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disabilitie, difficulty, driven, essential, potential, concern, profiling, adapt, elementary, ideal, frequent, motive, confirm, effort, express, problematic, interpret, worldwide, assume, eparticipation</text:p>
          </table:table-cell>
          <table:table-cell office:value-type="float" office:value="0.00000429" calcext:value-type="float">
            <text:p>4,29E-06</text:p>
          </table:table-cell>
          <table:table-cell table:style-name="ce1" office:value-type="string" calcext:value-type="string">
            <text:p><text:s/>2.09e-01</text:p>
          </table:table-cell>
          <table:table-cell office:value-type="float" office:value="67.5" calcext:value-type="float">
            <text:p>67,5</text:p>
          </table:table-cell>
          <table:table-cell office:value-type="float" office:value="396" calcext:value-type="float">
            <text:p>396</text:p>
          </table:table-cell>
        </table:table-row>
        <table:table-row table:style-name="ro2">
          <table:table-cell table:style-name="ce1" office:value-type="string" calcext:value-type="string">
            <text:p>400</text:p>
          </table:table-cell>
          <table:table-cell table:style-name="ce1" office:value-type="string" calcext:value-type="string">
            <text:p>35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acquisition, scan, manual, field, spectroscopy, technique, characterize, remotely, monitor, pro, complex, addition, characteristic, enable, suitable, confirm, fourier_transform, manipulator, detail, specific</text:p>
          </table:table-cell>
          <table:table-cell office:value-type="float" office:value="0.00000386" calcext:value-type="float">
            <text:p>3,86E-06</text:p>
          </table:table-cell>
          <table:table-cell table:style-name="ce1" office:value-type="string" calcext:value-type="string">
            <text:p><text:s/>2.87e-01</text:p>
          </table:table-cell>
          <table:table-cell office:value-type="float" office:value="71.9" calcext:value-type="float">
            <text:p>71,9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table:style-name="ce1" office:value-type="string" calcext:value-type="string">
            <text:p>408</text:p>
          </table:table-cell>
          <table:table-cell table:style-name="ce1" office:value-type="string" calcext:value-type="string">
            <text:p>725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video, intake, audio, consultation, tract, picture, limited, record, talk, call, consist, human_immunodeficiency, audience, multiple, code, unprecedented, interruption, frontal, receive, complete</text:p>
          </table:table-cell>
          <table:table-cell office:value-type="float" office:value="0.00000317" calcext:value-type="float">
            <text:p>3,17E-06</text:p>
          </table:table-cell>
          <table:table-cell table:style-name="ce1" office:value-type="string" calcext:value-type="string">
            <text:p><text:s/>4.75e-01</text:p>
          </table:table-cell>
          <table:table-cell office:value-type="float" office:value="74" calcext:value-type="float">
            <text:p>74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table:style-name="ce1" office:value-type="string" calcext:value-type="string">
            <text:p>414</text:p>
          </table:table-cell>
          <table:table-cell table:style-name="ce1" office:value-type="string" calcext:value-type="string">
            <text:p>49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oil, essential, graphical, efficient, addition, controllable, characteristic, emulsion, suitable, mathematical, software, control, exploration, sustainable, paris, point_view, pollution, development, advantages, divide</text:p>
          </table:table-cell>
          <table:table-cell office:value-type="float" office:value="0.00000262" calcext:value-type="float">
            <text:p>2,62E-06</text:p>
          </table:table-cell>
          <table:table-cell table:style-name="ce1" office:value-type="string" calcext:value-type="string">
            <text:p><text:s/>5.48e-01</text:p>
          </table:table-cell>
          <table:table-cell office:value-type="float" office:value="67.1" calcext:value-type="float">
            <text:p>67,1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table:style-name="ce1" office:value-type="string" calcext:value-type="string">
            <text:p>415</text:p>
          </table:table-cell>
          <table:table-cell table:style-name="ce1" office:value-type="string" calcext:value-type="string">
            <text:p>658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coverage, mutation, quality, auditory, limited, full, target, inhibitor, represent, whole, analogue, supervisor, adjust, comprehensive, continuous, percentage, random, ward, level, complement</text:p>
          </table:table-cell>
          <table:table-cell office:value-type="float" office:value="0.00000258" calcext:value-type="float">
            <text:p>2,58E-06</text:p>
          </table:table-cell>
          <table:table-cell table:style-name="ce1" office:value-type="string" calcext:value-type="string">
            <text:p><text:s/>4.94e-01</text:p>
          </table:table-cell>
          <table:table-cell office:value-type="float" office:value="68.8" calcext:value-type="float">
            <text:p>68,8</text:p>
          </table:table-cell>
          <table:table-cell office:value-type="float" office:value="415" calcext:value-type="float">
            <text:p>415</text:p>
          </table:table-cell>
        </table:table-row>
        <table:table-row table:style-name="ro2">
          <table:table-cell table:style-name="ce1" office:value-type="string" calcext:value-type="string">
            <text:p>416</text:p>
          </table:table-cell>
          <table:table-cell table:style-name="ce1" office:value-type="string" calcext:value-type="string">
            <text:p>662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utility, italian, limit, define, italy, broadcast, stone, previous, real, maintain, timber, difficulty, whole, trigger, refer, extend, recent, introduce, expect, manage</text:p>
          </table:table-cell>
          <table:table-cell office:value-type="float" office:value="0.00000253" calcext:value-type="float">
            <text:p>2,53E-06</text:p>
          </table:table-cell>
          <table:table-cell table:style-name="ce1" office:value-type="string" calcext:value-type="string">
            <text:p><text:s/>5.09e-01</text:p>
          </table:table-cell>
          <table:table-cell office:value-type="float" office:value="79" calcext:value-type="float">
            <text:p>79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table:style-name="ce1" office:value-type="string" calcext:value-type="string">
            <text:p>418</text:p>
          </table:table-cell>
          <table:table-cell table:style-name="ce1" office:value-type="string" calcext:value-type="string">
            <text:p>259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agent, complex, ability, interaction, mechanism, rule, multiagent, framework, multiple, inspire, insight, theory, construct, variety, govern, stability, nature, prove, state, update</text:p>
          </table:table-cell>
          <table:table-cell office:value-type="float" office:value="0.00000236" calcext:value-type="float">
            <text:p>2,36E-06</text:p>
          </table:table-cell>
          <table:table-cell table:style-name="ce1" office:value-type="string" calcext:value-type="string">
            <text:p><text:s/>5.90e-01</text:p>
          </table:table-cell>
          <table:table-cell office:value-type="float" office:value="83.2" calcext:value-type="float">
            <text:p>83,2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table:style-name="ce1" office:value-type="string" calcext:value-type="string">
            <text:p>419</text:p>
          </table:table-cell>
          <table:table-cell table:style-name="ce1" office:value-type="string" calcext:value-type="string">
            <text:p>482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access, medium, slot, protocol, resource, telemedicine, information, enable, data, wealth, divide, inadequate, throughput, overcome, tdma, rice_paddy, channel, limitation, improved, listen</text:p>
          </table:table-cell>
          <table:table-cell office:value-type="float" office:value="0.00000225" calcext:value-type="float">
            <text:p>2,25E-06</text:p>
          </table:table-cell>
          <table:table-cell table:style-name="ce1" office:value-type="string" calcext:value-type="string">
            <text:p><text:s/>6.10e-01</text:p>
          </table:table-cell>
          <table:table-cell office:value-type="float" office:value="79.6" calcext:value-type="float">
            <text:p>79,6</text:p>
          </table:table-cell>
          <table:table-cell office:value-type="float" office:value="419" calcext:value-type="float">
            <text:p>419</text:p>
          </table:table-cell>
        </table:table-row>
        <table:table-row table:style-name="ro2">
          <table:table-cell table:style-name="ce1" office:value-type="string" calcext:value-type="string">
            <text:p>423</text:p>
          </table:table-cell>
          <table:table-cell table:style-name="ce1" office:value-type="string" calcext:value-type="string">
            <text:p>695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room, characterization, effective, specific, essential, benchmark, responsive, sustainable, benchmarking, prove, combine, synthetic, peptide, level, detailed, recently, initial, response, replacement, reliable</text:p>
          </table:table-cell>
          <table:table-cell office:value-type="float" office:value="0.00000193" calcext:value-type="float">
            <text:p>1,93E-06</text:p>
          </table:table-cell>
          <table:table-cell table:style-name="ce1" office:value-type="string" calcext:value-type="string">
            <text:p><text:s/>6.21e-01</text:p>
          </table:table-cell>
          <table:table-cell office:value-type="float" office:value="81.4" calcext:value-type="float">
            <text:p>81,4</text:p>
          </table:table-cell>
          <table:table-cell office:value-type="float" office:value="423" calcext:value-type="float">
            <text:p>423</text:p>
          </table:table-cell>
        </table:table-row>
        <table:table-row table:style-name="ro2">
          <table:table-cell table:style-name="ce1" office:value-type="string" calcext:value-type="string">
            <text:p>428</text:p>
          </table:table-cell>
          <table:table-cell table:style-name="ce1" office:value-type="string" calcext:value-type="string">
            <text:p>142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water, irrigation, management, crop, resource, deficit, canal, irrigate, withdrawal, irrigated, agriculture, amount, area, save, requirement, field, arid_semiarid, eto, iran, et0</text:p>
          </table:table-cell>
          <table:table-cell office:value-type="float" office:value="0.00000167" calcext:value-type="float">
            <text:p>1,67E-06</text:p>
          </table:table-cell>
          <table:table-cell table:style-name="ce1" office:value-type="string" calcext:value-type="string">
            <text:p><text:s/>8.42e-01</text:p>
          </table:table-cell>
          <table:table-cell office:value-type="float" office:value="119.1" calcext:value-type="float">
            <text:p>119,1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table:style-name="ce1" office:value-type="string" calcext:value-type="string">
            <text:p>431</text:p>
          </table:table-cell>
          <table:table-cell table:style-name="ce1" office:value-type="string" calcext:value-type="string">
            <text:p>136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track, tracking, target, ontology, developmental, tracker, single, feature, end, information, epistemic, fast, ability, extract, adopt, perform, instance, point, date, ticket</text:p>
          </table:table-cell>
          <table:table-cell office:value-type="float" office:value="0.00000148" calcext:value-type="float">
            <text:p>1,48E-06</text:p>
          </table:table-cell>
          <table:table-cell table:style-name="ce1" office:value-type="string" calcext:value-type="string">
            <text:p><text:s/>7.14e-01</text:p>
          </table:table-cell>
          <table:table-cell office:value-type="float" office:value="72.1" calcext:value-type="float">
            <text:p>72,1</text:p>
          </table:table-cell>
          <table:table-cell office:value-type="float" office:value="431" calcext:value-type="float">
            <text:p>431</text:p>
          </table:table-cell>
        </table:table-row>
        <table:table-row table:style-name="ro2">
          <table:table-cell table:style-name="ce1" office:value-type="string" calcext:value-type="string">
            <text:p>435</text:p>
          </table:table-cell>
          <table:table-cell table:style-name="ce1" office:value-type="string" calcext:value-type="string">
            <text:p>232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complexity, joint, entropy, probability, probabilistic, deterministic, gain, information, prove, shortest_path, employ, define, consideration, addition, effectively, theory, incorporate, partition, hierarchical, rely</text:p>
          </table:table-cell>
          <table:table-cell office:value-type="float" office:value="0.00000133" calcext:value-type="float">
            <text:p>1,33E-06</text:p>
          </table:table-cell>
          <table:table-cell table:style-name="ce1" office:value-type="string" calcext:value-type="string">
            <text:p><text:s/>7.46e-01</text:p>
          </table:table-cell>
          <table:table-cell office:value-type="float" office:value="84.7" calcext:value-type="float">
            <text:p>84,7</text:p>
          </table:table-cell>
          <table:table-cell office:value-type="float" office:value="435" calcext:value-type="float">
            <text:p>435</text:p>
          </table:table-cell>
        </table:table-row>
        <table:table-row table:style-name="ro2">
          <table:table-cell table:style-name="ce1" office:value-type="string" calcext:value-type="string">
            <text:p>439</text:p>
          </table:table-cell>
          <table:table-cell table:style-name="ce1" office:value-type="string" calcext:value-type="string">
            <text:p>185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link, south_korea, specific, chip, korean, addition, generate, noc, additional, function, solving, problem, related, seoul, construct, backbone, improvement, silicon, idea, continue</text:p>
          </table:table-cell>
          <table:table-cell office:value-type="float" office:value="0.000000836" calcext:value-type="float">
            <text:p>8,36E-07</text:p>
          </table:table-cell>
          <table:table-cell table:style-name="ce1" office:value-type="string" calcext:value-type="string">
            <text:p><text:s/>8.25e-01</text:p>
          </table:table-cell>
          <table:table-cell office:value-type="float" office:value="74.8" calcext:value-type="float">
            <text:p>74,8</text:p>
          </table:table-cell>
          <table:table-cell office:value-type="float" office:value="439" calcext:value-type="float">
            <text:p>439</text:p>
          </table:table-cell>
        </table:table-row>
        <table:table-row table:style-name="ro2">
          <table:table-cell table:style-name="ce1" office:value-type="string" calcext:value-type="string">
            <text:p>447</text:p>
          </table:table-cell>
          <table:table-cell table:style-name="ce1" office:value-type="string" calcext:value-type="string">
            <text:p>442</text:p>
          </table:table-cell>
          <table:table-cell office:value-type="string" calcext:value-type="string">
            <text:p>hot_topic_cluster_no_7</text:p>
          </table:table-cell>
          <table:table-cell office:value-type="string" calcext:value-type="string">
            <text:p>single, kind, mutual, limit, prevent, newly, adjustment, deal, spherical, discover, addition, function, create, protect, partition, shield, transform, exploit, put, mechanism</text:p>
          </table:table-cell>
          <table:table-cell office:value-type="float" office:value="0.000000204" calcext:value-type="float">
            <text:p>2,04E-07</text:p>
          </table:table-cell>
          <table:table-cell table:style-name="ce1" office:value-type="string" calcext:value-type="string">
            <text:p><text:s/>9.56e-01</text:p>
          </table:table-cell>
          <table:table-cell office:value-type="float" office:value="79" calcext:value-type="float">
            <text:p>79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36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wireless_sensor_network, energy, node, sensor_node, cluster_head, network, algorithm, energy_consumption, clustering, reduce_energy_consumption, sensor, cluster, efficient, simulation, leach, lifetime, communication, hop, efficiency, station</text:p>
          </table:table-cell>
          <table:table-cell office:value-type="float" office:value="0.000114" calcext:value-type="float">
            <text:p>1,14E-04</text:p>
          </table:table-cell>
          <table:table-cell table:style-name="ce1" office:value-type="string" calcext:value-type="string">
            <text:p><text:s/>5.52e-08</text:p>
          </table:table-cell>
          <table:table-cell office:value-type="float" office:value="370.4" calcext:value-type="float">
            <text:p>370,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68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power, energy, efficiency, antenna, wireless, transmit, optimization, allocation, power_consumption, simulation, maximization, performance, scheme, harvest, formulate, interference, queue, requirement, energy_harvesting, jointly</text:p>
          </table:table-cell>
          <table:table-cell office:value-type="float" office:value="0.0000948" calcext:value-type="float">
            <text:p>9,48E-05</text:p>
          </table:table-cell>
          <table:table-cell table:style-name="ce1" office:value-type="string" calcext:value-type="string">
            <text:p><text:s/>1.93e-22</text:p>
          </table:table-cell>
          <table:table-cell office:value-type="float" office:value="155.8" calcext:value-type="float">
            <text:p>155,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69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hybrid, algorithm, optimization, optimize, optimized, performance, genetic, optimal, pso, parameter, particle_swarm_optimization_algorithm, obtain, multiobjective, optimizer, minimum, constraint, single, verify, matlab, criterion</text:p>
          </table:table-cell>
          <table:table-cell office:value-type="float" office:value="0.0000651" calcext:value-type="float">
            <text:p>6,51E-05</text:p>
          </table:table-cell>
          <table:table-cell table:style-name="ce1" office:value-type="string" calcext:value-type="string">
            <text:p><text:s/>3.63e-26</text:p>
          </table:table-cell>
          <table:table-cell office:value-type="float" office:value="119.7" calcext:value-type="float">
            <text:p>119,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95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energy_consumption, energy, computation, reduce_energy_consumption, reduce, performance, efficient, hardware, computing, algorithm, cpu, energy_save, efficiency, optimize, technique, parallel, overhead, save, minimize, intensive</text:p>
          </table:table-cell>
          <table:table-cell office:value-type="float" office:value="0.000064" calcext:value-type="float">
            <text:p>6,40E-05</text:p>
          </table:table-cell>
          <table:table-cell table:style-name="ce1" office:value-type="string" calcext:value-type="string">
            <text:p><text:s/>8.02e-11</text:p>
          </table:table-cell>
          <table:table-cell office:value-type="float" office:value="198.6" calcext:value-type="float">
            <text:p>198,6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105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optimization, optimal, optimize, energy, particle_swarm_optimization, algorithm, obtain, problem, simulation, economic, solve, optimized, effectiveness, solution, pso, reduction, cost, balance, effectively, tradeoff</text:p>
          </table:table-cell>
          <table:table-cell office:value-type="float" office:value="0.0000628" calcext:value-type="float">
            <text:p>6,28E-05</text:p>
          </table:table-cell>
          <table:table-cell table:style-name="ce1" office:value-type="string" calcext:value-type="string">
            <text:p><text:s/>2.00e-18</text:p>
          </table:table-cell>
          <table:table-cell office:value-type="float" office:value="140.9" calcext:value-type="float">
            <text:p>140,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581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energy, efficiency, efficient, performance, improvement, collector, improveament, configuration, operation, operate, simulation, gain, apartment, inefficient, energy_consumption, distribute, capacity, enable, distributed, hardware</text:p>
          </table:table-cell>
          <table:table-cell office:value-type="float" office:value="0.0000513" calcext:value-type="float">
            <text:p>5,13E-05</text:p>
          </table:table-cell>
          <table:table-cell table:style-name="ce1" office:value-type="string" calcext:value-type="string">
            <text:p><text:s/>3.07e-13</text:p>
          </table:table-cell>
          <table:table-cell office:value-type="float" office:value="128" calcext:value-type="float">
            <text:p>12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779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route, routing, algorithm, network, problem, vehicle, path, distance, alliance, cost, balance, traffic, efficient, reduce, aware, minimize, select, routing_protocol, transportation, depot</text:p>
          </table:table-cell>
          <table:table-cell office:value-type="float" office:value="0.0000312" calcext:value-type="float">
            <text:p>3,12E-05</text:p>
          </table:table-cell>
          <table:table-cell table:style-name="ce1" office:value-type="string" calcext:value-type="string">
            <text:p><text:s/>7.60e-06</text:p>
          </table:table-cell>
          <table:table-cell office:value-type="float" office:value="112.8" calcext:value-type="float">
            <text:p>112,8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639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optimization, objective, optimal, multiobjective_optimization, genetic, algorithm, optimize, solution, maximize, trade, simultaneously, problem, solve, multiple, performance, single, decision_maker, decision, formulate, nondominated_sorting</text:p>
          </table:table-cell>
          <table:table-cell office:value-type="float" office:value="0.0000261" calcext:value-type="float">
            <text:p>2,61E-05</text:p>
          </table:table-cell>
          <table:table-cell table:style-name="ce1" office:value-type="string" calcext:value-type="string">
            <text:p><text:s/>3.37e-03</text:p>
          </table:table-cell>
          <table:table-cell office:value-type="float" office:value="189" calcext:value-type="float">
            <text:p>189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table:style-name="ce1" office:value-type="string" calcext:value-type="string">
            <text:p>179</text:p>
          </table:table-cell>
          <table:table-cell table:style-name="ce1" office:value-type="string" calcext:value-type="string">
            <text:p>490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node, network, algorithm, energy_consumption, ad_hoc, simulation, neighbor, reduce_energy_consumption, reduce, energy, balance, residual, sink, wireless, routing, wireless_sensor, discovery, efficient, sleep_mode, distance</text:p>
          </table:table-cell>
          <table:table-cell office:value-type="float" office:value="0.0000228" calcext:value-type="float">
            <text:p>2,28E-05</text:p>
          </table:table-cell>
          <table:table-cell table:style-name="ce1" office:value-type="string" calcext:value-type="string">
            <text:p><text:s/>1.34e-02</text:p>
          </table:table-cell>
          <table:table-cell office:value-type="float" office:value="153.2" calcext:value-type="float">
            <text:p>153,2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table:style-name="ce1" office:value-type="string" calcext:value-type="string">
            <text:p>187</text:p>
          </table:table-cell>
          <table:table-cell table:style-name="ce1" office:value-type="string" calcext:value-type="string">
            <text:p>511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scheduling, schedule, algorithm, time, problem, minimize, completion, heuristic, makespan, efficient, heterogeneous, prostate_cancer, reduce, job_shop, waiting, adjust, hsr, environment, prove, dynamic</text:p>
          </table:table-cell>
          <table:table-cell office:value-type="float" office:value="0.0000221" calcext:value-type="float">
            <text:p>2,21E-05</text:p>
          </table:table-cell>
          <table:table-cell table:style-name="ce1" office:value-type="string" calcext:value-type="string">
            <text:p><text:s/>2.75e-03</text:p>
          </table:table-cell>
          <table:table-cell office:value-type="float" office:value="131.2" calcext:value-type="float">
            <text:p>131,2</text:p>
          </table:table-cell>
          <table:table-cell office:value-type="float" office:value="187" calcext:value-type="float">
            <text:p>187</text:p>
          </table:table-cell>
        </table:table-row>
        <table:table-row table:style-name="ro2">
          <table:table-cell table:style-name="ce1" office:value-type="string" calcext:value-type="string">
            <text:p>204</text:p>
          </table:table-cell>
          <table:table-cell table:style-name="ce1" office:value-type="string" calcext:value-type="string">
            <text:p>159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optimal, minimize, cost, maximize, constraint, problem, algorithm, time, profit, solution, formulate, dynamic_programming, computational, stochastic, embedding, reduce, satisfy, efficient, follower, biobjective</text:p>
          </table:table-cell>
          <table:table-cell office:value-type="float" office:value="0.0000207" calcext:value-type="float">
            <text:p>2,07E-05</text:p>
          </table:table-cell>
          <table:table-cell table:style-name="ce1" office:value-type="string" calcext:value-type="string">
            <text:p><text:s/>7.82e-04</text:p>
          </table:table-cell>
          <table:table-cell office:value-type="float" office:value="126.7" calcext:value-type="float">
            <text:p>126,7</text:p>
          </table:table-cell>
          <table:table-cell office:value-type="float" office:value="204" calcext:value-type="float">
            <text:p>204</text:p>
          </table:table-cell>
        </table:table-row>
        <table:table-row table:style-name="ro3"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772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optimization, algorithm, genetic, optimal, objective_function, optimum, metaheuristic, simulation, optimal_solution, maximize, simulated_annealing, differential_evolution, nonlinear, parameter, convergence, efficiency, matlab, perform, particle_swarm_optimization_algorithm, introduce</text:p>
          </table:table-cell>
          <table:table-cell office:value-type="float" office:value="0.0000185" calcext:value-type="float">
            <text:p>1,85E-05</text:p>
          </table:table-cell>
          <table:table-cell table:style-name="ce1" office:value-type="string" calcext:value-type="string">
            <text:p><text:s/>4.11e-02</text:p>
          </table:table-cell>
          <table:table-cell office:value-type="float" office:value="197.6" calcext:value-type="float">
            <text:p>197,6</text:p>
          </table:table-cell>
          <table:table-cell office:value-type="float" office:value="235" calcext:value-type="float">
            <text:p>235</text:p>
          </table:table-cell>
        </table:table-row>
        <table:table-row table:style-name="ro2">
          <table:table-cell table:style-name="ce1" office:value-type="string" calcext:value-type="string">
            <text:p>238</text:p>
          </table:table-cell>
          <table:table-cell table:style-name="ce1" office:value-type="string" calcext:value-type="string">
            <text:p>501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objective, multiobjective, optimisation, problem, optimal, algorithm, cost, solve, optimise, minimize, formulate, operational, decision, pareto_optimal_solution, computational, integrate, maximise, moea, demand, flow</text:p>
          </table:table-cell>
          <table:table-cell office:value-type="float" office:value="0.0000183" calcext:value-type="float">
            <text:p>1,83E-05</text:p>
          </table:table-cell>
          <table:table-cell table:style-name="ce1" office:value-type="string" calcext:value-type="string">
            <text:p><text:s/>7.58e-03</text:p>
          </table:table-cell>
          <table:table-cell office:value-type="float" office:value="125.8" calcext:value-type="float">
            <text:p>125,8</text:p>
          </table:table-cell>
          <table:table-cell office:value-type="float" office:value="238" calcext:value-type="float">
            <text:p>238</text:p>
          </table:table-cell>
        </table:table-row>
        <table:table-row table:style-name="ro2">
          <table:table-cell table:style-name="ce1" office:value-type="string" calcext:value-type="string">
            <text:p>257</text:p>
          </table:table-cell>
          <table:table-cell table:style-name="ce1" office:value-type="string" calcext:value-type="string">
            <text:p>258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efficient, performance, simulation, efficiency, overhead, large_scale, distributed, synchronization, reduce, scalability, scheme, efficiently, problem, execution_time, introduce, extensive, guarantee, effectively, experiment, exploit</text:p>
          </table:table-cell>
          <table:table-cell office:value-type="float" office:value="0.0000164" calcext:value-type="float">
            <text:p>1,64E-05</text:p>
          </table:table-cell>
          <table:table-cell table:style-name="ce1" office:value-type="string" calcext:value-type="string">
            <text:p><text:s/>1.05e-03</text:p>
          </table:table-cell>
          <table:table-cell office:value-type="float" office:value="96.8" calcext:value-type="float">
            <text:p>96,8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table:style-name="ce1" office:value-type="string" calcext:value-type="string">
            <text:p>280</text:p>
          </table:table-cell>
          <table:table-cell table:style-name="ce1" office:value-type="string" calcext:value-type="string">
            <text:p>515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problem, solve, optimization, algorithm, heuristic, nonlinear, mix_integer, optimal_solution, linear, optimal, mathematical, instance, subproblem, obtain, mixed_integer, relaxation, efficiently, variable, large_scale, challenging</text:p>
          </table:table-cell>
          <table:table-cell office:value-type="float" office:value="0.0000144" calcext:value-type="float">
            <text:p>1,44E-05</text:p>
          </table:table-cell>
          <table:table-cell table:style-name="ce1" office:value-type="string" calcext:value-type="string">
            <text:p><text:s/>1.17e-01</text:p>
          </table:table-cell>
          <table:table-cell office:value-type="float" office:value="193.8" calcext:value-type="float">
            <text:p>193,8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table:style-name="ce1" office:value-type="string" calcext:value-type="string">
            <text:p>330</text:p>
          </table:table-cell>
          <table:table-cell table:style-name="ce1" office:value-type="string" calcext:value-type="string">
            <text:p>602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performance, stochastic, simulation, algorithm, perform, numerical, computational, parameter, efficiency, employ, damping, reliability, typical, stability, dissipation, optimal, multistage, verify, damper, mmwave</text:p>
          </table:table-cell>
          <table:table-cell office:value-type="float" office:value="0.0000101" calcext:value-type="float">
            <text:p>1,01E-05</text:p>
          </table:table-cell>
          <table:table-cell table:style-name="ce1" office:value-type="string" calcext:value-type="string">
            <text:p><text:s/>6.49e-02</text:p>
          </table:table-cell>
          <table:table-cell office:value-type="float" office:value="115.7" calcext:value-type="float">
            <text:p>115,7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table:style-name="ce1" office:value-type="string" calcext:value-type="string">
            <text:p>350</text:p>
          </table:table-cell>
          <table:table-cell table:style-name="ce1" office:value-type="string" calcext:value-type="string">
            <text:p>834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configuration, graph, computational, time, computation, algorithm, problem, optimal, mobile_edge_comput, dynamic, speed, simulation, obtain, optimization, edge, single, efficiently, experiment, relocation, optimized</text:p>
          </table:table-cell>
          <table:table-cell office:value-type="float" office:value="0.00000817" calcext:value-type="float">
            <text:p>8,17E-06</text:p>
          </table:table-cell>
          <table:table-cell table:style-name="ce1" office:value-type="string" calcext:value-type="string">
            <text:p><text:s/>6.41e-02</text:p>
          </table:table-cell>
          <table:table-cell office:value-type="float" office:value="82.5" calcext:value-type="float">
            <text:p>82,5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table:style-name="ce1" office:value-type="string" calcext:value-type="string">
            <text:p>352</text:p>
          </table:table-cell>
          <table:table-cell table:style-name="ce1" office:value-type="string" calcext:value-type="string">
            <text:p>828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maximum, algorithm, layout, partial, wind_turbine, wake, optimization, shading, output, conventional, optimize, numerical, power, parameter, rotor, function, verify, experimental, robustness, penalty</text:p>
          </table:table-cell>
          <table:table-cell office:value-type="float" office:value="0.000008" calcext:value-type="float">
            <text:p>8,00E-06</text:p>
          </table:table-cell>
          <table:table-cell table:style-name="ce1" office:value-type="string" calcext:value-type="string">
            <text:p><text:s/>1.33e-01</text:p>
          </table:table-cell>
          <table:table-cell office:value-type="float" office:value="88.2" calcext:value-type="float">
            <text:p>88,2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table:style-name="ce1" office:value-type="string" calcext:value-type="string">
            <text:p>357</text:p>
          </table:table-cell>
          <table:table-cell table:style-name="ce1" office:value-type="string" calcext:value-type="string">
            <text:p>586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algorithm, problem, placement, constraint, heuristic, optimal, convex, guarantee, resource_allocation, tradeoff, resource, aware, formulation, nonconvex, solution, optimality, allocation, optimize, pellet, minimization</text:p>
          </table:table-cell>
          <table:table-cell office:value-type="float" office:value="0.00000763" calcext:value-type="float">
            <text:p>7,63E-06</text:p>
          </table:table-cell>
          <table:table-cell table:style-name="ce1" office:value-type="string" calcext:value-type="string">
            <text:p><text:s/>2.27e-01</text:p>
          </table:table-cell>
          <table:table-cell office:value-type="float" office:value="116.3" calcext:value-type="float">
            <text:p>116,3</text:p>
          </table:table-cell>
          <table:table-cell office:value-type="float" office:value="357" calcext:value-type="float">
            <text:p>357</text:p>
          </table:table-cell>
        </table:table-row>
        <table:table-row table:style-name="ro2">
          <table:table-cell table:style-name="ce1" office:value-type="string" calcext:value-type="string">
            <text:p>417</text:p>
          </table:table-cell>
          <table:table-cell table:style-name="ce1" office:value-type="string" calcext:value-type="string">
            <text:p>527</text:p>
          </table:table-cell>
          <table:table-cell office:value-type="string" calcext:value-type="string">
            <text:p>hot_topic_cluster_no_8</text:p>
          </table:table-cell>
          <table:table-cell office:value-type="string" calcext:value-type="string">
            <text:p>algorithm, compression, efficiency, sum, performance, ratio, efficient, compress, net_primary_productivity, simple, cultural_ecosystem_service, perform, arithmetic, minimize, effectively, validate, reduction, technique, single, superior</text:p>
          </table:table-cell>
          <table:table-cell office:value-type="float" office:value="0.00000241" calcext:value-type="float">
            <text:p>2,41E-06</text:p>
          </table:table-cell>
          <table:table-cell table:style-name="ce1" office:value-type="string" calcext:value-type="string">
            <text:p><text:s/>5.97e-01</text:p>
          </table:table-cell>
          <table:table-cell office:value-type="float" office:value="77.5" calcext:value-type="float">
            <text:p>77,5</text:p>
          </table:table-cell>
          <table:table-cell office:value-type="float" office:value="417" calcext:value-type="float">
            <text:p>417</text:p>
          </table:table-cell>
        </table:table-row>
        <table:table-row table:style-name="ro2"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618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protection, degradation, privacy, personal, severity, degrad, data, personality, preserve, individual, sensitive, act, risk, jurisdiction, utility, implication, connect, preservation, surround, detailed</text:p>
          </table:table-cell>
          <table:table-cell office:value-type="float" office:value="0.0000256" calcext:value-type="float">
            <text:p>2,56E-05</text:p>
          </table:table-cell>
          <table:table-cell table:style-name="ce1" office:value-type="string" calcext:value-type="string">
            <text:p><text:s/>9.94e-09</text:p>
          </table:table-cell>
          <table:table-cell office:value-type="float" office:value="75.3" calcext:value-type="float">
            <text:p>75,3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table:style-name="ce1" office:value-type="string" calcext:value-type="string">
            <text:p>174</text:p>
          </table:table-cell>
          <table:table-cell table:style-name="ce1" office:value-type="string" calcext:value-type="string">
            <text:p>176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region, china, regional, spatial, geographical, province, pattern, shanghai, local, yangtze_river, human_activity, distribution, obvious, central, southwest, geographically, area, middle, spatial_heterogeneity, combine</text:p>
          </table:table-cell>
          <table:table-cell office:value-type="float" office:value="0.000023" calcext:value-type="float">
            <text:p>2,30E-05</text:p>
          </table:table-cell>
          <table:table-cell table:style-name="ce1" office:value-type="string" calcext:value-type="string">
            <text:p><text:s/>1.91e-05</text:p>
          </table:table-cell>
          <table:table-cell office:value-type="float" office:value="110.8" calcext:value-type="float">
            <text:p>110,8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table:style-name="ce1" office:value-type="string" calcext:value-type="string">
            <text:p>243</text:p>
          </table:table-cell>
          <table:table-cell table:style-name="ce1" office:value-type="string" calcext:value-type="string">
            <text:p>583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parent, surveillance, data, related, parental, digitization, collection, collect, mediation, swiss, research, borne, serve, interest, epidemiological, indirectly, critical, parenting, information, assign</text:p>
          </table:table-cell>
          <table:table-cell office:value-type="float" office:value="0.000018" calcext:value-type="float">
            <text:p>1,80E-05</text:p>
          </table:table-cell>
          <table:table-cell table:style-name="ce1" office:value-type="string" calcext:value-type="string">
            <text:p><text:s/>1.06e-05</text:p>
          </table:table-cell>
          <table:table-cell office:value-type="float" office:value="68.2" calcext:value-type="float">
            <text:p>68,2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table:style-name="ce1" office:value-type="string" calcext:value-type="string">
            <text:p>266</text:p>
          </table:table-cell>
          <table:table-cell table:style-name="ce1" office:value-type="string" calcext:value-type="string">
            <text:p>47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drink, index, drought, severity, period, standardize, region, condition, precipitation, climatic, scale, quantify, calculate, msi, occur, bias, hydrological, spatiotemporal, detect, normal</text:p>
          </table:table-cell>
          <table:table-cell office:value-type="float" office:value="0.0000158" calcext:value-type="float">
            <text:p>1,58E-05</text:p>
          </table:table-cell>
          <table:table-cell table:style-name="ce1" office:value-type="string" calcext:value-type="string">
            <text:p><text:s/>3.44e-03</text:p>
          </table:table-cell>
          <table:table-cell office:value-type="float" office:value="69.4" calcext:value-type="float">
            <text:p>69,4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table:style-name="ce1" office:value-type="string" calcext:value-type="string">
            <text:p>272</text:p>
          </table:table-cell>
          <table:table-cell table:style-name="ce1" office:value-type="string" calcext:value-type="string">
            <text:p>352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mobile_phone, information, data, call, detail, level, source, country, income_inequality, comprehensive, subsaharan_africa, widely, elm, detailed, activity, adopt, survey, serve, extension, reliable</text:p>
          </table:table-cell>
          <table:table-cell office:value-type="float" office:value="0.0000151" calcext:value-type="float">
            <text:p>1,51E-05</text:p>
          </table:table-cell>
          <table:table-cell table:style-name="ce1" office:value-type="string" calcext:value-type="string">
            <text:p><text:s/>2.43e-04</text:p>
          </table:table-cell>
          <table:table-cell office:value-type="float" office:value="72.9" calcext:value-type="float">
            <text:p>72,9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table:style-name="ce1" office:value-type="string" calcext:value-type="string">
            <text:p>308</text:p>
          </table:table-cell>
          <table:table-cell table:style-name="ce1" office:value-type="string" calcext:value-type="string">
            <text:p>549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yield, crop, maize, crop_yield, date, kg_ha, condition, grain_yield, effect, cultivar, average, season, treatment, climatic_condition, decrease, combine, spm, experiment, farmer, annual</text:p>
          </table:table-cell>
          <table:table-cell office:value-type="float" office:value="0.0000122" calcext:value-type="float">
            <text:p>1,22E-05</text:p>
          </table:table-cell>
          <table:table-cell table:style-name="ce1" office:value-type="string" calcext:value-type="string">
            <text:p><text:s/>2.24e-02</text:p>
          </table:table-cell>
          <table:table-cell office:value-type="float" office:value="80" calcext:value-type="float">
            <text:p>80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table:style-name="ce1" office:value-type="string" calcext:value-type="string">
            <text:p>343</text:p>
          </table:table-cell>
          <table:table-cell table:style-name="ce1" office:value-type="string" calcext:value-type="string">
            <text:p>135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thermal, land_surface_temperature, urban_heat_island, surface, emissivity, effect, heat, degree, surface_temperature, tir, relationship, retrieve, heating, daytime, higher, impact, heat_island, single, impervious_surface, spatiotemporal</text:p>
          </table:table-cell>
          <table:table-cell office:value-type="float" office:value="0.00000895" calcext:value-type="float">
            <text:p>8,95E-06</text:p>
          </table:table-cell>
          <table:table-cell table:style-name="ce1" office:value-type="string" calcext:value-type="string">
            <text:p><text:s/>1.53e-01</text:p>
          </table:table-cell>
          <table:table-cell office:value-type="float" office:value="85.7" calcext:value-type="float">
            <text:p>85,7</text:p>
          </table:table-cell>
          <table:table-cell office:value-type="float" office:value="343" calcext:value-type="float">
            <text:p>343</text:p>
          </table:table-cell>
        </table:table-row>
        <table:table-row table:style-name="ro2">
          <table:table-cell table:style-name="ce1" office:value-type="string" calcext:value-type="string">
            <text:p>372</text:p>
          </table:table-cell>
          <table:table-cell table:style-name="ce1" office:value-type="string" calcext:value-type="string">
            <text:p>858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decrease, iran, lower, period, rise, higher, reduce, global_warming, highest, slightly, temperature, lowest, rate, observe, month, addition, observed, effect, vertically, maximum</text:p>
          </table:table-cell>
          <table:table-cell office:value-type="float" office:value="0.00000637" calcext:value-type="float">
            <text:p>6,37E-06</text:p>
          </table:table-cell>
          <table:table-cell table:style-name="ce1" office:value-type="string" calcext:value-type="string">
            <text:p><text:s/>1.05e-01</text:p>
          </table:table-cell>
          <table:table-cell office:value-type="float" office:value="83.2" calcext:value-type="float">
            <text:p>83,2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table:style-name="ce1" office:value-type="string" calcext:value-type="string">
            <text:p>381</text:p>
          </table:table-cell>
          <table:table-cell table:style-name="ce1" office:value-type="string" calcext:value-type="string">
            <text:p>152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phenology, phenological, vegetation_index, grow_season, vegetation, time_series, site, seasonal, ndvi, climate_change, day, ecosystem, tower, plant, change, autumn, seasonality, detect, temporal, terrestrial_ecosystem</text:p>
          </table:table-cell>
          <table:table-cell office:value-type="float" office:value="0.00000559" calcext:value-type="float">
            <text:p>5,59E-06</text:p>
          </table:table-cell>
          <table:table-cell table:style-name="ce1" office:value-type="string" calcext:value-type="string">
            <text:p><text:s/>3.53e-01</text:p>
          </table:table-cell>
          <table:table-cell office:value-type="float" office:value="91.6" calcext:value-type="float">
            <text:p>91,6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table:style-name="ce1" office:value-type="string" calcext:value-type="string">
            <text:p>432</text:p>
          </table:table-cell>
          <table:table-cell table:style-name="ce1" office:value-type="string" calcext:value-type="string">
            <text:p>507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biomass, production, carbon, potential, ton, estimate, higher, source, assess, derive, residue, maximum, feedstock, crop_residue, wood, reach, mitigation, combine, highest, abandon</text:p>
          </table:table-cell>
          <table:table-cell office:value-type="float" office:value="0.00000143" calcext:value-type="float">
            <text:p>1,43E-06</text:p>
          </table:table-cell>
          <table:table-cell table:style-name="ce1" office:value-type="string" calcext:value-type="string">
            <text:p><text:s/>7.54e-01</text:p>
          </table:table-cell>
          <table:table-cell office:value-type="float" office:value="77.7" calcext:value-type="float">
            <text:p>77,7</text:p>
          </table:table-cell>
          <table:table-cell office:value-type="float" office:value="432" calcext:value-type="float">
            <text:p>432</text:p>
          </table:table-cell>
        </table:table-row>
        <table:table-row table:style-name="ro2">
          <table:table-cell table:style-name="ce1" office:value-type="string" calcext:value-type="string">
            <text:p>434</text:p>
          </table:table-cell>
          <table:table-cell table:style-name="ce1" office:value-type="string" calcext:value-type="string">
            <text:p>249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domain, spatiotemporal, time, pattern, scintillation, spatial_temporal, global, field, distribution, understand, temporally, typical, local, horse, decomposition, dimension, nighttime, geomagnetic, evolution, systems</text:p>
          </table:table-cell>
          <table:table-cell office:value-type="float" office:value="0.00000135" calcext:value-type="float">
            <text:p>1,35E-06</text:p>
          </table:table-cell>
          <table:table-cell table:style-name="ce1" office:value-type="string" calcext:value-type="string">
            <text:p><text:s/>7.27e-01</text:p>
          </table:table-cell>
          <table:table-cell office:value-type="float" office:value="74.5" calcext:value-type="float">
            <text:p>74,5</text:p>
          </table:table-cell>
          <table:table-cell office:value-type="float" office:value="434" calcext:value-type="float">
            <text:p>434</text:p>
          </table:table-cell>
        </table:table-row>
        <table:table-row table:style-name="ro2">
          <table:table-cell table:style-name="ce1" office:value-type="string" calcext:value-type="string">
            <text:p>437</text:p>
          </table:table-cell>
          <table:table-cell table:style-name="ce1" office:value-type="string" calcext:value-type="string">
            <text:p>701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attribute, pakistan, pasture, data, relationship, yearly, feature, commonly, statistical, represent, true, select, assess, biometric, account, statistically, suitable, matrix, retain, fram</text:p>
          </table:table-cell>
          <table:table-cell office:value-type="float" office:value="0.00000121" calcext:value-type="float">
            <text:p>1,21E-06</text:p>
          </table:table-cell>
          <table:table-cell table:style-name="ce1" office:value-type="string" calcext:value-type="string">
            <text:p><text:s/>7.20e-01</text:p>
          </table:table-cell>
          <table:table-cell office:value-type="float" office:value="64.5" calcext:value-type="float">
            <text:p>64,5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table:style-name="ce1" office:value-type="string" calcext:value-type="string">
            <text:p>438</text:p>
          </table:table-cell>
          <table:table-cell table:style-name="ce1" office:value-type="string" calcext:value-type="string">
            <text:p>693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regression, predictor, covariate, factor, logistic_regression, measure, subjective, predict, predictive, objective, statistical, assess, explain, sample, select, ntl, outcome, models, explanatory_variable, machine_learn</text:p>
          </table:table-cell>
          <table:table-cell office:value-type="float" office:value="0.00000116" calcext:value-type="float">
            <text:p>1,16E-06</text:p>
          </table:table-cell>
          <table:table-cell table:style-name="ce1" office:value-type="string" calcext:value-type="string">
            <text:p><text:s/>7.89e-01</text:p>
          </table:table-cell>
          <table:table-cell office:value-type="float" office:value="83.9" calcext:value-type="float">
            <text:p>83,9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table:style-name="ce1" office:value-type="string" calcext:value-type="string">
            <text:p>441</text:p>
          </table:table-cell>
          <table:table-cell table:style-name="ce1" office:value-type="string" calcext:value-type="string">
            <text:p>434</text:p>
          </table:table-cell>
          <table:table-cell office:value-type="string" calcext:value-type="string">
            <text:p>hot_topic_cluster_no_9</text:p>
          </table:table-cell>
          <table:table-cell office:value-type="string" calcext:value-type="string">
            <text:p>mangrove, footprint, seagrass, ghg, impact, higher, tropical, potential, rooftop, area, seagrass_meadow, sequestration, bay, accounting, range, intertidal, account, produce, cover, forests</text:p>
          </table:table-cell>
          <table:table-cell office:value-type="float" office:value="0.000000597" calcext:value-type="float">
            <text:p>5,97E-07</text:p>
          </table:table-cell>
          <table:table-cell table:style-name="ce1" office:value-type="string" calcext:value-type="string">
            <text:p><text:s/>8.96e-01</text:p>
          </table:table-cell>
          <table:table-cell office:value-type="float" office:value="61.6" calcext:value-type="float">
            <text:p>61,6</text:p>
          </table:table-cell>
          <table:table-cell office:value-type="float" office:value="441" calcext:value-type="float">
            <text:p>441</text:p>
          </table:table-cell>
        </table:table-row>
        <table:table-row table:style-name="ro1" table:number-rows-repeated="10476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topic_table_all_900_with_clusters.A1:topic_table_all_900_with_clusters.H90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.00.0000</text:date>, <text:time style:data-style-name="N2" text:time-value="21:57:47.48962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8T22:00:19.624556000</dc:date>
    <meta:editing-duration>P1DT8H23M25S</meta:editing-duration>
    <meta:editing-cycles>4</meta:editing-cycles>
    <meta:generator>LibreOffice/6.0.7.3$MacOSX_X86_64 LibreOffice_project/dc89aa7a9eabfd848af146d5086077aeed2ae4a5</meta:generator>
    <meta:document-statistic meta:table-count="1" meta:cell-count="7208" meta:object-count="0"/>
  </office:meta>
</office:document-meta>
</file>